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IPA Pゴシック" svg:font-family="'IPA Pゴシック', 'Times New Roma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style:keep-together="true" fo:keep-together="auto"/>
    </style:style>
    <style:style style:name="表14.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style:keep-together="true" fo:keep-together="auto"/>
    </style:style>
    <style:style style:name="表5.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style:keep-together="true" fo:keep-together="auto"/>
    </style:style>
    <style:style style:name="表12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style:keep-together="true" fo:keep-together="auto"/>
    </style:style>
    <style:style style:name="表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style:keep-together="true" fo:keep-together="auto"/>
    </style:style>
    <style:style style:name="表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style:keep-together="true" fo:keep-together="auto"/>
    </style:style>
    <style:style style:name="表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style:keep-together="true" fo:keep-together="auto"/>
    </style:style>
    <style:style style:name="表4.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style:keep-together="true" fo:keep-together="auto"/>
    </style:style>
    <style:style style:name="表6.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5" style:family="table">
      <style:table-properties style:width="14.157cm" fo:margin-left="0.991cm" table:align="left" style:writing-mode="lr-tb"/>
    </style:style>
    <style:style style:name="表15.A" style:family="table-column">
      <style:table-column-properties style:column-width="14.157cm"/>
    </style:style>
    <style:style style:name="表15.1" style:family="table-row">
      <style:table-row-properties style:keep-together="true" fo:keep-together="auto"/>
    </style:style>
    <style:style style:name="表15.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style:keep-together="true" fo:keep-together="auto"/>
    </style:style>
    <style:style style:name="表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style:keep-together="true" fo:keep-together="auto"/>
    </style:style>
    <style:style style:name="表9.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style:keep-together="true" fo:keep-together="auto"/>
    </style:style>
    <style:style style:name="表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style:keep-together="true" fo:keep-together="auto"/>
    </style:style>
    <style:style style:name="表10.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style:keep-together="true" fo:keep-together="auto"/>
    </style:style>
    <style:style style:name="表1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3" style:family="table">
      <style:table-properties style:width="14.157cm" fo:margin-left="0.991cm" table:align="left" style:writing-mode="lr-tb"/>
    </style:style>
    <style:style style:name="表13.A" style:family="table-column">
      <style:table-column-properties style:column-width="14.157cm"/>
    </style:style>
    <style:style style:name="表13.1" style:family="table-row">
      <style:table-row-properties style:keep-together="true" fo:keep-together="auto"/>
    </style:style>
    <style:style style:name="表1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style:keep-together="true" fo:keep-together="auto"/>
    </style:style>
    <style:style style:name="表16.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style:keep-together="true" fo:keep-together="auto"/>
    </style:style>
    <style:style style:name="表1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style:keep-together="true" fo:keep-together="auto"/>
    </style:style>
    <style:style style:name="表1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style:keep-together="true" fo:keep-together="auto"/>
    </style:style>
    <style:style style:name="表19.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style:keep-together="true" fo:keep-together="auto"/>
    </style:style>
    <style:style style:name="表20.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style:keep-together="true" fo:keep-together="auto"/>
    </style:style>
    <style:style style:name="表2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style:keep-together="true" fo:keep-together="auto"/>
    </style:style>
    <style:style style:name="表2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style:keep-together="true" fo:keep-together="auto"/>
    </style:style>
    <style:style style:name="表2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style:keep-together="true" fo:keep-together="auto"/>
    </style:style>
    <style:style style:name="表24.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style:keep-together="true" fo:keep-together="auto"/>
    </style:style>
    <style:style style:name="表25.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5" style:family="table">
      <style:table-properties style:width="14.617cm" fo:margin-left="0.392cm" fo:margin-right="-0.011cm" table:align="margins" style:writing-mode="lr-tb"/>
    </style:style>
    <style:style style:name="表85.A" style:family="table-column">
      <style:table-column-properties style:column-width="1.972cm" style:rel-column-width="8841*"/>
    </style:style>
    <style:style style:name="表85.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cm" style:rel-column-width="8833*"/>
    </style:style>
    <style:style style:name="表105.B" style:family="table-column">
      <style:table-column-properties style:column-width="12.647cm" style:rel-column-width="56702*"/>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style:keep-together="true" fo:keep-together="auto"/>
    </style:style>
    <style:style style:name="表1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P1" style:family="paragraph" style:parent-style-name="Footer">
      <style:paragraph-properties fo:margin-left="0cm" fo:margin-right="0.635cm" fo:text-indent="0cm" style:auto-text-indent="false"/>
      <style:text-properties fo:language="zxx" fo:country="none" style:language-asian="zxx" style:country-asian="non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5" style:family="paragraph" style:parent-style-name="Standard">
      <style:text-properties style:language-asian="ja" style:country-asian="JP"/>
    </style:style>
    <style:style style:name="P6" style:family="paragraph" style:parent-style-name="Standard">
      <style:paragraph-properties>
        <style:tab-stops>
          <style:tab-stop style:position="0cm"/>
        </style:tab-stops>
      </style:paragraph-properties>
      <style:text-properties style:language-asian="ja" style:country-asian="JP"/>
    </style:style>
    <style:style style:name="P7" style:family="paragraph" style:parent-style-name="Standard">
      <style:paragraph-properties fo:text-align="justify" style:justify-single-word="false"/>
      <style:text-properties style:language-asian="ja" style:country-asian="JP"/>
    </style:style>
    <style:style style:name="P8" style:family="paragraph" style:parent-style-name="Standard">
      <style:paragraph-properties fo:text-align="start" style:justify-single-word="false"/>
      <style:text-properties style:language-asian="ja" style:country-asian="JP"/>
    </style:style>
    <style:style style:name="P9"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0" style:family="paragraph" style:parent-style-name="Standard">
      <style:text-properties style:font-name="Courier"/>
    </style:style>
    <style:style style:name="P11" style:family="paragraph" style:parent-style-name="Standard">
      <style:paragraph-properties>
        <style:tab-stops>
          <style:tab-stop style:position="0cm"/>
        </style:tab-stops>
      </style:paragraph-properties>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13" style:family="paragraph" style:parent-style-name="Standard">
      <style:paragraph-properties fo:text-align="center" style:justify-single-word="false"/>
      <style:text-properties style:font-name-asian="ＭＳ ゴシック"/>
    </style:style>
    <style:style style:name="P14" style:family="paragraph" style:parent-style-name="Standard">
      <style:text-properties style:use-window-font-color="true" style:text-underline-style="none" style:language-asian="ja" style:country-asian="JP"/>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language-asian="ja" style:country-asian="JP"/>
    </style:style>
    <style:style style:name="P17"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8" style:family="paragraph" style:parent-style-name="Heading_20_3">
      <style:paragraph-properties fo:break-before="page"/>
    </style:style>
    <style:style style:name="P19" style:family="paragraph" style:parent-style-name="Heading_20_3">
      <style:paragraph-properties fo:break-before="page"/>
      <style:text-properties style:language-asian="ja" style:country-asian="JP"/>
    </style:style>
    <style:style style:name="P20" style:family="paragraph" style:parent-style-name="Heading_20_3">
      <style:paragraph-properties fo:break-before="page">
        <style:tab-stops>
          <style:tab-stop style:position="0cm"/>
        </style:tab-stops>
      </style:paragraph-properties>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style:language-asian="ja" style:country-asian="JP"/>
    </style:style>
    <style:style style:name="P23" style:family="paragraph" style:parent-style-name="Heading_20_2">
      <style:paragraph-properties fo:break-before="page">
        <style:tab-stops>
          <style:tab-stop style:position="0cm"/>
        </style:tab-stops>
      </style:paragraph-properties>
    </style:style>
    <style:style style:name="P24" style:family="paragraph" style:parent-style-name="Standard">
      <style:paragraph-properties fo:margin-left="0cm" fo:margin-right="0cm" fo:text-indent="0.37cm" style:auto-text-indent="false"/>
    </style:style>
    <style:style style:name="P25" style:family="paragraph" style:parent-style-name="Standard">
      <style:paragraph-properties fo:margin-left="0cm" fo:margin-right="0cm" fo:text-indent="0.37cm" style:auto-text-indent="false"/>
      <style:text-properties style:font-name="Courier"/>
    </style:style>
    <style:style style:name="P26" style:family="paragraph" style:parent-style-name="Standard">
      <style:paragraph-properties fo:margin-left="0cm" fo:margin-right="0cm" fo:text-indent="1.482cm" style:auto-text-indent="false"/>
    </style:style>
    <style:style style:name="P27" style:family="paragraph" style:parent-style-name="Standard">
      <style:paragraph-properties fo:margin-left="0cm" fo:margin-right="0cm" fo:text-indent="1.482cm" style:auto-text-indent="false"/>
      <style:text-properties style:font-name="Courier"/>
    </style:style>
    <style:style style:name="P28" style:family="paragraph" style:parent-style-name="Standard">
      <style:paragraph-properties fo:margin-left="0cm" fo:margin-right="0cm" fo:text-indent="1.482cm" style:auto-text-indent="false"/>
      <style:text-properties style:language-asian="ja" style:country-asian="JP"/>
    </style:style>
    <style:style style:name="P29" style:family="paragraph" style:parent-style-name="Standard">
      <style:paragraph-properties fo:margin-left="1.111cm" fo:margin-right="0cm" fo:text-indent="0cm" style:auto-text-indent="false"/>
      <style:text-properties style:language-asian="ja" style:country-asian="JP"/>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ab-stops>
          <style:tab-stop style:position="0cm"/>
        </style:tab-stops>
      </style:paragraph-properties>
    </style:style>
    <style:style style:name="P32" style:family="paragraph" style:parent-style-name="Standard">
      <style:paragraph-properties fo:margin-left="0cm" fo:margin-right="0cm" fo:text-indent="0cm" style:auto-text-indent="false">
        <style:tab-stops>
          <style:tab-stop style:position="2.778cm"/>
        </style:tab-stops>
      </style:paragraph-properties>
    </style:style>
    <style:style style:name="P33" style:family="paragraph" style:parent-style-name="Standard">
      <style:paragraph-properties fo:margin-left="0cm" fo:margin-right="0cm" fo:text-indent="0cm" style:auto-text-indent="false"/>
      <style:text-properties style:language-asian="ja" style:country-asian="JP"/>
    </style:style>
    <style:style style:name="P34"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35" style:family="paragraph" style:parent-style-name="Standard">
      <style:paragraph-properties fo:margin-left="0cm" fo:margin-right="0cm" fo:text-indent="0cm" style:auto-text-indent="false" fo:break-before="page"/>
      <style:text-properties style:language-asian="ja" style:country-asian="JP"/>
    </style:style>
    <style:style style:name="P36" style:family="paragraph" style:parent-style-name="Heading_20_2">
      <style:paragraph-properties>
        <style:tab-stops>
          <style:tab-stop style:position="0cm"/>
        </style:tab-stops>
      </style:paragraph-properties>
    </style:style>
    <style:style style:name="P37" style:family="paragraph" style:parent-style-name="Heading_20_2">
      <style:text-properties style:language-asian="ja" style:country-asian="JP"/>
    </style:style>
    <style:style style:name="P38" style:family="paragraph" style:parent-style-name="Heading_20_3">
      <style:paragraph-properties>
        <style:tab-stops>
          <style:tab-stop style:position="0cm"/>
        </style:tab-stops>
      </style:paragraph-properties>
    </style:style>
    <style:style style:name="P39" style:family="paragraph" style:parent-style-name="Heading_20_3">
      <style:text-properties style:language-asian="ja" style:country-asian="JP"/>
    </style:style>
    <style:style style:name="P40" style:family="paragraph" style:parent-style-name="Standard">
      <style:paragraph-properties fo:margin-left="0cm" fo:margin-right="0cm" fo:text-indent="0.582cm" style:auto-text-indent="false"/>
    </style:style>
    <style:style style:name="P41" style:family="paragraph" style:parent-style-name="Standard">
      <style:paragraph-properties fo:margin-left="1.482cm" fo:margin-right="0cm" fo:text-indent="1.482cm" style:auto-text-indent="false"/>
      <style:text-properties style:font-name="Courier"/>
    </style:style>
    <style:style style:name="P42" style:family="paragraph" style:parent-style-name="Standard">
      <style:paragraph-properties fo:margin-left="0.503cm" fo:margin-right="0cm" fo:text-indent="0cm" style:auto-text-indent="false">
        <style:tab-stops>
          <style:tab-stop style:position="2.223cm"/>
        </style:tab-stops>
      </style:paragraph-properties>
    </style:style>
    <style:style style:name="P43" style:family="paragraph" style:parent-style-name="Standard">
      <style:paragraph-properties fo:margin-left="0.503cm" fo:margin-right="0cm" fo:text-indent="0cm" style:auto-text-indent="false">
        <style:tab-stops>
          <style:tab-stop style:position="2.275cm"/>
        </style:tab-stops>
      </style:paragraph-properties>
    </style:style>
    <style:style style:name="P44" style:family="paragraph" style:parent-style-name="Standard">
      <style:paragraph-properties fo:margin-left="0.503cm" fo:margin-right="0cm" fo:text-indent="0cm" style:auto-text-indent="false">
        <style:tab-stops>
          <style:tab-stop style:position="2.223cm"/>
          <style:tab-stop style:position="2.249cm"/>
        </style:tab-stops>
      </style:paragraph-properties>
    </style:style>
    <style:style style:name="P45" style:family="paragraph" style:parent-style-name="Standard">
      <style:paragraph-properties fo:margin-left="0.503cm" fo:margin-right="0cm" fo:text-indent="0cm" style:auto-text-indent="false">
        <style:tab-stops>
          <style:tab-stop style:position="2.249cm"/>
        </style:tab-stops>
      </style:paragraph-properties>
    </style:style>
    <style:style style:name="P46" style:family="paragraph" style:parent-style-name="Standard">
      <style:paragraph-properties fo:margin-left="0.503cm" fo:margin-right="0cm" fo:text-indent="0cm" style:auto-text-indent="false">
        <style:tab-stops>
          <style:tab-stop style:position="2.316cm"/>
        </style:tab-stops>
      </style:paragraph-properties>
    </style:style>
    <style:style style:name="P47" style:family="paragraph" style:parent-style-name="Standard">
      <style:paragraph-properties fo:margin-left="1.482cm" fo:margin-right="0cm" fo:text-indent="0cm" style:auto-text-indent="false"/>
    </style:style>
    <style:style style:name="P48"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49"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50"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5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52"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53" style:family="paragraph" style:parent-style-name="Standard">
      <style:paragraph-properties fo:margin-left="0.37cm" fo:margin-right="0cm" fo:text-indent="0cm" style:auto-text-indent="false" style:snap-to-layout-grid="false"/>
      <style:text-properties style:font-name="Courier New" style:font-name-asian="Courier New"/>
    </style:style>
    <style:style style:name="P54"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55"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56" style:family="paragraph" style:parent-style-name="Table_20_Contents">
      <style:paragraph-properties style:line-height-at-least="0cm"/>
      <style:text-properties style:language-asian="ja" style:country-asian="JP"/>
    </style:style>
    <style:style style:name="P57" style:family="paragraph" style:parent-style-name="Table_20_Contents">
      <style:paragraph-properties style:line-height-at-least="0cm"/>
      <style:text-properties style:font-name="Courier New" style:language-asian="ja" style:country-asian="JP"/>
    </style:style>
    <style:style style:name="P58" style:family="paragraph" style:parent-style-name="Table_20_Contents">
      <style:paragraph-properties style:line-height-at-least="0cm" fo:text-align="start" style:justify-single-word="false"/>
      <style:text-properties style:font-name="Courier New" style:language-asian="ja" style:country-asian="JP"/>
    </style:style>
    <style:style style:name="P59" style:family="paragraph" style:parent-style-name="Table_20_Contents">
      <style:paragraph-properties fo:line-height="100%"/>
      <style:text-properties style:font-name="Courier New" style:language-asian="ja" style:country-asian="JP"/>
    </style:style>
    <style:style style:name="P60"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61" style:family="paragraph" style:parent-style-name="Table_20_Contents">
      <style:paragraph-properties style:line-height-at-least="0cm"/>
      <style:text-properties fo:font-style="normal" style:language-asian="ja" style:country-asian="JP" style:font-style-asian="normal" style:font-style-complex="normal"/>
    </style:style>
    <style:style style:name="P62" style:family="paragraph" style:parent-style-name="Table_20_Contents">
      <style:paragraph-properties style:line-height-at-least="0cm"/>
      <style:text-properties style:font-name-asian="ＭＳ ゴシック" style:language-asian="ja" style:country-asian="JP"/>
    </style:style>
    <style:style style:name="P63" style:family="paragraph" style:parent-style-name="Contents_20_1">
      <style:paragraph-properties>
        <style:tab-stops>
          <style:tab-stop style:position="14.998cm" style:type="right" style:leader-style="dotted" style:leader-text="."/>
        </style:tab-stops>
      </style:paragraph-properties>
    </style:style>
    <style:style style:name="P64" style:family="paragraph" style:parent-style-name="Contents_20_2">
      <style:paragraph-properties>
        <style:tab-stops>
          <style:tab-stop style:position="14.628cm" style:type="right" style:leader-style="dotted" style:leader-text="."/>
        </style:tab-stops>
      </style:paragraph-properties>
    </style:style>
    <style:style style:name="P65" style:family="paragraph" style:parent-style-name="Contents_20_3">
      <style:paragraph-properties>
        <style:tab-stops>
          <style:tab-stop style:position="14.258cm" style:type="right" style:leader-style="dotted" style:leader-text="."/>
        </style:tab-stops>
      </style:paragraph-properties>
    </style:style>
    <style:style style:name="P66" style:family="paragraph" style:parent-style-name="Standard" style:list-style-name="WW8Num3">
      <style:paragraph-properties>
        <style:tab-stops>
          <style:tab-stop style:position="2.223cm"/>
        </style:tab-stops>
      </style:paragraph-properties>
    </style:style>
    <style:style style:name="P67" style:family="paragraph" style:parent-style-name="Standard" style:list-style-name="WW8Num4">
      <style:paragraph-properties>
        <style:tab-stops>
          <style:tab-stop style:position="2.223cm"/>
        </style:tab-stops>
      </style:paragraph-properties>
    </style:style>
    <style:style style:name="P68" style:family="paragraph" style:parent-style-name="Standard" style:list-style-name="WW8Num2">
      <style:paragraph-properties>
        <style:tab-stops>
          <style:tab-stop style:position="2.223cm"/>
        </style:tab-stops>
      </style:paragraph-properties>
    </style:style>
    <style:style style:name="P69" style:family="paragraph" style:parent-style-name="Standard">
      <style:text-properties style:language-asian="ja" style:country-asian="JP"/>
    </style:style>
    <style:style style:name="P70" style:family="paragraph" style:parent-style-name="Standard">
      <style:paragraph-properties>
        <style:tab-stops>
          <style:tab-stop style:position="0cm"/>
        </style:tab-stops>
      </style:paragraph-properties>
      <style:text-properties style:language-asian="ja" style:country-asian="JP"/>
    </style:style>
    <style:style style:name="P71" style:family="paragraph" style:parent-style-name="Standard" style:list-style-name="L1">
      <style:paragraph-properties>
        <style:tab-stops>
          <style:tab-stop style:position="0cm"/>
        </style:tab-stops>
      </style:paragraph-properties>
      <style:text-properties style:language-asian="ja" style:country-asian="JP"/>
    </style:style>
    <style:style style:name="P72" style:family="paragraph" style:parent-style-name="Standard" style:list-style-name="L5">
      <style:paragraph-properties>
        <style:tab-stops>
          <style:tab-stop style:position="0cm"/>
        </style:tab-stops>
      </style:paragraph-properties>
      <style:text-properties style:language-asian="ja" style:country-asian="JP"/>
    </style:style>
    <style:style style:name="P73" style:family="paragraph" style:parent-style-name="Standard" style:list-style-name="L2">
      <style:text-properties style:language-asian="ja" style:country-asian="JP"/>
    </style:style>
    <style:style style:name="P74" style:family="paragraph" style:parent-style-name="Standard" style:list-style-name="L2"/>
    <style:style style:name="P75" style:family="paragraph" style:parent-style-name="Standard" style:list-style-name="WW8Num2">
      <style:paragraph-properties>
        <style:tab-stops>
          <style:tab-stop style:position="2.223cm"/>
        </style:tab-stops>
      </style:paragraph-properties>
      <style:text-properties style:font-name="Courier"/>
    </style:style>
    <style:style style:name="P76" style:family="paragraph" style:parent-style-name="Standard" style:list-style-name="WW8Num5">
      <style:paragraph-properties>
        <style:tab-stops>
          <style:tab-stop style:position="2.223cm"/>
        </style:tab-stops>
      </style:paragraph-properties>
      <style:text-properties style:font-name="Courier"/>
    </style:style>
    <style:style style:name="P77" style:family="paragraph" style:parent-style-name="Standard" style:list-style-name="L6"/>
    <style:style style:name="P78" style:family="paragraph" style:parent-style-name="Standard">
      <style:paragraph-properties>
        <style:tab-stops>
          <style:tab-stop style:position="0cm"/>
        </style:tab-stops>
      </style:paragraph-properties>
    </style:style>
    <style:style style:name="P7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0" style:family="paragraph" style:parent-style-name="Standard" style:master-page-name="_31__20_を変換">
      <style:paragraph-properties style:page-number="auto" fo:break-before="page"/>
      <style:text-properties style:language-asian="ja" style:country-asian="JP"/>
    </style:style>
    <style:style style:name="P81"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82" style:family="paragraph" style:parent-style-name="Standard" style:list-style-name="L4">
      <style:paragraph-properties fo:margin-left="1.482cm" fo:margin-right="0cm" fo:text-indent="0cm" style:auto-text-indent="false"/>
      <style:text-properties style:language-asian="ja" style:country-asian="JP"/>
    </style:style>
    <style:style style:name="P83" style:family="paragraph" style:parent-style-name="Standard">
      <style:paragraph-properties fo:margin-left="0cm" fo:margin-right="0cm" fo:text-indent="0cm" style:auto-text-indent="false">
        <style:tab-stops>
          <style:tab-stop style:position="0cm"/>
        </style:tab-stops>
      </style:paragraph-properties>
    </style:style>
    <style:style style:name="P84" style:family="paragraph" style:parent-style-name="Standard">
      <style:paragraph-properties fo:break-before="page">
        <style:tab-stops>
          <style:tab-stop style:position="0cm"/>
        </style:tab-stops>
      </style:paragraph-properties>
      <style:text-properties style:language-asian="ja" style:country-asian="JP"/>
    </style:style>
    <style:style style:name="P85" style:family="paragraph" style:parent-style-name="Standard">
      <style:paragraph-properties fo:margin-left="0.503cm" fo:margin-right="0cm" fo:text-indent="0cm" style:auto-text-indent="false">
        <style:tab-stops>
          <style:tab-stop style:position="2.275cm"/>
        </style:tab-stops>
      </style:paragraph-properties>
    </style:style>
    <style:style style:name="P8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87"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88" style:family="paragraph" style:parent-style-name="Standard">
      <style:paragraph-properties fo:margin-left="1.111cm" fo:margin-right="0cm" fo:text-indent="0cm" style:auto-text-indent="false"/>
      <style:text-properties style:language-asian="ja" style:country-asian="JP"/>
    </style:style>
    <style:style style:name="P89" style:family="paragraph" style:parent-style-name="Heading_20_1" style:master-page-name="_32__20_を変換">
      <style:paragraph-properties style:page-number="auto">
        <style:tab-stops>
          <style:tab-stop style:position="0cm"/>
        </style:tab-stops>
      </style:paragraph-properties>
    </style:style>
    <style:style style:name="P90" style:family="paragraph" style:parent-style-name="Heading_20_1" style:master-page-name="_33__20_を変換">
      <style:paragraph-properties style:page-number="auto"/>
    </style:style>
    <style:style style:name="P91" style:family="paragraph" style:parent-style-name="Heading_20_1" style:master-page-name="_37__20_を変換">
      <style:paragraph-properties style:page-number="auto">
        <style:tab-stops>
          <style:tab-stop style:position="0cm"/>
        </style:tab-stops>
      </style:paragraph-properties>
    </style:style>
    <style:style style:name="P92" style:family="paragraph" style:parent-style-name="Heading_20_1" style:master-page-name="_39__20_を変換">
      <style:paragraph-properties style:page-number="auto">
        <style:tab-stops>
          <style:tab-stop style:position="0cm"/>
        </style:tab-stops>
      </style:paragraph-properties>
    </style:style>
    <style:style style:name="P93" style:family="paragraph" style:parent-style-name="Heading_20_1" style:master-page-name="_31_0_20_を変換">
      <style:paragraph-properties style:page-number="auto">
        <style:tab-stops>
          <style:tab-stop style:position="0cm"/>
        </style:tab-stops>
      </style:paragraph-properties>
    </style:style>
    <style:style style:name="P94" style:family="paragraph" style:parent-style-name="Heading_20_2" style:master-page-name="_38__20_を変換">
      <style:paragraph-properties style:page-number="auto">
        <style:tab-stops>
          <style:tab-stop style:position="0cm"/>
        </style:tab-stops>
      </style:paragraph-properties>
    </style:style>
    <style:style style:name="P95" style:family="paragraph" style:parent-style-name="Heading_20_3">
      <style:paragraph-properties fo:break-before="page"/>
      <style:text-properties style:language-asian="ja" style:country-asian="JP"/>
    </style:style>
    <style:style style:name="P96" style:family="paragraph" style:parent-style-name="Heading_20_3">
      <style:paragraph-properties fo:break-before="page">
        <style:tab-stops>
          <style:tab-stop style:position="0cm"/>
        </style:tab-stops>
      </style:paragraph-properties>
    </style:style>
    <style:style style:name="P97" style:family="paragraph" style:parent-style-name="Heading_20_3">
      <style:text-properties style:language-asian="ja" style:country-asian="JP"/>
    </style:style>
    <style:style style:name="P98" style:family="paragraph" style:parent-style-name="Heading_20_3">
      <style:paragraph-properties>
        <style:tab-stops>
          <style:tab-stop style:position="0cm"/>
        </style:tab-stops>
      </style:paragraph-properties>
    </style:style>
    <style:style style:name="P99"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100" style:family="paragraph" style:parent-style-name="Table_20_Contents" style:list-style-name="L7">
      <style:paragraph-properties style:line-height-at-least="0cm"/>
      <style:text-properties style:language-asian="ja" style:country-asian="JP"/>
    </style:style>
    <style:style style:name="P101" style:family="paragraph" style:parent-style-name="Table_20_Contents" style:list-style-name="L8">
      <style:paragraph-properties style:line-height-at-least="0cm"/>
      <style:text-properties style:language-asian="ja" style:country-asian="JP"/>
    </style:style>
    <style:style style:name="P102" style:family="paragraph">
      <style:paragraph-properties fo:text-align="center" style:writing-mode="lr-tb"/>
      <style:text-properties fo:font-size="24pt"/>
    </style:style>
    <style:style style:name="P103" style:family="paragraph">
      <style:paragraph-properties fo:text-align="center"/>
    </style:style>
    <style:style style:name="P104" style:family="paragraph">
      <style:text-properties fo:font-size="8pt" style:font-size-asian="8pt" style:font-size-complex="8pt"/>
    </style:style>
    <style:style style:name="P105" style:family="paragraph">
      <style:paragraph-properties fo:text-align="justify"/>
    </style:style>
    <style:style style:name="P106"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ＭＳ ゴシック"/>
    </style:style>
    <style:style style:name="T9" style:family="text">
      <style:text-properties style:font-name="ＭＳ 明朝"/>
    </style:style>
    <style:style style:name="T10" style:family="text">
      <style:text-properties style:text-underline-style="none"/>
    </style:style>
    <style:style style:name="T11" style:family="text">
      <style:text-properties style:use-window-font-color="true" style:text-underline-style="none"/>
    </style:style>
    <style:style style:name="T12" style:family="text">
      <style:text-properties style:font-name="ＭＳ ゴシック" style:font-name-asian="ＭＳ ゴシック"/>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language-asian="ja" style:country-asian="JP"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style:font-name="Times New Roman" style:font-name-asian="Times New Roman" style:font-name-complex="Times New Roman"/>
    </style:style>
    <style:style style:name="T19" style:family="text">
      <style:text-properties fo:font-weight="normal" style:font-name-asian="ＭＳ ゴシック" style:font-weight-asian="normal" style:font-weight-complex="normal"/>
    </style:style>
    <style:style style:name="T20" style:family="text">
      <style:text-properties fo:font-weight="normal" style:font-weight-asian="normal" style:font-weight-complex="normal"/>
    </style:style>
    <style:style style:name="T21" style:family="text">
      <style:text-properties style:text-position="sub 58%" fo:font-style="italic" style:font-style-asian="italic" style:font-style-complex="italic"/>
    </style:style>
    <style:style style:name="T22" style:family="text">
      <style:text-properties style:text-underline-style="solid" style:text-underline-type="double" style:text-underline-width="auto" style:text-underline-color="font-color"/>
    </style:style>
    <style:style style:name="T23" style:family="text"/>
    <style:style style:name="T2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dash" draw:stroke-dash="Ultrafine_20_Dashed" draw:fill="none" draw:textarea-horizontal-align="center" draw:textarea-vertical-align="middle" style:run-through="foreground"/>
    </style:style>
    <style:style style:name="gr1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2" style:family="graphic">
      <style:graphic-properties draw:stroke="solid" draw:stroke-dash="Ultrafine_20_Dashed" draw:fill="none" draw:textarea-horizontal-align="center" draw:textarea-vertical-align="middle" style:run-through="foreground"/>
    </style:style>
    <style:style style:name="gr13"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oy-lang Language 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itsuhide SATO</text:p>
      <text:p text:style-name="P3"><text:span text:style-name="T1">Feb</text:span> <text:span text:style-name="T1">1</text:span>, 2010</text:p>
      <text:p text:style-name="P3"/>
      <text:p text:style-name="P3"/>
      <text:section text:style-name="Sect1" text:name="セクション1">
        <text:p text:style-name="P80"/>
        <text:p text:style-name="Standard"/>
        <text:p text:style-name="P13"><text:span text:style-name="T1">－</text:span> 　目　次　 <text:span text:style-name="T1">－</text:span></text:p>
        <text:p text:style-name="P5"/>
        <text:p text:style-name="P1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3"><text:a xlink:type="simple" xlink:href="#1.1. はじめに|outline"><text:span text:style-name="T11">1. はじめに<text:tab/>8</text:span></text:a></text:p>
            <text:p text:style-name="P63"><text:a xlink:type="simple" xlink:href="#2.2. 概要|outline"><text:span text:style-name="T11">2. 概要<text:tab/>9</text:span></text:a></text:p>
            <text:p text:style-name="P64"><text:a xlink:type="simple" xlink:href="#2.1.2.1 特徴|outline"><text:span text:style-name="T11">2.1 特徴<text:tab/>9</text:span></text:a></text:p>
            <text:p text:style-name="P64"><text:a xlink:type="simple" xlink:href="#2.2.2.2 外観|outline"><text:span text:style-name="T11">2.2 外観<text:tab/>12</text:span></text:a></text:p>
            <text:p text:style-name="P64"><text:a xlink:type="simple" xlink:href="#2.3.2.3 影響を受けた言語|outline"><text:span text:style-name="T11">2.3 影響を受けた言語<text:tab/>13</text:span></text:a></text:p>
            <text:p text:style-name="P63"><text:a xlink:type="simple" xlink:href="#3.3. 準備|outline"><text:span text:style-name="T11">3. 準備<text:tab/>14</text:span></text:a></text:p>
            <text:p text:style-name="P64"><text:a xlink:type="simple" xlink:href="#3.1.3.1 プラットフォーム|outline"><text:span text:style-name="T11">3.1 プラットフォーム<text:tab/>14</text:span></text:a></text:p>
            <text:p text:style-name="P64"><text:a xlink:type="simple" xlink:href="#3.2.3.2 コンパイル方法|outline"><text:span text:style-name="T11">3.2 コンパイル方法<text:tab/>15</text:span></text:a></text:p>
            <text:p text:style-name="P64"><text:a xlink:type="simple" xlink:href="#3.3.3.3 処理系の構成|outline"><text:span text:style-name="T11">3.3 処理系の構成<text:tab/>17</text:span></text:a></text:p>
            <text:p text:style-name="P65"><text:a xlink:type="simple" xlink:href="#3.3.1.3.3.1 ファイル構成|outline"><text:span text:style-name="T11">3.3.1 ファイル構成<text:tab/>17</text:span></text:a></text:p>
            <text:p text:style-name="P65"><text:a xlink:type="simple" xlink:href="#3.3.2.3.3.2 環境変数|outline"><text:span text:style-name="T11">3.3.2 環境変数<text:tab/>17</text:span></text:a></text:p>
            <text:p text:style-name="P65"><text:a xlink:type="simple" xlink:href="#3.3.2.3.3.3 グローバル変数|outline"><text:span text:style-name="T11">3.3.3 グローバル変数<text:tab/>17</text:span></text:a></text:p>
            <text:p text:style-name="P64"><text:a xlink:type="simple" xlink:href="#3.4.3.4 起動|outline"><text:span text:style-name="T11">3.4 起動<text:tab/>18</text:span></text:a></text:p>
            <text:p text:style-name="P64"><text:a xlink:type="simple" xlink:href="#3.5.3.5 最新情報|outline"><text:span text:style-name="T11">3.5 最新情報<text:tab/>18</text:span></text:a></text:p>
            <text:p text:style-name="P63"><text:a xlink:type="simple" xlink:href="#4.4. 言語仕様|outline"><text:span text:style-name="T11">4. 言語仕様<text:tab/>19</text:span></text:a></text:p>
            <text:p text:style-name="P64"><text:a xlink:type="simple" xlink:href="#4.1.4.1 データ型|outline"><text:span text:style-name="T11">4.1 データ型<text:tab/>19</text:span></text:a></text:p>
            <text:p text:style-name="P65"><text:a xlink:type="simple" xlink:href="#4.1.1.4.1.1 nil|outline"><text:span text:style-name="T11">4.1.1 nil<text:tab/>19</text:span></text:a></text:p>
            <text:p text:style-name="P65"><text:a xlink:type="simple" xlink:href="#4.1.2.4.1.2 シンボル|outline"><text:span text:style-name="T11">4.1.2 シンボル<text:tab/>19</text:span></text:a></text:p>
            <text:p text:style-name="P65"><text:a xlink:type="simple" xlink:href="#4.1.3.4.1.3 参照|outline"><text:span text:style-name="T11">4.1.3 参照<text:tab/>19</text:span></text:a></text:p>
            <text:p text:style-name="P65"><text:a xlink:type="simple" xlink:href="#4.1.4.4.1.4 整数|outline"><text:span text:style-name="T11">4.1.4 整数<text:tab/>20</text:span></text:a></text:p>
            <text:p text:style-name="P65"><text:a xlink:type="simple" xlink:href="#4.1.5.4.1.5 浮動小数点|outline"><text:span text:style-name="T11">4.1.5 浮動小数点<text:tab/>20</text:span></text:a></text:p>
            <text:p text:style-name="P65"><text:a xlink:type="simple" xlink:href="#4.1.6.4.1.6 文字列|outline"><text:span text:style-name="T11">4.1.6 文字列<text:tab/>21</text:span></text:a></text:p>
            <text:p text:style-name="P65"><text:a xlink:type="simple" xlink:href="#4.1.7.4.1.7 正規表現文字列|outline"><text:span text:style-name="T11">4.1.7 正規表現文字列<text:tab/>21</text:span></text:a></text:p>
            <text:p text:style-name="P65"><text:a xlink:type="simple" xlink:href="#4.1.9.4.1.8 リスト|outline"><text:span text:style-name="T11">4.1.8 リスト<text:tab/>22</text:span></text:a></text:p>
            <text:p text:style-name="P65"><text:a xlink:type="simple" xlink:href="#4.1.11.4.1.9 クロージャ(ブロック)|outline"><text:span text:style-name="T11">4.1.9 クロージャ(ブロック)<text:tab/>22</text:span></text:a></text:p>
            <text:p text:style-name="P65"><text:a xlink:type="simple" xlink:href="#4.1.12.4.1.10 評価ブロック|outline"><text:span text:style-name="T11">4.1.10 評価ブロック<text:tab/>24</text:span></text:a></text:p>
            <text:p text:style-name="P65"><text:a xlink:type="simple" xlink:href="#4.1.13.4.1.11 関数|outline"><text:span text:style-name="T11">4.1.11 関数<text:tab/>24</text:span></text:a></text:p>
            <text:p text:style-name="P65"><text:a xlink:type="simple" xlink:href="#4.1.14.4.1.12 オブジェクト|outline"><text:span text:style-name="T11">4.1.12 オブジェクト<text:tab/>25</text:span></text:a></text:p>
            <text:p text:style-name="P65"><text:a xlink:type="simple" xlink:href="#4.1.15.4.1.13 制御|outline"><text:span text:style-name="T11">4.1.13 制御<text:tab/>25</text:span></text:a></text:p>
            <text:p text:style-name="P65"><text:a xlink:type="simple" xlink:href="#4.1.16.4.1.14 例外|outline"><text:span text:style-name="T11">4.1.14 例外<text:tab/>25</text:span></text:a></text:p>
            <text:p text:style-name="P65"><text:a xlink:type="simple" xlink:href="#4.1.17.4.1.15 バインドリスト|outline"><text:span text:style-name="T11">4.1.15 バインドリスト<text:tab/>26</text:span></text:a></text:p>
            <text:p text:style-name="P64"><text:soft-page-break/><text:a xlink:type="simple" xlink:href="#4.2.4.2 クラス|outline"><text:span text:style-name="T11">4.2 クラス<text:tab/>27</text:span></text:a></text:p>
            <text:p text:style-name="P64"><text:a xlink:type="simple" xlink:href="#4.3.4.3 プログラムの構成|outline"><text:span text:style-name="T11">4.3 プログラムの構成<text:tab/>28</text:span></text:a></text:p>
            <text:p text:style-name="P64"><text:a xlink:type="simple" xlink:href="#4.4.4.4 構文規則|outline"><text:span text:style-name="T11">4.4 構文規則<text:tab/>30</text:span></text:a></text:p>
            <text:p text:style-name="P64"><text:a xlink:type="simple" xlink:href="#4.5.4.5 変数|outline"><text:span text:style-name="T11">4.5 変数<text:tab/>32</text:span></text:a></text:p>
            <text:p text:style-name="P64"><text:a xlink:type="simple" xlink:href="#4.6.4.6 関数|outline"><text:span text:style-name="T11">4.6 関数<text:tab/>35</text:span></text:a></text:p>
            <text:p text:style-name="P64"><text:a xlink:type="simple" xlink:href="#4.7.4.7 クラス|outline"><text:span text:style-name="T11">4.7 クラス<text:tab/>36</text:span></text:a></text:p>
            <text:p text:style-name="P64"><text:a xlink:type="simple" xlink:href="#4.8.4.8 オブジェクト|outline"><text:span text:style-name="T11">4.8 オブジェクト<text:tab/>37</text:span></text:a></text:p>
            <text:p text:style-name="P64"><text:a xlink:type="simple" xlink:href="#4.10.4.9 メソッド|outline"><text:span text:style-name="T11">4.9 メソッド<text:tab/>38</text:span></text:a></text:p>
            <text:p text:style-name="P64"><text:a xlink:type="simple" xlink:href="#4.11.4.10 引数|outline"><text:span text:style-name="T11">4.10 引数<text:tab/>39</text:span></text:a></text:p>
            <text:p text:style-name="P64"><text:a xlink:type="simple" xlink:href="#4.12.4.11 マクロ|outline"><text:span text:style-name="T11">4.11 マクロ<text:tab/>43</text:span></text:a></text:p>
            <text:p text:style-name="P65"><text:a xlink:type="simple" xlink:href="#4.12.1.4.11.1 getマクロ|outline"><text:span text:style-name="T11">4.11.1 getマクロ<text:tab/>43</text:span></text:a></text:p>
            <text:p text:style-name="P65"><text:a xlink:type="simple" xlink:href="#4.12.2.4.11.2 initマクロ|outline"><text:span text:style-name="T11">4.11.2 initマクロ<text:tab/>44</text:span></text:a></text:p>
            <text:p text:style-name="P64"><text:a xlink:type="simple" xlink:href="#4.13.4.12 関数/クラスファイルのオートロード|outline"><text:span text:style-name="T11">4.12 関数/クラスファイルのオートロード<text:tab/>44</text:span></text:a></text:p>
            <text:p text:style-name="P63"><text:a xlink:type="simple" xlink:href="#5.5. リファレンス|outline"><text:span text:style-name="T11">5. リファレンス<text:tab/>45</text:span></text:a></text:p>
            <text:p text:style-name="P64"><text:a xlink:type="simple" xlink:href="#5.1.5.1 コマンドリファレンス|outline"><text:span text:style-name="T11">5.1 コマンドリファレンス<text:tab/>46</text:span></text:a></text:p>
            <text:p text:style-name="P65"><text:a xlink:type="simple" xlink:href="#5.1.1.!　|outline"><text:span text:style-name="T11">!　<text:tab/>46</text:span></text:a></text:p>
            <text:p text:style-name="P65"><text:a xlink:type="simple" xlink:href="#5.1.2.alias　|outline"><text:span text:style-name="T11">alias　<text:tab/>47</text:span></text:a></text:p>
            <text:p text:style-name="P65"><text:a xlink:type="simple" xlink:href="#5.1.3.and　|outline"><text:span text:style-name="T11">and　<text:tab/>48</text:span></text:a></text:p>
            <text:p text:style-name="P65"><text:a xlink:type="simple" xlink:href="#5.1.5.begin　|outline"><text:span text:style-name="T11">begin　<text:tab/>49</text:span></text:a></text:p>
            <text:p text:style-name="P65"><text:a xlink:type="simple" xlink:href="#5.1.7.break　|outline"><text:span text:style-name="T11">break　<text:tab/>50</text:span></text:a></text:p>
            <text:p text:style-name="P65"><text:a xlink:type="simple" xlink:href="#5.1.9.call　|outline"><text:span text:style-name="T11">call　<text:tab/>51</text:span></text:a></text:p>
            <text:p text:style-name="P65"><text:a xlink:type="simple" xlink:href="#5.1.11.case　|outline"><text:span text:style-name="T11">case　<text:tab/>52</text:span></text:a></text:p>
            <text:p text:style-name="P65"><text:a xlink:type="simple" xlink:href="#5.1.13.cd　|outline"><text:span text:style-name="T11">cd　<text:tab/>53</text:span></text:a></text:p>
            <text:p text:style-name="P65"><text:a xlink:type="simple" xlink:href="#5.1.15.class　|outline"><text:span text:style-name="T11">class　<text:tab/>54</text:span></text:a></text:p>
            <text:p text:style-name="P65"><text:a xlink:type="simple" xlink:href="#5.1.17.cond　|outline"><text:span text:style-name="T11">cond　<text:tab/>55</text:span></text:a></text:p>
            <text:p text:style-name="P65"><text:a xlink:type="simple" xlink:href="#5.1.19.continue　|outline"><text:span text:style-name="T11">continue　<text:tab/>56</text:span></text:a></text:p>
            <text:p text:style-name="P65"><text:a xlink:type="simple" xlink:href="#5.1.21.defun　|outline"><text:span text:style-name="T11">defun　<text:tab/>57</text:span></text:a></text:p>
            <text:p text:style-name="P65"><text:a xlink:type="simple" xlink:href="#5.1.23.defvar　|outline"><text:span text:style-name="T11">defvar　<text:tab/>58</text:span></text:a></text:p>
            <text:p text:style-name="P65"><text:a xlink:type="simple" xlink:href="#5.1.25.defvar?　|outline"><text:span text:style-name="T11">defvar?　<text:tab/>59</text:span></text:a></text:p>
            <text:p text:style-name="P65"><text:a xlink:type="simple" xlink:href="#5.1.27.exec　|outline"><text:span text:style-name="T11">exec　<text:tab/>60</text:span></text:a></text:p>
            <text:p text:style-name="P65"><text:a xlink:type="simple" xlink:href="#5.1.29.exists?　|outline"><text:span text:style-name="T11">exists?　<text:tab/>61</text:span></text:a></text:p>
            <text:p text:style-name="P65"><text:a xlink:type="simple" xlink:href="#5.1.31.exit　|outline"><text:span text:style-name="T11">exit　<text:tab/>62</text:span></text:a></text:p>
            <text:p text:style-name="P65"><text:a xlink:type="simple" xlink:href="#5.1.33.false　|outline"><text:span text:style-name="T11">false　<text:tab/>63</text:span></text:a></text:p>
            <text:p text:style-name="P65"><text:a xlink:type="simple" xlink:href="#5.1.35.file　|outline"><text:span text:style-name="T11">file　<text:tab/>64</text:span></text:a></text:p>
            <text:p text:style-name="P65"><text:a xlink:type="simple" xlink:href="#5.1.37.fork　|outline"><text:span text:style-name="T11">fork　<text:tab/>65</text:span></text:a></text:p>
            <text:p text:style-name="P65"><text:a xlink:type="simple" xlink:href="#5.1.39.fun　|outline"><text:span text:style-name="T11">fun　<text:tab/>66</text:span></text:a></text:p>
            <text:p text:style-name="P65"><text:soft-page-break/><text:a xlink:type="simple" xlink:href="#5.1.41.if　|outline"><text:span text:style-name="T11">if　<text:tab/>67</text:span></text:a></text:p>
            <text:p text:style-name="P65"><text:a xlink:type="simple" xlink:href="#5.1.43.info　|outline"><text:span text:style-name="T11">info　<text:tab/>68</text:span></text:a></text:p>
            <text:p text:style-name="P65"><text:a xlink:type="simple" xlink:href="#5.1.45.lazy　|outline"><text:span text:style-name="T11">lazy　<text:tab/>69</text:span></text:a></text:p>
            <text:p text:style-name="P65"><text:a xlink:type="simple" xlink:href="#5.1.47.load　|outline"><text:span text:style-name="T11">load　<text:tab/>70</text:span></text:a></text:p>
            <text:p text:style-name="P65"><text:a xlink:type="simple" xlink:href="#5.1.49.new　|outline"><text:span text:style-name="T11">new　<text:tab/>71</text:span></text:a></text:p>
            <text:p text:style-name="P65"><text:a xlink:type="simple" xlink:href="#5.1.51.or　|outline"><text:span text:style-name="T11">or　<text:tab/>72</text:span></text:a></text:p>
            <text:p text:style-name="P65"><text:a xlink:type="simple" xlink:href="#5.1.53.print / println　|outline"><text:span text:style-name="T11">print / println　<text:tab/>73</text:span></text:a></text:p>
            <text:p text:style-name="P65"><text:a xlink:type="simple" xlink:href="#5.1.55.pwd　|outline"><text:span text:style-name="T11">pwd　<text:tab/>74</text:span></text:a></text:p>
            <text:p text:style-name="P65"><text:a xlink:type="simple" xlink:href="#5.1.57.rand　|outline"><text:span text:style-name="T11">rand　<text:tab/>75</text:span></text:a></text:p>
            <text:p text:style-name="P65"><text:a xlink:type="simple" xlink:href="#5.1.59.read　|outline"><text:span text:style-name="T11">read　<text:tab/>76</text:span></text:a></text:p>
            <text:p text:style-name="P65"><text:a xlink:type="simple" xlink:href="#5.1.61.redo　|outline"><text:span text:style-name="T11">redo　<text:tab/>77</text:span></text:a></text:p>
            <text:p text:style-name="P65"><text:a xlink:type="simple" xlink:href="#5.1.63.result　|outline"><text:span text:style-name="T11">result　<text:tab/>78</text:span></text:a></text:p>
            <text:p text:style-name="P65"><text:a xlink:type="simple" xlink:href="#5.1.65.retry　|outline"><text:span text:style-name="T11">retry　<text:tab/>79</text:span></text:a></text:p>
            <text:p text:style-name="P65"><text:a xlink:type="simple" xlink:href="#5.1.67.return　|outline"><text:span text:style-name="T11">return　<text:tab/>80</text:span></text:a></text:p>
            <text:p text:style-name="P65"><text:a xlink:type="simple" xlink:href="#5.1.69.sdir　|outline"><text:span text:style-name="T11">sdir　<text:tab/>81</text:span></text:a></text:p>
            <text:p text:style-name="P65"><text:a xlink:type="simple" xlink:href="#5.1.71.self　|outline"><text:span text:style-name="T11">self　<text:tab/>82</text:span></text:a></text:p>
            <text:p text:style-name="P65"><text:a xlink:type="simple" xlink:href="#5.1.73.set　|outline"><text:span text:style-name="T11">set　<text:tab/>83</text:span></text:a></text:p>
            <text:p text:style-name="P65"><text:a xlink:type="simple" xlink:href="#5.1.75.set?　|outline"><text:span text:style-name="T11">set?　<text:tab/>84</text:span></text:a></text:p>
            <text:p text:style-name="P65"><text:a xlink:type="simple" xlink:href="#5.1.77.sets　|outline"><text:span text:style-name="T11">sets　<text:tab/>85</text:span></text:a></text:p>
            <text:p text:style-name="P65"><text:a xlink:type="simple" xlink:href="#5.1.79.sets?　|outline"><text:span text:style-name="T11">sets?　<text:tab/>86</text:span></text:a></text:p>
            <text:p text:style-name="P65"><text:a xlink:type="simple" xlink:href="#5.1.81.setvar　|outline"><text:span text:style-name="T11">setvar　<text:tab/>87</text:span></text:a></text:p>
            <text:p text:style-name="P65"><text:a xlink:type="simple" xlink:href="#5.1.83.show-stack　|outline"><text:span text:style-name="T11">show-stack　<text:tab/>88</text:span></text:a></text:p>
            <text:p text:style-name="P65"><text:a xlink:type="simple" xlink:href="#5.1.85.sid　|outline"><text:span text:style-name="T11">sid　<text:tab/>89</text:span></text:a></text:p>
            <text:p text:style-name="P65"><text:a xlink:type="simple" xlink:href="#5.1.87.sleep　|outline"><text:span text:style-name="T11">sleep　<text:tab/>90</text:span></text:a></text:p>
            <text:p text:style-name="P65"><text:a xlink:type="simple" xlink:href="#5.1.89.stack-trace　|outline"><text:span text:style-name="T11">stack-trace　<text:tab/>91</text:span></text:a></text:p>
            <text:p text:style-name="P65"><text:a xlink:type="simple" xlink:href="#5.1.91.symbol　|outline"><text:span text:style-name="T11">symbol　<text:tab/>92</text:span></text:a></text:p>
            <text:p text:style-name="P65"><text:a xlink:type="simple" xlink:href="#5.1.93.throw　|outline"><text:span text:style-name="T11">throw　<text:tab/>93</text:span></text:a></text:p>
            <text:p text:style-name="P65"><text:a xlink:type="simple" xlink:href="#5.1.95.time　|outline"><text:span text:style-name="T11">time　<text:tab/>94</text:span></text:a></text:p>
            <text:p text:style-name="P65"><text:a xlink:type="simple" xlink:href="#5.1.97.trace　|outline"><text:span text:style-name="T11">trace　<text:tab/>95</text:span></text:a></text:p>
            <text:p text:style-name="P65"><text:a xlink:type="simple" xlink:href="#5.1.99.trap　|outline"><text:span text:style-name="T11">trap　<text:tab/>96</text:span></text:a></text:p>
            <text:p text:style-name="P65"><text:a xlink:type="simple" xlink:href="#5.1.101.true　|outline"><text:span text:style-name="T11">true　<text:tab/>97</text:span></text:a></text:p>
            <text:p text:style-name="P65"><text:a xlink:type="simple" xlink:href="#5.1.103.try　|outline"><text:span text:style-name="T11">try　<text:tab/>98</text:span></text:a></text:p>
            <text:p text:style-name="P65"><text:a xlink:type="simple" xlink:href="#5.1.105.type?　|outline"><text:span text:style-name="T11">type?　<text:tab/>99</text:span></text:a></text:p>
            <text:p text:style-name="P65"><text:a xlink:type="simple" xlink:href="#5.1.107.unknown　|outline"><text:span text:style-name="T11">unknown　<text:tab/>100</text:span></text:a></text:p>
            <text:p text:style-name="P65"><text:a xlink:type="simple" xlink:href="#5.1.109.unset　|outline"><text:span text:style-name="T11">unset　<text:tab/>101</text:span></text:a></text:p>
            <text:p text:style-name="P65"><text:a xlink:type="simple" xlink:href="#5.1.111.unsets　|outline"><text:span text:style-name="T11">unsets　<text:tab/>102</text:span></text:a></text:p>
            <text:p text:style-name="P65"><text:soft-page-break/><text:a xlink:type="simple" xlink:href="#5.1.113.while　|outline"><text:span text:style-name="T11">while　<text:tab/>103</text:span></text:a></text:p>
            <text:p text:style-name="P65"><text:a xlink:type="simple" xlink:href="#5.1.115.yield　|outline"><text:span text:style-name="T11">yield　<text:tab/>104</text:span></text:a></text:p>
            <text:p text:style-name="P64"><text:a xlink:type="simple" xlink:href="#5.1.5.2 クラスリファレンス|outline"><text:span text:style-name="T11">5.2 クラスリファレンス<text:tab/>105</text:span></text:a></text:p>
            <text:p text:style-name="P65"><text:a xlink:type="simple" xlink:href="#5.1.117.Array::+ / Array::append　|outline"><text:span text:style-name="T11">Array::+ / Array::append　<text:tab/>105</text:span></text:a></text:p>
            <text:p text:style-name="P65"><text:a xlink:type="simple" xlink:href="#5.1.119.Array::each　|outline"><text:span text:style-name="T11">Array::each　<text:tab/>106</text:span></text:a></text:p>
            <text:p text:style-name="P65"><text:a xlink:type="simple" xlink:href="#5.1.121.Array::get　|outline"><text:span text:style-name="T11">Array::get　<text:tab/>107</text:span></text:a></text:p>
            <text:p text:style-name="P65"><text:a xlink:type="simple" xlink:href="#5.1.123.Array::init　|outline"><text:span text:style-name="T11">Array::init　<text:tab/>108</text:span></text:a></text:p>
            <text:p text:style-name="P65"><text:a xlink:type="simple" xlink:href="#5.1.125.Array::last　|outline"><text:span text:style-name="T11">Array::last　<text:tab/>109</text:span></text:a></text:p>
            <text:p text:style-name="P65"><text:a xlink:type="simple" xlink:href="#5.1.127.Array::len　|outline"><text:span text:style-name="T11">Array::len　<text:tab/>110</text:span></text:a></text:p>
            <text:p text:style-name="P65"><text:a xlink:type="simple" xlink:href="#5.1.129.Array::list　|outline"><text:span text:style-name="T11">Array::list　<text:tab/>111</text:span></text:a></text:p>
            <text:p text:style-name="P65"><text:a xlink:type="simple" xlink:href="#5.1.131.Array::set　|outline"><text:span text:style-name="T11">Array::set　<text:tab/>112</text:span></text:a></text:p>
            <text:p text:style-name="P65"><text:a xlink:type="simple" xlink:href="#5.1.133.Array::string　|outline"><text:span text:style-name="T11">Array::string　<text:tab/>113</text:span></text:a></text:p>
            <text:p text:style-name="P65"><text:a xlink:type="simple" xlink:href="#5.1.135.Block::&gt;&gt;　|outline"><text:span text:style-name="T11">Block::&gt;&gt;　<text:tab/>114</text:span></text:a></text:p>
            <text:p text:style-name="P65"><text:a xlink:type="simple" xlink:href="#5.1.137.Block::&lt;&lt;　|outline"><text:span text:style-name="T11">Block::&lt;&lt;　<text:tab/>115</text:span></text:a></text:p>
            <text:p text:style-name="P65"><text:a xlink:type="simple" xlink:href="#5.1.139.Block::eval　|outline"><text:span text:style-name="T11">Block::eval　<text:tab/>116</text:span></text:a></text:p>
            <text:p text:style-name="P65"><text:a xlink:type="simple" xlink:href="#5.1.142.File::each　|outline"><text:span text:style-name="T11">File::each　<text:tab/>118</text:span></text:a></text:p>
            <text:p text:style-name="P65"><text:a xlink:type="simple" xlink:href="#5.1.144.File::eof?　|outline"><text:span text:style-name="T11">File::eof?　<text:tab/>119</text:span></text:a></text:p>
            <text:p text:style-name="P65"><text:a xlink:type="simple" xlink:href="#5.1.146.File::flush　|outline"><text:span text:style-name="T11">File::flush　<text:tab/>120</text:span></text:a></text:p>
            <text:p text:style-name="P65"><text:a xlink:type="simple" xlink:href="#5.1.148.File::gets　|outline"><text:span text:style-name="T11">File::gets　<text:tab/>121</text:span></text:a></text:p>
            <text:p text:style-name="P65"><text:a xlink:type="simple" xlink:href="#5.1.150.File::init　|outline"><text:span text:style-name="T11">File::init　<text:tab/>122</text:span></text:a></text:p>
            <text:p text:style-name="P65"><text:a xlink:type="simple" xlink:href="#5.1.152.File::open　|outline"><text:span text:style-name="T11">File::open　<text:tab/>123</text:span></text:a></text:p>
            <text:p text:style-name="P65"><text:a xlink:type="simple" xlink:href="#5.1.154.File::puts　|outline"><text:span text:style-name="T11">File::puts　<text:tab/>124</text:span></text:a></text:p>
            <text:p text:style-name="P65"><text:a xlink:type="simple" xlink:href="#5.1.156.File::ready?　|outline"><text:span text:style-name="T11">File::ready?　<text:tab/>125</text:span></text:a></text:p>
            <text:p text:style-name="P65"><text:a xlink:type="simple" xlink:href="#5.1.158.File::set!　|outline"><text:span text:style-name="T11">File::set!　<text:tab/>126</text:span></text:a></text:p>
            <text:p text:style-name="P65"><text:a xlink:type="simple" xlink:href="#5.1.160.File::stat　|outline"><text:span text:style-name="T11">File::stat　<text:tab/>127</text:span></text:a></text:p>
            <text:p text:style-name="P65"><text:a xlink:type="simple" xlink:href="#5.1.162.Hash::each　|outline"><text:span text:style-name="T11">Hash::each　<text:tab/>128</text:span></text:a></text:p>
            <text:p text:style-name="P65"><text:a xlink:type="simple" xlink:href="#5.1.164.Hash::get　|outline"><text:span text:style-name="T11">Hash::get　<text:tab/>129</text:span></text:a></text:p>
            <text:p text:style-name="P65"><text:a xlink:type="simple" xlink:href="#5.1.166.Hash::init　|outline"><text:span text:style-name="T11">Hash::init　<text:tab/>130</text:span></text:a></text:p>
            <text:p text:style-name="P65"><text:a xlink:type="simple" xlink:href="#5.1.168.Hash::keys　|outline"><text:span text:style-name="T11">Hash::keys　<text:tab/>131</text:span></text:a></text:p>
            <text:p text:style-name="P65"><text:a xlink:type="simple" xlink:href="#5.1.170.Hash::len　|outline"><text:span text:style-name="T11">Hash::len　<text:tab/>132</text:span></text:a></text:p>
            <text:p text:style-name="P65"><text:a xlink:type="simple" xlink:href="#5.1.172.Hash::pairs　|outline"><text:span text:style-name="T11">Hash::pairs　<text:tab/>133</text:span></text:a></text:p>
            <text:p text:style-name="P65"><text:a xlink:type="simple" xlink:href="#5.1.174.Hash::set　|outline"><text:span text:style-name="T11">Hash::set　<text:tab/>134</text:span></text:a></text:p>
            <text:p text:style-name="P65"><text:a xlink:type="simple" xlink:href="#5.1.176.Hash::set?　|outline"><text:span text:style-name="T11">Hash::set?　<text:tab/>135</text:span></text:a></text:p>
            <text:p text:style-name="P65"><text:a xlink:type="simple" xlink:href="#5.1.178.Hash::string　|outline"><text:span text:style-name="T11">Hash::string　<text:tab/>136</text:span></text:a></text:p>
            <text:p text:style-name="P65"><text:a xlink:type="simple" xlink:href="#5.1.180.Hash::unset　|outline"><text:span text:style-name="T11">Hash::unset　<text:tab/>137</text:span></text:a></text:p>
            <text:p text:style-name="P65"><text:a xlink:type="simple" xlink:href="#5.1.182.Integer::=　|outline"><text:span text:style-name="T11">Integer::=　<text:tab/>138</text:span></text:a></text:p>
            <text:p text:style-name="P65"><text:soft-page-break/><text:a xlink:type="simple" xlink:href="#5.1.183.Integer::!=　|outline"><text:span text:style-name="T11">Integer::!=　<text:tab/>138</text:span></text:a></text:p>
            <text:p text:style-name="P65"><text:a xlink:type="simple" xlink:href="#5.1.184.Integer::&gt;　|outline"><text:span text:style-name="T11">Integer::&gt;　<text:tab/>138</text:span></text:a></text:p>
            <text:p text:style-name="P65"><text:a xlink:type="simple" xlink:href="#5.1.185.Integer::&gt;=　|outline"><text:span text:style-name="T11">Integer::&gt;=　<text:tab/>138</text:span></text:a></text:p>
            <text:p text:style-name="P65"><text:a xlink:type="simple" xlink:href="#5.1.186.Integer::&lt;　|outline"><text:span text:style-name="T11">Integer::&lt;　<text:tab/>138</text:span></text:a></text:p>
            <text:p text:style-name="P65"><text:a xlink:type="simple" xlink:href="#5.1.187.Integer::&lt;=　|outline"><text:span text:style-name="T11">Integer::&lt;=　<text:tab/>138</text:span></text:a></text:p>
            <text:p text:style-name="P65"><text:a xlink:type="simple" xlink:href="#5.1.189.Integer::+　|outline"><text:span text:style-name="T11">Integer::+　<text:tab/>139</text:span></text:a></text:p>
            <text:p text:style-name="P65"><text:a xlink:type="simple" xlink:href="#5.1.190.Integer::-　|outline"><text:span text:style-name="T11">Integer::-　<text:tab/>139</text:span></text:a></text:p>
            <text:p text:style-name="P65"><text:a xlink:type="simple" xlink:href="#5.1.191.Integer::*　|outline"><text:span text:style-name="T11">Integer::*　<text:tab/>139</text:span></text:a></text:p>
            <text:p text:style-name="P65"><text:a xlink:type="simple" xlink:href="#5.1.192.Ingteger::/　|outline"><text:span text:style-name="T11">Ingteger::/　<text:tab/>139</text:span></text:a></text:p>
            <text:p text:style-name="P65"><text:a xlink:type="simple" xlink:href="#5.1.193.Integer::%　|outline"><text:span text:style-name="T11">Integer::%　<text:tab/>139</text:span></text:a></text:p>
            <text:p text:style-name="P65"><text:a xlink:type="simple" xlink:href="#5.1.195.Integer::++　|outline"><text:span text:style-name="T11">Integer::++　<text:tab/>140</text:span></text:a></text:p>
            <text:p text:style-name="P65"><text:a xlink:type="simple" xlink:href="#5.1.196.Integer::--　|outline"><text:span text:style-name="T11">Integer::--　<text:tab/>140</text:span></text:a></text:p>
            <text:p text:style-name="P65"><text:a xlink:type="simple" xlink:href="#5.1.198.Integer::..　|outline"><text:span text:style-name="T11">Integer::..　<text:tab/>141</text:span></text:a></text:p>
            <text:p text:style-name="P65"><text:a xlink:type="simple" xlink:href="#5.1.200.Integer::each　|outline"><text:span text:style-name="T11">Integer::each　<text:tab/>142</text:span></text:a></text:p>
            <text:p text:style-name="P65"><text:a xlink:type="simple" xlink:href="#5.1.202.List::+ / List::append!　|outline"><text:span text:style-name="T11">List::+ / List::append!　<text:tab/>143</text:span></text:a></text:p>
            <text:p text:style-name="P65"><text:a xlink:type="simple" xlink:href="#5.1.204.List::-&gt;&gt;　|outline"><text:span text:style-name="T11">List::-&gt;&gt;　<text:tab/>144</text:span></text:a></text:p>
            <text:p text:style-name="P65"><text:a xlink:type="simple" xlink:href="#5.1.206.List::.　|outline"><text:span text:style-name="T11">List::.　<text:tab/>145</text:span></text:a></text:p>
            <text:p text:style-name="P65"><text:a xlink:type="simple" xlink:href="#5.1.208.List::&lt;&lt;　|outline"><text:span text:style-name="T11">List::&lt;&lt;　<text:tab/>146</text:span></text:a></text:p>
            <text:p text:style-name="P65"><text:a xlink:type="simple" xlink:href="#5.1.210.List::&lt;&lt;-　|outline"><text:span text:style-name="T11">List::&lt;&lt;-　<text:tab/>147</text:span></text:a></text:p>
            <text:p text:style-name="P65"><text:a xlink:type="simple" xlink:href="#5.1.212.List::&gt;&gt;　|outline"><text:span text:style-name="T11">List::&gt;&gt;　<text:tab/>148</text:span></text:a></text:p>
            <text:p text:style-name="P65"><text:a xlink:type="simple" xlink:href="#5.1.214.List::add　|outline"><text:span text:style-name="T11">List::add　<text:tab/>149</text:span></text:a></text:p>
            <text:p text:style-name="P65"><text:a xlink:type="simple" xlink:href="#5.1.216.List::car / List::item　|outline"><text:span text:style-name="T11">List::car / List::item　<text:tab/>150</text:span></text:a></text:p>
            <text:p text:style-name="P65"><text:a xlink:type="simple" xlink:href="#5.1.218.List::cdr / List::next　|outline"><text:span text:style-name="T11">List::cdr / List::next　<text:tab/>151</text:span></text:a></text:p>
            <text:p text:style-name="P65"><text:a xlink:type="simple" xlink:href="#5.1.220.List::concat　|outline"><text:span text:style-name="T11">List::concat　<text:tab/>152</text:span></text:a></text:p>
            <text:p text:style-name="P65"><text:a xlink:type="simple" xlink:href="#5.1.222.List::delete　|outline"><text:span text:style-name="T11">List::delete　<text:tab/>153</text:span></text:a></text:p>
            <text:p text:style-name="P65"><text:a xlink:type="simple" xlink:href="#5.1.224.List::each　|outline"><text:span text:style-name="T11">List::each　<text:tab/>154</text:span></text:a></text:p>
            <text:p text:style-name="P65"><text:a xlink:type="simple" xlink:href="#5.1.226.List::eval　|outline"><text:span text:style-name="T11">List::eval　<text:tab/>155</text:span></text:a></text:p>
            <text:p text:style-name="P65"><text:a xlink:type="simple" xlink:href="#5.1.228.List::filter　|outline"><text:span text:style-name="T11">List::filter　<text:tab/>156</text:span></text:a></text:p>
            <text:p text:style-name="P65"><text:a xlink:type="simple" xlink:href="#5.1.230.List::get　|outline"><text:span text:style-name="T11">List::get　<text:tab/>157</text:span></text:a></text:p>
            <text:p text:style-name="P65"><text:a xlink:type="simple" xlink:href="#5.1.232.List::insert　|outline"><text:span text:style-name="T11">List::insert　<text:tab/>158</text:span></text:a></text:p>
            <text:p text:style-name="P65"><text:a xlink:type="simple" xlink:href="#5.1.234.List::join　|outline"><text:span text:style-name="T11">List::join　<text:tab/>159</text:span></text:a></text:p>
            <text:p text:style-name="P65"><text:a xlink:type="simple" xlink:href="#5.1.236.List::last　|outline"><text:span text:style-name="T11">List::last　<text:tab/>160</text:span></text:a></text:p>
            <text:p text:style-name="P65"><text:a xlink:type="simple" xlink:href="#5.1.238.List::len　|outline"><text:span text:style-name="T11">List::len　<text:tab/>161</text:span></text:a></text:p>
            <text:p text:style-name="P65"><text:a xlink:type="simple" xlink:href="#5.1.240.List::map　|outline"><text:span text:style-name="T11">List::map　<text:tab/>162</text:span></text:a></text:p>
            <text:p text:style-name="P65"><text:a xlink:type="simple" xlink:href="#5.1.242.List::null?　|outline"><text:span text:style-name="T11">List::null?　<text:tab/>163</text:span></text:a></text:p>
            <text:p text:style-name="P65"><text:a xlink:type="simple" xlink:href="#5.1.244.List::seek　|outline"><text:span text:style-name="T11">List::seek　<text:tab/>164</text:span></text:a></text:p>
            <text:p text:style-name="P65"><text:soft-page-break/><text:a xlink:type="simple" xlink:href="#5.1.246.List::split　|outline"><text:span text:style-name="T11">List::split　<text:tab/>165</text:span></text:a></text:p>
            <text:p text:style-name="P65"><text:a xlink:type="simple" xlink:href="#5.1.248.Object::_　|outline"><text:span text:style-name="T11">Object::_　<text:tab/>166</text:span></text:a></text:p>
            <text:p text:style-name="P65"><text:a xlink:type="simple" xlink:href="#5.1.250.Object::delegate?　|outline"><text:span text:style-name="T11">Object::delegate?　<text:tab/>167</text:span></text:a></text:p>
            <text:p text:style-name="P65"><text:a xlink:type="simple" xlink:href="#5.1.252.Object::eq　|outline"><text:span text:style-name="T11">Object::eq　<text:tab/>168</text:span></text:a></text:p>
            <text:p text:style-name="P65"><text:a xlink:type="simple" xlink:href="#5.1.254.Object::get / Object::var?　|outline"><text:span text:style-name="T11">Object::get / Object::var?　<text:tab/>169</text:span></text:a></text:p>
            <text:p text:style-name="P65"><text:a xlink:type="simple" xlink:href="#5.1.256.Object::method　|outline"><text:span text:style-name="T11">Object::method　<text:tab/>170</text:span></text:a></text:p>
            <text:p text:style-name="P65"><text:a xlink:type="simple" xlink:href="#5.1.258.Object::method?　|outline"><text:span text:style-name="T11">Object::method?　<text:tab/>171</text:span></text:a></text:p>
            <text:p text:style-name="P65"><text:a xlink:type="simple" xlink:href="#5.1.260.Object::set!　|outline"><text:span text:style-name="T11">Object::set!　<text:tab/>172</text:span></text:a></text:p>
            <text:p text:style-name="P65"><text:a xlink:type="simple" xlink:href="#5.1.262.Object::string　|outline"><text:span text:style-name="T11">Object::string　<text:tab/>173</text:span></text:a></text:p>
            <text:p text:style-name="P65"><text:a xlink:type="simple" xlink:href="#5.1.264.Object::type?　|outline"><text:span text:style-name="T11">Object::type?　<text:tab/>174</text:span></text:a></text:p>
            <text:p text:style-name="P65"><text:a xlink:type="simple" xlink:href="#5.1.266.Object::vars　|outline"><text:span text:style-name="T11">Object::vars　<text:tab/>175</text:span></text:a></text:p>
            <text:p text:style-name="P65"><text:a xlink:type="simple" xlink:href="#5.1.268.Real::!=　|outline"><text:span text:style-name="T11">Real::!=　<text:tab/>176</text:span></text:a></text:p>
            <text:p text:style-name="P65"><text:a xlink:type="simple" xlink:href="#5.1.269.Real::&lt;　|outline"><text:span text:style-name="T11">Real::&lt;　<text:tab/>176</text:span></text:a></text:p>
            <text:p text:style-name="P65"><text:a xlink:type="simple" xlink:href="#5.1.270.Real::&lt;=　|outline"><text:span text:style-name="T11">Real::&lt;=　<text:tab/>176</text:span></text:a></text:p>
            <text:p text:style-name="P65"><text:a xlink:type="simple" xlink:href="#5.1.271.Real::=　|outline"><text:span text:style-name="T11">Real::=　<text:tab/>176</text:span></text:a></text:p>
            <text:p text:style-name="P65"><text:a xlink:type="simple" xlink:href="#5.1.272.Real::&gt;　|outline"><text:span text:style-name="T11">Real::&gt;　<text:tab/>176</text:span></text:a></text:p>
            <text:p text:style-name="P65"><text:a xlink:type="simple" xlink:href="#5.1.273.Real::&gt;=　|outline"><text:span text:style-name="T11">Real::&gt;=　<text:tab/>176</text:span></text:a></text:p>
            <text:p text:style-name="P65"><text:a xlink:type="simple" xlink:href="#5.1.275.Real::*　|outline"><text:span text:style-name="T11">Real::*　<text:tab/>177</text:span></text:a></text:p>
            <text:p text:style-name="P65"><text:a xlink:type="simple" xlink:href="#5.1.276.Real::+　|outline"><text:span text:style-name="T11">Real::+　<text:tab/>177</text:span></text:a></text:p>
            <text:p text:style-name="P65"><text:a xlink:type="simple" xlink:href="#5.1.277.Real::-　|outline"><text:span text:style-name="T11">Real::-　<text:tab/>177</text:span></text:a></text:p>
            <text:p text:style-name="P65"><text:a xlink:type="simple" xlink:href="#5.1.278.Real::/　|outline"><text:span text:style-name="T11">Real::/　<text:tab/>177</text:span></text:a></text:p>
            <text:p text:style-name="P65"><text:a xlink:type="simple" xlink:href="#5.1.280.String::!=　|outline"><text:span text:style-name="T11">String::!=　<text:tab/>178</text:span></text:a></text:p>
            <text:p text:style-name="P65"><text:a xlink:type="simple" xlink:href="#5.1.281.String::&lt;　|outline"><text:span text:style-name="T11">String::&lt;　<text:tab/>178</text:span></text:a></text:p>
            <text:p text:style-name="P65"><text:a xlink:type="simple" xlink:href="#5.1.282.String::&lt;=　|outline"><text:span text:style-name="T11">String::&lt;=　<text:tab/>178</text:span></text:a></text:p>
            <text:p text:style-name="P65"><text:a xlink:type="simple" xlink:href="#5.1.283.String::=　|outline"><text:span text:style-name="T11">String::=　<text:tab/>178</text:span></text:a></text:p>
            <text:p text:style-name="P65"><text:a xlink:type="simple" xlink:href="#5.1.284.String::&gt;　|outline"><text:span text:style-name="T11">String::&gt;　<text:tab/>178</text:span></text:a></text:p>
            <text:p text:style-name="P65"><text:a xlink:type="simple" xlink:href="#5.1.285.String::&gt;=　|outline"><text:span text:style-name="T11">String::&gt;=　<text:tab/>178</text:span></text:a></text:p>
            <text:p text:style-name="P65"><text:a xlink:type="simple" xlink:href="#5.1.287.String::+　|outline"><text:span text:style-name="T11">String::+　<text:tab/>179</text:span></text:a></text:p>
            <text:p text:style-name="P65"><text:a xlink:type="simple" xlink:href="#5.1.289.String::.　|outline"><text:span text:style-name="T11">String::.　<text:tab/>180</text:span></text:a></text:p>
            <text:p text:style-name="P65"><text:a xlink:type="simple" xlink:href="#5.1.291.String::=~　|outline"><text:span text:style-name="T11">String::=~　<text:tab/>181</text:span></text:a></text:p>
            <text:p text:style-name="P65"><text:a xlink:type="simple" xlink:href="#5.1.293.String::eval　|outline"><text:span text:style-name="T11">String::eval　<text:tab/>182</text:span></text:a></text:p>
            <text:p text:style-name="P65"><text:a xlink:type="simple" xlink:href="#5.1.295.String::len　|outline"><text:span text:style-name="T11">String::len　<text:tab/>183</text:span></text:a></text:p>
            <text:p text:style-name="P65"><text:a xlink:type="simple" xlink:href="#5.1.297.String::sub　|outline"><text:span text:style-name="T11">String::sub　<text:tab/>184</text:span></text:a></text:p>
          </text:index-body>
        </text:table-of-content>
      </text:section>
      <text:h text:style-name="P89" text:outline-level="1"><text:bookmark-start text:name="_Ref230590922"/>1. はじめに<text:bookmark-end text:name="_Ref230590922"/></text:h>
      <text:p text:style-name="Standard"/>
      <text:p text:style-name="Standard">　この度はtoy-langに<text:span text:style-name="T1">ご</text:span>関心<text:span text:style-name="T1">を</text:span>いただきましてありがとうございます。</text:p>
      <text:p text:style-name="P5"/>
      <text:p text:style-name="Standard"><text:span text:style-name="T1">　</text:span>この文書は、プログラミング言語toy-langについて解説したものです。toy-langは、個人的に開発している小さなスクリプト言語です。<text:span text:style-name="T1">作者である私自身が気の向くまま、楽しみながら開発しているプログラミング言語です。</text:span></text:p>
      <text:p text:style-name="P5">　言語の方針としては、あくまでも簡単に、シンプルに仕様を抑えつつ作っているつもりですが、開発を始めてからほぼ一年、色々な機能も増えてきたため、一度この辺で仕様を整理する意味で本文書を用意することにしました。</text:p>
      <text:p text:style-name="P5">　まだまだ色々なアイデアを試してみたいと思っておりますので、もしこの文書が目に留まり何か考えるところがあればご意見をいただけると幸いです。</text:p>
      <text:p text:style-name="P5"/>
      <text:p text:style-name="P5">　それでは、どうぞお楽しみ下さい。</text:p>
      <text:h text:style-name="P90" text:outline-level="1">2. <text:span text:style-name="T1">概要</text:span></text:h>
      <text:h text:style-name="Heading_20_2" text:outline-level="2">2.1 <text:span text:style-name="T1">特徴</text:span></text:h>
      <text:p text:style-name="Standard">　toy-langは、以下のような特徴を持ったプログラミング言語です。</text:p>
      <text:p text:style-name="Standard"/>
      <text:list text:style-name="WW8Num3">
        <text:list-item>
          <text:p text:style-name="P66">インタプリタ言語</text:p>
        </text:list-item>
        <text:list-item>
          <text:p text:style-name="P66">シンプルな文法</text:p>
        </text:list-item>
        <text:list-item>
          <text:p text:style-name="P66">プロトタイプベース・ダックタイピングのオブジェクト指向</text:p>
        </text:list-item>
        <text:list-item>
          <text:p text:style-name="P66">C言語による拡張性</text:p>
        </text:list-item>
        <text:list-item>
          <text:p text:style-name="P66">ファーストクラスとしてのクロージャ</text:p>
        </text:list-item>
        <text:list-item>
          <text:p text:style-name="P66">キーワード引数</text:p>
        </text:list-item>
        <text:list-item>
          <text:p text:style-name="P66">その他</text:p>
        </text:list-item>
      </text:list>
      <text:p text:style-name="Standard"/>
      <text:p text:style-name="Standard">(1) インタプリタ言語</text:p>
      <text:p text:style-name="Standard">　toy-langはインタプリタ言語です。現在、いくつかのUNIXライクなOSの上で動作します。UNIXのスクリプト形式もしくは、toy-lang組み込みのコマンドラインインタプリタで対話的に動作させることができます。</text:p>
      <text:p text:style-name="Standard"/>
      <text:p text:style-name="Standard">(2) シンプルな文法</text:p>
      <text:p text:style-name="Standard">　toy-lang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24"/>
      <text:p text:style-name="P24">例えば、以下はtoy-langのif文です。</text:p>
      <text:p text:style-name="Standard"/>
      <text:p text:style-name="Standard"><text:tab/><text:span text:style-name="T3">if {$i = 1} then: {do-something} else: {do-otherwise};</text:span></text:p>
      <text:p text:style-name="Standard"/>
      <text:p text:style-name="Standard">toy-lang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5"/>
      <text:p text:style-name="Standard">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toy-langは、プロトタイプベースのオブジェクト指向機能を持っています。オブジェクトを生成する際には、クラスを指定しますが、クラスの実態は、toy-lang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toy-lang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toy-lang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toy-langの場合は、実行時のローカル変数およびカレントの実行オブジェクトを保持する構造として定義されます。</text:p>
      <text:p text:style-name="Standard"/>
      <text:p text:style-name="Standard">(6) キーワード引数</text:p>
      <text:p text:style-name="Standard">　toy-lang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5">(7) その他</text:p>
      <text:p text:style-name="Standard">　その他、リフレクション、例外処理、遅延評価の仕組みがあります。また、個人的に興味のある機能なども随時追加されるかもしれません。</text:p>
      <text:p text:style-name="Standard"/>
      <text:h text:style-name="P21" text:outline-level="2">2.2 外観</text:h>
      <text:p text:style-name="P5">　それでは、toy-langという言語はどのような外観をしているでしょうか。簡単なサンプルプログラムを以下に示します。</text:p>
      <text:p text:style-name="P5"/>
      <text:p text:style-name="P29">toy-langの外観:</text:p>
      <table:table table:name="表14" table:style-name="表14">
        <table:table-column table:style-name="表14.A"/>
        <table:table-row table:style-name="表14.1">
          <table:table-cell table:style-name="表14.A1" office:value-type="string">
            <text:p text:style-name="P50">defun grep (pat file) {</text:p>
            <text:p text:style-name="P50"><text:s text:c="4"/>set f [new File];</text:p>
            <text:p text:style-name="P50"><text:s text:c="4"/>try {</text:p>
            <text:p text:style-name="P50"><text:tab/>$f open mode: i $file;</text:p>
            <text:p text:style-name="P50"><text:tab/>set n 1;</text:p>
            <text:p text:style-name="P50"><text:tab/>while {set r [$f gets]} do: {</text:p>
            <text:p text:style-name="P50"><text:tab/> <text:s text:c="3"/>if {$r =~ $pat} then: {</text:p>
            <text:p text:style-name="P50"><text:tab/><text:tab/>print $file ":" $n ": " $r;</text:p>
            <text:p text:style-name="P50"><text:tab/> <text:s text:c="3"/>};</text:p>
            <text:p text:style-name="P50"><text:tab/> <text:s text:c="3"/>$n ++;</text:p>
            <text:p text:style-name="P50"><text:tab/>};</text:p>
            <text:p text:style-name="P50"><text:s text:c="4"/>}</text:p>
            <text:p text:style-name="P50"><text:s text:c="4"/>fin: {</text:p>
            <text:p text:style-name="P50"><text:tab/>$f close;</text:p>
            <text:p text:style-name="P50"><text:s text:c="4"/>};</text:p>
            <text:p text:style-name="P50">}; </text:p>
            <text:p text:style-name="P51"/>
          </table:table-cell>
        </table:table-row>
      </table:table>
      <text:p text:style-name="P6">　上記サンプルですが、UNIXのgrepコマンドを真似た関数の定義です。この関数の起動の仕方は、プロンプトに続いて以下のように入力します。</text:p>
      <text:p text:style-name="P6"/>
      <text:p text:style-name="P6"><text:tab/><text:span text:style-name="T5">grep 'pattern' "file-name";</text:span></text:p>
      <text:p text:style-name="P6"/>
      <text:p text:style-name="P6">　外観から読み取れる特徴としては、</text:p>
      <text:p text:style-name="P6"/>
      <text:list text:style-name="L1">
        <text:list-item>
          <text:p text:style-name="P71">“<text:span text:style-name="T2">{</text:span>” と“<text:span text:style-name="T2">}</text:span>” で囲まれたC言語のような処理ブロック</text:p>
        </text:list-item>
        <text:list-item>
          <text:p text:style-name="P71">while や if による制御構造</text:p>
        </text:list-item>
        <text:list-item>
          <text:p text:style-name="P71">try による例外処理</text:p>
        </text:list-item>
        <text:list-item>
          <text:p text:style-name="P71">“<text:span text:style-name="T2">=~</text:span>” による正規表現のパターンマッチング</text:p>
        </text:list-item>
        <text:list-item>
          <text:p text:style-name="P71">よくわからない“<text:span text:style-name="T2">;</text:span>” による文の終端(!?)</text:p>
        </text:list-item>
        <text:list-item>
          <text:p text:style-name="P71">UNIXシェルのような“<text:span text:style-name="T2">$</text:span>” 記号による変数の参照</text:p>
        </text:list-item>
        <text:list-item>
          <text:p text:style-name="P71">C言語っぽい演算子</text:p>
        </text:list-item>
      </text:list>
      <text:p text:style-name="P6"/>
      <text:p text:style-name="P6">などがあると思います。でも、ある程度の言語の経験のある方はそれほど違和感は無いのではないかと思います。</text:p>
      <text:p text:style-name="P6"/>
      <text:h text:style-name="P21" text:outline-level="2">2.3 影響を受けた言語</text:h>
      <text:p text:style-name="P6">　toy-langは、以下の言語の影響を受けています。</text:p>
      <text:list text:style-name="L2">
        <text:list-item>
          <text:p text:style-name="P74">C言語</text:p>
        </text:list-item>
        <text:list-item>
          <text:p text:style-name="P74">Lisp (実は作者はよく知らないのですが)</text:p>
        </text:list-item>
        <text:list-item>
          <text:p text:style-name="P74">Tcl</text:p>
        </text:list-item>
        <text:list-item>
          <text:p text:style-name="P74">Ruby <text:span text:style-name="T1">(こちらも実はほとんど存じ上げませんが)</text:span></text:p>
        </text:list-item>
        <text:list-item>
          <text:p text:style-name="P73">その他</text:p>
        </text:list-item>
      </text:list>
      <text:p text:style-name="P6"/>
      <text:p text:style-name="P6">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6">　目指したいところとしては、一番外側の括弧が無く目に優しいLispといった感じでしょうか。</text:p>
      <text:p text:style-name="P6"/>
      <text:p text:style-name="P6"/>
      <text:h text:style-name="P91" text:outline-level="1">3. 準備</text:h>
      <text:p text:style-name="Standard"/>
      <text:h text:style-name="P36" text:outline-level="2">3<text:bookmark-start text:name="_Ref230609028"/>.1 プラットフォーム<text:bookmark-end text:name="_Ref230609028"/></text:h>
      <text:p text:style-name="Standard">　現時点で動作を確認しているプラットフォームは以下のとおりです。</text:p>
      <text:p text:style-name="Standard"/>
      <text:list text:style-name="WW8Num4">
        <text:list-item>
          <text:p text:style-name="P67">Ubuntu 8.04</text:p>
        </text:list-item>
        <text:list-item>
          <text:p text:style-name="P67">Ubuntu 9.04</text:p>
        </text:list-item>
        <text:list-item>
          <text:p text:style-name="P67">FreeBSD 7.1R</text:p>
        </text:list-item>
      </text:list>
      <text:p text:style-name="Standard"/>
      <text:p text:style-name="Standard">　実行形式を作るために、コンパイラはgcc、GCライブラリとしてBoehm GCおよび、正規表現ライブラリとして鬼車が必要です。その他のライブラリとしては、UNIXの標準ライブラリのみですので、一般的なUNIX環境であればビルドは可能かと思います。</text:p>
      <text:p text:style-name="Standard"/>
      <text:h text:style-name="P21" text:outline-level="2"><text:bookmark-start text:name="_Ref230609186"/>3.2 コンパイル方法<text:bookmark-end text:name="_Ref230609186"/></text:h>
      <text:p text:style-name="Standard">(1) 必要な外部ライブラリの用意</text:p>
      <text:p text:style-name="Standard">(1-1) GCに Boehm GC ライブラリを使います<text:span text:style-name="T1">。</text:span>以下のURLよりバージョン7.1alpha3-080224を入手してインストールしてください。</text:p>
      <text:p text:style-name="P26"><text:a xlink:type="simple" xlink:href="http://www.hpl.hp.com/personal/Hans_Boehm/gc/gc_source/gc-7.1alpha3-080224.tar.gz"><text:span text:style-name="Internet_20_link">http://www.hpl.hp.com/personal/Hans_Boehm/gc/gc_source/</text:span></text:a> </text:p>
      <text:p text:style-name="Standard"/>
      <text:p text:style-name="Standard">(1-2) 正規表現ライブラリに鬼車を使わせていただきました。以下のURLよりバージョン 5.9.1を入手してインストールしてください。</text:p>
      <text:p text:style-name="P26"><text:a xlink:type="simple" xlink:href="http://www.geocities.jp/kosako3/oniguruma/index_ja.html"><text:span text:style-name="Internet_20_link">http://www.geocities.jp/kosako3/oniguruma/index_ja.html</text:span></text:a></text:p>
      <text:p text:style-name="Standard"/>
      <text:p text:style-name="Standard">(2) ソースの入手 </text:p>
      <text:p text:style-name="P24">以下のURLから、toy-langのtar ballを入手します。</text:p>
      <text:p text:style-name="P26"><text:a xlink:type="simple" xlink:href="http://www31.atwiki.jp/toy-lang/pages/12.html"><text:span text:style-name="Internet_20_link">http://www31.atwiki.jp/toy-lang/pages/12.html</text:span></text:a></text:p>
      <text:p text:style-name="Standard"/>
      <text:p text:style-name="Standard">(3) ビルド</text:p>
      <text:p text:style-name="Standard">(3-1) 展開したディレクトリに入ります。</text:p>
      <text:p text:style-name="P27">cd toy</text:p>
      <text:p text:style-name="Standard"/>
      <text:p text:style-name="Standard">(3-2) 最初に、Makefile の PREFIX を調整してください。</text:p>
      <text:p text:style-name="Standard"/>
      <text:p text:style-name="Standard">(3-3) makeを実行します。</text:p>
      <text:p text:style-name="P27">make</text:p>
      <text:p text:style-name="Standard"/>
      <text:p text:style-name="Standard">とすると実行ファイルができます。 </text:p>
      <text:p text:style-name="Standard"/>
      <text:p text:style-name="Standard">(3-4) インストールします。</text:p>
      <text:p text:style-name="P27">make install</text:p>
      <text:p text:style-name="Standard"/>
      <text:p text:style-name="Standard">とすると、PREFIX にインストールされます。 </text:p>
      <text:p text:style-name="Standard"/>
      <text:p text:style-name="P15"/>
      <text:p text:style-name="Standard">(4) テストを実行します。</text:p>
      <text:p text:style-name="P27">cd test</text:p>
      <text:p text:style-name="P27">./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h text:style-name="P94" text:outline-level="2"><text:bookmark-start text:name="_Ref230609206"/>3.3 処理系の構成<text:bookmark-end text:name="_Ref230609206"/></text:h>
      <text:p text:style-name="Standard">　toy-langを標準的な構成でインストールした際の処理系の構成について説明します。</text:p>
      <text:p text:style-name="Standard"/>
      <text:h text:style-name="Heading_20_3" text:outline-level="3">3.3.1 ファイル構成</text:h>
      <text:p text:style-name="P47">$PREFIX</text:p>
      <text:p text:style-name="P47"><text:tab/>/bin/toysh<text:tab/><text:tab/>…　インタプリタ本体</text:p>
      <text:p text:style-name="P47"><text:tab/>/lib/toy/setup.toy<text:tab/><text:tab/>…　起動時セットアップスクリプト</text:p>
      <text:p text:style-name="P47"><text:tab/>/lib/toy/lib/<text:tab/><text:tab/>…　ライブラリスクリプトディレクトリ</text:p>
      <text:p text:style-name="P47">$HOME</text:p>
      <text:p text:style-name="P47"><text:tab/>/.toyrc<text:tab/><text:tab/><text:tab/>…　ユーザ定義のセットアップスクリプト</text:p>
      <text:p text:style-name="P30"/>
      <text:p text:style-name="P30">　$PREFIXは、make時に指定するインストール先ディレクトリです。</text:p>
      <text:p text:style-name="P30">　$HOMEは、ユーザのホームディレクトリです。</text:p>
      <text:p text:style-name="P30"/>
      <text:h text:style-name="Heading_20_3" text:outline-level="3">3.3.2 環境変数</text:h>
      <text:p text:style-name="P30">　toy-langでは、以下の<text:span text:style-name="T1">シェル</text:span>環境変数を参照します。</text:p>
      <text:p text:style-name="P30"/>
      <text:p text:style-name="P40">$HOME<text:tab/>…　ユーザのホームディレクトリです。</text:p>
      <text:p text:style-name="P30"/>
      <text:h text:style-name="Heading_20_3" text:outline-level="3" text:is-list-header="true">3.3.3 グローバル変数</text:h>
      <text:p text:style-name="Standard">　<text:span text:style-name="T1">以下は、</text:span>toy-langが起動したときにに定義されるグローバル変数です。</text:p>
      <text:p text:style-name="P40"/>
      <text:p text:style-name="P40">HOME<text:tab/>…　ユーザのホームディレクトリです。</text:p>
      <text:p text:style-name="P40">ENV<text:tab/><text:tab/>…　<text:span text:style-name="T1">シェル</text:span>環境変数のHashオブジェクトです。</text:p>
      <text:p text:style-name="P40">LIB_PATH<text:tab/>…　ライブラリスクリプトが格納されたディレクトリのリストです。</text:p>
      <text:p text:style-name="P40">ARGV<text:tab/>…　インタプリタ起動時の引数リストです。</text:p>
      <text:p text:style-name="P40">VERSION<text:tab/>…　処理系のバージョンです。</text:p>
      <text:p text:style-name="P40">CWD<text:tab/>…　現在のカレントディレクトリです。</text:p>
      <text:p text:style-name="P40"/>
      <text:h text:style-name="P21" text:outline-level="2">3.4 起動</text:h>
      <text:p text:style-name="Standard">　toy-lnagのインタプリタを起動するには、UNIX上のシェルから、toyshコマンドを実行します。</text:p>
      <text:p text:style-name="Standard"/>
      <text:p text:style-name="P29">インタプリタの起動:</text:p>
      <table:table table:name="表5" table:style-name="表5">
        <table:table-column table:style-name="表5.A"/>
        <table:table-row table:style-name="表5.1">
          <table:table-cell table:style-name="表5.A1" office:value-type="string">
            <text:p text:style-name="P54">$ toysh</text:p>
            <text:p text:style-name="P54">*** Start toy-lang interpreter version 0.1.1.</text:p>
            <text:p text:style-name="P54">&gt; </text:p>
            <text:p text:style-name="P55"/>
          </table:table-cell>
        </table:table-row>
      </table:table>
      <text:p text:style-name="P6"/>
      <text:p text:style-name="P6">　プロンプト( <text:span text:style-name="T5">&gt;</text:span> )に続いてtoy-langの文を入力することにより、対話的にtoy-langを利用することが可能です。</text:p>
      <text:p text:style-name="P6"/>
      <text:p text:style-name="P6">　バッチ形式で起動する場合は以下のようにtoyshにスクリプトファイルを指定します。</text:p>
      <text:p text:style-name="P6"/>
      <text:p text:style-name="P29">バッチ形式での起動:</text:p>
      <table:table table:name="表122" table:style-name="表122">
        <table:table-column table:style-name="表122.A"/>
        <table:table-row table:style-name="表122.1">
          <table:table-cell table:style-name="表122.A1" office:value-type="string">
            <text:p text:style-name="P54">$ toysh file-name.toy</text:p>
            <text:p text:style-name="P54">　... some outputs ...</text:p>
            <text:p text:style-name="P54"/>
            <text:p text:style-name="P54">$</text:p>
            <text:p text:style-name="P55"/>
          </table:table-cell>
        </table:table-row>
      </table:table>
      <text:p text:style-name="P6"/>
      <text:p text:style-name="P6"/>
      <text:h text:style-name="Heading_20_2" text:outline-level="2">3.5 最新情報</text:h>
      <text:p text:style-name="P5">　toy-langについての最新情報は、今後もWebページで細々と発信してゆく予定です。以下のURLにてご確認ください。</text:p>
      <text:p text:style-name="P5"/>
      <text:p text:style-name="P28"><text:a xlink:type="simple" xlink:href="http://www31.atwiki.jp/toy-lang/"><text:span text:style-name="Internet_20_link">http://www31.atwiki.jp/toy-lang/</text:span></text:a></text:p>
      <text:p text:style-name="P5"><text:a xlink:type="simple" xlink:href="http://www31.atwiki.jp/toy-lang/"><text:span text:style-name="Internet_20_link"><text:span text:style-name="T11"/></text:span></text:a></text:p>
      <text:p text:style-name="P5"><text:a xlink:type="simple" xlink:href="http://www31.atwiki.jp/toy-lang/"><text:span text:style-name="Internet_20_link"><text:span text:style-name="T11"/></text:span></text:a></text:p>
      <text:p text:style-name="P5"><text:a xlink:type="simple" xlink:href="http://www31.atwiki.jp/toy-lang/"><text:span text:style-name="Internet_20_link"><text:span text:style-name="T11"/></text:span></text:a></text:p>
      <text:h text:style-name="P92" text:outline-level="1"><text:bookmark-start text:name="_Ref230609227"/>4. 言語仕様</text:h>
      <text:h text:style-name="Heading_20_2" text:outline-level="2">4<text:bookmark-start text:name="_Ref230609136"/><text:bookmark-start text:name="_Ref230609091"/>.1 <text:span text:style-name="T1">データ</text:span>型<text:bookmark-end text:name="_Ref230609136"/><text:bookmark-end text:name="_Ref230609091"/></text:h>
      <text:p text:style-name="Standard">　ここでは、toy-langの<text:span text:style-name="T1">データ</text:span>型について説明します。</text:p>
      <text:p text:style-name="Standard">　toy-lang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38" text:outline-level="3"><text:span text:style-name="T1">4.1</text:span>.1 nil</text:h>
      <text:p text:style-name="Standard">　toy-langで偽値を表します。ソース上では、“<text:span text:style-name="T2">nil</text:span>”<text:span text:style-name="T1"> </text:span>で表現します。</text:p>
      <text:p text:style-name="Standard">　toy-langでは、nil以外の全ての値は真として扱われ<text:span text:style-name="T1">、nilは常に偽となります</text:span>。</text:p>
      <text:p text:style-name="Standard"/>
      <text:h text:style-name="P38" text:outline-level="3">4.1.2 シンボル</text:h>
      <text:p text:style-name="Standard">　toy-langのシンボルは、変数名、関数名、クラス名、メソッド名、ハッシュのキー値を表す名前です。名前に使用可能な文字は以下のとおりです。</text:p>
      <text:p text:style-name="Standard"/>
      <text:list text:style-name="WW8Num2">
        <text:list-item>
          <text:p text:style-name="P68">A-Z、a-z</text:p>
        </text:list-item>
        <text:list-item>
          <text:p text:style-name="P68">0-9 (ただし、0-9のみで構成される場合は、整数値とみなされます)</text:p>
        </text:list-item>
        <text:list-item>
          <text:p text:style-name="P75">! % &amp; - _ = ^ ~ | @ + * &lt; &gt; . / ?</text:p>
        </text:list-item>
      </text:list>
      <text:p text:style-name="Standard"/>
      <text:p text:style-name="Standard">上記の文字の<text:span text:style-name="T1">1</text:span>文字以上の組み合わせが、toy-langで有効なシンボルとなります。</text:p>
      <text:p text:style-name="Standard"/>
      <text:p text:style-name="P26">例: <text:tab/><text:span text:style-name="T2">name</text:span></text:p>
      <text:p text:style-name="P27"><text:tab/>_123</text:p>
      <text:p text:style-name="P27"><text:tab/>my-name</text:p>
      <text:p text:style-name="Standard"/>
      <text:h text:style-name="P38" text:outline-level="3">4.1.3 参照</text:h>
      <text:p text:style-name="Standard">　シンボルの先頭に“<text:span text:style-name="T2">$</text:span>”をつけたものは、シンボルが示す値の参照となります。</text:p>
      <text:p text:style-name="Standard"/>
      <text:p text:style-name="P26">例: <text:tab/><text:span text:style-name="T2">$name</text:span></text:p>
      <text:p text:style-name="P27"><text:tab/>$?</text:p>
      <text:p text:style-name="Standard"/>
      <text:p text:style-name="P24">文中に参照表現が現れた場合、その参照は、現在の環境の値(ローカル変数、オブジェクト変数または、グローバル変数)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38" text:outline-level="3"><text:soft-page-break/>4.1.4 整数</text:h>
      <text:p text:style-name="Standard">　toy-langの整数は、64bit符号付バイナリ値です。スクリプト内では10進と16進での表現が可能です。</text:p>
      <text:p text:style-name="Standard"/>
      <text:p text:style-name="P26">例: <text:tab/><text:span text:style-name="T2">123</text:span></text:p>
      <text:p text:style-name="P27"><text:tab/>0</text:p>
      <text:p text:style-name="P27"><text:tab/>-123</text:p>
      <text:p text:style-name="P27"><text:tab/>0x0000ffff</text:p>
      <text:p text:style-name="Standard"/>
      <text:h text:style-name="P38" text:outline-level="3">4.1.5 浮動小数点</text:h>
      <text:p text:style-name="Standard">　toy-langの浮動小数点は、64bit浮動小数点です。内部形式については、プラットフォームに依存します。スクリプト内での表現は、仮数表示および指数表示の組み合わせにより行います。</text:p>
      <text:p text:style-name="Standard"/>
      <text:p text:style-name="P26">例: <text:tab/><text:span text:style-name="T2">.1</text:span></text:p>
      <text:p text:style-name="P27"><text:tab/>1.</text:p>
      <text:p text:style-name="P27"><text:tab/>.0</text:p>
      <text:p text:style-name="P27"><text:tab/>3.141592</text:p>
      <text:p text:style-name="P27"><text:tab/>-123.0</text:p>
      <text:p text:style-name="P27"><text:tab/>1E10</text:p>
      <text:p text:style-name="P27"><text:tab/>-1E-10</text:p>
      <text:p text:style-name="P27"><text:tab/>-.123E3</text:p>
      <text:p text:style-name="Standard"/>
      <text:p text:style-name="Standard">　指数表示がない場合は、仮数表示部に小数点(“<text:span text:style-name="T2">.</text:span>”)が必要となります。小数点が無い場合には、整数と判断されます。ただし、“<text:span text:style-name="T2">.</text:span>”<text:span text:style-name="T1"> </text:span>のみの場合、浮動小数点ではなく、シンボルとして判断されます。また、指数表示が存在する場合は小数点は不要です。</text:p>
      <text:p text:style-name="Standard"/>
      <text:h text:style-name="P20" text:outline-level="3">4.1.6 文字列</text:h>
      <text:p text:style-name="Standard">　toy-langの文字列は、ダブルクォート<text:span text:style-name="T1">“</text:span><text:span text:style-name="T4">"</text:span><text:span text:style-name="T1">”</text:span>で囲まれた文字の列です。また、文字列内では、エスケープ記号( <text:span text:style-name="T2">\</text:span> )で特定の文字コードを表現することが可能です。</text:p>
      <text:p text:style-name="P26"/>
      <text:p text:style-name="P26">例: <text:tab/><text:span text:style-name="T2">"Hello World"</text:span></text:p>
      <text:p text:style-name="P27"><text:tab/>""</text:p>
      <text:p text:style-name="P27"><text:tab/>"End\n"</text:p>
      <text:p text:style-name="P10"/>
      <text:p text:style-name="P10">　文字列内で使用可能なエスケープ記号は、以下のとおりです。</text:p>
      <text:p text:style-name="P10"/>
      <text:list text:style-name="WW8Num5">
        <text:list-item>
          <text:p text:style-name="P76">\\<text:tab/>→ エスケープ記号</text:p>
        </text:list-item>
        <text:list-item>
          <text:p text:style-name="P76">\t<text:tab/>→ タブ</text:p>
        </text:list-item>
        <text:list-item>
          <text:p text:style-name="P76">\n<text:tab/>→ ラインフィード</text:p>
        </text:list-item>
        <text:list-item>
          <text:p text:style-name="P76">\r<text:tab/>→ キャリッジリターン</text:p>
        </text:list-item>
        <text:list-item>
          <text:p text:style-name="P76">\"<text:tab/>→ ダブルクオート</text:p>
        </text:list-item>
      </text:list>
      <text:p text:style-name="P10"/>
      <text:h text:style-name="P38" text:outline-level="3">4.1.7 正規表現文字列</text:h>
      <text:p text:style-name="Standard">　toy-lang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26">例: <text:tab/><text:span text:style-name="T2">'[A-z0-9].*'</text:span></text:p>
      <text:p text:style-name="P27"><text:tab/>'\(.*\)'</text:p>
      <text:p text:style-name="Standard"/>
      <text:p text:style-name="P10">　文字列内で使用可能なエスケープ記号は、以下のとおりです。</text:p>
      <text:p text:style-name="P10"/>
      <text:list text:style-name="WW8Num5">
        <text:list-item text:start-value="1">
          <text:p text:style-name="P76">\\<text:tab/>→ エスケープ記号</text:p>
        </text:list-item>
        <text:list-item>
          <text:p text:style-name="P76">\'<text:tab/>→ シングルクォート</text:p>
        </text:list-item>
      </text:list>
      <text:p text:style-name="P10"/>
      <text:p text:style-name="P25">文字列とは異なり、上記以外の組み合わせ以外で単独で現れたエスケープ記号は、エスケープ記号そのものを表します。</text:p>
      <text:p text:style-name="Standard"/>
      <text:h text:style-name="P38" text:outline-level="3"/>
      <text:h text:style-name="P20" text:outline-level="3">4.1.8 リスト</text:h>
      <text:p text:style-name="Standard">　toy-lang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26">例: <text:tab/><text:span text:style-name="T2">()</text:span></text:p>
      <text:p text:style-name="P41">(a b c)</text:p>
      <text:p text:style-name="P27"><text:tab/>("a" b 0 (1 2 3))</text:p>
      <text:p text:style-name="P27"><text:tab/>("a" . {do-something})</text:p>
      <text:h text:style-name="P38" text:outline-level="3"/>
      <text:h text:style-name="P38" text:outline-level="3">4.1.9 クロージャ<text:span text:style-name="T1">(ブロック)</text:span></text:h>
      <text:p text:style-name="Standard"><text:span text:style-name="T1">　クロージャを説明する前に、まず、toy-lang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5"/>
      <text:p text:style-name="P29">ブロックの例:</text:p>
      <table:table table:name="表1" table:style-name="表1">
        <table:table-column table:style-name="表1.A"/>
        <table:table-row table:style-name="表1.1">
          <table:table-cell table:style-name="表1.A1" office:value-type="string">
            <text:p text:style-name="P50">set i 0;　</text:p>
            <text:p text:style-name="P50">while {$i &lt; 10} do: {　</text:p>
            <text:p text:style-name="P53"><text:span text:style-name="T1"><text:s text:c="4"/>#</text:span><text:span text:style-name="T1"> ループ本体のブロック　</text:span></text:p>
            <text:p text:style-name="P50"><text:s text:c="4"/>$i ++;　</text:p>
            <text:p text:style-name="P50">};</text:p>
            <text:p text:style-name="P50"/>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5">　これだけだと、見た目ではC言語のブロックとはあまり違いはありません。</text:p>
      <text:p text:style-name="P5"/>
      <text:p text:style-name="P5">　もうひとつ説明すると、toy-langのブロックは、静的な構造であるということです。それでは、ブロックに対応する動的な構造とはなんでしょうか。それがクロージャです。</text:p>
      <text:p text:style-name="P5">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oy-langのクロージャが持つ実行環境とは、クロージャが生成されたときのローカル変数とインスタンス変数です。</text:p>
      <text:p text:style-name="P5">　クロージャを使うと、処理のかたまりと環境のセットを簡単に受け渡したり、別の環境であとから実行するといったことができます。</text:p>
      <text:p text:style-name="P5"/>
      <text:p text:style-name="P29"><text:soft-page-break/>クロージャによるブロックの持ち出しの例:</text:p>
      <table:table table:name="表2" table:style-name="表2">
        <table:table-column table:style-name="表2.A"/>
        <table:table-row table:style-name="表2.1">
          <table:table-cell table:style-name="表2.A1" office:value-type="string">
            <text:p text:style-name="P50">defun foo (x) {return {println $x " world"}};　</text:p>
            <text:p text:style-name="P50">set x [foo "hello"];　</text:p>
            <text:p text:style-name="P50">println $x<text:tab/><text:tab/><text:tab/># → {println $x " world"}　</text:p>
            <text:p text:style-name="P50">$x eval;<text:tab/><text:tab/><text:tab/># → hello world</text:p>
            <text:p text:style-name="P50"/>
          </table:table-cell>
        </table:table-row>
      </table:table>
      <text:p text:style-name="Standard"/>
      <text:h text:style-name="P20" text:outline-level="3">4.1.10 評価<text:span text:style-name="T1">ブロック</text:span></text:h>
      <text:p text:style-name="Standard"><text:span text:style-name="T1">　toy-lang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　Lispでは、評価は自動的に実行されますが、toy-langの場合は、プログラマが明示的に示す必要があることがLispとは大きく異なる部分です。</text:p>
      <text:p text:style-name="P5"/>
      <text:p text:style-name="P29">評価ブロックによる置換の例:</text:p>
      <table:table table:name="表3" table:style-name="表3">
        <table:table-column table:style-name="表3.A"/>
        <table:table-row table:style-name="表3.1">
          <table:table-cell table:style-name="表3.A1" office:value-type="string">
            <text:p text:style-name="P50">set i 10;　</text:p>
            <text:p text:style-name="P50">println [$i ++];<text:tab/><text:tab/># → 11</text:p>
            <text:p text:style-name="P50"/>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p>
      <text:p text:style-name="P5"/>
      <text:h text:style-name="P38" text:outline-level="3">4.1.11<text:span text:style-name="T1"> </text:span>関数</text:h>
      <text:p text:style-name="P5">　toy-langの関数もまたファーストクラスオブジェクトの性質をもちます。関数は、funコマンド、defunコマンドおよび、Objectクラスのmethodメソッドにより生成されます。</text:p>
      <text:p text:style-name="P5">　funコマンド、defunコマンドおよびmethodメソッドにより生成されるのはすべて関数型のデータであり、生成のされかたによりその関数がどのように管理されるのかが異なります。</text:p>
      <text:p text:style-name="P5">　funコマンドでは、名前の無い関数を生成することが可能です。</text:p>
      <text:p text:style-name="P5">　defunコマンドでは、名前付きの関数を生成し、グローバルなスコープで関数を名前で呼び出すことができるようになります。</text:p>
      <text:p text:style-name="P5">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
      <text:h text:style-name="P20" text:outline-level="3">4.1.12 オブジェクト</text:h>
      <text:p text:style-name="Standard">　toy-lang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38" text:outline-level="3">4.1.13 制御</text:h>
      <text:p text:style-name="P11">　toy-langの制御型は、関数からの戻り値を指定して関数を終了したり、ループの実行を中断、再開したりするためのものです。</text:p>
      <text:p text:style-name="P11">　制御は、以下のコマンドにより生成されます。</text:p>
      <text:p text:style-name="P11"/>
      <text:list text:style-name="L3">
        <text:list-item>
          <text:p text:style-name="P81">return</text:p>
        </text:list-item>
        <text:list-item>
          <text:p text:style-name="P81">break</text:p>
        </text:list-item>
        <text:list-item>
          <text:p text:style-name="P81">continue</text:p>
        </text:list-item>
        <text:list-item>
          <text:p text:style-name="P81">retry</text:p>
        </text:list-item>
        <text:list-item>
          <text:p text:style-name="P81">redo</text:p>
        </text:list-item>
        <text:list-item>
          <text:p text:style-name="P81">goto</text:p>
        </text:list-item>
      </text:list>
      <text:p text:style-name="P31"/>
      <text:p text:style-name="P31">　returnは、関数の実行を中断し、returnの引き数の値を結果として呼び出し元へ返します。</text:p>
      <text:p text:style-name="P31">　breakは、ループの処理を中断します。<text:span text:style-name="T1">引数を</text:span>指定することにより、結果<text:span text:style-name="T1">として値</text:span>を返すことが可能です。</text:p>
      <text:p text:style-name="P31">　continueは、現在のループの処理を中断し、次の要素<text:span text:style-name="T1">から</text:span>処理を<text:span text:style-name="T1">再開</text:span>します。</text:p>
      <text:p text:style-name="P31">　retryは、現在のループの処理を中断し、ループの最初から処理をやり直します。</text:p>
      <text:p text:style-name="P31">　redoは、現在のループの処理を中断し、もう一度同じ要素の処理を再開します。</text:p>
      <text:p text:style-name="P31">　gotoは、現在のスタックフレームのまま、制御を指定した関数に移します。その際、遷移先の関数に対して引数を指定することが可能です。</text:p>
      <text:p text:style-name="P31"/>
      <text:h text:style-name="P38" text:outline-level="3"/>
      <text:h text:style-name="P20" text:outline-level="3">4.1.14<text:span text:style-name="T1"> </text:span>例外</text:h>
      <text:p text:style-name="P11">　例外は、toy-lang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1">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1">　tryコマンドが例外を補足した際に、発生した例外を参照するには、tryコマンドのcatch:ブロックに渡されるバインド変数を使用する必要があります。</text:p>
      <text:p text:style-name="P11">　スクリプト中で例外を明示的に発生させるためには、throwコマンドを使用します。</text:p>
      <text:p text:style-name="P11"/>
      <text:h text:style-name="P38" text:outline-level="3">4.1.15 バインドリスト</text:h>
      <text:p text:style-name="P11">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29"/>
      <text:p text:style-name="P29">バインドリストの例:</text:p>
      <table:table table:name="表4" table:style-name="表4">
        <table:table-column table:style-name="表4.A"/>
        <table:table-row table:style-name="表4.1">
          <table:table-cell table:style-name="表4.A1" office:value-type="string">
            <text:p text:style-name="P50">(1 2 3) each do: {| i | <text:tab/><text:tab/># | i | はバインドリスト</text:p>
            <text:p text:style-name="P50">　　　　println $i<text:tab/><text:tab/><text:tab/># iはバインド変数 </text:p>
            <text:p text:style-name="P50">};</text:p>
            <text:p text:style-name="P51"/>
          </table:table-cell>
        </table:table-row>
      </table:table>
      <text:p text:style-name="P6"/>
      <text:p text:style-name="P11"><text:span text:style-name="T1">　toy-lang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6"/>
      <text:p text:style-name="P48"><text:span text:style-name="T19">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49"/>
      <text:p text:style-name="P49"/>
      <text:p text:style-name="P6"/>
      <text:h text:style-name="P23" text:outline-level="2">4.2<text:bookmark-start text:name="_Ref230609166"/><text:bookmark-start text:name="_Ref230609117"/> クラス<text:bookmark-end text:name="_Ref230609166"/><text:bookmark-end text:name="_Ref230609117"/></text:h>
      <text:p text:style-name="Standard">　toy-langのクラス構成は以下のとおりです。</text:p>
      <text:p text:style-name="Standard"/>
      <text:p text:style-name="P32">Object<text:tab/>全てのオブジェクトの基底クラスです。</text:p>
      <text:p text:style-name="P43">Nil<text:tab/>nilのwrapperクラスです。</text:p>
      <text:p text:style-name="P43">Integer<text:tab/>整数型のwrapperクラスです。</text:p>
      <text:p text:style-name="P46">Real<text:tab/>浮動小数点型のwrapperクラスです。</text:p>
      <text:p text:style-name="P43">List<text:tab/>リスト型のwrapperクラスです。</text:p>
      <text:p text:style-name="P45">String<text:tab/>文字列型のwrapperクラスです。</text:p>
      <text:p text:style-name="P45">RQuote<text:tab/>正規表現型のwrapperクラスです。</text:p>
      <text:p text:style-name="P45">Block<text:tab/>ブロック(クロージャ)型のwrapperクラスです。</text:p>
      <text:p text:style-name="P45">Hash<text:tab/>Hashクラスです。キー・値のペアでデータを管理するクラスです。</text:p>
      <text:p text:style-name="P43">Array<text:tab/>Arrayクラスです。任意の型をインデックス番号で管理するクラスです。</text:p>
      <text:p text:style-name="P42">Functions<text:tab/>名前付き関数が便宜的にメンバとして登録されるクラスです。</text:p>
      <text:p text:style-name="P44">File<text:tab/>ファイル入出力のためのクラスです。</text:p>
      <text:p text:style-name="P30"/>
      <text:p text:style-name="P30">　toy-langにおけるwrapperクラスは、基本的なデータ型(nil、整数、浮動小数点、リスト、文字列、正規表現文字列および、ブロッ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31"/>
      <text:p text:style-name="P34"><text:bookmark-end text:name="_Ref230609227"/>　各クラスの詳細については、「5章　リファレンス」を参照して下さい。</text:p>
      <text:p text:style-name="P34"/>
      <text:h text:style-name="P22" text:outline-level="2">4.3 プログラムの構成</text:h>
      <text:p text:style-name="P5">　toy-lang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text:p>
      <text:p text:style-name="P5"/>
      <text:p text:style-name="P29">スクリプトの例:</text:p>
      <table:table table:name="表6" table:style-name="表6">
        <table:table-column table:style-name="表6.A"/>
        <table:table-row table:style-name="表6.1">
          <table:table-cell table:style-name="表6.A1" office:value-type="string">
            <text:p text:style-name="P50">1: set i 0;</text:p>
            <text:p text:style-name="P50">2: $i ++;</text:p>
            <text:p text:style-name="P50">3: if {$i &gt;= 10} then: {</text:p>
            <text:p text:style-name="P50">4: <text:s text:c="4"/>println "$i greater than 10.";</text:p>
            <text:p text:style-name="P50">5: };</text:p>
            <text:p text:style-name="P51"/>
          </table:table-cell>
        </table:table-row>
      </table:table>
      <text:p text:style-name="P6"/>
      <text:p text:style-name="P6"/>
      <text:p text:style-name="P5">(1) コメント</text:p>
      <text:p text:style-name="P5">　toy-langのコメントは、“<text:span text:style-name="T5">#</text:span>” で始まり、その行の終わりまでとなります。</text:p>
      <text:p text:style-name="P5"/>
      <text:p text:style-name="P29">コメントの例:</text:p>
      <table:table table:name="表12" table:style-name="表12">
        <table:table-column table:style-name="表12.A"/>
        <table:table-row table:style-name="表12.1">
          <table:table-cell table:style-name="表12.A1" office:value-type="string">
            <text:p text:style-name="P50"># この行はコメントです。</text:p>
            <text:p text:style-name="P50">set i 0; # シャープ記号(#)から行の最後までがコメントです。</text:p>
            <text:p text:style-name="P51"/>
          </table:table-cell>
        </table:table-row>
      </table:table>
      <text:p text:style-name="P6">(2) 文</text:p>
      <text:p text:style-name="P7">　文は、toy-langの評価の最小単位であり、スクリプト内の文を先頭から順に評価することでプログラムのアルゴリズムを実現します。スクリプト中の各文は、“<text:span text:style-name="T5">;</text:span><text:span text:style-name="T9">”で終端します。</text:span></text:p>
      <text:p text:style-name="P5"/>
      <text:p text:style-name="P6">(3) スクリプト</text:p>
      <text:p text:style-name="P5">　スクリプトは、toy-langで記述されたプログラムです。スクリプトは、toy-langの文の集まりです。また先に説明したブロックや評価ブロックの中も文の集まりであり、スクリプト中に再帰的にスクリプトの構造が現れます。</text:p>
      <text:p text:style-name="P5">　スクリプトは、通常はファイルにテキスト形式で記述し、loadコマンドによりインタプリタに読み込み、評価、実行します。</text:p>
      <text:p text:style-name="P5"/>
      <text:p text:style-name="P6"/>
      <text:p text:style-name="P84">(4) スクリプト/関数の値</text:p>
      <text:p text:style-name="P6">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6">　さらに、関数を実行した場合は、“<text:span text:style-name="T5">return</text:span>” コマンドにより戻り値を指定することも可能です。</text:p>
      <text:p text:style-name="P6"/>
      <text:p text:style-name="P6">(5) 文の実行結果</text:p>
      <text:p text:style-name="P6">　文を実行した後は、特殊なローカル変数である、“<text:span text:style-name="T5">?</text:span>” <text:s/>にその結果が設定されます。参照する際には、“<text:span text:style-name="T5">$?</text:span>” <text:s/>とします。</text:p>
      <text:p text:style-name="P29"/>
      <text:p text:style-name="P29">文の実行結果:</text:p>
      <table:table table:name="表15" table:style-name="表15">
        <table:table-column table:style-name="表15.A"/>
        <table:table-row table:style-name="表15.1">
          <table:table-cell table:style-name="表15.A1" office:value-type="string">
            <text:p text:style-name="P55">set i 100;</text:p>
            <text:p text:style-name="P55">$i + 1;</text:p>
            <text:p text:style-name="P55">println $?;<text:tab/><text:tab/># → 101</text:p>
            <text:p text:style-name="P55"/>
          </table:table-cell>
        </table:table-row>
      </table:table>
      <text:p text:style-name="P6"/>
      <text:h text:style-name="P21" text:outline-level="2"><text:span text:style-name="T1">4.4</text:span> <text:span text:style-name="T1">構文規則</text:span></text:h>
      <text:p text:style-name="P5">　toy-langの文は、以下の規則に従い評価されます。</text:p>
      <text:p text:style-name="P5"/>
      <text:list text:style-name="L4">
        <text:list-item>
          <text:p text:style-name="P82">関数　[ 引数　... ]　;<text:tab/><text:tab/><text:tab/>…　構文規則1</text:p>
        </text:list-item>
        <text:list-item>
          <text:p text:style-name="P82">オブジェクト　メソッド　[ 引数　... ]　;<text:tab/>…　構文規則2</text:p>
        </text:list-item>
      </text:list>
      <text:p text:style-name="P5"/>
      <text:p text:style-name="P5">(1) 関数呼び出し</text:p>
      <text:p text:style-name="P5">　構文規則1は、組み込み関数、ユーザ定義関数および、カレントオブジェクトのメソッドを呼び出すための構文です。</text:p>
      <text:p text:style-name="P5">　文の最初のキーワードが評価され、組み込み関数、ユーザ定義関数もしくは、メソッドである場合に、その関数が実行されます。</text:p>
      <text:p text:style-name="P5"/>
      <text:p text:style-name="P29">関数呼び出しの例:</text:p>
      <table:table table:name="表7" table:style-name="表7">
        <table:table-column table:style-name="表7.A"/>
        <table:table-row table:style-name="表7.1">
          <table:table-cell table:style-name="表7.A1" office:value-type="string">
            <text:p text:style-name="P50">set x 100;<text:tab/><text:tab/># → 組み込み関数の呼び出し</text:p>
            <text:p text:style-name="P50">foo ”a string”;<text:tab/># → ユーザ定義関数の呼び出し</text:p>
            <text:p text:style-name="P51"/>
          </table:table-cell>
        </table:table-row>
      </table:table>
      <text:p text:style-name="P33"/>
      <text:p text:style-name="P3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3"/>
      <text:p text:style-name="P29">暗黙のメソッド呼び出しの例:</text:p>
      <table:table table:name="表9" table:style-name="表9">
        <table:table-column table:style-name="表9.A"/>
        <table:table-row table:style-name="表9.1">
          <table:table-cell table:style-name="表9.A1" office:value-type="string">
            <text:p text:style-name="P50">class F;</text:p>
            <text:p text:style-name="P50">F method m1 (x) {</text:p>
            <text:p text:style-name="P50"><text:s text:c="4"/>m2 $x;<text:tab/><text:tab/># F::m2 の呼び出し</text:p>
            <text:p text:style-name="P51">};</text:p>
            <text:p text:style-name="P52">F method m2 (x) {</text:p>
            <text:p text:style-name="P52"><text:s text:c="3"/>println $x;</text:p>
            <text:p text:style-name="P52">};</text:p>
            <text:p text:style-name="P52"/>
          </table:table-cell>
        </table:table-row>
      </table:table>
      <text:p text:style-name="P33"/>
      <text:p text:style-name="P35">(2) メソッド呼び出し</text:p>
      <text:p text:style-name="P5">　構文規則2は、オブジェクトに対してメソッドを適用するための構文です。</text:p>
      <text:p text:style-name="P5">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3"/>
      <text:p text:style-name="P29">メソッド呼び出しの例:</text:p>
      <table:table table:name="表8" table:style-name="表8">
        <table:table-column table:style-name="表8.A"/>
        <table:table-row table:style-name="表8.1">
          <table:table-cell table:style-name="表8.A1" office:value-type="string">
            <text:p text:style-name="P50">class F;</text:p>
            <text:p text:style-name="P51">F method m1 (x) {</text:p>
            <text:p text:style-name="P51"><text:s text:c="4"/>println $x;</text:p>
            <text:p text:style-name="P51">};</text:p>
            <text:p text:style-name="P51">set o [new F];</text:p>
            <text:p text:style-name="P51">$o 100;<text:tab/># → 100</text:p>
            <text:p text:style-name="P51"/>
          </table:table-cell>
        </table:table-row>
      </table:table>
      <text:p text:style-name="P6"/>
      <text:p text:style-name="P6">　この呼び出し規則は、組み込みのデータ型でも良く使用します。例えば、整数型に対する演算などは、この呼び出し規則の典型的な例となります。</text:p>
      <text:p text:style-name="P6"/>
      <text:p text:style-name="P29">整数データによるIntegerクラスメソッドの呼び出しの例:</text:p>
      <table:table table:name="表10" table:style-name="表10">
        <table:table-column table:style-name="表10.A"/>
        <table:table-row table:style-name="表10.1">
          <table:table-cell table:style-name="表10.A1" office:value-type="string">
            <text:p text:style-name="P51">set i 0;</text:p>
            <text:p text:style-name="P51">$i + 1;<text:tab/># Integer::+ の呼び出し</text:p>
            <text:p text:style-name="P51"/>
          </table:table-cell>
        </table:table-row>
      </table:table>
      <text:p text:style-name="P6"/>
      <text:p text:style-name="P6">(3) クラスメソッド呼び出し</text:p>
      <text:p text:style-name="P6">　構文規則2のもうひとつの場合として、文の最初のキーワードがクラス名の場合、そのクラスのメソッドが呼び出されます。</text:p>
      <text:p text:style-name="P6"/>
      <text:p text:style-name="P29">クラスメソッドの呼び出しの例:</text:p>
      <table:table table:name="表11" table:style-name="表11">
        <table:table-column table:style-name="表11.A"/>
        <table:table-row table:style-name="表11.1">
          <table:table-cell table:style-name="表11.A1" office:value-type="string">
            <text:p text:style-name="P51">Integer method foo　()　{</text:p>
            <text:p text:style-name="P51"><text:s text:c="4"/># do something</text:p>
            <text:p text:style-name="P51"><text:s text:c="4"/>...</text:p>
            <text:p text:style-name="P51">};</text:p>
            <text:p text:style-name="P51">Integer foo;<text:tab/><text:tab/># クラスメソッドの呼び出し</text:p>
            <text:p text:style-name="P51"/>
          </table:table-cell>
        </table:table-row>
      </table:table>
      <text:p text:style-name="P6"/>
      <text:p text:style-name="P6">　この例のように、組み込みクラスおよび、ユーザ定義のクラスに対して、動的にメソッドを定義することが可能です。</text:p>
      <text:p text:style-name="P6"/>
      <text:h text:style-name="P21" text:outline-level="2">4.5 変数</text:h>
      <text:p text:style-name="P5">　toy-langには、プログラム中で設定したり参照することが可能な変数があります。変数のクラスとしては、ローカル変数、インスタンス変数および、グローバル変数があります。</text:p>
      <text:p text:style-name="P5">　変数の参照は、プログラムのテキスト中で、変数のシンボル名の先頭に“<text:span text:style-name="T5">$</text:span>” を付与することにより行います。プログラムのコンテキストで、各変数クラスに同名の変数が存在した場合、</text:p>
      <text:p text:style-name="P5"/>
      <text:p text:style-name="P5"><text:tab/>ローカル変数　→　インスタンス変数　→　グローバル変数</text:p>
      <text:p text:style-name="P5"/>
      <text:p text:style-name="P5">の順序で変数の検索が行われます。</text:p>
      <text:p text:style-name="P5"/>
      <text:p text:style-name="P5">　toy-langの変数は動的なものです。スクリプトの任意の時点で任意の型のデータを設定することが可能です。</text:p>
      <text:p text:style-name="P5"/>
      <text:p text:style-name="P5">(1) ローカル変数</text:p>
      <text:p text:style-name="P5">　ローカル変数は、関数の呼び出し毎に生成されるスタック環境です。</text:p>
      <text:p text:style-name="P5"/>
      <text:p text:style-name="P5"><draw:g text:anchor-type="paragraph" draw:z-index="416" draw:style-name="gr2"><draw:rect draw:style-name="gr3" draw:text-style-name="P103" svg:width="4.476cm" svg:height="3.502cm" svg:x="1.862cm" svg:y="0.499cm"><text:p/></draw:rect><draw:g draw:style-name="gr4"><draw:rect draw:style-name="gr5" draw:text-style-name="P103" svg:width="4.211cm" svg:height="0.773cm" svg:x="1.995cm" svg:y="3.075cm"><text:p/></draw:rect><draw:frame draw:style-name="gr6" draw:text-style-name="P104" svg:width="3.596cm" svg:height="0.486cm" svg:x="2.324cm" svg:y="3.207cm"><draw:text-box><text:p text:style-name="P103"><text:span text:style-name="T24">ローカル変数スロット</text:span></text:p></draw:text-box></draw:frame></draw:g><draw:rect draw:style-name="gr3" draw:text-style-name="P103" svg:width="4.476cm" svg:height="3.546cm" svg:x="9.886cm" svg:y="0.455cm"><text:p/></draw:rect><draw:g draw:style-name="gr4"><draw:rect draw:style-name="gr5" draw:text-style-name="P103" svg:width="4.211cm" svg:height="0.773cm" svg:x="10.02cm" svg:y="3.075cm"><text:p/></draw:rect><draw:frame draw:style-name="gr6" draw:text-style-name="P104" svg:width="3.596cm" svg:height="0.486cm" svg:x="10.35cm" svg:y="3.207cm"><draw:text-box><text:p text:style-name="P103"><text:span text:style-name="T24">ローカル変数スロット</text:span></text:p></draw:text-box></draw:frame></draw:g><draw:frame draw:style-name="gr7" draw:text-style-name="P104" svg:width="3.991cm" svg:height="0.507cm" svg:x="10.308cm" svg:y="4.394cm"><draw:text-box><text:p text:style-name="P103"><text:span text:style-name="T24">ローカル変数スタック</text:span></text:p></draw:text-box></draw:frame><draw:g draw:style-name="gr4"><draw:rect draw:style-name="gr5" draw:text-style-name="P103" svg:width="4.211cm" svg:height="0.773cm" svg:x="10.02cm" svg:y="2.113cm"><text:p/></draw:rect><draw:frame draw:style-name="gr6" draw:text-style-name="P104" svg:width="3.596cm" svg:height="0.486cm" svg:x="10.35cm" svg:y="2.246cm"><draw:text-box><text:p text:style-name="P103"><text:span text:style-name="T24">ローカル変数スロット</text:span></text:p></draw:text-box></draw:frame></draw:g><draw:frame draw:style-name="gr7" draw:text-style-name="P104" svg:width="3.991cm" svg:height="0.507cm" svg:x="2.127cm" svg:y="4.42cm"><draw:text-box><text:p text:style-name="P103"><text:span text:style-name="T24">ローカル変数スタック</text:span></text:p></draw:text-box></draw:frame><draw:g draw:style-name="gr4"><draw:line draw:style-name="gr8" draw:text-style-name="P103" svg:x1="0.441cm" svg:y1="3.584cm" svg:x2="1.521cm" svg:y2="3.584cm"><text:p/></draw:line><draw:frame draw:style-name="gr7" draw:text-style-name="P106" svg:width="1.333cm" svg:height="0.743cm" svg:x="0.333cm" svg:y="3.824cm"><draw:text-box><text:p text:style-name="P105"><text:span text:style-name="T24">スタック</text:span></text:p><text:p text:style-name="P105"><text:span text:style-name="T24">ポインタ</text:span></text:p></draw:text-box></draw:frame></draw:g><draw:g draw:style-name="gr4"><draw:line draw:style-name="gr8" draw:text-style-name="P103" svg:x1="8.447cm" svg:y1="2.57cm" svg:x2="9.527cm" svg:y2="2.57cm"><text:p/></draw:line><draw:frame draw:style-name="gr7" draw:text-style-name="P106" svg:width="1.333cm" svg:height="0.743cm" svg:x="8.336cm" svg:y="2.812cm"><draw:text-box><text:p text:style-name="P105"><text:span text:style-name="T24">スタック</text:span></text:p><text:p text:style-name="P105"><text:span text:style-name="T24">ポインタ</text:span></text:p></draw:text-box></draw:frame></draw:g><draw:g draw:style-name="gr4"><draw:frame draw:style-name="gr7" draw:text-style-name="P104" svg:width="2.867cm" svg:height="0.507cm" svg:x="6.757cm" svg:y="-0.044cm"><draw:text-box><text:p text:style-name="P103"><text:span text:style-name="T24">関数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04" svg:width="2.867cm" svg:height="0.507cm" svg:x="6.757cm" svg:y="4.741cm"><draw:text-box><text:p text:style-name="P103"><text:span text:style-name="T24">関数からの復帰</text:span></text:p></draw:text-box></draw:frame><draw:custom-shape draw:style-name="gr9"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
      <text:p text:style-name="P5"/>
      <text:p text:style-name="P5"/>
      <text:p text:style-name="P5"/>
      <text:p text:style-name="P5"/>
      <text:p text:style-name="P5"/>
      <text:p text:style-name="P5"/>
      <text:p text:style-name="P5"/>
      <text:p text:style-name="P5"/>
      <text:p text:style-name="P5">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　関数の呼び出しにより、新たなローカル変数スロットが生成され、関数の終了とともにそのスロットは消滅します。ただし正確には、関数内にてクロージャが生成された際には、そのクロージャに構成の一部としてその時のローカル変数スロットが保持されます。</text:p>
      <text:p text:style-name="P5">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5"/>
      <text:p text:style-name="P5">(2) インスタンス変数</text:p>
      <text:p text:style-name="P5"><text:soft-page-break/>　インスタンス変数は、オブジェクトが持つ変数です。インスタンス変数は、オブジェクトの生成により、そのオブジェクトの内部に生成されるインスタンス変数スロットに保持されます。</text:p>
      <text:p text:style-name="P5"/>
      <text:p text:style-name="P5"/>
      <text:p text:style-name="P5"><draw:g text:anchor-type="paragraph" draw:z-index="417" draw:style-name="gr2"><draw:rect draw:style-name="gr3" draw:text-style-name="P103" svg:width="4.476cm" svg:height="3.502cm" svg:x="1.862cm" svg:y="0.499cm"><text:p/></draw:rect><draw:g draw:style-name="gr4"><draw:rect draw:style-name="gr5" draw:text-style-name="P103" svg:width="4.211cm" svg:height="0.773cm" svg:x="1.995cm" svg:y="3.075cm"><text:p/></draw:rect><draw:frame draw:style-name="gr6" draw:text-style-name="P104" svg:width="3.596cm" svg:height="0.486cm" svg:x="2.324cm" svg:y="3.207cm"><draw:text-box><text:p text:style-name="P103"><text:span text:style-name="T24">ローカル変数スロット</text:span></text:p></draw:text-box></draw:frame></draw:g><draw:rect draw:style-name="gr3" draw:text-style-name="P103" svg:width="4.476cm" svg:height="3.546cm" svg:x="9.886cm" svg:y="0.455cm"><text:p/></draw:rect><draw:g draw:style-name="gr4"><draw:rect draw:style-name="gr5" draw:text-style-name="P103" svg:width="4.211cm" svg:height="0.773cm" svg:x="10.02cm" svg:y="3.075cm"><text:p/></draw:rect><draw:frame draw:style-name="gr6" draw:text-style-name="P104" svg:width="3.596cm" svg:height="0.486cm" svg:x="10.35cm" svg:y="3.207cm"><draw:text-box><text:p text:style-name="P103"><text:span text:style-name="T24">ローカル変数スロット</text:span></text:p></draw:text-box></draw:frame></draw:g><draw:frame draw:style-name="gr7" draw:text-style-name="P104" svg:width="3.991cm" svg:height="0.507cm" svg:x="10.308cm" svg:y="4.394cm"><draw:text-box><text:p text:style-name="P103"><text:span text:style-name="T24">ローカル変数スタック</text:span></text:p></draw:text-box></draw:frame><draw:g draw:style-name="gr4"><draw:rect draw:style-name="gr5" draw:text-style-name="P103" svg:width="4.211cm" svg:height="0.773cm" svg:x="10.02cm" svg:y="2.113cm"><text:p/></draw:rect><draw:frame draw:style-name="gr6" draw:text-style-name="P104" svg:width="3.596cm" svg:height="0.486cm" svg:x="10.35cm" svg:y="2.246cm"><draw:text-box><text:p text:style-name="P103"><text:span text:style-name="T24">ローカル変数スロット</text:span></text:p></draw:text-box></draw:frame></draw:g><draw:frame draw:style-name="gr7" draw:text-style-name="P104" svg:width="3.991cm" svg:height="0.507cm" svg:x="2.127cm" svg:y="4.42cm"><draw:text-box><text:p text:style-name="P103"><text:span text:style-name="T24">ローカル変数スタック</text:span></text:p></draw:text-box></draw:frame><draw:g draw:style-name="gr4"><draw:line draw:style-name="gr8" draw:text-style-name="P103" svg:x1="0.441cm" svg:y1="3.584cm" svg:x2="1.521cm" svg:y2="3.584cm"><text:p/></draw:line><draw:frame draw:style-name="gr7" draw:text-style-name="P106" svg:width="1.333cm" svg:height="0.743cm" svg:x="0.333cm" svg:y="3.824cm"><draw:text-box><text:p text:style-name="P105"><text:span text:style-name="T24">スタック</text:span></text:p><text:p text:style-name="P105"><text:span text:style-name="T24">ポインタ</text:span></text:p></draw:text-box></draw:frame></draw:g><draw:g draw:style-name="gr4"><draw:line draw:style-name="gr8" draw:text-style-name="P103" svg:x1="8.447cm" svg:y1="2.57cm" svg:x2="9.527cm" svg:y2="2.57cm"><text:p/></draw:line><draw:frame draw:style-name="gr7" draw:text-style-name="P106" svg:width="1.333cm" svg:height="0.743cm" svg:x="8.336cm" svg:y="2.812cm"><draw:text-box><text:p text:style-name="P105"><text:span text:style-name="T24">スタック</text:span></text:p><text:p text:style-name="P105"><text:span text:style-name="T24">ポインタ</text:span></text:p></draw:text-box></draw:frame></draw:g><draw:frame draw:style-name="gr7" draw:text-style-name="P104" svg:width="2.867cm" svg:height="0.507cm" svg:x="6.757cm" svg:y="-0.044cm"><draw:text-box><text:p text:style-name="P103"><text:span text:style-name="T24">メソッド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03" svg:width="4.476cm" svg:height="3.502cm" svg:x="1.862cm" svg:y="8.215cm"><text:p/></draw:rect><draw:rect draw:style-name="gr10" draw:text-style-name="P103" svg:width="4.211cm" svg:height="0.773cm" svg:x="1.995cm" svg:y="10.79cm"><text:p/></draw:rect><draw:frame draw:style-name="gr6" draw:text-style-name="P104" svg:width="4.079cm" svg:height="0.486cm" svg:x="2.127cm" svg:y="10.922cm"><draw:text-box><text:p text:style-name="P103"><text:span text:style-name="T24">インスタンス変数スロット</text:span></text:p></draw:text-box></draw:frame><draw:rect draw:style-name="gr3" draw:text-style-name="P103" svg:width="4.476cm" svg:height="3.546cm" svg:x="9.886cm" svg:y="8.17cm"><text:p/></draw:rect><draw:rect draw:style-name="gr10" draw:text-style-name="P103" svg:width="4.211cm" svg:height="0.773cm" svg:x="10.02cm" svg:y="10.79cm"><text:p/></draw:rect><draw:frame draw:style-name="gr6" draw:text-style-name="P104" svg:width="3.991cm" svg:height="0.486cm" svg:x="10.131cm" svg:y="10.922cm"><draw:text-box><text:p text:style-name="P103"><text:span text:style-name="T24">インスタンス変数スロット</text:span></text:p></draw:text-box></draw:frame><draw:frame draw:style-name="gr7" draw:text-style-name="P104" svg:width="3.991cm" svg:height="0.507cm" svg:x="10.308cm" svg:y="12.109cm"><draw:text-box><text:p text:style-name="P103"><text:span text:style-name="T24">オブジェクトスタック</text:span></text:p></draw:text-box></draw:frame><draw:rect draw:style-name="gr10" draw:text-style-name="P103" svg:width="4.211cm" svg:height="0.773cm" svg:x="10.02cm" svg:y="9.828cm"><text:p/></draw:rect><draw:frame draw:style-name="gr6" draw:text-style-name="P104" svg:width="3.97cm" svg:height="0.486cm" svg:x="10.131cm" svg:y="9.961cm"><draw:text-box><text:p text:style-name="P103"><text:span text:style-name="T24">インスタンス変数スロット</text:span></text:p></draw:text-box></draw:frame><draw:frame draw:style-name="gr7" draw:text-style-name="P104" svg:width="3.991cm" svg:height="0.507cm" svg:x="2.127cm" svg:y="12.136cm"><draw:text-box><text:p text:style-name="P103"><text:span text:style-name="T24">オブジェクトスタック</text:span></text:p></draw:text-box></draw:frame><draw:g draw:style-name="gr4"><draw:line draw:style-name="gr8" draw:text-style-name="P103" svg:x1="0.441cm" svg:y1="11.298cm" svg:x2="1.521cm" svg:y2="11.298cm"><text:p/></draw:line><draw:frame draw:style-name="gr7" draw:text-style-name="P106" svg:width="1.333cm" svg:height="0.743cm" svg:x="0.333cm" svg:y="11.539cm"><draw:text-box><text:p text:style-name="P105"><text:span text:style-name="T24">スタック</text:span></text:p><text:p text:style-name="P105"><text:span text:style-name="T24">ポインタ</text:span></text:p></draw:text-box></draw:frame></draw:g><draw:g draw:style-name="gr4"><draw:line draw:style-name="gr8" draw:text-style-name="P103" svg:x1="8.447cm" svg:y1="10.285cm" svg:x2="9.527cm" svg:y2="10.285cm"><text:p/></draw:line><draw:frame draw:style-name="gr7" draw:text-style-name="P106" svg:width="1.333cm" svg:height="0.743cm" svg:x="8.336cm" svg:y="10.527cm"><draw:text-box><text:p text:style-name="P105"><text:span text:style-name="T24">スタック</text:span></text:p><text:p text:style-name="P105"><text:span text:style-name="T24">ポインタ</text:span></text:p></draw:text-box></draw:frame></draw:g><draw:frame draw:style-name="gr7" draw:text-style-name="P104" svg:width="2.867cm" svg:height="0.507cm" svg:x="6.757cm" svg:y="12.457cm"><draw:text-box><text:p text:style-name="P103"><text:span text:style-name="T24">メソッドからの復帰</text:span></text:p></draw:text-box></draw:frame><draw:custom-shape draw:style-name="gr9"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04" svg:width="2.867cm" svg:height="0.507cm" svg:x="8.279cm" svg:y="5.486cm"><draw:text-box><text:p text:style-name="P103"><text:span text:style-name="T24">オブジェクト</text:span></text:p></draw:text-box></draw:frame><draw:rect draw:style-name="gr12" draw:text-style-name="P103" svg:width="4.211cm" svg:height="0.773cm" svg:x="7.595cm" svg:y="6.119cm"><text:p/></draw:rect><draw:frame draw:style-name="gr6" draw:text-style-name="P104" svg:width="3.97cm" svg:height="0.486cm" svg:x="7.706cm" svg:y="6.265cm"><draw:text-box><text:p text:style-name="P103"><text:span text:style-name="T24">インスタンス変数スロット</text:span></text:p></draw:text-box></draw:frame></draw:g><draw:path draw:style-name="gr13" draw:text-style-name="P103" svg:width="3.304cm" svg:height="3.703cm" svg:x="11.804cm" svg:y="6.435cm" svg:viewBox="0 0 3305 3704" svg:d="m0 0c131 23 2540 707 3022 1302s239 1212 65 1564-686 708-947 838"><text:p/></draw:path></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oy-lang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5">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5"/>
      <text:p text:style-name="P5"/>
      <text:p text:style-name="P5">(3) グローバル変数</text:p>
      <text:p text:style-name="P5">　toy-langのグローバル変数は、スクリプト中の全ての場所からの設定、変更が可能です。</text:p>
      <text:p text:style-name="P5"><text:soft-page-break/>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5"/>
      <text:h text:style-name="P21" text:outline-level="2">4.6 関数</text:h>
      <text:p text:style-name="P5">　toy-lang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5">　名前なし関数の生成は、“<text:span text:style-name="T5">fun</text:span>” コマンドを使用します。名前なし関数の呼び出しは、変数の参照や、関数からの戻り値を実行するなどの方法があります。</text:p>
      <text:p text:style-name="P5"/>
      <text:p text:style-name="P29">名前なし関数呼び出しの例:</text:p>
      <table:table table:name="Table1" table:style-name="Table1">
        <table:table-column table:style-name="Table1.A"/>
        <table:table-row table:style-name="Table1.1">
          <table:table-cell table:style-name="Table1.A1" office:value-type="string">
            <text:p text:style-name="P51">set foo [fun (i) {$i + 1}];</text:p>
            <text:p text:style-name="P51">$foo 100;<text:tab/><text:tab/># 名前なし関数の呼び出し</text:p>
            <text:p text:style-name="P51"/>
          </table:table-cell>
        </table:table-row>
      </table:table>
      <text:p text:style-name="P6">　名前つき関数の定義は、“<text:span text:style-name="T5">defun</text:span>” コマンドを使用します。呼び出しは、関数名を指定することにより行います。</text:p>
      <text:p text:style-name="P6"/>
      <text:p text:style-name="P29">名前つき関数呼び出しの例:</text:p>
      <table:table table:name="Table2" table:style-name="Table2">
        <table:table-column table:style-name="Table2.A"/>
        <table:table-row table:style-name="Table2.1">
          <table:table-cell table:style-name="Table2.A1" office:value-type="string">
            <text:p text:style-name="P51">defun foo (i) {$i + 1};</text:p>
            <text:p text:style-name="P51">foo 100;<text:tab/><text:tab/># 名前つき関数の呼び出し</text:p>
            <text:p text:style-name="P51"/>
          </table:table-cell>
        </table:table-row>
      </table:table>
      <text:p text:style-name="P6"/>
      <text:h text:style-name="P21" text:outline-level="2">4.7 クラス</text:h>
      <text:p text:style-name="Standard">　toy-lang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5">　デレゲートクラスとは、普通の言葉で言うところの親クラスのことで、toy-langの場合はこれを複数指定することが可能であり、多重継承のようなことも可能です。</text:p>
      <text:p text:style-name="P5"/>
      <text:p text:style-name="P29">クラス定義の例:</text:p>
      <table:table table:name="Table3" table:style-name="Table3">
        <table:table-column table:style-name="Table3.A"/>
        <table:table-row table:style-name="Table3.1">
          <table:table-cell table:style-name="Table3.A1" office:value-type="string">
            <text:p text:style-name="P51"># 単純なクラスを定義(デフォルトで Object クラスがデレゲートクラスとなる)</text:p>
            <text:p text:style-name="P51">class bar;</text:p>
            <text:p text:style-name="P51"># クラスfooを定義(bar, baz クラスにデレゲートする)</text:p>
            <text:p text:style-name="P51">class foo bar delegate: (baz);</text:p>
            <text:p text:style-name="P51"/>
          </table:table-cell>
        </table:table-row>
      </table:table>
      <text:p text:style-name="P6"/>
      <text:p text:style-name="P6"/>
      <text:p text:style-name="P48"><text:span text:style-name="T19">注意事項</text:span>　delegate: オプションにより複数のデレゲートクラスを指定することが可能ですが、複数の組み込みクラスをデレゲートクラスに指定することは本来複数不可であるべきです。</text:p>
      <text:p text:style-name="P48">たとえばHashクラスとArrayクラスを同時にデレゲートクラスにすることにより、現状ではcoreダンプが発生する可能性があります。</text:p>
      <text:p text:style-name="P49"/>
      <text:p text:style-name="P49"/>
      <text:p text:style-name="P49"/>
      <text:h text:style-name="P21" text:outline-level="2">4.8 オブジェクト</text:h>
      <text:p text:style-name="P5">　toy-lang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　toy-lang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5"/>
      <text:p text:style-name="P29">オブジェクト生成の例:</text:p>
      <table:table table:name="表13" table:style-name="表13">
        <table:table-column table:style-name="表13.A"/>
        <table:table-row table:style-name="表13.1">
          <table:table-cell table:style-name="表13.A1" office:value-type="string">
            <text:p text:style-name="P51"># 単純なオブジェクトの生成(デフォルトでは Object クラスのインスタンスとなる)</text:p>
            <text:p text:style-name="P51">set o [new];</text:p>
            <text:p text:style-name="P51"># クラスを指定してオブジェクトを生成</text:p>
            <text:p text:style-name="P51"><text:span text:style-name="T10">set o [new foo]</text:span>;</text:p>
            <text:p text:style-name="P51"/>
          </table:table-cell>
        </table:table-row>
      </table:table>
      <text:p text:style-name="P6"/>
      <text:h text:style-name="P37" text:outline-level="2"/>
      <text:h text:style-name="P22" text:outline-level="2">4.9 メソッド</text:h>
      <text:p text:style-name="P5">　toy-langのメソッドは、オブジェクトのメンバとして登録された関数のことです。メソッドは、クラスおよびオブジェクトに対して定義することができます。</text:p>
      <text:p text:style-name="P5">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5"/>
      <text:p text:style-name="P29">メソッド定義の例:</text:p>
      <table:table table:name="表16" table:style-name="表16">
        <table:table-column table:style-name="表16.A"/>
        <table:table-row table:style-name="表16.1">
          <table:table-cell table:style-name="表16.A1" office:value-type="string">
            <text:p text:style-name="P51"># ユーザ定義クラスにメソッドを定義する</text:p>
            <text:p text:style-name="P51">class MyClass;</text:p>
            <text:p text:style-name="P51">MyClass method foo(x) {println $x};</text:p>
            <text:p text:style-name="P51"/>
            <text:p text:style-name="P51"># オブジェクトに対してメソッドを定義する</text:p>
            <text:p text:style-name="P51">set x [new MyClass];</text:p>
            <text:p text:style-name="P51">$x method bar(x) {println $x};</text:p>
            <text:p text:style-name="P51"/>
            <text:p text:style-name="P51"># wrapper 組み込みのクラスに独自のメソッドを定義する</text:p>
            <text:p text:style-name="P51">List method print () {println [self]};</text:p>
            <text:p text:style-name="P51">(a b c) print;<text:tab/># → ”(a b c)”</text:p>
            <text:p text:style-name="P51"/>
          </table:table-cell>
        </table:table-row>
      </table:table>
      <text:p text:style-name="P6"/>
      <text:p text:style-name="P5">　メソッドの呼び出しは、オブジェクトにメソッド名を指定することにより行うか、もしくは、そのオブジェクトのメソッドが実行中の場合は、直接メソッド名を指定することにより行います。</text:p>
      <text:p text:style-name="P5"/>
      <text:p text:style-name="P29">メソッド呼び出しの例:</text:p>
      <table:table table:name="表17" table:style-name="表17">
        <table:table-column table:style-name="表17.A"/>
        <table:table-row table:style-name="表17.1">
          <table:table-cell table:style-name="表17.A1" office:value-type="string">
            <text:p text:style-name="P51"># クラス/メソッドを定義し、オブジェクトを生成</text:p>
            <text:p text:style-name="P51">class MyClass;</text:p>
            <text:p text:style-name="P51">MyClass method foo(x) {println $x};</text:p>
            <text:p text:style-name="P51">set x [new MyClass];</text:p>
            <text:p text:style-name="P51"># メソッドの呼び出し</text:p>
            <text:p text:style-name="P51">$x foo ”abc”;<text:tab/><text:tab/># → ”abc”</text:p>
            <text:p text:style-name="P51"/>
          </table:table-cell>
        </table:table-row>
      </table:table>
      <text:p text:style-name="P6"/>
      <text:h text:style-name="P21" text:outline-level="2">4.10 引数</text:h>
      <text:p text:style-name="P5">　toy-lang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5">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
      <text:p text:style-name="P29">仮引数と実引数の例:</text:p>
      <table:table table:name="表18" table:style-name="表18">
        <table:table-column table:style-name="表18.A"/>
        <table:table-row table:style-name="表18.1">
          <table:table-cell table:style-name="表18.A1" office:value-type="string">
            <text:p text:style-name="P51"># 関数定義における仮引数</text:p>
            <text:p text:style-name="P51">defun foo (x y z) {...};<text:tab/># x, y, z が仮引数</text:p>
            <text:p text:style-name="P51"># 関数呼び出しにおける実引数</text:p>
            <text:p text:style-name="P51">foo 1 "abc" (a b c);<text:tab/># 1, ”abc”, (a b c) が実引数</text:p>
            <text:p text:style-name="P51"/>
          </table:table-cell>
        </table:table-row>
      </table:table>
      <text:p text:style-name="P6">　toy-langでの引数の指定の方法にはいくつかのルールがあります。</text:p>
      <text:list text:style-name="L5">
        <text:list-item>
          <text:p text:style-name="P72">位置引数</text:p>
        </text:list-item>
        <text:list-item>
          <text:p text:style-name="P72">キーワード引数</text:p>
        </text:list-item>
        <text:list-item>
          <text:p text:style-name="P72">スイッチ引数</text:p>
        </text:list-item>
        <text:list-item>
          <text:p text:style-name="P72">可変長引数</text:p>
        </text:list-item>
        <text:list-item>
          <text:p text:style-name="P72">遅延評価引数</text:p>
        </text:list-item>
      </text:list>
      <text:p text:style-name="P5"/>
      <text:p text:style-name="P5">上記の各引数のそれぞれは、ひとつの関数およびメソッドの定義内で組み合わせて指定することが可能です。以下、それぞれの引数について説明します。</text:p>
      <text:p text:style-name="P5"/>
      <text:p text:style-name="P16">(1) 位置引数</text:p>
      <text:p text:style-name="P5">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6"/>
      <text:p text:style-name="P29">位置引数の例:</text:p>
      <table:table table:name="表19" table:style-name="表19">
        <table:table-column table:style-name="表19.A"/>
        <table:table-row table:style-name="表19.1">
          <table:table-cell table:style-name="表19.A1" office:value-type="string">
            <text:p text:style-name="P51"># 位置引数の定義</text:p>
            <text:p text:style-name="P51">defun foo (x y z) {...};<text:tab/># x, y, z が仮引数</text:p>
            <text:p text:style-name="P51"># 位置引数を指定して関数を呼び出す</text:p>
            <text:p text:style-name="P51">foo 1 "abc" (a b c);<text:tab/># 1, "abc", (a b c) が実引数</text:p>
            <text:p text:style-name="P51"/>
          </table:table-cell>
        </table:table-row>
      </table:table>
      <text:p text:style-name="P6">上記の例の場合、関数fooが呼び出された際には、x に 1が、y に "abc" が、そして、z にリストとして (a b c) がそれぞれ渡されます。</text:p>
      <text:p text:style-name="P6"/>
      <text:p text:style-name="P8">(2) キーワード引数</text:p>
      <text:p text:style-name="P8">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　キーワード引数の定義は、仮引数側の定義は、「<text:span text:style-name="T12">キーワード</text:span><text:span text:style-name="T8">: </text:span><text:span text:style-name="T12">シンボル名</text:span>」となります。また呼び出し時の指定は、「<text:span text:style-name="T12">キーワード</text:span><text:span text:style-name="T8">: </text:span><text:span text:style-name="T12">値</text:span>」となります。仮引数側のキーワードと呼び出し側のキーワードが一致した際に、呼び出し時の値がキーワード仮引数のシンボル名に設定されます。</text:p>
      <text:p text:style-name="P8">　呼び出し時にキーワード引数が指定されなかった場合は、関数側のシンボルは設定されません。そのため関数側では、キーワード引数が与えられているかどうかを知るために、</text:p>
      <text:p text:style-name="P8">“<text:span text:style-name="T5">set?</text:span>” <text:s/>コマンドを使って調べる必要があります。</text:p>
      <text:p text:style-name="P8"/>
      <text:p text:style-name="P29">キーワード引数の例:</text:p>
      <table:table table:name="表20" table:style-name="表20">
        <table:table-column table:style-name="表20.A"/>
        <table:table-row table:style-name="表20.1">
          <table:table-cell table:style-name="表20.A1" office:value-type="string">
            <text:p text:style-name="P51"># キーワード引数の定義</text:p>
            <text:p text:style-name="P51">defun if (cond then: then-body else: else-body) {...};</text:p>
            <text:p text:style-name="P51"># キーワード引数を指定して関数を呼び出す</text:p>
            <text:p text:style-name="P51">if $x then: {set i 0} # then: キーワード引数を指定、else: は未設定</text:p>
            <text:p text:style-name="P51"/>
          </table:table-cell>
        </table:table-row>
      </table:table>
      <text:p text:style-name="P9"/>
      <text:p text:style-name="P9">上記の例は、if コマンドを模擬的に示したものです。関数呼び出しにおいて thne: キーワードを指定した場合、ifコマンドが呼び出された際には、シンボル名 then-body に値(ここでは、{set i 0} )が設定されます。else: キーワードは設定されていないため、else-bodyシンボルには値は設定されま<text:soft-page-break/>せん。また、この例では、仮引数の定義で、第1引数にはcond というシンボルが指定されていますが、これは、位置引数とキーワード引数を混在して指定可能であることを示しています。</text:p>
      <text:p text:style-name="P9"/>
      <text:p text:style-name="P9">(3) スイッチ引数</text:p>
      <text:p text:style-name="P9">　スイッチ引数は、キーワード引数の実引数を指定する際の糖衣構文です。キーワード引数の実引数を指定する際に「<text:span text:style-name="T8">:</text:span><text:span text:style-name="T12">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9"/>
      <text:p text:style-name="P29">スイッチ引数の例:</text:p>
      <table:table table:name="表21" table:style-name="表21">
        <table:table-column table:style-name="表21.A"/>
        <table:table-row table:style-name="表21.1">
          <table:table-cell table:style-name="表21.A1" office:value-type="string">
            <text:p text:style-name="P51"># キーワード引数の定義</text:p>
            <text:p text:style-name="P51">defun foo (nocase: case-switch) {...};</text:p>
            <text:p text:style-name="P51"># スイッチ引数を指定して関数を呼び出す</text:p>
            <text:p text:style-name="P51">foo :switch;<text:tab/># foo の case-switch には非nilが設定される</text:p>
            <text:p text:style-name="P51">foo;<text:tab/><text:tab/># foo の case-switch には値が設定されない</text:p>
            <text:p text:style-name="P51"/>
          </table:table-cell>
        </table:table-row>
      </table:table>
      <text:p text:style-name="P9"/>
      <text:p text:style-name="P5">(4) 可変長引数</text:p>
      <text:p text:style-name="P5">　位置引数は、仮引数と実引数の数が一致する必要があります。実引数として任意個数の引数を渡したい場合は、キーワードパラメータとして「<text:span text:style-name="T8">args: シンボル名</text:span>」を指定します。このようにすると、位置引数より多い実引数の残りすべては、関数が呼び出された際にargs: キーワード引数のシンボル名にリストとして設定されます。</text:p>
      <text:p text:style-name="P5"/>
      <text:p text:style-name="P29">可変長引数の例:</text:p>
      <table:table table:name="表22" table:style-name="表22">
        <table:table-column table:style-name="表22.A"/>
        <table:table-row table:style-name="表22.1">
          <table:table-cell table:style-name="表22.A1" office:value-type="string">
            <text:p text:style-name="P51"># 可変長引数を利用した関数の呼び出し</text:p>
            <text:p text:style-name="P51">foo 1 2 3;</text:p>
            <text:p text:style-name="P51"># 可変長引数の定義と動作</text:p>
            <text:p text:style-name="P51">defun foo (a args: rest-parameters) {</text:p>
            <text:p text:style-name="P51"><text:s text:c="2"/>println $a;<text:tab/><text:tab/><text:tab/><text:tab/># → 1</text:p>
            <text:p text:style-name="P51"><text:s text:c="2"/>println $rest-parameters<text:tab/><text:tab/># → (2 3)</text:p>
            <text:p text:style-name="P51">};</text:p>
            <text:p text:style-name="P51"/>
          </table:table-cell>
        </table:table-row>
      </table:table>
      <text:p text:style-name="P9"/>
      <text:p text:style-name="P9">　可変長引数と位置引数を同時に指定する際には、実引数の個数は最低限仮引数で定義した個数が必要です。</text:p>
      <text:p text:style-name="P17">(5) 遅延評価引数</text:p>
      <text:p text:style-name="P9">　遅延評価引数は、クロージャブロックの評価を仮引数の参照時まで遅延するための機能です。遅延評価引数を指定するには、関数定義の仮引数シンボル名を「<text:span text:style-name="T5">&amp;</text:span><text:span text:style-name="T8">シンボル名</text:span>」と記述することにより行います。呼び出し側の実引数は、遅延評価引数に対してクロージャブロックを指定します。</text:p>
      <text:p text:style-name="P9"/>
      <text:p text:style-name="P29">遅延評価引数の例:</text:p>
      <table:table table:name="表23" table:style-name="表23">
        <table:table-column table:style-name="表23.A"/>
        <table:table-row table:style-name="表23.1">
          <table:table-cell table:style-name="表23.A1" office:value-type="string">
            <text:p text:style-name="P51"># 遅延評価引数の定義</text:p>
            <text:p text:style-name="P51">defun foo (&amp;a) {</text:p>
            <text:p text:style-name="P51"><text:s text:c="2"/>println $a;<text:tab/># → 1 (初回の参照なのでクロージャ{$i ++}が評価される)</text:p>
            <text:p text:style-name="P51"><text:s text:c="2"/>println $a;<text:tab/># → 1 (2回目以降の参照は、最初の評価結果となる)</text:p>
            <text:p text:style-name="P51">};</text:p>
            <text:p text:style-name="P51"># 遅延評価引数を用いた関数の呼び出し</text:p>
            <text:p text:style-name="P51">set i 0;</text:p>
            <text:p text:style-name="P51">foo {$i ++};</text:p>
            <text:p text:style-name="P51"/>
          </table:table-cell>
        </table:table-row>
      </table:table>
      <text:p text:style-name="P9"/>
      <text:p text:style-name="P9">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9">　遅延評価引数に対して、実引数としてクロージャブロック以外を渡した場合は、通常の変数の参照と同等になります。</text:p>
      <text:p text:style-name="P9"/>
      <text:p text:style-name="P9"/>
      <text:p text:style-name="Standard"/>
      <text:h text:style-name="P21" text:outline-level="2">4.1<text:span text:style-name="T1">1</text:span> マクロ</text:h>
      <text:p text:style-name="P5">　toy-langには、パーサに組み込みのマクロ的な構文があります。ただし、Lispのようにユーザがマクロを定義することはできません。</text:p>
      <text:p text:style-name="P5"/>
      <text:h text:style-name="P39" text:outline-level="3">4.11.1 getマクロ</text:h>
      <text:p text:style-name="P5">　getマクロは、Objectに対してgetメソッドを適用するための糖衣構文です。もともとは、Hashの要素を参照する際の簡易な構文として考えましたが、1引数のgetメソッドを持つオブジェクトに対してはどのオブジェクトに対しても使用可能です。</text:p>
      <text:p text:style-name="P9">　getマクロの記法は、文の中で以下のように記述します;</text:p>
      <text:p text:style-name="P9"/>
      <text:p text:style-name="P9"><text:tab/><text:span text:style-name="T12">オブジェクト</text:span><text:span text:style-name="T8">,</text:span><text:span text:style-name="T12">パラメータ</text:span></text:p>
      <text:p text:style-name="P9"/>
      <text:p text:style-name="P9">このように記述した際、実行時には以下のように置換され、オブジェクトのgetメソッドが呼び出されます。</text:p>
      <text:p text:style-name="P9"/>
      <text:p text:style-name="P9"><text:tab/><text:span text:style-name="T5">[</text:span><text:span text:style-name="T12">オブジェクト </text:span><text:span text:style-name="T8">get </text:span><text:span text:style-name="T12">パラメータ</text:span><text:span text:style-name="T8">]</text:span></text:p>
      <text:p text:style-name="P9"/>
      <text:p text:style-name="P29">getマクロの例:</text:p>
      <table:table table:name="表24" table:style-name="表24">
        <table:table-column table:style-name="表24.A"/>
        <table:table-row table:style-name="表24.1">
          <table:table-cell table:style-name="表24.A1" office:value-type="string">
            <text:p text:style-name="P51"># Hashの生成と要素の代入</text:p>
            <text:p text:style-name="P51">set o [new Hash];</text:p>
            <text:p text:style-name="P51">$o set "foo" 1;</text:p>
            <text:p text:style-name="P51"># 要素の参照(通常の記法)</text:p>
            <text:p text:style-name="P51">println [$o get "foo"];<text:tab/># → 1</text:p>
            <text:p text:style-name="P51"># 要素の参照(get マクロによる記法)</text:p>
            <text:p text:style-name="P51">println $o,"foo";<text:tab/><text:tab/># → 1</text:p>
            <text:p text:style-name="P51"/>
          </table:table-cell>
        </table:table-row>
      </table:table>
      <text:p text:style-name="P9"/>
      <text:p text:style-name="P9"/>
      <text:h text:style-name="P19" text:outline-level="3">4.11.2 initマクロ</text:h>
      <text:p text:style-name="P5">　initマクロは、オブジェクトの生成の際に実行されるコンストラクタ(クラスのinitメソッド)を簡易に呼び出すための糖衣構文です。</text:p>
      <text:p text:style-name="P9">　initマクロの記法は、文の中で以下のように記述します;</text:p>
      <text:p text:style-name="P9"/>
      <text:p text:style-name="P9"><text:tab/>`<text:span text:style-name="T12">クラス名</text:span><text:span text:style-name="T8"> </text:span><text:span text:style-name="T12">パラメータ</text:span></text:p>
      <text:p text:style-name="P9"/>
      <text:p text:style-name="P9">このように記述した際、実行時には以下のように置換され、クラスのinitメソッドが呼び出されます。</text:p>
      <text:p text:style-name="P9"/>
      <text:p text:style-name="P9"><text:span text:style-name="T12"><text:tab/></text:span><text:span text:style-name="T8">[new </text:span><text:span text:style-name="T12">クラス名</text:span><text:span text:style-name="T7"> init: (</text:span><text:span text:style-name="T12">パラメータ</text:span><text:span text:style-name="T8">)]</text:span></text:p>
      <text:h text:style-name="Heading_20_3" text:outline-level="3"/>
      <text:p text:style-name="P29">initマクロの例:</text:p>
      <table:table table:name="表25" table:style-name="表25">
        <table:table-column table:style-name="表25.A"/>
        <table:table-row table:style-name="表25.1">
          <table:table-cell table:style-name="表25.A1" office:value-type="string">
            <text:p text:style-name="P51"># クラス定義</text:p>
            <text:p text:style-name="P51">class Foo;</text:p>
            <text:p text:style-name="P51">Foo method init (a) {....};</text:p>
            <text:p text:style-name="P51"># オブジェクトの生成(通常)</text:p>
            <text:p text:style-name="P51">set o [new Foo init: (1)];</text:p>
            <text:p text:style-name="P51"># オブジェクトの生成(init マクロによる記法)</text:p>
            <text:p text:style-name="P51">set o `Foo 1;</text:p>
            <text:p text:style-name="P51"/>
          </table:table-cell>
        </table:table-row>
      </table:table>
      <text:p text:style-name="P9"/>
      <text:h text:style-name="Heading_20_2" text:outline-level="2">4.1<text:span text:style-name="T1">2</text:span> 関数/<text:span text:style-name="T1">クラスファイル</text:span>の<text:span text:style-name="T1">オートロード</text:span></text:h>
      <text:p text:style-name="P5">　toy-langには、関数/クラスファイルのオートロード機能があります。</text:p>
      <text:p text:style-name="P5">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　スクリプトファイルの命名規則は、「<text:span text:style-name="T8">関数名 + ".toy"</text:span>」もしくは「クラス名<text:span text:style-name="T8"> + ".toy"</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
      <text:p text:style-name="P5"/>
      <text:p text:style-name="P5"/>
      <text:p text:style-name="P5"/>
      <text:h text:style-name="P93" text:outline-level="1"><text:bookmark-start text:name="_Ref230609241"/>5. リファレンス</text:h>
      <text:p text:style-name="P6">　本章は、組み込みのコマンドおよびメソッドのリファレンスとなります。</text:p>
      <text:p text:style-name="P6">　本リファレンス中での書式の凡例を以下に示します。</text:p>
      <text:p text:style-name="P6"/>
      <text:p text:style-name="P6">　凡例:</text:p>
      <text:p text:style-name="P6"><text:tab/>command<text:tab/>(正体) スクリプト中でそのものを表記することを表します。</text:p>
      <text:p text:style-name="P6"><text:tab/><text:span text:style-name="T13">value</text:span><text:tab/><text:tab/>(斜体) この位置にパラメータを記述することを表します。</text:p>
      <text:p text:style-name="P6"><text:span text:style-name="T13"><text:tab/>val</text:span> <text:s/>...<text:tab/><text:tab/>直前の引数を繰り返し指定可能なことを表します。</text:p>
      <text:p text:style-name="P6"><text:tab/>[ <text:span text:style-name="T13">val <text:s/></text:span>]<text:tab/><text:tab/>省略可能な引数であることを表します。</text:p>
      <text:p text:style-name="P6"><text:tab/><text:tab/><text:tab/>（評価ブロックの意味ではないことに注意）</text:p>
      <text:p text:style-name="P6"><text:tab/><text:span text:style-name="T13">val1</text:span> |<text:span text:style-name="T13"> val2</text:span><text:tab/>val1またはval2どちらかを選択することを表します。</text:p>
      <text:p text:style-name="P6"><text:tab/>( ... )<text:tab/><text:tab/>引数にリストを与えることを表します。</text:p>
      <text:p text:style-name="P6"><text:tab/>{ ... }<text:tab/><text:tab/>引数にブロックを与えることを表します。</text:p>
      <text:p text:style-name="P6"><text:tab/>{| <text:span text:style-name="T13">var</text:span> <text:s/>| ... }<text:tab/>引数にバインド変数が受け取り可能なブロックを指定可能で</text:p>
      <text:p text:style-name="P6"><text:tab/><text:tab/><text:tab/>あることを表します。</text:p>
      <text:p text:style-name="P6"><text:tab/>"<text:span text:style-name="T13">val </text:span>"<text:tab/><text:tab/>引数が文字列であることを表します。</text:p>
      <text:p text:style-name="P6"><text:tab/>'<text:span text:style-name="T13">val ' <text:s text:c="3"/></text:span><text:tab/><text:tab/>引数が正規表現文字列であることを表します。</text:p>
      <text:p text:style-name="P6"><text:tab/><text:span text:style-name="T13">class::method</text:span><text:tab/>クラスに定義されたメソッドを明示する際の表記です。</text:p>
      <text:p text:style-name="P6"/>
      <text:p text:style-name="P6"/>
      <text:p text:style-name="P6"/>
      <text:h text:style-name="P22" text:outline-level="2"><text:bookmark-end text:name="_Ref230609241"/>5.1 コマンドリファレンス</text:h>
      <text:p text:style-name="P5"/>
      <text:h text:style-name="P39" text:outline-level="3">!　</text:h>
      <table:table table:name="表81" table:style-name="表81">
        <table:table-column table:style-name="表81.A"/>
        <table:table-column table:style-name="表81.B"/>
        <table:table-row>
          <table:table-cell office:value-type="string">
            <text:p text:style-name="P62">説明</text:p>
          </table:table-cell>
          <table:table-cell office:value-type="string">
            <text:p text:style-name="P56"/>
            <text:p text:style-name="P56">論理否定を返します。</text:p>
          </table:table-cell>
        </table:table-row>
        <table:table-row>
          <table:table-cell office:value-type="string">
            <text:p text:style-name="P62">書式</text:p>
          </table:table-cell>
          <table:table-cell office:value-type="string">
            <text:p text:style-name="P56"/>
            <text:p text:style-name="P56"><text:span text:style-name="T17">! </text:span><text:span text:style-name="T13">val</text:span></text:p>
          </table:table-cell>
        </table:table-row>
        <table:table-row>
          <table:table-cell office:value-type="string">
            <text:p text:style-name="P62">詳細</text:p>
          </table:table-cell>
          <table:table-cell office:value-type="string">
            <text:p text:style-name="P56"/>
            <text:p text:style-name="P56"><text:span text:style-name="T13">val</text:span>の値の論理否定を返します。</text:p>
          </table:table-cell>
        </table:table-row>
        <table:table-row>
          <table:table-cell office:value-type="string">
            <text:p text:style-name="P62">戻り値</text:p>
          </table:table-cell>
          <table:table-cell office:value-type="string">
            <text:p text:style-name="P56"/>
            <text:p text:style-name="P56"><text:span text:style-name="T13">val</text:span>が非nilの場合はnilを、nilの場合はt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6"/>
            <text:p text:style-name="P57">if {! $a} then: {</text:p>
            <text:p text:style-name="P57"><text:s text:c="2"/># $a is false</text:p>
            <text:p text:style-name="P57">} else: {</text:p>
            <text:p text:style-name="P57"><text:s text:c="2"/># $a is true</text:p>
            <text:p text:style-name="P57">};</text:p>
          </table:table-cell>
        </table:table-row>
      </table:table>
      <text:p text:style-name="P5"/>
      <text:h text:style-name="P18" text:outline-level="3"><text:span text:style-name="T1">a</text:span>lias<text:span text:style-name="T1">　</text:span></text:h>
      <table:table table:name="表26" table:style-name="表26">
        <table:table-column table:style-name="表26.A"/>
        <table:table-column table:style-name="表26.B"/>
        <table:table-row>
          <table:table-cell office:value-type="string">
            <text:p text:style-name="P62">説明</text:p>
          </table:table-cell>
          <table:table-cell office:value-type="string">
            <text:p text:style-name="P56"/>
            <text:p text:style-name="P56">変数の別名を作成します。</text:p>
          </table:table-cell>
        </table:table-row>
        <table:table-row>
          <table:table-cell office:value-type="string">
            <text:p text:style-name="P62">書式</text:p>
          </table:table-cell>
          <table:table-cell office:value-type="string">
            <text:p text:style-name="P56"/>
            <text:p text:style-name="P56">alias [ up: <text:span text:style-name="T13">uplevel</text:span> <text:s/>] <text:span text:style-name="T13">orig-var</text:span> <text:s/><text:span text:style-name="T13">new-var</text:span></text:p>
          </table:table-cell>
        </table:table-row>
        <table:table-row>
          <table:table-cell office:value-type="string">
            <text:p text:style-name="P62">詳細</text:p>
          </table:table-cell>
          <table:table-cell office:value-type="string">
            <text:p text:style-name="P56"/>
            <text:p text:style-name="P56"><text:span text:style-name="T13">orig-var</text:span>で指定したローカル変数を<text:span text:style-name="T13">new-var</text:span>でも参照できるようにします。</text:p>
            <text:p text:style-name="P56"><text:span text:style-name="T13">orig-var</text:span>は存在しなくても構いません。<text:span text:style-name="T13">new-var</text:span>が設定された時点で、<text:span text:style-name="T13">orig-var</text:span>も生成されます。</text:p>
            <text:p text:style-name="P56">up: <text:span text:style-name="T13">uplevel</text:span>を省略した場合は、現在のスタック上の<text:span text:style-name="T13">orig-var</text:span>の別名を作成します。<text:span text:style-name="T13">uplevel </text:span>に正の整数を指定した場合には、指定した数分スタックを呼び出し元の方向へ辿り、<text:span text:style-name="T13">orig-var</text:span>の参照をローカルスタックへ作成します。</text:p>
          </table:table-cell>
        </table:table-row>
        <table:table-row>
          <table:table-cell office:value-type="string">
            <text:p text:style-name="P62">戻り値</text:p>
          </table:table-cell>
          <table:table-cell office:value-type="string">
            <text:p text:style-name="P56"/>
            <text:p text:style-name="P56">成功した場合、t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StackUnderflow: uplevelで指定したスタックが存在しません。</text:p>
            <text:p text:style-name="P56">ErrLinkAlias: すでに別名が存在するか別名参照がループしています。</text:p>
          </table:table-cell>
        </table:table-row>
        <table:table-row>
          <table:table-cell office:value-type="string">
            <text:p text:style-name="P62">使用例</text:p>
          </table:table-cell>
          <table:table-cell office:value-type="string">
            <text:p text:style-name="P56"/>
            <text:p text:style-name="P57"># ローカル変数のエイリアスを生成</text:p>
            <text:p text:style-name="P57">set i 0;</text:p>
            <text:p text:style-name="P57">alias i x;</text:p>
            <text:p text:style-name="P57">println $x;<text:tab/># → 0</text:p>
            <text:p text:style-name="P57"/>
            <text:p text:style-name="P57"># シンボル名で引数を与える</text:p>
            <text:p text:style-name="P57">defun foo (s) {</text:p>
            <text:p text:style-name="P57"><text:s text:c="2"/>alias up: 1 $s x;</text:p>
            <text:p text:style-name="P57"><text:s text:c="2"/>println $x;</text:p>
            <text:p text:style-name="P57">};</text:p>
            <text:p text:style-name="P57">set i 1;</text:p>
            <text:p text:style-name="P57">foo i;<text:tab/><text:tab/># → 1</text:p>
          </table:table-cell>
        </table:table-row>
      </table:table>
      <text:p text:style-name="P5"/>
      <text:h text:style-name="P18" text:outline-level="3"><text:span text:style-name="T1">a</text:span>nd<text:span text:style-name="T1">　</text:span></text:h>
      <table:table table:name="表27" table:style-name="表27">
        <table:table-column table:style-name="表27.A"/>
        <table:table-column table:style-name="表27.B"/>
        <table:table-row>
          <table:table-cell office:value-type="string">
            <text:p text:style-name="P62">説明</text:p>
          </table:table-cell>
          <table:table-cell office:value-type="string">
            <text:p text:style-name="P56"/>
            <text:p text:style-name="P56">引数の真偽値による論理積を返します。</text:p>
          </table:table-cell>
        </table:table-row>
        <table:table-row>
          <table:table-cell office:value-type="string">
            <text:p text:style-name="P62">書式</text:p>
          </table:table-cell>
          <table:table-cell office:value-type="string">
            <text:p text:style-name="P56"/>
            <text:p text:style-name="P56">and <text:span text:style-name="T13">val </text:span>...</text:p>
          </table:table-cell>
        </table:table-row>
        <table:table-row>
          <table:table-cell office:value-type="string">
            <text:p text:style-name="P62">詳細</text:p>
          </table:table-cell>
          <table:table-cell office:value-type="string">
            <text:p text:style-name="P56"/>
            <text:p text:style-name="P56"><text:span text:style-name="T13">val</text:span>の値がnilである場合偽と判断します。全ての引数についての真偽値を調べ、それら全ての値の論理積を返します。</text:p>
          </table:table-cell>
        </table:table-row>
        <table:table-row>
          <table:table-cell office:value-type="string">
            <text:p text:style-name="P62">戻り値</text:p>
          </table:table-cell>
          <table:table-cell office:value-type="string">
            <text:p text:style-name="P56"/>
            <text:p text:style-name="P56">tまた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6"/>
            <text:p text:style-name="P57">and 0 1 2;<text:tab/><text:tab/># → t</text:p>
            <text:p text:style-name="P57">and 0 1 2 nil;<text:tab/># → nil</text:p>
            <text:p text:style-name="P57">and ();<text:tab/><text:tab/># → t</text:p>
          </table:table-cell>
        </table:table-row>
      </table:table>
      <text:h text:style-name="Heading_20_3" text:outline-level="3"/>
      <text:h text:style-name="P19" text:outline-level="3">begin　</text:h>
      <table:table table:name="表116" table:style-name="表116">
        <table:table-column table:style-name="表116.A"/>
        <table:table-column table:style-name="表116.B"/>
        <table:table-row>
          <table:table-cell office:value-type="string">
            <text:p text:style-name="P62">説明</text:p>
          </table:table-cell>
          <table:table-cell office:value-type="string">
            <text:p text:style-name="P56"/>
            <text:p text:style-name="P56">ローカル変数スコープを制限します。</text:p>
          </table:table-cell>
        </table:table-row>
        <table:table-row>
          <table:table-cell office:value-type="string">
            <text:p text:style-name="P62">書式</text:p>
          </table:table-cell>
          <table:table-cell office:value-type="string">
            <text:p text:style-name="P56"/>
            <text:p text:style-name="P56">begin { <text:span text:style-name="T13">block</text:span> <text:span text:style-name="T17"><text:s/>} <text:s/>[ local: </text:span><text:span text:style-name="T13">hash-object</text:span><text:span text:style-name="T17"> ] [ :nocascade ]</text:span></text:p>
          </table:table-cell>
        </table:table-row>
        <table:table-row>
          <table:table-cell office:value-type="string">
            <text:p text:style-name="P62">詳細</text:p>
          </table:table-cell>
          <table:table-cell office:value-type="string">
            <text:p text:style-name="P56"/>
            <text:p text:style-name="P56"><text:span text:style-name="T13">block</text:span>を実行する際にスコープを制限します。<text:span text:style-name="T13">hash-object</text:span>を指定した際には、指定したHashオブジェクトがローカル変数として使用されます。指定しなかった場合には、毎回新規にローカル変数用の環境が作成されます。</text:p>
            <text:p text:style-name="P56">:nocascadeを指定した場合には、<text:span text:style-name="T13">block</text:span>が持つクロージャの環境も制限され、上位スコープのローカル環境へのアクセスができなくなります。</text:p>
            <text:p text:style-name="P56">beginの実行中は新たに関数スタックを消費します。</text:p>
            <text:p text:style-name="P56">begin以下のブロックでは、元のスコープからバインド変数を受け取ることが可能です。</text:p>
          </table:table-cell>
        </table:table-row>
        <table:table-row>
          <table:table-cell office:value-type="string">
            <text:p text:style-name="P62">戻り値</text:p>
          </table:table-cell>
          <table:table-cell office:value-type="string">
            <text:p text:style-name="P56"/>
            <text:p text:style-name="P56"><text:span text:style-name="T13">block</text:span>の値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6"/>
            <text:p text:style-name="P57"># 独立したローカル変数</text:p>
            <text:p text:style-name="P57">begin {set i 1};</text:p>
            <text:p text:style-name="P57">println $i;<text:tab/><text:tab/># <text:span text:style-name="T18">→</text:span> ErrNoSuchVariable</text:p>
            <text:p text:style-name="P57"># クロージャ変数の書き換え</text:p>
            <text:p text:style-name="P57">set i 1;</text:p>
            <text:p text:style-name="P57">begin {set i 2};</text:p>
            <text:p text:style-name="P57">println $i;<text:tab/><text:tab/># <text:span text:style-name="T18">→</text:span> 2</text:p>
            <text:p text:style-name="P57"># クロージャ変数も抑止</text:p>
            <text:p text:style-name="P57">set i 1;</text:p>
            <text:p text:style-name="P57">begin {set i 2} :nocascade;</text:p>
            <text:p text:style-name="P57">println $i;<text:tab/><text:tab/># <text:span text:style-name="T18">→</text:span> 1</text:p>
            <text:p text:style-name="P57"># バインド変数を受け取る</text:p>
            <text:p text:style-name="P57">set x 1;</text:p>
            <text:p text:style-name="P57">yield {begin {| x | println $x} 100;</text:p>
            <text:p text:style-name="P57"><text:tab/><text:tab/><text:tab/># <text:span text:style-name="T18">→</text:span> 100</text:p>
            <text:p text:style-name="P57">println $x;<text:tab/><text:tab/># <text:span text:style-name="T18">→</text:span> 1</text:p>
          </table:table-cell>
        </table:table-row>
      </table:table>
      <text:h text:style-name="P39" text:outline-level="3"/>
      <text:h text:style-name="P18" text:outline-level="3"><text:span text:style-name="T1">b</text:span>reak<text:span text:style-name="T1">　</text:span></text:h>
      <table:table table:name="表28" table:style-name="表28">
        <table:table-column table:style-name="表28.A"/>
        <table:table-column table:style-name="表28.B"/>
        <table:table-row>
          <table:table-cell office:value-type="string">
            <text:p text:style-name="P62">説明</text:p>
          </table:table-cell>
          <table:table-cell office:value-type="string">
            <text:p text:style-name="P56"/>
            <text:p text:style-name="P56">イテレータを脱出します。</text:p>
          </table:table-cell>
        </table:table-row>
        <table:table-row>
          <table:table-cell office:value-type="string">
            <text:p text:style-name="P62">書式</text:p>
          </table:table-cell>
          <table:table-cell office:value-type="string">
            <text:p text:style-name="P56"/>
            <text:p text:style-name="P56">break [ <text:span text:style-name="T13">value</text:span> ]</text:p>
          </table:table-cell>
        </table:table-row>
        <table:table-row>
          <table:table-cell office:value-type="string">
            <text:p text:style-name="P62">詳細</text:p>
          </table:table-cell>
          <table:table-cell office:value-type="string">
            <text:p text:style-name="P56"/>
            <text:p text:style-name="P56">イテレータを脱出します。<text:span text:style-name="T13">value</text:span>を指定した際には、そのイテレータコマンドの戻り値となります。</text:p>
            <text:p text:style-name="P56">breakが有効なコマンドおよびメソッドは次の通りです: </text:p>
            <text:p text:style-name="P56">while / try / cond / Integer::each / Integer::list / List::each / Array::each</text:p>
          </table:table-cell>
        </table:table-row>
        <table:table-row>
          <table:table-cell office:value-type="string">
            <text:p text:style-name="P62">戻り値</text:p>
          </table:table-cell>
          <table:table-cell office:value-type="string">
            <text:p text:style-name="P56"/>
            <text:p text:style-name="P56">制御が呼び出し元に戻るため、break自身の戻り値は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9"/>
            <text:p text:style-name="P59">set i 0;</text:p>
            <text:p text:style-name="P59">while {true} do: {</text:p>
            <text:p text:style-name="P59"><text:s text:c="2"/>if {$i &gt; 10} then: {break};</text:p>
            <text:p text:style-name="P59"><text:s text:c="2"/>$i ++;</text:p>
            <text:p text:style-name="P59">};</text:p>
          </table:table-cell>
        </table:table-row>
      </table:table>
      <text:h text:style-name="Heading_20_3" text:outline-level="3"/>
      <text:h text:style-name="P18" text:outline-level="3"><text:span text:style-name="T1">c</text:span>all<text:span text:style-name="T1">　</text:span></text:h>
      <table:table table:name="表29" table:style-name="表29">
        <table:table-column table:style-name="表29.A"/>
        <table:table-column table:style-name="表29.B"/>
        <table:table-row>
          <table:table-cell office:value-type="string">
            <text:p text:style-name="P62">説明</text:p>
          </table:table-cell>
          <table:table-cell office:value-type="string">
            <text:p text:style-name="P56"/>
            <text:p text:style-name="P56">関数またはメソッドを呼び出します。</text:p>
          </table:table-cell>
        </table:table-row>
        <table:table-row>
          <table:table-cell office:value-type="string">
            <text:p text:style-name="P62">書式</text:p>
          </table:table-cell>
          <table:table-cell office:value-type="string">
            <text:p text:style-name="P56"/>
            <text:p text:style-name="P56">call <text:span text:style-name="T13">fun</text:span> ( <text:span text:style-name="T13">val</text:span> ... )</text:p>
            <text:p text:style-name="P56">call <text:span text:style-name="T13">objec</text:span> ( <text:span text:style-name="T13">method</text:span> <text:span text:style-name="T13">val</text:span> ... )</text:p>
          </table:table-cell>
        </table:table-row>
        <table:table-row>
          <table:table-cell office:value-type="string">
            <text:p text:style-name="P62">詳細</text:p>
          </table:table-cell>
          <table:table-cell office:value-type="string">
            <text:p text:style-name="P56"/>
            <text:p text:style-name="P56">1番目の書式では、関数funを呼び出します。関数の引数は、1引数のリストで指定します。</text:p>
            <text:p text:style-name="P56">2番目の書式では、<text:span text:style-name="T13">object</text:span>の<text:span text:style-name="T13">method</text:span>を呼び出します。</text:p>
            <text:p text:style-name="P56">スクリプトの中で、引数を組み立てて関数を呼び出す際に使用します。</text:p>
          </table:table-cell>
        </table:table-row>
        <table:table-row>
          <table:table-cell office:value-type="string">
            <text:p text:style-name="P62">戻り値</text:p>
          </table:table-cell>
          <table:table-cell office:value-type="string">
            <text:p text:style-name="P56"/>
            <text:p text:style-name="P56">関数の戻り値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呼び出された<text:span text:style-name="T13">fun</text:span>で例外が発生した際には、その例外が返されます。</text:p>
          </table:table-cell>
        </table:table-row>
        <table:table-row>
          <table:table-cell office:value-type="string">
            <text:p text:style-name="P62">使用例</text:p>
          </table:table-cell>
          <table:table-cell office:value-type="string">
            <text:p text:style-name="P57"/>
            <text:p text:style-name="P57">defun foo (x y z) {# do-something};</text:p>
            <text:p text:style-name="P57">set l ();</text:p>
            <text:p text:style-name="P57">$l + 1;</text:p>
            <text:p text:style-name="P57">$l + 2;</text:p>
            <text:p text:style-name="P57">$l + 3;</text:p>
            <text:p text:style-name="P57">call foo $l;<text:tab/><text:tab/># same as: foo 1 2 3;</text:p>
          </table:table-cell>
        </table:table-row>
      </table:table>
      <text:h text:style-name="Heading_20_3" text:outline-level="3"/>
      <text:h text:style-name="P18" text:outline-level="3"><text:span text:style-name="T1">c</text:span>ase<text:span text:style-name="T1">　</text:span></text:h>
      <table:table table:name="表30" table:style-name="表30">
        <table:table-column table:style-name="表30.A"/>
        <table:table-column table:style-name="表30.B"/>
        <table:table-row>
          <table:table-cell office:value-type="string">
            <text:p text:style-name="P62">説明</text:p>
          </table:table-cell>
          <table:table-cell office:value-type="string">
            <text:p text:style-name="P56"/>
            <text:p text:style-name="P56">値により処理ブロックを選択します。</text:p>
          </table:table-cell>
        </table:table-row>
        <table:table-row>
          <table:table-cell office:value-type="string">
            <text:p text:style-name="P62">書式</text:p>
          </table:table-cell>
          <table:table-cell office:value-type="string">
            <text:p text:style-name="P56"/>
            <text:p text:style-name="P56">case <text:span text:style-name="T13">val pat</text:span><text:span text:style-name="T21">1</text:span> { <text:span text:style-name="T13">body</text:span><text:span text:style-name="T21">1</text:span> } [ <text:span text:style-name="T13">pat</text:span><text:span text:style-name="T21">2</text:span> { <text:span text:style-name="T13">body</text:span><text:span text:style-name="T21">2</text:span> } ] ... [ * { <text:span text:style-name="T13">default-body</text:span> } ]</text:p>
          </table:table-cell>
        </table:table-row>
        <table:table-row>
          <table:table-cell office:value-type="string">
            <text:p text:style-name="P62">詳細</text:p>
          </table:table-cell>
          <table:table-cell office:value-type="string">
            <text:p text:style-name="P56"/>
            <text:p text:style-name="P56"><text:span text:style-name="T13">val</text:span>で与えられたデータの文字列表現が、<text:span text:style-name="T13">pat</text:span><text:span text:style-name="T21">1</text:span><text:span text:style-name="T13">, pat</text:span><text:span text:style-name="T21">2</text:span><text:span text:style-name="T13"> ...</text:span> の文字列表現に完全一致した場合、次の引数の処理ブロックを実行します。</text:p>
            <text:p text:style-name="P56">マッチするパターンが無い場合、* パターンが定義されていれば <text:span text:style-name="T13">default-body</text:span>を実行します。</text:p>
            <text:p text:style-name="P56">注意: caseコマンドのブロック中では、制御コマンドはそのまま呼び出し元へ返されます。</text:p>
          </table:table-cell>
        </table:table-row>
        <table:table-row>
          <table:table-cell office:value-type="string">
            <text:p text:style-name="P62">戻り値</text:p>
          </table:table-cell>
          <table:table-cell office:value-type="string">
            <text:p text:style-name="P56"/>
            <text:p text:style-name="P56">実行された処理ブロックの値とな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case $i</text:p>
            <text:p text:style-name="P57"><text:s text:c="2"/>0 {println "zero"}</text:p>
            <text:p text:style-name="P57"><text:s text:c="2"/>1 {println "one"}</text:p>
            <text:p text:style-name="P57"><text:s text:c="2"/>* {println "other"};</text:p>
          </table:table-cell>
        </table:table-row>
      </table:table>
      <text:h text:style-name="Heading_20_3" text:outline-level="3"/>
      <text:h text:style-name="P18" text:outline-level="3">cd<text:span text:style-name="T1">　</text:span></text:h>
      <table:table table:name="表31" table:style-name="表31">
        <table:table-column table:style-name="表31.A"/>
        <table:table-column table:style-name="表31.B"/>
        <table:table-row>
          <table:table-cell office:value-type="string">
            <text:p text:style-name="P62">説明</text:p>
          </table:table-cell>
          <table:table-cell office:value-type="string">
            <text:p text:style-name="P56"/>
            <text:p text:style-name="P56">カレントワーキングディレクトを変更します。</text:p>
          </table:table-cell>
        </table:table-row>
        <table:table-row>
          <table:table-cell office:value-type="string">
            <text:p text:style-name="P62">書式</text:p>
          </table:table-cell>
          <table:table-cell office:value-type="string">
            <text:p text:style-name="P56"/>
            <text:p text:style-name="P56">cd [ "<text:span text:style-name="T13">directory</text:span>" ]</text:p>
          </table:table-cell>
        </table:table-row>
        <table:table-row>
          <table:table-cell office:value-type="string">
            <text:p text:style-name="P62">詳細</text:p>
          </table:table-cell>
          <table:table-cell office:value-type="string">
            <text:p text:style-name="P56"/>
            <text:p text:style-name="P56"><text:span text:style-name="T13">directory</text:span>にカレントワーキングディレクトリを変更します。パラメータを省略した場合、ユーザのホームディレクトリに変更します。</text:p>
            <text:p text:style-name="P56">ディレクトリの変更に成功した場合、グローバル変数 CWD に現在のディレクトリが設定されます。</text:p>
          </table:table-cell>
        </table:table-row>
        <table:table-row>
          <table:table-cell office:value-type="string">
            <text:p text:style-name="P62">戻り値</text:p>
          </table:table-cell>
          <table:table-cell office:value-type="string">
            <text:p text:style-name="P56"/>
            <text:p text:style-name="P56">コマンド実行後の絶対パス文字列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SysCall: システムコールの呼び出しでエラーが発生しました。エラー詳細はExceptionのエラー文字列を参照のこと。</text:p>
          </table:table-cell>
        </table:table-row>
        <table:table-row>
          <table:table-cell office:value-type="string">
            <text:p text:style-name="P62">使用例</text:p>
          </table:table-cell>
          <table:table-cell office:value-type="string">
            <text:p text:style-name="P57"/>
            <text:p text:style-name="P57">cd "/";</text:p>
          </table:table-cell>
        </table:table-row>
      </table:table>
      <text:h text:style-name="Heading_20_3" text:outline-level="3"/>
      <text:h text:style-name="P18" text:outline-level="3">class<text:span text:style-name="T1">　</text:span></text:h>
      <table:table table:name="表32" table:style-name="表32">
        <table:table-column table:style-name="表32.A"/>
        <table:table-column table:style-name="表32.B"/>
        <table:table-row>
          <table:table-cell office:value-type="string">
            <text:p text:style-name="P62">説明</text:p>
          </table:table-cell>
          <table:table-cell office:value-type="string">
            <text:p text:style-name="P56"/>
            <text:p text:style-name="P56">クラスを定義します。</text:p>
          </table:table-cell>
        </table:table-row>
        <table:table-row>
          <table:table-cell office:value-type="string">
            <text:p text:style-name="P62">書式</text:p>
          </table:table-cell>
          <table:table-cell office:value-type="string">
            <text:p text:style-name="P56"/>
            <text:p text:style-name="P56">class <text:span text:style-name="T13">name</text:span> [ <text:span text:style-name="T13">parent-class</text:span> ] [ delegate: ( <text:span text:style-name="T13">additional-class ... </text:span>) ]</text:p>
          </table:table-cell>
        </table:table-row>
        <table:table-row>
          <table:table-cell office:value-type="string">
            <text:p text:style-name="P62">詳細</text:p>
          </table:table-cell>
          <table:table-cell office:value-type="string">
            <text:p text:style-name="P56"/>
            <text:p text:style-name="P56">クラス名<text:span text:style-name="T13">name</text:span><text:span text:style-name="T17">を新規に定義します。</text:span></text:p>
            <text:p text:style-name="P56"><text:span text:style-name="T13">parent-class</text:span><text:span text:style-name="T17">には、親クラスを指定します。省略した場合は、既定クラスとしてObjectクラスが親クラスとなります。</text:span></text:p>
            <text:p text:style-name="P56"><text:span text:style-name="T17">さらにいくつかの親クラスを指定するためには、</text:span><text:span text:style-name="T13">additional-class </text:span><text:span text:style-name="T17">に列挙することにより行います。</text:span></text:p>
            <text:p text:style-name="P56"><text:span text:style-name="T13">parent-class</text:span><text:span text:style-name="T17">および、</text:span><text:span text:style-name="T13">additional-class</text:span><text:span text:style-name="T17">を複数指定した場合のメソッドの探索順は、</text:span></text:p>
            <text:list text:style-name="L6">
              <text:list-item>
                <text:p text:style-name="P99">自オブジェクトのメソッド</text:p>
              </text:list-item>
              <text:list-item>
                <text:p text:style-name="P77"><text:span text:style-name="T13">parent-class</text:span><text:span text:style-name="T17">およびその親クラスのメソッド</text:span></text:p>
              </text:list-item>
              <text:list-item>
                <text:p text:style-name="P77"><text:span text:style-name="T17">最初の</text:span><text:span text:style-name="T13">additional-class</text:span><text:span text:style-name="T17">およびその親クラスのメソッド</text:span></text:p>
              </text:list-item>
              <text:list-item>
                <text:p text:style-name="P77"><text:span text:style-name="T17">次の</text:span><text:span text:style-name="T13">additional-class</text:span><text:span text:style-name="T17">およびその親クラスのメソッド</text:span></text:p>
              </text:list-item>
              <text:list-item>
                <text:p text:style-name="P99">...</text:p>
              </text:list-item>
            </text:list>
            <text:p text:style-name="P61">となります。</text:p>
          </table:table-cell>
        </table:table-row>
        <table:table-row>
          <table:table-cell office:value-type="string">
            <text:p text:style-name="P62">戻り値</text:p>
          </table:table-cell>
          <table:table-cell office:value-type="string">
            <text:p text:style-name="P56"/>
            <text:p text:style-name="P56">生成されたクラスオブジェク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Class: 親クラスが存在しません。</text:p>
          </table:table-cell>
        </table:table-row>
        <table:table-row>
          <table:table-cell office:value-type="string">
            <text:p text:style-name="P62">使用例</text:p>
          </table:table-cell>
          <table:table-cell office:value-type="string">
            <text:p text:style-name="P57"/>
            <text:p text:style-name="P57">class foo;<text:tab/><text:tab/># Object が親クラス</text:p>
            <text:p text:style-name="P57">class foo bar;<text:tab/># bar が親クラス</text:p>
            <text:p text:style-name="P57">class foo bar delegate: (x y);</text:p>
            <text:p text:style-name="P57"><text:tab/><text:tab/><text:tab/># bar / x / y が親クラス</text:p>
          </table:table-cell>
        </table:table-row>
      </table:table>
      <text:h text:style-name="Heading_20_3" text:outline-level="3"/>
      <text:h text:style-name="P18" text:outline-level="3">cond<text:span text:style-name="T1">　</text:span></text:h>
      <table:table table:name="表33" table:style-name="表33">
        <table:table-column table:style-name="表33.A"/>
        <table:table-column table:style-name="表33.B"/>
        <table:table-row>
          <table:table-cell office:value-type="string">
            <text:p text:style-name="P62">説明</text:p>
          </table:table-cell>
          <table:table-cell office:value-type="string">
            <text:p text:style-name="P56"/>
            <text:p text:style-name="P56">条件により処理ブロックを選択します。</text:p>
          </table:table-cell>
        </table:table-row>
        <table:table-row>
          <table:table-cell office:value-type="string">
            <text:p text:style-name="P62">書式</text:p>
          </table:table-cell>
          <table:table-cell office:value-type="string">
            <text:p text:style-name="P56"/>
            <text:p text:style-name="P56">cond <text:span text:style-name="T13">exp</text:span><text:span text:style-name="T21">1 <text:s/></text:span><text:span text:style-name="T13">block</text:span><text:span text:style-name="T21">1</text:span><text:span text:style-name="T13"> <text:s/></text:span><text:span text:style-name="T17">[ </text:span><text:span text:style-name="T13">exp</text:span><text:span text:style-name="T21">2 </text:span><text:span text:style-name="T13"><text:s/>block</text:span><text:span text:style-name="T21">2 </text:span><text:span text:style-name="T17"><text:s/>] ...</text:span></text:p>
            <text:p text:style-name="P56"><text:span text:style-name="T17"><text:tab/></text:span><text:span text:style-name="T13">exp</text:span><text:span text:style-name="T21">n</text:span><text:span text:style-name="T13"> </text:span><text:span text:style-name="T17">: </text:span><text:span text:style-name="T13">value</text:span><text:span text:style-name="T17"> | { <text:s/></text:span><text:span text:style-name="T13">block</text:span><text:span text:style-name="T17"> }</text:span></text:p>
            <text:p text:style-name="P56"><text:span text:style-name="T17"><text:tab/></text:span><text:span text:style-name="T13">block</text:span><text:span text:style-name="T21">n</text:span><text:span text:style-name="T17"> : </text:span><text:span text:style-name="T13">value</text:span><text:span text:style-name="T17"> | { | </text:span><text:span text:style-name="T13">result</text:span><text:span text:style-name="T17"> | </text:span><text:span text:style-name="T13">block</text:span><text:span text:style-name="T17"> }</text:span></text:p>
          </table:table-cell>
        </table:table-row>
        <table:table-row>
          <table:table-cell office:value-type="string">
            <text:p text:style-name="P62">詳細</text:p>
          </table:table-cell>
          <table:table-cell office:value-type="string">
            <text:p text:style-name="P56"/>
            <text:p text:style-name="P56"><text:span text:style-name="T13">exp</text:span><text:span text:style-name="T21">n</text:span>を評価し、非nilの場合<text:span text:style-name="T13">block</text:span><text:span text:style-name="T21">n</text:span>を実行します。評価順序は<text:span text:style-name="T13">exp</text:span><text:span text:style-name="T21">1</text:span> → <text:span text:style-name="T13">exp</text:span><text:span text:style-name="T21">2 </text:span><text:s/>... となり、順に全ての<text:span text:style-name="T13">exp</text:span>と<text:span text:style-name="T13">block</text:span>の評価、実行を行います。ただし、<text:span text:style-name="T13">block</text:span>の中で<text:span text:style-name="T13">break</text:span>が呼ばれた際は、評価はその時点で終了します。</text:p>
            <text:p text:style-name="P56"><text:span text:style-name="T13">exp</text:span>は、値もしくは処理ブロックを指定します。処理ブロックの場合は、そのブロックを実行した結果がnilかどうかを判定します。</text:p>
            <text:p text:style-name="P56"><text:span text:style-name="T13">block</text:span>は、値もしくは処理ブロックを指定します。処理ブロックを指定した場合は、そのブロックを実行します。また、バインドリストを指定すると、直前に評価した<text:span text:style-name="T13">exp</text:span>の結果を<text:span text:style-name="T13">result</text:span>として受け取ることができます。</text:p>
          </table:table-cell>
        </table:table-row>
        <table:table-row>
          <table:table-cell office:value-type="string">
            <text:p text:style-name="P62">戻り値</text:p>
          </table:table-cell>
          <table:table-cell office:value-type="string">
            <text:p text:style-name="P56"/>
            <text:p text:style-name="P56">最後に評価された<text:span text:style-name="T13">block</text:span>の値とな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1 .. 100 do: {| i |</text:p>
            <text:p text:style-name="P57"><text:s text:c="2"/>cond {[$i % 15] = 0} {break "FizzBuzz”}</text:p>
            <text:p text:style-name="P57"><text:s text:c="8"/>{[$i % 3] = 0} <text:s/>{break "Fizz"}</text:p>
            <text:p text:style-name="P57"><text:s text:c="8"/>{[$i % 5] = 0} <text:s/>{break "Buzz"}</text:p>
            <text:p text:style-name="P57"><text:s text:c="8"/>t <text:s text:c="14"/>$i;</text:p>
            <text:p text:style-name="P57">};</text:p>
          </table:table-cell>
        </table:table-row>
      </table:table>
      <text:h text:style-name="Heading_20_3" text:outline-level="3"/>
      <text:h text:style-name="P18" text:outline-level="3">continue<text:span text:style-name="T1">　</text:span></text:h>
      <table:table table:name="表34" table:style-name="表34">
        <table:table-column table:style-name="表34.A"/>
        <table:table-column table:style-name="表34.B"/>
        <table:table-row>
          <table:table-cell office:value-type="string">
            <text:p text:style-name="P62">説明</text:p>
          </table:table-cell>
          <table:table-cell office:value-type="string">
            <text:p text:style-name="P56"/>
            <text:p text:style-name="P56">イテレータの次の要素に制御を渡します。</text:p>
          </table:table-cell>
        </table:table-row>
        <table:table-row>
          <table:table-cell office:value-type="string">
            <text:p text:style-name="P62">書式</text:p>
          </table:table-cell>
          <table:table-cell office:value-type="string">
            <text:p text:style-name="P56"/>
            <text:p text:style-name="P56">continue</text:p>
          </table:table-cell>
        </table:table-row>
        <table:table-row>
          <table:table-cell office:value-type="string">
            <text:p text:style-name="P62">詳細</text:p>
          </table:table-cell>
          <table:table-cell office:value-type="string">
            <text:p text:style-name="P56"/>
            <text:p text:style-name="P56">イテレータの現在の要素の処理を終了し、次の要素に制御を渡します。</text:p>
            <text:p text:style-name="P56">continueが有効なコマンドおよびメソッドは次の通りです: </text:p>
            <text:p text:style-name="P56">while / Integer::each / Integer::list / List::each / Array::each</text:p>
          </table:table-cell>
        </table:table-row>
        <table:table-row>
          <table:table-cell office:value-type="string">
            <text:p text:style-name="P62">戻り値</text:p>
          </table:table-cell>
          <table:table-cell office:value-type="string">
            <text:p text:style-name="P56"/>
            <text:p text:style-name="P56">制御が呼び出し元に戻るため、continue自身の戻り値は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9"/>
            <text:p text:style-name="P59">set i 0;</text:p>
            <text:p text:style-name="P59">while {true} do: {</text:p>
            <text:p text:style-name="P59"><text:s text:c="2"/>$i ++;</text:p>
            <text:p text:style-name="P59"><text:s text:c="2"/>if {[$i % 2] = 0} then: {continue};</text:p>
            <text:p text:style-name="P59"><text:s text:c="2"/>println $i;</text:p>
            <text:p text:style-name="P59">};</text:p>
          </table:table-cell>
        </table:table-row>
      </table:table>
      <text:h text:style-name="Heading_20_3" text:outline-level="3"/>
      <text:h text:style-name="P18" text:outline-level="3">defun<text:span text:style-name="T1">　</text:span></text:h>
      <table:table table:name="表35" table:style-name="表35">
        <table:table-column table:style-name="表35.A"/>
        <table:table-column table:style-name="表35.B"/>
        <table:table-row>
          <table:table-cell office:value-type="string">
            <text:p text:style-name="P62">説明</text:p>
          </table:table-cell>
          <table:table-cell office:value-type="string">
            <text:p text:style-name="P56"/>
            <text:p text:style-name="P56">関数を定義します。</text:p>
          </table:table-cell>
        </table:table-row>
        <table:table-row>
          <table:table-cell office:value-type="string">
            <text:p text:style-name="P62">書式</text:p>
          </table:table-cell>
          <table:table-cell office:value-type="string">
            <text:p text:style-name="P56"/>
            <text:p text:style-name="P56">defun <text:span text:style-name="T13">name</text:span> ( <text:span text:style-name="T13">argspec</text:span> ) { <text:span text:style-name="T13">body</text:span> }</text:p>
            <text:p text:style-name="P56"><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6"><text:tab/><text:span text:style-name="T13">posargs</text:span> : <text:span text:style-name="T13">symbol</text:span> | &amp;<text:span text:style-name="T13">symbol</text:span></text:p>
            <text:p text:style-name="P56"><text:tab/><text:span text:style-name="T13">keyargs</text:span> : <text:span text:style-name="T13">symbol</text:span> | &amp;<text:span text:style-name="T13">symbol</text:span></text:p>
            <text:p text:style-name="P56"><text:span text:style-name="T13"><text:tab/>restarg </text:span><text:span text:style-name="T17">:</text:span><text:span text:style-name="T13"> symbol</text:span></text:p>
          </table:table-cell>
        </table:table-row>
        <table:table-row>
          <table:table-cell office:value-type="string">
            <text:p text:style-name="P62">詳細</text:p>
          </table:table-cell>
          <table:table-cell office:value-type="string">
            <text:p text:style-name="P56"/>
            <text:p text:style-name="P56">名前つき関数<text:span text:style-name="T13">name</text:span>を定義します。引数定義<text:span text:style-name="T13">argspec</text:span>に関しては、「4.10 引数」を参照ください。</text:p>
            <text:p text:style-name="P56"><text:span text:style-name="T13">body</text:span>には、関数本体のスクリプトを記述します。</text:p>
          </table:table-cell>
        </table:table-row>
        <table:table-row>
          <table:table-cell office:value-type="string">
            <text:p text:style-name="P62">戻り値</text:p>
          </table:table-cell>
          <table:table-cell office:value-type="string">
            <text:p text:style-name="P56"/>
            <text:p text:style-name="P56">定義された関数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defun fact (n) {</text:p>
            <text:p text:style-name="P57"><text:s text:c="4"/>if {$n &lt; 1}</text:p>
            <text:p text:style-name="P57"><text:s text:c="4"/>then: 1</text:p>
            <text:p text:style-name="P57"><text:s text:c="4"/>else: {</text:p>
            <text:p text:style-name="P57"><text:tab/>$n * [fact [$n - 1]];</text:p>
            <text:p text:style-name="P57"><text:s text:c="4"/>};</text:p>
            <text:p text:style-name="P57">};</text:p>
          </table:table-cell>
        </table:table-row>
      </table:table>
      <text:h text:style-name="Heading_20_3" text:outline-level="3"/>
      <text:h text:style-name="P18" text:outline-level="3">defvar<text:span text:style-name="T1">　</text:span></text:h>
      <table:table table:name="表36" table:style-name="表36">
        <table:table-column table:style-name="表36.A"/>
        <table:table-column table:style-name="表36.B"/>
        <table:table-row>
          <table:table-cell office:value-type="string">
            <text:p text:style-name="P62">説明</text:p>
          </table:table-cell>
          <table:table-cell office:value-type="string">
            <text:p text:style-name="P56"/>
            <text:p text:style-name="P56">グローバル変数を定義します。</text:p>
          </table:table-cell>
        </table:table-row>
        <table:table-row>
          <table:table-cell office:value-type="string">
            <text:p text:style-name="P62">書式</text:p>
          </table:table-cell>
          <table:table-cell office:value-type="string">
            <text:p text:style-name="P56"/>
            <text:p text:style-name="P56">defvar <text:span text:style-name="T13">var </text:span><text:span text:style-name="T17">[ </text:span><text:span text:style-name="T13">val </text:span><text:span text:style-name="T17">]</text:span></text:p>
          </table:table-cell>
        </table:table-row>
        <table:table-row>
          <table:table-cell office:value-type="string">
            <text:p text:style-name="P62">詳細</text:p>
          </table:table-cell>
          <table:table-cell office:value-type="string">
            <text:p text:style-name="P56"/>
            <text:p text:style-name="P56">グローバル変数<text:span text:style-name="T13">var</text:span>を定義し、値を<text:span text:style-name="T13">val</text:span>とします。<text:span text:style-name="T13">val</text:span>が省略された場合は、変数<text:span text:style-name="T13">var</text:span>の値を返します。</text:p>
            <text:p text:style-name="P56">すでに<text:span text:style-name="T13">var</text:span>が定義されている場合はエラーとなります。</text:p>
          </table:table-cell>
        </table:table-row>
        <table:table-row>
          <table:table-cell office:value-type="string">
            <text:p text:style-name="P62">戻り値</text:p>
          </table:table-cell>
          <table:table-cell office:value-type="string">
            <text:p text:style-name="P56"/>
            <text:p text:style-name="P56"><text:span text:style-name="T13">var</text:span>の値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変数が存在しません。</text:p>
            <text:p text:style-name="P56">ErrAlreadyExists: 既に変数が存在します。</text:p>
          </table:table-cell>
        </table:table-row>
        <table:table-row>
          <table:table-cell office:value-type="string">
            <text:p text:style-name="P62">使用例</text:p>
          </table:table-cell>
          <table:table-cell office:value-type="string">
            <text:p text:style-name="P57"/>
            <text:p text:style-name="P57">defvar FOO "X";<text:tab/># → "X"</text:p>
            <text:p text:style-name="P57">defvar FOO;<text:tab/><text:tab/># → "X"</text:p>
          </table:table-cell>
        </table:table-row>
      </table:table>
      <text:h text:style-name="Heading_20_3" text:outline-level="3"/>
      <text:h text:style-name="P18" text:outline-level="3">defvar?<text:span text:style-name="T1">　</text:span></text:h>
      <table:table table:name="表37" table:style-name="表37">
        <table:table-column table:style-name="表37.A"/>
        <table:table-column table:style-name="表37.B"/>
        <table:table-row>
          <table:table-cell office:value-type="string">
            <text:p text:style-name="P62">説明</text:p>
          </table:table-cell>
          <table:table-cell office:value-type="string">
            <text:p text:style-name="P56"/>
            <text:p text:style-name="P61">グローバル変数が定義されているか調べます。</text:p>
          </table:table-cell>
        </table:table-row>
        <table:table-row>
          <table:table-cell office:value-type="string">
            <text:p text:style-name="P62">書式</text:p>
          </table:table-cell>
          <table:table-cell office:value-type="string">
            <text:p text:style-name="P56"/>
            <text:p text:style-name="P56">defvar? <text:span text:style-name="T13">var</text:span></text:p>
          </table:table-cell>
        </table:table-row>
        <table:table-row>
          <table:table-cell office:value-type="string">
            <text:p text:style-name="P62">詳細</text:p>
          </table:table-cell>
          <table:table-cell office:value-type="string">
            <text:p text:style-name="P56"/>
            <text:p text:style-name="P56">グローバル変数<text:span text:style-name="T13">var</text:span>が設定されているかを調べ、tまたはnilを返します。</text:p>
          </table:table-cell>
        </table:table-row>
        <table:table-row>
          <table:table-cell office:value-type="string">
            <text:p text:style-name="P62">戻り値</text:p>
          </table:table-cell>
          <table:table-cell office:value-type="string">
            <text:p text:style-name="P56"/>
            <text:p text:style-name="P56">グローバル変数<text:span text:style-name="T13">var</text:span>が定義されている場合tを返します。定義されていない場合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defvar FOO "X";</text:p>
            <text:p text:style-name="P57">defvar? FOO;<text:tab/><text:tab/># → t</text:p>
          </table:table-cell>
        </table:table-row>
      </table:table>
      <text:h text:style-name="Heading_20_3" text:outline-level="3"/>
      <text:h text:style-name="P18" text:outline-level="3">exec<text:span text:style-name="T1">　</text:span></text:h>
      <table:table table:name="表117" table:style-name="表117">
        <table:table-column table:style-name="表117.A"/>
        <table:table-column table:style-name="表117.B"/>
        <table:table-row>
          <table:table-cell office:value-type="string">
            <text:p text:style-name="P62">説明</text:p>
          </table:table-cell>
          <table:table-cell office:value-type="string">
            <text:p text:style-name="P56"/>
            <text:p text:style-name="P56">外部プロセスを起動します。</text:p>
          </table:table-cell>
        </table:table-row>
        <table:table-row>
          <table:table-cell office:value-type="string">
            <text:p text:style-name="P62">書式</text:p>
          </table:table-cell>
          <table:table-cell office:value-type="string">
            <text:p text:style-name="P56"/>
            <text:p text:style-name="P56">exec <text:span text:style-name="T13">program</text:span> <text:span text:style-name="T13">args</text:span> ...</text:p>
          </table:table-cell>
        </table:table-row>
        <table:table-row>
          <table:table-cell office:value-type="string">
            <text:p text:style-name="P62">詳細</text:p>
          </table:table-cell>
          <table:table-cell office:value-type="string">
            <text:p text:style-name="P56"/>
            <text:p text:style-name="P56">外部プログラム<text:span text:style-name="T13">program</text:span>を引数<text:span text:style-name="T13">args</text:span>とともに実行します。<text:span text:style-name="T14">program</text:span>、<text:span text:style-name="T13">args</text:span>ともに、指定した値はto_stringの呼び出しにより文字列化されます。</text:p>
            <text:p text:style-name="P56">外部プログラムは子プロセスとして実行されます。toy-lang自身は親プロセスとして、子プロセスが終了するのを待ちます。</text:p>
            <text:p text:style-name="P56">将来的に、子プロセスの入出力とのリダイレクトを可能にする予定です。</text:p>
          </table:table-cell>
        </table:table-row>
        <table:table-row>
          <table:table-cell office:value-type="string">
            <text:p text:style-name="P62">戻り値</text:p>
          </table:table-cell>
          <table:table-cell office:value-type="string">
            <text:p text:style-name="P56"/>
            <text:p text:style-name="P56">子プロセスの終了ステータスが整数値で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exec ls -l;</text:p>
          </table:table-cell>
        </table:table-row>
      </table:table>
      <text:h text:style-name="Heading_20_3" text:outline-level="3"/>
      <text:h text:style-name="P18" text:outline-level="3">exists?<text:span text:style-name="T1">　</text:span></text:h>
      <table:table table:name="表38" table:style-name="表38">
        <table:table-column table:style-name="表38.A"/>
        <table:table-column table:style-name="表38.B"/>
        <table:table-row>
          <table:table-cell office:value-type="string">
            <text:p text:style-name="P62">説明</text:p>
          </table:table-cell>
          <table:table-cell office:value-type="string">
            <text:p text:style-name="P56"/>
            <text:p text:style-name="P56">変数が定義されているか調べます。</text:p>
          </table:table-cell>
        </table:table-row>
        <table:table-row>
          <table:table-cell office:value-type="string">
            <text:p text:style-name="P62">書式</text:p>
          </table:table-cell>
          <table:table-cell office:value-type="string">
            <text:p text:style-name="P56"/>
            <text:p text:style-name="P56">exists? <text:span text:style-name="T13">var</text:span></text:p>
          </table:table-cell>
        </table:table-row>
        <table:table-row>
          <table:table-cell office:value-type="string">
            <text:p text:style-name="P62">詳細</text:p>
          </table:table-cell>
          <table:table-cell office:value-type="string">
            <text:p text:style-name="P56"/>
            <text:p text:style-name="P56">変数<text:span text:style-name="T1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62">戻り値</text:p>
          </table:table-cell>
          <table:table-cell office:value-type="string">
            <text:p text:style-name="P56"/>
            <text:p text:style-name="P56">変数<text:span text:style-name="T13">var</text:span>が定義されている場合tを返します。定義されていない場合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exists? foo;</text:p>
          </table:table-cell>
        </table:table-row>
      </table:table>
      <text:h text:style-name="Heading_20_3" text:outline-level="3"/>
      <text:h text:style-name="P18" text:outline-level="3">exit<text:span text:style-name="T1">　</text:span></text:h>
      <table:table table:name="表39" table:style-name="表39">
        <table:table-column table:style-name="表39.A"/>
        <table:table-column table:style-name="表39.B"/>
        <table:table-row>
          <table:table-cell office:value-type="string">
            <text:p text:style-name="P62">説明</text:p>
          </table:table-cell>
          <table:table-cell office:value-type="string">
            <text:p text:style-name="P56"/>
            <text:p text:style-name="P56">toy-langインタプリタを終了します。</text:p>
          </table:table-cell>
        </table:table-row>
        <table:table-row>
          <table:table-cell office:value-type="string">
            <text:p text:style-name="P62">書式</text:p>
          </table:table-cell>
          <table:table-cell office:value-type="string">
            <text:p text:style-name="P56"/>
            <text:p text:style-name="P56">exit [ <text:span text:style-name="T13">status</text:span> ]</text:p>
          </table:table-cell>
        </table:table-row>
        <table:table-row>
          <table:table-cell office:value-type="string">
            <text:p text:style-name="P62">詳細</text:p>
          </table:table-cell>
          <table:table-cell office:value-type="string">
            <text:p text:style-name="P56"/>
            <text:p text:style-name="P56">toy-langインタプリタを終了します。<text:span text:style-name="T13">status</text:span>を0-255の値の範囲で指定すると、プロセスの終了ステータスとなります。省略した場合は0となります。</text:p>
          </table:table-cell>
        </table:table-row>
        <table:table-row>
          <table:table-cell office:value-type="string">
            <text:p text:style-name="P62">戻り値</text:p>
          </table:table-cell>
          <table:table-cell office:value-type="string">
            <text:p text:style-name="P56"/>
            <text:p text:style-name="P56">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exit 1;</text:p>
          </table:table-cell>
        </table:table-row>
      </table:table>
      <text:h text:style-name="Heading_20_3" text:outline-level="3"/>
      <text:h text:style-name="P18" text:outline-level="3">false<text:span text:style-name="T1">　</text:span></text:h>
      <table:table table:name="表40" table:style-name="表40">
        <table:table-column table:style-name="表40.A"/>
        <table:table-column table:style-name="表40.B"/>
        <table:table-row>
          <table:table-cell office:value-type="string">
            <text:p text:style-name="P62">説明</text:p>
          </table:table-cell>
          <table:table-cell office:value-type="string">
            <text:p text:style-name="P56"/>
            <text:p text:style-name="P56">nilを返します。</text:p>
          </table:table-cell>
        </table:table-row>
        <table:table-row>
          <table:table-cell office:value-type="string">
            <text:p text:style-name="P62">書式</text:p>
          </table:table-cell>
          <table:table-cell office:value-type="string">
            <text:p text:style-name="P56"/>
            <text:p text:style-name="P56">false</text:p>
          </table:table-cell>
        </table:table-row>
        <table:table-row>
          <table:table-cell office:value-type="string">
            <text:p text:style-name="P62">詳細</text:p>
          </table:table-cell>
          <table:table-cell office:value-type="string">
            <text:p text:style-name="P56"/>
            <text:p text:style-name="P56">nilを返します。</text:p>
          </table:table-cell>
        </table:table-row>
        <table:table-row>
          <table:table-cell office:value-type="string">
            <text:p text:style-name="P62">戻り値</text:p>
          </table:table-cell>
          <table:table-cell office:value-type="string">
            <text:p text:style-name="P56"/>
            <text:p text:style-name="P56">常にnilを返します。</text:p>
          </table:table-cell>
        </table:table-row>
        <table:table-row>
          <table:table-cell office:value-type="string">
            <text:p text:style-name="P62">例外</text:p>
          </table:table-cell>
          <table:table-cell office:value-type="string">
            <text:p text:style-name="P56"/>
            <text:p text:style-name="P56">ありません。</text:p>
          </table:table-cell>
        </table:table-row>
        <table:table-row>
          <table:table-cell office:value-type="string">
            <text:p text:style-name="P62">使用例</text:p>
          </table:table-cell>
          <table:table-cell office:value-type="string">
            <text:p text:style-name="P57"/>
            <text:p text:style-name="P57">false;</text:p>
          </table:table-cell>
        </table:table-row>
      </table:table>
      <text:h text:style-name="Heading_20_3" text:outline-level="3"/>
      <text:h text:style-name="P18" text:outline-level="3">file<text:span text:style-name="T1">　</text:span></text:h>
      <table:table table:name="表41" table:style-name="表41">
        <table:table-column table:style-name="表41.A"/>
        <table:table-column table:style-name="表41.B"/>
        <table:table-row>
          <table:table-cell office:value-type="string">
            <text:p text:style-name="P62">説明</text:p>
          </table:table-cell>
          <table:table-cell office:value-type="string">
            <text:p text:style-name="P56"/>
            <text:p text:style-name="P56">ファイルに関する調査を行います。</text:p>
          </table:table-cell>
        </table:table-row>
        <table:table-row>
          <table:table-cell office:value-type="string">
            <text:p text:style-name="P62">書式</text:p>
          </table:table-cell>
          <table:table-cell office:value-type="string">
            <text:p text:style-name="P56"/>
            <text:p text:style-name="P56">file ?</text:p>
            <text:p text:style-name="P56">file exists? <text:span text:style-name="T13">"name"</text:span></text:p>
            <text:p text:style-name="P56">file dir? <text:span text:style-name="T13">"name"</text:span></text:p>
            <text:p text:style-name="P56">file read? <text:span text:style-name="T13">"name"</text:span></text:p>
            <text:p text:style-name="P56">file write? <text:span text:style-name="T13">"name"</text:span></text:p>
            <text:p text:style-name="P56">file exec? <text:span text:style-name="T13">"name"</text:span></text:p>
            <text:p text:style-name="P56">file list [ <text:span text:style-name="T13">"directory" <text:s/></text:span>]</text:p>
          </table:table-cell>
        </table:table-row>
        <table:table-row>
          <table:table-cell office:value-type="string">
            <text:p text:style-name="P62">詳細</text:p>
          </table:table-cell>
          <table:table-cell office:value-type="string">
            <text:p text:style-name="P56"/>
            <text:p text:style-name="P56">ファイルの調査を行います。第1引数により目的の動作を指定します。以下、第1引数の値による動作を説明します。</text:p>
            <text:p text:style-name="P56">? … ヘルプを表示します。</text:p>
            <text:p text:style-name="P56">exists? ... 第2引数で指定したファイルが存在する場合、tを返します。</text:p>
            <text:p text:style-name="P56">dir? ... 第2引数で指定したファイルがディレクトリの場合、tを返します。</text:p>
            <text:p text:style-name="P56">read? ... 第2引数で指定したファイルが読込み可能な場合、tを返します。</text:p>
            <text:p text:style-name="P56">write? ... 第2引数で指定したファイルが書込み可能な場合、tを返します。</text:p>
            <text:p text:style-name="P56">exec? ... 第2引数で指定したファイルが実行可能な場合、tを返します。</text:p>
            <text:p text:style-name="P56">(上記、いずれもt以外の場合はnilを返します。)</text:p>
            <text:p text:style-name="P56">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62">戻り値</text:p>
          </table:table-cell>
          <table:table-cell office:value-type="string">
            <text:p text:style-name="P56"/>
            <text:p text:style-name="P56">詳細を参照のこと。</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FileAccess: ファイルアクセス権限がありません。</text:p>
          </table:table-cell>
        </table:table-row>
        <table:table-row>
          <table:table-cell office:value-type="string">
            <text:p text:style-name="P62">使用例</text:p>
          </table:table-cell>
          <table:table-cell office:value-type="string">
            <text:p text:style-name="P57"/>
            <text:p text:style-name="P57">file exists? "foo.txt";</text:p>
            <text:p text:style-name="P57"><text:tab/><text:tab/># <text:span text:style-name="T18">→</text:span> t or nil</text:p>
            <text:p text:style-name="P57">file list "/";</text:p>
            <text:p text:style-name="P57"><text:tab/><text:tab/># <text:span text:style-name="T18">→</text:span> return list of root directory files</text:p>
          </table:table-cell>
        </table:table-row>
      </table:table>
      <text:h text:style-name="Heading_20_3" text:outline-level="3"/>
      <text:h text:style-name="P18" text:outline-level="3">fork<text:span text:style-name="T1">　</text:span></text:h>
      <table:table table:name="表42" table:style-name="表42">
        <table:table-column table:style-name="表42.A"/>
        <table:table-column table:style-name="表42.B"/>
        <table:table-row>
          <table:table-cell office:value-type="string">
            <text:p text:style-name="P62">説明</text:p>
          </table:table-cell>
          <table:table-cell office:value-type="string">
            <text:p text:style-name="P56"/>
            <text:p text:style-name="P56">プロセスを生成します。</text:p>
          </table:table-cell>
        </table:table-row>
        <table:table-row>
          <table:table-cell office:value-type="string">
            <text:p text:style-name="P62">書式</text:p>
          </table:table-cell>
          <table:table-cell office:value-type="string">
            <text:p text:style-name="P56"/>
            <text:p text:style-name="P56">fork</text:p>
          </table:table-cell>
        </table:table-row>
        <table:table-row>
          <table:table-cell office:value-type="string">
            <text:p text:style-name="P62">詳細</text:p>
          </table:table-cell>
          <table:table-cell office:value-type="string">
            <text:p text:style-name="P56"/>
            <text:p text:style-name="P56">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62">戻り値</text:p>
          </table:table-cell>
          <table:table-cell office:value-type="string">
            <text:p text:style-name="P56"/>
            <text:p text:style-name="P56">親プロセスの場合は子プロセスのidが返ります。子プロセスの場合は0が返り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SysCall: システムコールでエラーが発生しました。</text:p>
          </table:table-cell>
        </table:table-row>
        <table:table-row>
          <table:table-cell office:value-type="string">
            <text:p text:style-name="P62">使用例</text:p>
          </table:table-cell>
          <table:table-cell office:value-type="string">
            <text:p text:style-name="P57"/>
            <text:p text:style-name="P57">set pid [fork];</text:p>
            <text:p text:style-name="P57">if [$pid = 0] then: {# for parent} else: {# for child};</text:p>
          </table:table-cell>
        </table:table-row>
      </table:table>
      <text:h text:style-name="Heading_20_3" text:outline-level="3"/>
      <text:h text:style-name="P18" text:outline-level="3">fun<text:span text:style-name="T1">　</text:span></text:h>
      <table:table table:name="表43" table:style-name="表43">
        <table:table-column table:style-name="表43.A"/>
        <table:table-column table:style-name="表43.B"/>
        <table:table-row>
          <table:table-cell office:value-type="string">
            <text:p text:style-name="P62">説明</text:p>
          </table:table-cell>
          <table:table-cell office:value-type="string">
            <text:p text:style-name="P56"/>
            <text:p text:style-name="P56">無名の関数を定義します。</text:p>
          </table:table-cell>
        </table:table-row>
        <table:table-row>
          <table:table-cell office:value-type="string">
            <text:p text:style-name="P62">書式</text:p>
          </table:table-cell>
          <table:table-cell office:value-type="string">
            <text:p text:style-name="P56"/>
            <text:p text:style-name="P56">fun ( <text:span text:style-name="T13">argspec</text:span> ) { <text:span text:style-name="T13">body</text:span> }</text:p>
            <text:p text:style-name="P56"><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6"><text:tab/><text:span text:style-name="T13">posargs</text:span> : <text:span text:style-name="T13">symbol</text:span> | &amp;<text:span text:style-name="T13">symbol</text:span></text:p>
            <text:p text:style-name="P56"><text:tab/><text:span text:style-name="T13">keyargs</text:span> : <text:span text:style-name="T13">symbol</text:span> | &amp;<text:span text:style-name="T13">symbol</text:span></text:p>
            <text:p text:style-name="P56"><text:span text:style-name="T13"><text:tab/>restarg </text:span><text:span text:style-name="T17">:</text:span><text:span text:style-name="T13"> symbol</text:span></text:p>
          </table:table-cell>
        </table:table-row>
        <table:table-row>
          <table:table-cell office:value-type="string">
            <text:p text:style-name="P62">詳細</text:p>
          </table:table-cell>
          <table:table-cell office:value-type="string">
            <text:p text:style-name="P56"/>
            <text:p text:style-name="P56">名前無し関数を定義します。引数定義<text:span text:style-name="T13">argspec</text:span>に関しては、「4.10 引数」を参照ください。</text:p>
            <text:p text:style-name="P56"><text:span text:style-name="T13">body</text:span>には、関数本体のスクリプトを記述します。</text:p>
          </table:table-cell>
        </table:table-row>
        <table:table-row>
          <table:table-cell office:value-type="string">
            <text:p text:style-name="P62">戻り値</text:p>
          </table:table-cell>
          <table:table-cell office:value-type="string">
            <text:p text:style-name="P56"/>
            <text:p text:style-name="P56">生成された関数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defun foo (n) {</text:p>
            <text:p text:style-name="P57"><text:s text:c="2"/>fun (i) {$n ++ $i}</text:p>
            <text:p text:style-name="P57">};</text:p>
            <text:p text:style-name="P57">set x [foo 100];</text:p>
            <text:p text:style-name="P57">$x 10;<text:tab/><text:tab/><text:tab/># <text:span text:style-name="T18">→</text:span> 110</text:p>
            <text:p text:style-name="P57">$x 10;<text:tab/><text:tab/><text:tab/># <text:span text:style-name="T18">→</text:span> 120</text:p>
          </table:table-cell>
        </table:table-row>
      </table:table>
      <text:h text:style-name="Heading_20_3" text:outline-level="3"/>
      <text:h text:style-name="P18" text:outline-level="3">if<text:span text:style-name="T1">　</text:span></text:h>
      <table:table table:name="表44" table:style-name="表44">
        <table:table-column table:style-name="表44.A"/>
        <table:table-column table:style-name="表44.B"/>
        <table:table-row>
          <table:table-cell office:value-type="string">
            <text:p text:style-name="P62">説明</text:p>
          </table:table-cell>
          <table:table-cell office:value-type="string">
            <text:p text:style-name="P56"/>
            <text:p text:style-name="P56">条件により処理を分岐します。</text:p>
          </table:table-cell>
        </table:table-row>
        <table:table-row>
          <table:table-cell office:value-type="string">
            <text:p text:style-name="P62">書式</text:p>
          </table:table-cell>
          <table:table-cell office:value-type="string">
            <text:p text:style-name="P56"/>
            <text:p text:style-name="P56">if <text:span text:style-name="T13">exp</text:span><text:span text:style-name="T17"> then: </text:span><text:span text:style-name="T13">then-block <text:s/></text:span><text:span text:style-name="T17">[ else: </text:span><text:span text:style-name="T13">else-block </text:span><text:span text:style-name="T17"><text:s/>]</text:span></text:p>
            <text:p text:style-name="P56"><text:span text:style-name="T17"><text:tab/></text:span><text:span text:style-name="T13">exp </text:span><text:span text:style-name="T17">: </text:span><text:span text:style-name="T13">value</text:span><text:span text:style-name="T17"> | { </text:span><text:span text:style-name="T13">block</text:span><text:span text:style-name="T17"> }</text:span></text:p>
            <text:p text:style-name="P56"><text:span text:style-name="T17"><text:tab/></text:span><text:span text:style-name="T13">then-block</text:span><text:span text:style-name="T17"> : </text:span><text:span text:style-name="T13">value</text:span><text:span text:style-name="T17"> | { </text:span><text:span text:style-name="T13">block</text:span><text:span text:style-name="T17"> }</text:span></text:p>
            <text:p text:style-name="P56"><text:span text:style-name="T17"><text:tab/></text:span><text:span text:style-name="T13">else-block</text:span><text:span text:style-name="T17"> : </text:span><text:span text:style-name="T13">value</text:span><text:span text:style-name="T17"> | { </text:span><text:span text:style-name="T13">block</text:span><text:span text:style-name="T17"> }</text:span></text:p>
          </table:table-cell>
        </table:table-row>
        <table:table-row>
          <table:table-cell office:value-type="string">
            <text:p text:style-name="P62">詳細</text:p>
          </table:table-cell>
          <table:table-cell office:value-type="string">
            <text:p text:style-name="P56"/>
            <text:p text:style-name="P56"><text:span text:style-name="T13">exp</text:span>を評価し、非nilの場合<text:span text:style-name="T13">then-block</text:span>を実行します。nilの場合は<text:span text:style-name="T13">else-block</text:span>を実行します。</text:p>
            <text:p text:style-name="P56"><text:span text:style-name="T13">exp</text:span>は、値もしくは処理ブロックを指定します。処理ブロックの場合は、そのブロックを実行した結果がnilかどうかを判定します。</text:p>
            <text:p text:style-name="P56"><text:span text:style-name="T13">then-block</text:span><text:span text:style-name="T17">および</text:span><text:span text:style-name="T13">else-block</text:span>は、値もしくは処理ブロックを指定します。処理ブロックを指定した場合は、そのブロックを実行します。</text:p>
          </table:table-cell>
        </table:table-row>
        <table:table-row>
          <table:table-cell office:value-type="string">
            <text:p text:style-name="P62">戻り値</text:p>
          </table:table-cell>
          <table:table-cell office:value-type="string">
            <text:p text:style-name="P56"/>
            <text:p text:style-name="P56">実行された<text:span text:style-name="T13">then</text:span>-<text:span text:style-name="T13">block</text:span><text:span text:style-name="T17">もしくは</text:span><text:span text:style-name="T13">else-block</text:span>の値となります。実行すべきブロックが指定されていなかった場合は、nil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通常の使用例</text:p>
            <text:p text:style-name="P57">if {$i = 0} then: {</text:p>
            <text:p text:style-name="P57"><text:s text:c="2"/># do-something</text:p>
            <text:p text:style-name="P57">} else: {</text:p>
            <text:p text:style-name="P57"><text:s text:c="2"/># do-otherwise</text:p>
            <text:p text:style-name="P57">};</text:p>
            <text:p text:style-name="P57"/>
            <text:p text:style-name="P57"># 変数の有無によりオプションを設定するようなケース</text:p>
            <text:p text:style-name="P57">defun foo (sort-order: order) {</text:p>
            <text:p text:style-name="P57"><text:s text:c="2"/>if [set? order] else: {set order &gt;};</text:p>
            <text:p text:style-name="P57"><text:s text:c="2"/># ...</text:p>
            <text:p text:style-name="P57">};</text:p>
          </table:table-cell>
        </table:table-row>
      </table:table>
      <text:h text:style-name="Heading_20_3" text:outline-level="3"/>
      <text:h text:style-name="P18" text:outline-level="3">info<text:span text:style-name="T1">　</text:span></text:h>
      <table:table table:name="表45" table:style-name="表45">
        <table:table-column table:style-name="表45.A"/>
        <table:table-column table:style-name="表45.B"/>
        <table:table-row>
          <table:table-cell office:value-type="string">
            <text:p text:style-name="P62">説明</text:p>
          </table:table-cell>
          <table:table-cell office:value-type="string">
            <text:p text:style-name="P56"/>
            <text:p text:style-name="P56">インタプリタの情報を返します。</text:p>
          </table:table-cell>
        </table:table-row>
        <table:table-row>
          <table:table-cell office:value-type="string">
            <text:p text:style-name="P62">書式</text:p>
          </table:table-cell>
          <table:table-cell office:value-type="string">
            <text:p text:style-name="P56"/>
            <text:p text:style-name="P56">info local | closure | self | func | class | global | script</text:p>
          </table:table-cell>
        </table:table-row>
        <table:table-row>
          <table:table-cell office:value-type="string">
            <text:p text:style-name="P62">詳細</text:p>
          </table:table-cell>
          <table:table-cell office:value-type="string">
            <text:p text:style-name="P56"/>
            <text:p text:style-name="P56">インタプリタに関する情報をリストで返します。第1引数の内容により動作が変わります。以下、第1引数の内容による機能を示します。</text:p>
            <text:p text:style-name="P56">local ... 現在のローカル変数のシンボルリストを返します。</text:p>
            <text:p text:style-name="P56">closure ... 現在のクロージャのスコープにあるローカル変数のシンボルリストを返します。</text:p>
            <text:p text:style-name="P56">self ... カレントオブジェクトのインスタンス変数のシンボルリストを返します。</text:p>
            <text:p text:style-name="P56">func ... 組み込みコマンド、ユーザ定義関数のシンボルリストを返します。</text:p>
            <text:p text:style-name="P56">class ... クラスのシンボルリストを返します。</text:p>
            <text:p text:style-name="P56">global ... グローバル変数のシンボルリストを返します。</text:p>
            <text:p text:style-name="P56">script ... ロードされたスクリプトのリストを返します。</text:p>
          </table:table-cell>
        </table:table-row>
        <table:table-row>
          <table:table-cell office:value-type="string">
            <text:p text:style-name="P62">戻り値</text:p>
          </table:table-cell>
          <table:table-cell office:value-type="string">
            <text:p text:style-name="P56"/>
            <text:p text:style-name="P56">指定した引数によります。詳細参照のこと。</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全ての変数の一覧をリスト化</text:p>
            <text:p text:style-name="P57">[info local] concat [info closure] [info self] [info global];</text:p>
            <text:p text:style-name="P57"/>
            <text:p text:style-name="P57"># 関数の一覧</text:p>
            <text:p text:style-name="P57">info func;</text:p>
          </table:table-cell>
        </table:table-row>
      </table:table>
      <text:h text:style-name="Heading_20_3" text:outline-level="3"/>
      <text:h text:style-name="P18" text:outline-level="3">lazy<text:span text:style-name="T1">　</text:span></text:h>
      <table:table table:name="表46" table:style-name="表46">
        <table:table-column table:style-name="表46.A"/>
        <table:table-column table:style-name="表46.B"/>
        <table:table-row>
          <table:table-cell office:value-type="string">
            <text:p text:style-name="P62">説明</text:p>
          </table:table-cell>
          <table:table-cell office:value-type="string">
            <text:p text:style-name="P56"/>
            <text:p text:style-name="P56">遅延評価ブロックの生成</text:p>
          </table:table-cell>
        </table:table-row>
        <table:table-row>
          <table:table-cell office:value-type="string">
            <text:p text:style-name="P62">書式</text:p>
          </table:table-cell>
          <table:table-cell office:value-type="string">
            <text:p text:style-name="P56"/>
            <text:p text:style-name="P56">lazy { <text:span text:style-name="T13">block</text:span> }</text:p>
          </table:table-cell>
        </table:table-row>
        <table:table-row>
          <table:table-cell office:value-type="string">
            <text:p text:style-name="P62">詳細</text:p>
          </table:table-cell>
          <table:table-cell office:value-type="string">
            <text:p text:style-name="P56"/>
            <text:p text:style-name="P56">遅延評価ブロックを生成します。lazyコマンドにより生成された<text:span text:style-name="T13">block</text:span>は、次に参照された際に評価されます。そのため、lazyコマンドの戻り値は変数に設定する必要があります。次に、lazyコマンドの戻り値が設定された変数が参照された際は、<text:span text:style-name="T1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62">戻り値</text:p>
          </table:table-cell>
          <table:table-cell office:value-type="string">
            <text:p text:style-name="P56"/>
            <text:p text:style-name="P56">遅延評価ブロック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foo [lazy {println "foo"; result 123}];</text:p>
            <text:p text:style-name="P57">println $foo;<text:tab/><text:tab/># <text:span text:style-name="T18">→</text:span> display "foo" and 123</text:p>
            <text:p text:style-name="P57">println $foo;<text:tab/><text:tab/># <text:span text:style-name="T18">→</text:span> display 123</text:p>
          </table:table-cell>
        </table:table-row>
      </table:table>
      <text:h text:style-name="Heading_20_3" text:outline-level="3"/>
      <text:h text:style-name="P18" text:outline-level="3">load<text:span text:style-name="T1">　</text:span></text:h>
      <table:table table:name="表47" table:style-name="表47">
        <table:table-column table:style-name="表47.A"/>
        <table:table-column table:style-name="表47.B"/>
        <table:table-row>
          <table:table-cell office:value-type="string">
            <text:p text:style-name="P62">説明</text:p>
          </table:table-cell>
          <table:table-cell office:value-type="string">
            <text:p text:style-name="P56"/>
            <text:p text:style-name="P56">スクリプトをロードします。</text:p>
          </table:table-cell>
        </table:table-row>
        <table:table-row>
          <table:table-cell office:value-type="string">
            <text:p text:style-name="P62">書式</text:p>
          </table:table-cell>
          <table:table-cell office:value-type="string">
            <text:p text:style-name="P56"/>
            <text:p text:style-name="P56">load "<text:span text:style-name="T13">script</text:span>"</text:p>
          </table:table-cell>
        </table:table-row>
        <table:table-row>
          <table:table-cell office:value-type="string">
            <text:p text:style-name="P62">詳細</text:p>
          </table:table-cell>
          <table:table-cell office:value-type="string">
            <text:p text:style-name="P56"/>
            <text:p text:style-name="P56"><text:span text:style-name="T13">script</text:span><text:span text:style-name="T17">で示される</text:span>スクリプトファイルをロードし、実行します。</text:p>
          </table:table-cell>
        </table:table-row>
        <table:table-row>
          <table:table-cell office:value-type="string">
            <text:p text:style-name="P62">戻り値</text:p>
          </table:table-cell>
          <table:table-cell office:value-type="string">
            <text:p text:style-name="P56"/>
            <text:p text:style-name="P56">スクリプトidが返され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FileNotOpen: ファイルがオープンできません。</text:p>
            <text:p text:style-name="P56">WarnParseString: 文字列の終端記号がありません。</text:p>
            <text:p text:style-name="P56">WarnParseClose: リスト、ブロックもしくは、評価ブロックの終端記号がありません。</text:p>
            <text:p text:style-name="P56">ErrParseClose: 括弧の対応が間違っています。</text:p>
          </table:table-cell>
        </table:table-row>
        <table:table-row>
          <table:table-cell office:value-type="string">
            <text:p text:style-name="P62">使用例</text:p>
          </table:table-cell>
          <table:table-cell office:value-type="string">
            <text:p text:style-name="P57"/>
            <text:p text:style-name="P57">load "lib/ls.toy";</text:p>
          </table:table-cell>
        </table:table-row>
      </table:table>
      <text:h text:style-name="Heading_20_3" text:outline-level="3"/>
      <text:h text:style-name="P18" text:outline-level="3">new<text:span text:style-name="T1">　</text:span></text:h>
      <table:table table:name="表48" table:style-name="表48">
        <table:table-column table:style-name="表48.A"/>
        <table:table-column table:style-name="表48.B"/>
        <table:table-row>
          <table:table-cell office:value-type="string">
            <text:p text:style-name="P62">説明</text:p>
          </table:table-cell>
          <table:table-cell office:value-type="string">
            <text:p text:style-name="P56"/>
            <text:p text:style-name="P56">オブジェクトを生成します。</text:p>
          </table:table-cell>
        </table:table-row>
        <table:table-row>
          <table:table-cell office:value-type="string">
            <text:p text:style-name="P62">書式</text:p>
          </table:table-cell>
          <table:table-cell office:value-type="string">
            <text:p text:style-name="P56"/>
            <text:p text:style-name="P56">new [ <text:span text:style-name="T13">parent-class</text:span> ] [ delegate: ( <text:span text:style-name="T13">additional-class ... </text:span>) ] </text:p>
            <text:p text:style-name="P56"><text:tab/>[ init: ( <text:span text:style-name="T13">construct-parameters ... </text:span>) ]</text:p>
          </table:table-cell>
        </table:table-row>
        <table:table-row>
          <table:table-cell office:value-type="string">
            <text:p text:style-name="P62">詳細</text:p>
          </table:table-cell>
          <table:table-cell office:value-type="string">
            <text:p text:style-name="P56"/>
            <text:p text:style-name="P61">オブジェクトを生成します。</text:p>
            <text:p text:style-name="P56"><text:span text:style-name="T13">parent-class</text:span><text:span text:style-name="T17">には、親クラスを指定します。省略した場合は、既定クラスとしてObjectクラスが親クラスとなります。</text:span></text:p>
            <text:p text:style-name="P56"><text:span text:style-name="T17">さらにいくつかの親クラスを指定するためには、</text:span><text:span text:style-name="T13">additional-class </text:span><text:span text:style-name="T17">に列挙することにより行います。</text:span></text:p>
            <text:p text:style-name="P56"><text:span text:style-name="T13">parent-class</text:span><text:span text:style-name="T17">および、</text:span><text:span text:style-name="T13">additional-class</text:span><text:span text:style-name="T17">を複数指定した場合のメソッドの探索順は、</text:span></text:p>
            <text:list text:style-name="L6">
              <text:list-item text:start-value="1">
                <text:p text:style-name="P99">自オブジェクトのメソッド</text:p>
              </text:list-item>
              <text:list-item>
                <text:p text:style-name="P77"><text:span text:style-name="T13">parent-class</text:span><text:span text:style-name="T17">およびその親クラスのメソッド</text:span></text:p>
              </text:list-item>
              <text:list-item>
                <text:p text:style-name="P77"><text:span text:style-name="T17">最初の</text:span><text:span text:style-name="T13">additional-class</text:span><text:span text:style-name="T17">およびその親クラスのメソッド</text:span></text:p>
              </text:list-item>
              <text:list-item>
                <text:p text:style-name="P77"><text:span text:style-name="T17">次の</text:span><text:span text:style-name="T13">additional-class</text:span><text:span text:style-name="T17">およびその親クラスのメソッド</text:span></text:p>
              </text:list-item>
              <text:list-item>
                <text:p text:style-name="P99">...</text:p>
              </text:list-item>
            </text:list>
            <text:p text:style-name="P61">となります。</text:p>
            <text:p text:style-name="P61">クラスにinitメソッドが定義されている場合は、<text:span text:style-name="T13">construct-parameters</text:span>を伴ってのinitメソッドの呼び出しが行われます。</text:p>
          </table:table-cell>
        </table:table-row>
        <table:table-row>
          <table:table-cell office:value-type="string">
            <text:p text:style-name="P62">戻り値</text:p>
          </table:table-cell>
          <table:table-cell office:value-type="string">
            <text:p text:style-name="P56"/>
            <text:p text:style-name="P56">生成されたクラスオブジェク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Class: 親クラスが存在しません。</text:p>
          </table:table-cell>
        </table:table-row>
        <table:table-row>
          <table:table-cell office:value-type="string">
            <text:p text:style-name="P62">使用例</text:p>
          </table:table-cell>
          <table:table-cell office:value-type="string">
            <text:p text:style-name="P57"/>
            <text:p text:style-name="P57">new;<text:tab/><text:tab/><text:tab/># Object が親クラス</text:p>
            <text:p text:style-name="P57">new foo;<text:tab/><text:tab/># foo が親クラス</text:p>
            <text:p text:style-name="P57">new foo delegate: (x y);</text:p>
            <text:p text:style-name="P57"><text:tab/><text:tab/><text:tab/># foo / x / y が親クラス</text:p>
            <text:p text:style-name="P58">new Hash init: (((key1 . 1) (key2 . 2)));</text:p>
            <text:p text:style-name="P58"><text:tab/><text:tab/><text:tab/># Hashオブジェクト生成の例</text:p>
          </table:table-cell>
        </table:table-row>
      </table:table>
      <text:h text:style-name="Heading_20_3" text:outline-level="3"/>
      <text:h text:style-name="P18" text:outline-level="3">or<text:span text:style-name="T1">　</text:span></text:h>
      <table:table table:name="表49" table:style-name="表49">
        <table:table-column table:style-name="表49.A"/>
        <table:table-column table:style-name="表49.B"/>
        <table:table-row>
          <table:table-cell office:value-type="string">
            <text:p text:style-name="P62">説明</text:p>
          </table:table-cell>
          <table:table-cell office:value-type="string">
            <text:p text:style-name="P56"/>
            <text:p text:style-name="P56">引数の真偽値による論理和を返します。</text:p>
          </table:table-cell>
        </table:table-row>
        <table:table-row>
          <table:table-cell office:value-type="string">
            <text:p text:style-name="P62">書式</text:p>
          </table:table-cell>
          <table:table-cell office:value-type="string">
            <text:p text:style-name="P56"/>
            <text:p text:style-name="P56">or <text:span text:style-name="T13">val </text:span>...</text:p>
          </table:table-cell>
        </table:table-row>
        <table:table-row>
          <table:table-cell office:value-type="string">
            <text:p text:style-name="P62">詳細</text:p>
          </table:table-cell>
          <table:table-cell office:value-type="string">
            <text:p text:style-name="P56"/>
            <text:p text:style-name="P56"><text:span text:style-name="T13">val</text:span>の値がnilである場合偽と判断します。全ての引数についての真偽値を調べ、それら全ての値の論理和を返します。</text:p>
          </table:table-cell>
        </table:table-row>
        <table:table-row>
          <table:table-cell office:value-type="string">
            <text:p text:style-name="P62">戻り値</text:p>
          </table:table-cell>
          <table:table-cell office:value-type="string">
            <text:p text:style-name="P56"/>
            <text:p text:style-name="P56">tまた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6"/>
            <text:p text:style-name="P57">or 0 1 2;<text:tab/><text:tab/># → t</text:p>
            <text:p text:style-name="P57">or 0 1 2 nil;<text:tab/><text:tab/># → t</text:p>
            <text:p text:style-name="P57">or ();<text:tab/><text:tab/><text:tab/># → t</text:p>
            <text:p text:style-name="P57">or nil nil;<text:tab/><text:tab/># → nil</text:p>
          </table:table-cell>
        </table:table-row>
      </table:table>
      <text:h text:style-name="Heading_20_3" text:outline-level="3"/>
      <text:h text:style-name="P18" text:outline-level="3">print / println<text:span text:style-name="T1">　</text:span></text:h>
      <table:table table:name="表50" table:style-name="表50">
        <table:table-column table:style-name="表50.A"/>
        <table:table-column table:style-name="表50.B"/>
        <table:table-row>
          <table:table-cell office:value-type="string">
            <text:p text:style-name="P62">説明</text:p>
          </table:table-cell>
          <table:table-cell office:value-type="string">
            <text:p text:style-name="P56"/>
            <text:p text:style-name="P56">文字列を印字します。</text:p>
          </table:table-cell>
        </table:table-row>
        <table:table-row>
          <table:table-cell office:value-type="string">
            <text:p text:style-name="P62">書式</text:p>
          </table:table-cell>
          <table:table-cell office:value-type="string">
            <text:p text:style-name="P56"/>
            <text:p text:style-name="P56">print [ file: <text:span text:style-name="T13">file-object</text:span> ] <text:span text:style-name="T13">args</text:span> ...</text:p>
            <text:p text:style-name="P56">println [ file: <text:span text:style-name="T13">file-object </text:span>] <text:span text:style-name="T13">args</text:span> ...</text:p>
          </table:table-cell>
        </table:table-row>
        <table:table-row>
          <table:table-cell office:value-type="string">
            <text:p text:style-name="P62">詳細</text:p>
          </table:table-cell>
          <table:table-cell office:value-type="string">
            <text:p text:style-name="P56"/>
            <text:p text:style-name="P56"><text:span text:style-name="T13">args</text:span>を文字列に変換し、ファイルへ出力します。</text:p>
            <text:p text:style-name="P56">出力先のファイルの指定は以下の通りです。</text:p>
            <text:list text:style-name="L7">
              <text:list-item>
                <text:p text:style-name="P100"><text:span text:style-name="T13">file-object</text:span>が指定されていれば、このオブジェクトのputsメソッドを呼び出します。</text:p>
              </text:list-item>
              <text:list-item>
                <text:p text:style-name="P100">ローカル変数またはインスタンス変数に@out変数があれば、このオブジェクトのputsメソッドを呼び出します。</text:p>
              </text:list-item>
              <text:list-item>
                <text:p text:style-name="P100">グローバル変数のstdout変数があれば、このオブジェクトのputsメソッドを呼び出します。</text:p>
              </text:list-item>
            </text:list>
            <text:p text:style-name="P5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62">戻り値</text:p>
          </table:table-cell>
          <table:table-cell office:value-type="string">
            <text:p text:style-name="P56"/>
            <text:p text:style-name="P56">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out変数または、stdout変数が見つかりません。</text:p>
          </table:table-cell>
        </table:table-row>
        <table:table-row>
          <table:table-cell office:value-type="string">
            <text:p text:style-name="P62">使用例</text:p>
          </table:table-cell>
          <table:table-cell office:value-type="string">
            <text:p text:style-name="P57"/>
            <text:p text:style-name="P57">println "Hello world.";</text:p>
            <text:p text:style-name="P57"><text:tab/><text:tab/># <text:span text:style-name="T18">→</text:span> Hello world.</text:p>
            <text:p text:style-name="P57">1 each to: 10 do: {| i | print $i " "}; println;</text:p>
            <text:p text:style-name="P57"><text:tab/><text:tab/># <text:span text:style-name="T18">→</text:span> 1 2 3 4 5 6 7 8 9 10</text:p>
          </table:table-cell>
        </table:table-row>
      </table:table>
      <text:h text:style-name="Heading_20_3" text:outline-level="3"/>
      <text:h text:style-name="P18" text:outline-level="3">pwd<text:span text:style-name="T1">　</text:span></text:h>
      <table:table table:name="表51" table:style-name="表51">
        <table:table-column table:style-name="表51.A"/>
        <table:table-column table:style-name="表51.B"/>
        <table:table-row>
          <table:table-cell office:value-type="string">
            <text:p text:style-name="P62">説明</text:p>
          </table:table-cell>
          <table:table-cell office:value-type="string">
            <text:p text:style-name="P56"/>
            <text:p text:style-name="P56">カレントワーキングディレクトリを返します。</text:p>
          </table:table-cell>
        </table:table-row>
        <table:table-row>
          <table:table-cell office:value-type="string">
            <text:p text:style-name="P62">書式</text:p>
          </table:table-cell>
          <table:table-cell office:value-type="string">
            <text:p text:style-name="P56"/>
            <text:p text:style-name="P56">pwd</text:p>
          </table:table-cell>
        </table:table-row>
        <table:table-row>
          <table:table-cell office:value-type="string">
            <text:p text:style-name="P62">詳細</text:p>
          </table:table-cell>
          <table:table-cell office:value-type="string">
            <text:p text:style-name="P56"/>
            <text:p text:style-name="P56">現在のワーキングディレクトリを返します。また、グローバル変数 "CWD" にも同じ値が設定されます。</text:p>
          </table:table-cell>
        </table:table-row>
        <table:table-row>
          <table:table-cell office:value-type="string">
            <text:p text:style-name="P62">戻り値</text:p>
          </table:table-cell>
          <table:table-cell office:value-type="string">
            <text:p text:style-name="P56"/>
            <text:p text:style-name="P56">カレントワーキングディレクトリ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pwd;</text:p>
          </table:table-cell>
        </table:table-row>
      </table:table>
      <text:h text:style-name="Heading_20_3" text:outline-level="3"/>
      <text:h text:style-name="P18" text:outline-level="3">rand<text:span text:style-name="T1">　</text:span></text:h>
      <table:table table:name="表52" table:style-name="表52">
        <table:table-column table:style-name="表52.A"/>
        <table:table-column table:style-name="表52.B"/>
        <table:table-row>
          <table:table-cell office:value-type="string">
            <text:p text:style-name="P62">説明</text:p>
          </table:table-cell>
          <table:table-cell office:value-type="string">
            <text:p text:style-name="P56"/>
            <text:p text:style-name="P56">乱数を返します。</text:p>
          </table:table-cell>
        </table:table-row>
        <table:table-row>
          <table:table-cell office:value-type="string">
            <text:p text:style-name="P62">書式</text:p>
          </table:table-cell>
          <table:table-cell office:value-type="string">
            <text:p text:style-name="P56"/>
            <text:p text:style-name="P56">rand</text:p>
          </table:table-cell>
        </table:table-row>
        <table:table-row>
          <table:table-cell office:value-type="string">
            <text:p text:style-name="P62">詳細</text:p>
          </table:table-cell>
          <table:table-cell office:value-type="string">
            <text:p text:style-name="P56"/>
            <text:p text:style-name="P56">乱数を返します。</text:p>
          </table:table-cell>
        </table:table-row>
        <table:table-row>
          <table:table-cell office:value-type="string">
            <text:p text:style-name="P62">戻り値</text:p>
          </table:table-cell>
          <table:table-cell office:value-type="string">
            <text:p text:style-name="P56"/>
            <text:p text:style-name="P56">0.0以上 1.0未満の乱数を返します。</text:p>
          </table:table-cell>
        </table:table-row>
        <table:table-row>
          <table:table-cell office:value-type="string">
            <text:p text:style-name="P62">例外</text:p>
          </table:table-cell>
          <table:table-cell office:value-type="string">
            <text:p text:style-name="P56"/>
            <text:p text:style-name="P56">ありません。</text:p>
          </table:table-cell>
        </table:table-row>
        <table:table-row>
          <table:table-cell office:value-type="string">
            <text:p text:style-name="P62">使用例</text:p>
          </table:table-cell>
          <table:table-cell office:value-type="string">
            <text:p text:style-name="P57"/>
            <text:p text:style-name="P57">rand;</text:p>
          </table:table-cell>
        </table:table-row>
      </table:table>
      <text:h text:style-name="Heading_20_3" text:outline-level="3"/>
      <text:h text:style-name="P18" text:outline-level="3">read<text:span text:style-name="T1">　</text:span></text:h>
      <table:table table:name="表119" table:style-name="表119">
        <table:table-column table:style-name="表119.A"/>
        <table:table-column table:style-name="表119.B"/>
        <table:table-row>
          <table:table-cell office:value-type="string">
            <text:p text:style-name="P62">説明</text:p>
          </table:table-cell>
          <table:table-cell office:value-type="string">
            <text:p text:style-name="P56"/>
            <text:p text:style-name="P56">文字列を読み込みます。</text:p>
          </table:table-cell>
        </table:table-row>
        <table:table-row>
          <table:table-cell office:value-type="string">
            <text:p text:style-name="P62">書式</text:p>
          </table:table-cell>
          <table:table-cell office:value-type="string">
            <text:p text:style-name="P56"/>
            <text:p text:style-name="P56">read [ file: <text:span text:style-name="T13">file-object</text:span> ] [ <text:span text:style-name="T13">var</text:span> ]</text:p>
          </table:table-cell>
        </table:table-row>
        <table:table-row>
          <table:table-cell office:value-type="string">
            <text:p text:style-name="P62">詳細</text:p>
          </table:table-cell>
          <table:table-cell office:value-type="string">
            <text:p text:style-name="P56"/>
            <text:p text:style-name="P56">Fileオブジェクトから一行を読み込みます。</text:p>
            <text:p text:style-name="P56">入力元のファイルの指定は以下の通りです。</text:p>
            <text:list text:style-name="L7">
              <text:list-item text:start-value="1">
                <text:p text:style-name="P100"><text:span text:style-name="T13">file-object</text:span>が指定されていれば、このオブジェクトのgetsメソッドを呼び出します。</text:p>
              </text:list-item>
              <text:list-item>
                <text:p text:style-name="P100">ローカル変数またはインスタンス変数に@in変数があれば、このオブジェクトのgetsメソッドを呼び出します。</text:p>
              </text:list-item>
              <text:list-item>
                <text:p text:style-name="P100">グローバル変数のstdin変数があれば、このオブジェクトのgetsメソッドを呼び出します。</text:p>
              </text:list-item>
            </text:list>
            <text:p text:style-name="P56"><text:span text:style-name="T13">var</text:span>を指定した場合は、読み込んだ値が変数<text:span text:style-name="T13">var</text:span>に設定されます。</text:p>
          </table:table-cell>
        </table:table-row>
        <table:table-row>
          <table:table-cell office:value-type="string">
            <text:p text:style-name="P62">戻り値</text:p>
          </table:table-cell>
          <table:table-cell office:value-type="string">
            <text:p text:style-name="P56"/>
            <text:p text:style-name="P56">読み込んだ値を返します。ただし、ファイルがEOFに達した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in変数または、stdin変数が見つかりません。</text:p>
          </table:table-cell>
        </table:table-row>
        <table:table-row>
          <table:table-cell office:value-type="string">
            <text:p text:style-name="P62">使用例</text:p>
          </table:table-cell>
          <table:table-cell office:value-type="string">
            <text:p text:style-name="P57"/>
            <text:p text:style-name="P57">read a;<text:tab/><text:tab/># 標準入力より一行読み込む</text:p>
          </table:table-cell>
        </table:table-row>
      </table:table>
      <text:h text:style-name="Heading_20_3" text:outline-level="3"/>
      <text:h text:style-name="P18" text:outline-level="3">redo<text:span text:style-name="T1">　</text:span></text:h>
      <table:table table:name="表53" table:style-name="表53">
        <table:table-column table:style-name="表53.A"/>
        <table:table-column table:style-name="表53.B"/>
        <table:table-row>
          <table:table-cell office:value-type="string">
            <text:p text:style-name="P62">説明</text:p>
          </table:table-cell>
          <table:table-cell office:value-type="string">
            <text:p text:style-name="P56"/>
            <text:p text:style-name="P56">イテレータの現在の要素に再度制御を移します。</text:p>
          </table:table-cell>
        </table:table-row>
        <table:table-row>
          <table:table-cell office:value-type="string">
            <text:p text:style-name="P62">書式</text:p>
          </table:table-cell>
          <table:table-cell office:value-type="string">
            <text:p text:style-name="P56"/>
            <text:p text:style-name="P56">redo</text:p>
          </table:table-cell>
        </table:table-row>
        <table:table-row>
          <table:table-cell office:value-type="string">
            <text:p text:style-name="P62">詳細</text:p>
          </table:table-cell>
          <table:table-cell office:value-type="string">
            <text:p text:style-name="P56"/>
            <text:p text:style-name="P56">イテレータの現在の要素に制御を移し、再び同じ要素を実行します。</text:p>
            <text:p text:style-name="P56">redoが有効なコマンドおよびメソッドは次の通りです: </text:p>
            <text:p text:style-name="P56">while / Integer::each / Integer::list / List::each / Array::each</text:p>
          </table:table-cell>
        </table:table-row>
        <table:table-row>
          <table:table-cell office:value-type="string">
            <text:p text:style-name="P62">戻り値</text:p>
          </table:table-cell>
          <table:table-cell office:value-type="string">
            <text:p text:style-name="P56"/>
            <text:p text:style-name="P56">制御がイテレータに戻るため、redo自身の戻り値は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9"/>
            <text:p text:style-name="P59">set i 0;</text:p>
            <text:p text:style-name="P59">while {true} do: {</text:p>
            <text:p text:style-name="P59"><text:s text:c="2"/>println $i;</text:p>
            <text:p text:style-name="P59"><text:s text:c="2"/>if {$i &gt; 5} then: {redo};</text:p>
            <text:p text:style-name="P59"><text:s text:c="2"/>$i ++;</text:p>
            <text:p text:style-name="P59">};<text:tab/><text:tab/># → 0 1 2 3 4 5 6 6 6 6 6 6 6 6 6 6 ...</text:p>
          </table:table-cell>
        </table:table-row>
      </table:table>
      <text:h text:style-name="Heading_20_3" text:outline-level="3"/>
      <text:h text:style-name="P18" text:outline-level="3">result<text:span text:style-name="T1">　</text:span></text:h>
      <table:table table:name="表54" table:style-name="表54">
        <table:table-column table:style-name="表54.A"/>
        <table:table-column table:style-name="表54.B"/>
        <table:table-row>
          <table:table-cell office:value-type="string">
            <text:p text:style-name="P62">説明</text:p>
          </table:table-cell>
          <table:table-cell office:value-type="string">
            <text:p text:style-name="P56"/>
            <text:p text:style-name="P56">引数を返します。</text:p>
          </table:table-cell>
        </table:table-row>
        <table:table-row>
          <table:table-cell office:value-type="string">
            <text:p text:style-name="P62">書式</text:p>
          </table:table-cell>
          <table:table-cell office:value-type="string">
            <text:p text:style-name="P56"/>
            <text:p text:style-name="P56">result [ <text:span text:style-name="T13">val</text:span> <text:s/>]</text:p>
          </table:table-cell>
        </table:table-row>
        <table:table-row>
          <table:table-cell office:value-type="string">
            <text:p text:style-name="P62">詳細</text:p>
          </table:table-cell>
          <table:table-cell office:value-type="string">
            <text:p text:style-name="P56"/>
            <text:p text:style-name="P56">与えられた引数<text:span text:style-name="T13">val </text:span>をそのまま返します。<text:span text:style-name="T13">val</text:span>が指定されなかった場合はnilを返します。</text:p>
            <text:p text:style-name="P5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62">戻り値</text:p>
          </table:table-cell>
          <table:table-cell office:value-type="string">
            <text:p text:style-name="P56"/>
            <text:p text:style-name="P56"><text:span text:style-name="T13">val</text:span>を返します。<text:span text:style-name="T13">val</text:span>の指定が無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x [if $cond then: {</text:p>
            <text:p text:style-name="P57"><text:s text:c="2"/>do-something;</text:p>
            <text:p text:style-name="P57"><text:s text:c="2"/>result 0;</text:p>
            <text:p text:style-name="P57">} else: {</text:p>
            <text:p text:style-name="P57"><text:s text:c="2"/>do-otherwise;</text:p>
            <text:p text:style-name="P60"><text:s text:c="2"/>result 1;</text:p>
            <text:p text:style-name="P60">}];</text:p>
          </table:table-cell>
        </table:table-row>
      </table:table>
      <text:h text:style-name="Heading_20_3" text:outline-level="3"/>
      <text:h text:style-name="P18" text:outline-level="3">retry<text:span text:style-name="T1">　</text:span></text:h>
      <table:table table:name="表55" table:style-name="表55">
        <table:table-column table:style-name="表55.A"/>
        <table:table-column table:style-name="表55.B"/>
        <table:table-row>
          <table:table-cell office:value-type="string">
            <text:p text:style-name="P62">説明</text:p>
          </table:table-cell>
          <table:table-cell office:value-type="string">
            <text:p text:style-name="P56"/>
            <text:p text:style-name="P56">イテレータの最初の要素に再度制御を移します。</text:p>
          </table:table-cell>
        </table:table-row>
        <table:table-row>
          <table:table-cell office:value-type="string">
            <text:p text:style-name="P62">書式</text:p>
          </table:table-cell>
          <table:table-cell office:value-type="string">
            <text:p text:style-name="P56"/>
            <text:p text:style-name="P56">retry</text:p>
          </table:table-cell>
        </table:table-row>
        <table:table-row>
          <table:table-cell office:value-type="string">
            <text:p text:style-name="P62">詳細</text:p>
          </table:table-cell>
          <table:table-cell office:value-type="string">
            <text:p text:style-name="P56"/>
            <text:p text:style-name="P56">イテレータの最初の要素に制御を移し、再び同じイテレータを最初から実行します。tryコマンドの場合、tryブロックもしくはcatchブロック中でretryが実行された場合、再度tryブロックの実行を行い<text:span text:style-name="T10">ます。</text:span></text:p>
            <text:p text:style-name="P56">retryが有効なコマンドおよびメソッドは次の通りです: </text:p>
            <text:p text:style-name="P56">while / try / Integer::each / Integer::list / List::each / Array::each</text:p>
          </table:table-cell>
        </table:table-row>
        <table:table-row>
          <table:table-cell office:value-type="string">
            <text:p text:style-name="P62">戻り値</text:p>
          </table:table-cell>
          <table:table-cell office:value-type="string">
            <text:p text:style-name="P56"/>
            <text:p text:style-name="P56">制御がイテレータに戻るため、retry自身の戻り値は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9"/>
            <text:p text:style-name="P59">1 .. 5 do: {| i |</text:p>
            <text:p text:style-name="P59"><text:s text:c="2"/>println $i;</text:p>
            <text:p text:style-name="P59"><text:s text:c="2"/>if {$i &gt;= 5} then: {retry};</text:p>
            <text:p text:style-name="P59">};<text:tab/><text:tab/># → 1 2 3 4 5 1 2 3 4 5 1 2 3 4 5 ...</text:p>
          </table:table-cell>
        </table:table-row>
      </table:table>
      <text:h text:style-name="Heading_20_3" text:outline-level="3"/>
      <text:h text:style-name="P18" text:outline-level="3">return<text:span text:style-name="T1">　</text:span></text:h>
      <table:table table:name="表56" table:style-name="表56">
        <table:table-column table:style-name="表56.A"/>
        <table:table-column table:style-name="表56.B"/>
        <table:table-row>
          <table:table-cell office:value-type="string">
            <text:p text:style-name="P62">説明</text:p>
          </table:table-cell>
          <table:table-cell office:value-type="string">
            <text:p text:style-name="P56"/>
            <text:p text:style-name="P56">関数を終了し呼び出し元に戻ります。</text:p>
          </table:table-cell>
        </table:table-row>
        <table:table-row>
          <table:table-cell office:value-type="string">
            <text:p text:style-name="P62">書式</text:p>
          </table:table-cell>
          <table:table-cell office:value-type="string">
            <text:p text:style-name="P56"/>
            <text:p text:style-name="P56">return [ <text:span text:style-name="T13">val</text:span> <text:s/>]</text:p>
          </table:table-cell>
        </table:table-row>
        <table:table-row>
          <table:table-cell office:value-type="string">
            <text:p text:style-name="P62">詳細</text:p>
          </table:table-cell>
          <table:table-cell office:value-type="string">
            <text:p text:style-name="P56"/>
            <text:p text:style-name="P56">現在の関数呼び出しを終了し、呼び出し元に戻ります。</text:p>
            <text:p text:style-name="P56"><text:span text:style-name="T13">val</text:span>が指定されている場合、関数の戻り値は<text:span text:style-name="T13">val</text:span>となります。指定されていない場合は、関数の戻り値はnilとなります。</text:p>
          </table:table-cell>
        </table:table-row>
        <table:table-row>
          <table:table-cell office:value-type="string">
            <text:p text:style-name="P62">戻り値</text:p>
          </table:table-cell>
          <table:table-cell office:value-type="string">
            <text:p text:style-name="P56"/>
            <text:p text:style-name="P56">呼び出し元に戻るため、このコマンドの戻り値はありません。</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defun foo (n) {</text:p>
            <text:p text:style-name="P57"><text:s text:c="2"/>set i 0;</text:p>
            <text:p text:style-name="P57"><text:s text:c="2"/>set s 0;</text:p>
            <text:p text:style-name="P57"><text:s text:c="2"/>while {true} do: {</text:p>
            <text:p text:style-name="P60"><text:s text:c="4"/>$s ++ $i;</text:p>
            <text:p text:style-name="P58"><text:s text:c="4"/>$i ++;</text:p>
            <text:p text:style-name="P58"><text:s text:c="4"/>if [$i &gt; $n] then: {return $s};</text:p>
            <text:p text:style-name="P58"><text:s text:c="2"/>};</text:p>
            <text:p text:style-name="P58">};</text:p>
            <text:p text:style-name="P58">foo 100;<text:tab/><text:tab/># <text:span text:style-name="T18">→</text:span> 5050</text:p>
          </table:table-cell>
        </table:table-row>
      </table:table>
      <text:h text:style-name="Heading_20_3" text:outline-level="3"/>
      <text:h text:style-name="P18" text:outline-level="3">sdir<text:span text:style-name="T1">　</text:span></text:h>
      <table:table table:name="表57" table:style-name="表57">
        <table:table-column table:style-name="表57.A"/>
        <table:table-column table:style-name="表57.B"/>
        <table:table-row>
          <table:table-cell office:value-type="string">
            <text:p text:style-name="P62">説明</text:p>
          </table:table-cell>
          <table:table-cell office:value-type="string">
            <text:p text:style-name="P56"/>
            <text:p text:style-name="P56">ロード済みスクリプトの一覧を返します。</text:p>
          </table:table-cell>
        </table:table-row>
        <table:table-row>
          <table:table-cell office:value-type="string">
            <text:p text:style-name="P62">書式</text:p>
          </table:table-cell>
          <table:table-cell office:value-type="string">
            <text:p text:style-name="P56"/>
            <text:p text:style-name="P56">sdir</text:p>
          </table:table-cell>
        </table:table-row>
        <table:table-row>
          <table:table-cell office:value-type="string">
            <text:p text:style-name="P62">詳細</text:p>
          </table:table-cell>
          <table:table-cell office:value-type="string">
            <text:p text:style-name="P56"/>
            <text:p text:style-name="P56">loadコマンドおよび、unknownによりロードされたスクリプトの一覧を、スクリプトid、ファイル名のリストの形式で返します。</text:p>
          </table:table-cell>
        </table:table-row>
        <table:table-row>
          <table:table-cell office:value-type="string">
            <text:p text:style-name="P62">戻り値</text:p>
          </table:table-cell>
          <table:table-cell office:value-type="string">
            <text:p text:style-name="P56"/>
            <text:p text:style-name="P56">スクリプトid、ファイル名のリストのリス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dir;</text:p>
          </table:table-cell>
        </table:table-row>
      </table:table>
      <text:h text:style-name="Heading_20_3" text:outline-level="3"/>
      <text:h text:style-name="P18" text:outline-level="3">self<text:span text:style-name="T1">　</text:span></text:h>
      <table:table table:name="表58" table:style-name="表58">
        <table:table-column table:style-name="表58.A"/>
        <table:table-column table:style-name="表58.B"/>
        <table:table-row>
          <table:table-cell office:value-type="string">
            <text:p text:style-name="P62">説明</text:p>
          </table:table-cell>
          <table:table-cell office:value-type="string">
            <text:p text:style-name="P56"/>
            <text:p text:style-name="P56">現在のオブジェクトを返します。</text:p>
          </table:table-cell>
        </table:table-row>
        <table:table-row>
          <table:table-cell office:value-type="string">
            <text:p text:style-name="P62">書式</text:p>
          </table:table-cell>
          <table:table-cell office:value-type="string">
            <text:p text:style-name="P56"/>
            <text:p text:style-name="P56">self</text:p>
          </table:table-cell>
        </table:table-row>
        <table:table-row>
          <table:table-cell office:value-type="string">
            <text:p text:style-name="P62">詳細</text:p>
          </table:table-cell>
          <table:table-cell office:value-type="string">
            <text:p text:style-name="P56"/>
            <text:p text:style-name="P56">現在のオブジェクトスタックのスタックトップにあるオブジェクトを返します。</text:p>
          </table:table-cell>
        </table:table-row>
        <table:table-row>
          <table:table-cell office:value-type="string">
            <text:p text:style-name="P62">戻り値</text:p>
          </table:table-cell>
          <table:table-cell office:value-type="string">
            <text:p text:style-name="P56"/>
            <text:p text:style-name="P56">現在のオブジェク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自クラスのメソッド内から、自クラスのfooメソッドを呼ぶ</text:p>
            <text:p text:style-name="P57">[self] foo;<text:tab/><text:tab/># → same as: foo;</text:p>
          </table:table-cell>
        </table:table-row>
      </table:table>
      <text:h text:style-name="Heading_20_3" text:outline-level="3"/>
      <text:h text:style-name="P18" text:outline-level="3">set<text:span text:style-name="T1">　</text:span></text:h>
      <table:table table:name="表59" table:style-name="表59">
        <table:table-column table:style-name="表59.A"/>
        <table:table-column table:style-name="表59.B"/>
        <table:table-row>
          <table:table-cell office:value-type="string">
            <text:p text:style-name="P62">説明</text:p>
          </table:table-cell>
          <table:table-cell office:value-type="string">
            <text:p text:style-name="P56"/>
            <text:p text:style-name="P56">ローカル変数に値を設定します。</text:p>
          </table:table-cell>
        </table:table-row>
        <table:table-row>
          <table:table-cell office:value-type="string">
            <text:p text:style-name="P62">書式</text:p>
          </table:table-cell>
          <table:table-cell office:value-type="string">
            <text:p text:style-name="P56"/>
            <text:p text:style-name="P56">set <text:span text:style-name="T13">var</text:span> [ <text:span text:style-name="T13">val</text:span> <text:s/>]</text:p>
          </table:table-cell>
        </table:table-row>
        <table:table-row>
          <table:table-cell office:value-type="string">
            <text:p text:style-name="P62">詳細</text:p>
          </table:table-cell>
          <table:table-cell office:value-type="string">
            <text:p text:style-name="P56"/>
            <text:p text:style-name="P56">ローカル変数<text:span text:style-name="T13">var</text:span>に、値<text:span text:style-name="T13">val</text:span>を設定します。<text:span text:style-name="T13">val</text:span>を省略した場合は、<text:span text:style-name="T13">var</text:span>の内容を返します。</text:p>
          </table:table-cell>
        </table:table-row>
        <table:table-row>
          <table:table-cell office:value-type="string">
            <text:p text:style-name="P62">戻り値</text:p>
          </table:table-cell>
          <table:table-cell office:value-type="string">
            <text:p text:style-name="P56"/>
            <text:p text:style-name="P56"><text:span text:style-name="T13">var</text:span>に設定した内容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変数が定義されていません。</text:p>
          </table:table-cell>
        </table:table-row>
        <table:table-row>
          <table:table-cell office:value-type="string">
            <text:p text:style-name="P62">使用例</text:p>
          </table:table-cell>
          <table:table-cell office:value-type="string">
            <text:p text:style-name="P57"/>
            <text:p text:style-name="P57">set i 0;<text:tab/><text:tab/><text:tab/># i に整数を設定</text:p>
            <text:p text:style-name="P57">set m "Hello world."<text:tab/># m に文字列を設定</text:p>
            <text:p text:style-name="P57">set s sym<text:tab/><text:tab/><text:tab/># s にシンボルを設定</text:p>
            <text:p text:style-name="P57">set o [new];<text:tab/><text:tab/><text:tab/># o にオブジェクトを設定</text:p>
            <text:p text:style-name="P57"/>
            <text:p text:style-name="P57">set i;<text:tab/><text:tab/><text:tab/><text:tab/># → 0</text:p>
          </table:table-cell>
        </table:table-row>
      </table:table>
      <text:h text:style-name="Heading_20_3" text:outline-level="3"/>
      <text:h text:style-name="P18" text:outline-level="3">set?<text:span text:style-name="T1">　</text:span></text:h>
      <table:table table:name="表60" table:style-name="表60">
        <table:table-column table:style-name="表60.A"/>
        <table:table-column table:style-name="表60.B"/>
        <table:table-row>
          <table:table-cell office:value-type="string">
            <text:p text:style-name="P62">説明</text:p>
          </table:table-cell>
          <table:table-cell office:value-type="string">
            <text:p text:style-name="P56"/>
            <text:p text:style-name="P61">ローカル変数が定義されているか調べます。</text:p>
          </table:table-cell>
        </table:table-row>
        <table:table-row>
          <table:table-cell office:value-type="string">
            <text:p text:style-name="P62">書式</text:p>
          </table:table-cell>
          <table:table-cell office:value-type="string">
            <text:p text:style-name="P56"/>
            <text:p text:style-name="P56">set? <text:span text:style-name="T13">var</text:span></text:p>
          </table:table-cell>
        </table:table-row>
        <table:table-row>
          <table:table-cell office:value-type="string">
            <text:p text:style-name="P62">詳細</text:p>
          </table:table-cell>
          <table:table-cell office:value-type="string">
            <text:p text:style-name="P56"/>
            <text:p text:style-name="P56">ローカル変数<text:span text:style-name="T13">var</text:span>が設定されているかを調べ、tまたはnilを返します。</text:p>
          </table:table-cell>
        </table:table-row>
        <table:table-row>
          <table:table-cell office:value-type="string">
            <text:p text:style-name="P62">戻り値</text:p>
          </table:table-cell>
          <table:table-cell office:value-type="string">
            <text:p text:style-name="P56"/>
            <text:p text:style-name="P56">ローカル変数<text:span text:style-name="T13">var</text:span>が定義されている場合tを返します。定義されていない場合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foo "X";</text:p>
            <text:p text:style-name="P57">set? foo;<text:tab/><text:tab/># → t</text:p>
          </table:table-cell>
        </table:table-row>
      </table:table>
      <text:h text:style-name="Heading_20_3" text:outline-level="3"/>
      <text:h text:style-name="P18" text:outline-level="3">sets<text:span text:style-name="T1">　</text:span></text:h>
      <table:table table:name="表61" table:style-name="表61">
        <table:table-column table:style-name="表61.A"/>
        <table:table-column table:style-name="表61.B"/>
        <table:table-row>
          <table:table-cell office:value-type="string">
            <text:p text:style-name="P62">説明</text:p>
          </table:table-cell>
          <table:table-cell office:value-type="string">
            <text:p text:style-name="P56"/>
            <text:p text:style-name="P56">インスタンス変数に値を設定します。</text:p>
          </table:table-cell>
        </table:table-row>
        <table:table-row>
          <table:table-cell office:value-type="string">
            <text:p text:style-name="P62">書式</text:p>
          </table:table-cell>
          <table:table-cell office:value-type="string">
            <text:p text:style-name="P56"/>
            <text:p text:style-name="P56">sets <text:span text:style-name="T13">var</text:span> [ <text:span text:style-name="T13">val</text:span> <text:s/>]</text:p>
          </table:table-cell>
        </table:table-row>
        <table:table-row>
          <table:table-cell office:value-type="string">
            <text:p text:style-name="P62">詳細</text:p>
          </table:table-cell>
          <table:table-cell office:value-type="string">
            <text:p text:style-name="P56"/>
            <text:p text:style-name="P56">インスタンス変数<text:span text:style-name="T13">var</text:span>に、値<text:span text:style-name="T13">val</text:span>を設定します。<text:span text:style-name="T13">val</text:span>を省略した場合は、<text:span text:style-name="T13">var</text:span>の内容を返します。</text:p>
          </table:table-cell>
        </table:table-row>
        <table:table-row>
          <table:table-cell office:value-type="string">
            <text:p text:style-name="P62">戻り値</text:p>
          </table:table-cell>
          <table:table-cell office:value-type="string">
            <text:p text:style-name="P56"/>
            <text:p text:style-name="P56"><text:span text:style-name="T13">var</text:span>に設定した内容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変数が定義されていません。</text:p>
          </table:table-cell>
        </table:table-row>
        <table:table-row>
          <table:table-cell office:value-type="string">
            <text:p text:style-name="P62">使用例</text:p>
          </table:table-cell>
          <table:table-cell office:value-type="string">
            <text:p text:style-name="P57"/>
            <text:p text:style-name="P57">sets i 0;<text:tab/><text:tab/><text:tab/># i に整数を設定</text:p>
            <text:p text:style-name="P57">sets m "Hello world."<text:tab/># m に文字列を設定</text:p>
            <text:p text:style-name="P57">sets s sym<text:tab/><text:tab/><text:tab/># s にシンボルを設定</text:p>
            <text:p text:style-name="P57">sets o [new];<text:tab/><text:tab/><text:tab/># o にオブジェクトを設定</text:p>
            <text:p text:style-name="P57"/>
            <text:p text:style-name="P57">sets i;<text:tab/><text:tab/><text:tab/># → 0</text:p>
          </table:table-cell>
        </table:table-row>
      </table:table>
      <text:h text:style-name="Heading_20_3" text:outline-level="3"/>
      <text:h text:style-name="P18" text:outline-level="3">sets?<text:span text:style-name="T1">　</text:span></text:h>
      <table:table table:name="表62" table:style-name="表62">
        <table:table-column table:style-name="表62.A"/>
        <table:table-column table:style-name="表62.B"/>
        <table:table-row>
          <table:table-cell office:value-type="string">
            <text:p text:style-name="P62">説明</text:p>
          </table:table-cell>
          <table:table-cell office:value-type="string">
            <text:p text:style-name="P56"/>
            <text:p text:style-name="P61">インスタンス変数が定義されているか調べます。</text:p>
          </table:table-cell>
        </table:table-row>
        <table:table-row>
          <table:table-cell office:value-type="string">
            <text:p text:style-name="P62">書式</text:p>
          </table:table-cell>
          <table:table-cell office:value-type="string">
            <text:p text:style-name="P56"/>
            <text:p text:style-name="P56">sets? <text:span text:style-name="T13">var</text:span></text:p>
          </table:table-cell>
        </table:table-row>
        <table:table-row>
          <table:table-cell office:value-type="string">
            <text:p text:style-name="P62">詳細</text:p>
          </table:table-cell>
          <table:table-cell office:value-type="string">
            <text:p text:style-name="P56"/>
            <text:p text:style-name="P56">インスタンス変数<text:span text:style-name="T13">var</text:span>が設定されているかを調べ、tまたはnilを返します。</text:p>
          </table:table-cell>
        </table:table-row>
        <table:table-row>
          <table:table-cell office:value-type="string">
            <text:p text:style-name="P62">戻り値</text:p>
          </table:table-cell>
          <table:table-cell office:value-type="string">
            <text:p text:style-name="P56"/>
            <text:p text:style-name="P56">インスタンス変数<text:span text:style-name="T13">var</text:span>が定義されている場合tを返します。定義されていない場合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s Foo "X";</text:p>
            <text:p text:style-name="P57">sets? Foo;<text:tab/><text:tab/># → t</text:p>
          </table:table-cell>
        </table:table-row>
      </table:table>
      <text:h text:style-name="Heading_20_3" text:outline-level="3"/>
      <text:h text:style-name="P18" text:outline-level="3">setvar<text:span text:style-name="T1">　</text:span></text:h>
      <table:table table:name="表63" table:style-name="表63">
        <table:table-column table:style-name="表63.A"/>
        <table:table-column table:style-name="表63.B"/>
        <table:table-row>
          <table:table-cell office:value-type="string">
            <text:p text:style-name="P62">説明</text:p>
          </table:table-cell>
          <table:table-cell office:value-type="string">
            <text:p text:style-name="P56"/>
            <text:p text:style-name="P56">グローバル変数に値を設定します。</text:p>
          </table:table-cell>
        </table:table-row>
        <table:table-row>
          <table:table-cell office:value-type="string">
            <text:p text:style-name="P62">書式</text:p>
          </table:table-cell>
          <table:table-cell office:value-type="string">
            <text:p text:style-name="P56"/>
            <text:p text:style-name="P56">setvar <text:span text:style-name="T13">var </text:span><text:span text:style-name="T17">[ </text:span><text:span text:style-name="T13">val <text:s/></text:span><text:span text:style-name="T17">]</text:span></text:p>
          </table:table-cell>
        </table:table-row>
        <table:table-row>
          <table:table-cell office:value-type="string">
            <text:p text:style-name="P62">詳細</text:p>
          </table:table-cell>
          <table:table-cell office:value-type="string">
            <text:p text:style-name="P56"/>
            <text:p text:style-name="P56">グローバル変数<text:span text:style-name="T13">var</text:span>を定義し、値を<text:span text:style-name="T13">val</text:span>とします。<text:span text:style-name="T13">val</text:span>が省略された場合は、変数<text:span text:style-name="T13">var</text:span>の値を返します。</text:p>
            <text:p text:style-name="P56"><text:span text:style-name="T13">var</text:span>が定義されていない場合はエラーとなります。</text:p>
          </table:table-cell>
        </table:table-row>
        <table:table-row>
          <table:table-cell office:value-type="string">
            <text:p text:style-name="P62">戻り値</text:p>
          </table:table-cell>
          <table:table-cell office:value-type="string">
            <text:p text:style-name="P56"/>
            <text:p text:style-name="P56"><text:span text:style-name="T13">var</text:span>の値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NoSuchVariable: 変数が存在しません。</text:p>
          </table:table-cell>
        </table:table-row>
        <table:table-row>
          <table:table-cell office:value-type="string">
            <text:p text:style-name="P62">使用例</text:p>
          </table:table-cell>
          <table:table-cell office:value-type="string">
            <text:p text:style-name="P57"/>
            <text:p text:style-name="P57">defvar FOO "X";<text:tab/># → "X"</text:p>
            <text:p text:style-name="P57">defvar FOO;<text:tab/><text:tab/># → "X"</text:p>
            <text:p text:style-name="P57">setvar FOO "Y";</text:p>
            <text:p text:style-name="P57">setvar FOO;<text:tab/><text:tab/># → "Y"</text:p>
          </table:table-cell>
        </table:table-row>
      </table:table>
      <text:h text:style-name="Heading_20_3" text:outline-level="3"/>
      <text:h text:style-name="P18" text:outline-level="3">show-stack<text:span text:style-name="T1">　</text:span></text:h>
      <table:table table:name="表64" table:style-name="表64">
        <table:table-column table:style-name="表64.A"/>
        <table:table-column table:style-name="表64.B"/>
        <table:table-row>
          <table:table-cell office:value-type="string">
            <text:p text:style-name="P62">説明</text:p>
          </table:table-cell>
          <table:table-cell office:value-type="string">
            <text:p text:style-name="P56"/>
            <text:p text:style-name="P56">スタック情報を返します。</text:p>
          </table:table-cell>
        </table:table-row>
        <table:table-row>
          <table:table-cell office:value-type="string">
            <text:p text:style-name="P62">書式</text:p>
          </table:table-cell>
          <table:table-cell office:value-type="string">
            <text:p text:style-name="P56"/>
            <text:p text:style-name="P56">show-stack</text:p>
          </table:table-cell>
        </table:table-row>
        <table:table-row>
          <table:table-cell office:value-type="string">
            <text:p text:style-name="P62">詳細</text:p>
          </table:table-cell>
          <table:table-cell office:value-type="string">
            <text:p text:style-name="P56"/>
            <text:p text:style-name="P56">stack-traceを呼んだ時点のスタック情報を返します。</text:p>
          </table:table-cell>
        </table:table-row>
        <table:table-row>
          <table:table-cell office:value-type="string">
            <text:p text:style-name="P62">戻り値</text:p>
          </table:table-cell>
          <table:table-cell office:value-type="string">
            <text:p text:style-name="P56"/>
            <text:p text:style-name="P56">スタック情報のリスト。</text:p>
            <text:p text:style-name="P56">返されるリストの書式は以下の通りとなります:</text:p>
            <text:p text:style-name="P56">((stack_size . x) (cur_obj_stack . y) (cur_func_stack . z))</text:p>
            <text:p text:style-name="P56">x ... スタックサイズ </text:p>
            <text:p text:style-name="P56">y ... 現在のオブジェクトスタック消費数</text:p>
            <text:p text:style-name="P56">z ... 現在の関数スタック消費数</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how-stack</text:p>
          </table:table-cell>
        </table:table-row>
      </table:table>
      <text:h text:style-name="Heading_20_3" text:outline-level="3"/>
      <text:h text:style-name="P18" text:outline-level="3">sid<text:span text:style-name="T1">　</text:span></text:h>
      <table:table table:name="表65" table:style-name="表65">
        <table:table-column table:style-name="表65.A"/>
        <table:table-column table:style-name="表65.B"/>
        <table:table-row>
          <table:table-cell office:value-type="string">
            <text:p text:style-name="P62">説明</text:p>
          </table:table-cell>
          <table:table-cell office:value-type="string">
            <text:p text:style-name="P56"/>
            <text:p text:style-name="P56">関数が定義されたスクリプトのスクリプトIDを返します。</text:p>
          </table:table-cell>
        </table:table-row>
        <table:table-row>
          <table:table-cell office:value-type="string">
            <text:p text:style-name="P62">書式</text:p>
          </table:table-cell>
          <table:table-cell office:value-type="string">
            <text:p text:style-name="P56"/>
            <text:p text:style-name="P56">sid <text:span text:style-name="T13">func</text:span></text:p>
          </table:table-cell>
        </table:table-row>
        <table:table-row>
          <table:table-cell office:value-type="string">
            <text:p text:style-name="P62">詳細</text:p>
          </table:table-cell>
          <table:table-cell office:value-type="string">
            <text:p text:style-name="P56"/>
            <text:p text:style-name="P56"><text:span text:style-name="T13">func</text:span>で指定した関数が定義されているスクリプトを調べるために、関数のスクリプトIDを返します。</text:p>
          </table:table-cell>
        </table:table-row>
        <table:table-row>
          <table:table-cell office:value-type="string">
            <text:p text:style-name="P62">戻り値</text:p>
          </table:table-cell>
          <table:table-cell office:value-type="string">
            <text:p text:style-name="P56"/>
            <text:p text:style-name="P56">スクリプトIDを返します。<text:span text:style-name="T13">func</text:span>が存在しない場合、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id foo;</text:p>
          </table:table-cell>
        </table:table-row>
      </table:table>
      <text:h text:style-name="Heading_20_3" text:outline-level="3"/>
      <text:h text:style-name="P18" text:outline-level="3">sleep<text:span text:style-name="T1">　</text:span></text:h>
      <table:table table:name="表66" table:style-name="表66">
        <table:table-column table:style-name="表66.A"/>
        <table:table-column table:style-name="表66.B"/>
        <table:table-row>
          <table:table-cell office:value-type="string">
            <text:p text:style-name="P62">説明</text:p>
          </table:table-cell>
          <table:table-cell office:value-type="string">
            <text:p text:style-name="P56"/>
            <text:p text:style-name="P56">プロセスをスリープします。</text:p>
          </table:table-cell>
        </table:table-row>
        <table:table-row>
          <table:table-cell office:value-type="string">
            <text:p text:style-name="P62">書式</text:p>
          </table:table-cell>
          <table:table-cell office:value-type="string">
            <text:p text:style-name="P56"/>
            <text:p text:style-name="P56">sleep <text:span text:style-name="T13">msecs</text:span></text:p>
          </table:table-cell>
        </table:table-row>
        <table:table-row>
          <table:table-cell office:value-type="string">
            <text:p text:style-name="P62">詳細</text:p>
          </table:table-cell>
          <table:table-cell office:value-type="string">
            <text:p text:style-name="P56"/>
            <text:p text:style-name="P56"><text:span text:style-name="T13">msecs</text:span>で指定したミリ秒時間、プロセスをスリープします。</text:p>
          </table:table-cell>
        </table:table-row>
        <table:table-row>
          <table:table-cell office:value-type="string">
            <text:p text:style-name="P62">戻り値</text:p>
          </table:table-cell>
          <table:table-cell office:value-type="string">
            <text:p text:style-name="P56"/>
            <text:p text:style-name="P56">t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leep 1000;<text:tab/># → sleep 1 sec</text:p>
          </table:table-cell>
        </table:table-row>
      </table:table>
      <text:h text:style-name="Heading_20_3" text:outline-level="3"/>
      <text:h text:style-name="P18" text:outline-level="3">stack-trace<text:span text:style-name="T1">　</text:span></text:h>
      <table:table table:name="表67" table:style-name="表67">
        <table:table-column table:style-name="表67.A"/>
        <table:table-column table:style-name="表67.B"/>
        <table:table-row>
          <table:table-cell office:value-type="string">
            <text:p text:style-name="P62">説明</text:p>
          </table:table-cell>
          <table:table-cell office:value-type="string">
            <text:p text:style-name="P56"/>
            <text:p text:style-name="P56">スタックトレース情報を返します。</text:p>
          </table:table-cell>
        </table:table-row>
        <table:table-row>
          <table:table-cell office:value-type="string">
            <text:p text:style-name="P62">書式</text:p>
          </table:table-cell>
          <table:table-cell office:value-type="string">
            <text:p text:style-name="P56"/>
            <text:p text:style-name="P56">stack-trace</text:p>
          </table:table-cell>
        </table:table-row>
        <table:table-row>
          <table:table-cell office:value-type="string">
            <text:p text:style-name="P62">詳細</text:p>
          </table:table-cell>
          <table:table-cell office:value-type="string">
            <text:p text:style-name="P56"/>
            <text:p text:style-name="P56">stack-traceを呼んだ時点のスタックトレース情報を文字列データで返します。</text:p>
          </table:table-cell>
        </table:table-row>
        <table:table-row>
          <table:table-cell office:value-type="string">
            <text:p text:style-name="P62">戻り値</text:p>
          </table:table-cell>
          <table:table-cell office:value-type="string">
            <text:p text:style-name="P56"/>
            <text:p text:style-name="P56">文字列によるスタックトレース情報。</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tack-trace;</text:p>
          </table:table-cell>
        </table:table-row>
      </table:table>
      <text:h text:style-name="Heading_20_3" text:outline-level="3"/>
      <text:h text:style-name="P18" text:outline-level="3">symbol<text:span text:style-name="T1">　</text:span></text:h>
      <table:table table:name="表68" table:style-name="表68">
        <table:table-column table:style-name="表68.A"/>
        <table:table-column table:style-name="表68.B"/>
        <table:table-row>
          <table:table-cell office:value-type="string">
            <text:p text:style-name="P62">説明</text:p>
          </table:table-cell>
          <table:table-cell office:value-type="string">
            <text:p text:style-name="P56"/>
            <text:p text:style-name="P56">文字列からシンボルを生成します。</text:p>
          </table:table-cell>
        </table:table-row>
        <table:table-row>
          <table:table-cell office:value-type="string">
            <text:p text:style-name="P62">書式</text:p>
          </table:table-cell>
          <table:table-cell office:value-type="string">
            <text:p text:style-name="P56"/>
            <text:p text:style-name="P56">symbol <text:span text:style-name="T13">str</text:span></text:p>
          </table:table-cell>
        </table:table-row>
        <table:table-row>
          <table:table-cell office:value-type="string">
            <text:p text:style-name="P62">詳細</text:p>
          </table:table-cell>
          <table:table-cell office:value-type="string">
            <text:p text:style-name="P56"/>
            <text:p text:style-name="P56">文字列<text:span text:style-name="T13">str</text:span>で指定したシンボルを生成します。動的にシンボル名を生成する際に使用します。</text:p>
          </table:table-cell>
        </table:table-row>
        <table:table-row>
          <table:table-cell office:value-type="string">
            <text:p text:style-name="P62">戻り値</text:p>
          </table:table-cell>
          <table:table-cell office:value-type="string">
            <text:p text:style-name="P56"/>
            <text:p text:style-name="P56">シンボル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i 0;</text:p>
            <text:p text:style-name="P57">set [symbol ["sym" . $i]] 1;</text:p>
            <text:p text:style-name="P57"><text:tab/># <text:span text:style-name="T18">→</text:span> same as: set sym0 1;</text:p>
          </table:table-cell>
        </table:table-row>
      </table:table>
      <text:h text:style-name="Heading_20_3" text:outline-level="3"/>
      <text:h text:style-name="P18" text:outline-level="3">throw<text:span text:style-name="T1">　</text:span></text:h>
      <table:table table:name="表69" table:style-name="表69">
        <table:table-column table:style-name="表69.A"/>
        <table:table-column table:style-name="表69.B"/>
        <table:table-row>
          <table:table-cell office:value-type="string">
            <text:p text:style-name="P62">説明</text:p>
          </table:table-cell>
          <table:table-cell office:value-type="string">
            <text:p text:style-name="P56"/>
            <text:p text:style-name="P56">例外を発生します。</text:p>
          </table:table-cell>
        </table:table-row>
        <table:table-row>
          <table:table-cell office:value-type="string">
            <text:p text:style-name="P62">書式</text:p>
          </table:table-cell>
          <table:table-cell office:value-type="string">
            <text:p text:style-name="P56"/>
            <text:p text:style-name="P56">throw <text:span text:style-name="T13">exp</text:span> [ <text:span text:style-name="T13">message <text:s/></text:span><text:span text:style-name="T17">]</text:span></text:p>
            <text:p text:style-name="P56">throw ( <text:span text:style-name="T13">exp</text:span> . [ <text:span text:style-name="T13">message </text:span><text:span text:style-name="T17">]</text:span> )</text:p>
          </table:table-cell>
        </table:table-row>
        <table:table-row>
          <table:table-cell office:value-type="string">
            <text:p text:style-name="P62">詳細</text:p>
          </table:table-cell>
          <table:table-cell office:value-type="string">
            <text:p text:style-name="P56"/>
            <text:p text:style-name="P56">例外<text:span text:style-name="T13">exp</text:span>を発生します。詳細メッセージとして<text:span text:style-name="T13">message</text:span>を指定します。</text:p>
            <text:p text:style-name="P56">2番目の書式は、tryコマンドで例外をキャッチした際にバインド変数で渡される例外をthrowする際に使用できます。</text:p>
          </table:table-cell>
        </table:table-row>
        <table:table-row>
          <table:table-cell office:value-type="string">
            <text:p text:style-name="P62">戻り値</text:p>
          </table:table-cell>
          <table:table-cell office:value-type="string">
            <text:p text:style-name="P56"/>
            <text:p text:style-name="P56">例外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try {</text:p>
            <text:p text:style-name="P57"><text:s text:c="4"/># do-something</text:p>
            <text:p text:style-name="P57">} catch: {| e |</text:p>
            <text:p text:style-name="P57"><text:s text:c="4"/>throw $e</text:p>
            <text:p text:style-name="P57">};</text:p>
          </table:table-cell>
        </table:table-row>
      </table:table>
      <text:h text:style-name="Heading_20_3" text:outline-level="3"/>
      <text:h text:style-name="P18" text:outline-level="3">time<text:span text:style-name="T1">　</text:span></text:h>
      <table:table table:name="表70" table:style-name="表70">
        <table:table-column table:style-name="表70.A"/>
        <table:table-column table:style-name="表70.B"/>
        <table:table-row>
          <table:table-cell office:value-type="string">
            <text:p text:style-name="P62">説明</text:p>
          </table:table-cell>
          <table:table-cell office:value-type="string">
            <text:p text:style-name="P56"/>
            <text:p text:style-name="P56">ブロックを実行し、実行時間を計測します。</text:p>
          </table:table-cell>
        </table:table-row>
        <table:table-row>
          <table:table-cell office:value-type="string">
            <text:p text:style-name="P62">書式</text:p>
          </table:table-cell>
          <table:table-cell office:value-type="string">
            <text:p text:style-name="P56"/>
            <text:p text:style-name="P56">time { <text:span text:style-name="T13">block</text:span> <text:s/>}</text:p>
          </table:table-cell>
        </table:table-row>
        <table:table-row>
          <table:table-cell office:value-type="string">
            <text:p text:style-name="P62">詳細</text:p>
          </table:table-cell>
          <table:table-cell office:value-type="string">
            <text:p text:style-name="P56"/>
            <text:p text:style-name="P56"><text:span text:style-name="T13">block</text:span>を実行し、実行時間を出力します。</text:p>
          </table:table-cell>
        </table:table-row>
        <table:table-row>
          <table:table-cell office:value-type="string">
            <text:p text:style-name="P62">戻り値</text:p>
          </table:table-cell>
          <table:table-cell office:value-type="string">
            <text:p text:style-name="P56"/>
            <text:p text:style-name="P56"><text:span text:style-name="T13">block</text:span>の実行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time {tarai 12 6 0};</text:p>
          </table:table-cell>
        </table:table-row>
      </table:table>
      <text:h text:style-name="Heading_20_3" text:outline-level="3"/>
      <text:h text:style-name="P18" text:outline-level="3">trace<text:span text:style-name="T1">　</text:span></text:h>
      <table:table table:name="表71" table:style-name="表71">
        <table:table-column table:style-name="表71.A"/>
        <table:table-column table:style-name="表71.B"/>
        <table:table-row>
          <table:table-cell office:value-type="string">
            <text:p text:style-name="P62">説明</text:p>
          </table:table-cell>
          <table:table-cell office:value-type="string">
            <text:p text:style-name="P56"/>
            <text:p text:style-name="P56">スクリプトのトレースを出力します。</text:p>
          </table:table-cell>
        </table:table-row>
        <table:table-row>
          <table:table-cell office:value-type="string">
            <text:p text:style-name="P62">書式</text:p>
          </table:table-cell>
          <table:table-cell office:value-type="string">
            <text:p text:style-name="P56"/>
            <text:p text:style-name="P56">trace [ <text:span text:style-name="T13">level</text:span> <text:s/>]<text:tab/><text:tab/><text:tab/>… (書式1)</text:p>
            <text:p text:style-name="P56">trace [ out: <text:span text:style-name="T13">fd</text:span> <text:s/>] { <text:span text:style-name="T13">block</text:span> <text:s/>}<text:tab/><text:tab/>… (書式2)</text:p>
          </table:table-cell>
        </table:table-row>
        <table:table-row>
          <table:table-cell office:value-type="string">
            <text:p text:style-name="P62">詳細</text:p>
          </table:table-cell>
          <table:table-cell office:value-type="string">
            <text:p text:style-name="P56"/>
            <text:p text:style-name="P56">1番目の書式で、スクリプトのトレースを出力します。<text:span text:style-name="T13">level</text:span> に0を指定するとトレースを停止します。<text:span text:style-name="T13">level</text:span>が1以上でトレースを出力を開始します。<text:span text:style-name="T13">level</text:span>を省略すると、現在のトレースレベルを返します。</text:p>
            <text:p text:style-name="P56">2番目の書式では、指定した<text:span text:style-name="T13">block</text:span>のトレースを出力します。<text:span text:style-name="T13">fd</text:span>を指定することにより、指定のファイルへトレース結果を出力できます。</text:p>
          </table:table-cell>
        </table:table-row>
        <table:table-row>
          <table:table-cell office:value-type="string">
            <text:p text:style-name="P62">戻り値</text:p>
          </table:table-cell>
          <table:table-cell office:value-type="string">
            <text:p text:style-name="P56"/>
            <text:p text:style-name="P56">書式1の場合は、トレースレベルを返します。</text:p>
            <text:p text:style-name="P56">書式2の場合は、<text:span text:style-name="T13">block</text:span>の結果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trace 1;<text:tab/># 以降のスクリプトの実行をトレースする</text:p>
            <text:p text:style-name="P57">trace {do-something}; # do-something の実行をトレースする</text:p>
          </table:table-cell>
        </table:table-row>
      </table:table>
      <text:h text:style-name="Heading_20_3" text:outline-level="3"/>
      <text:h text:style-name="P18" text:outline-level="3">trap<text:span text:style-name="T1">　</text:span></text:h>
      <table:table table:name="表72" table:style-name="表72">
        <table:table-column table:style-name="表72.A"/>
        <table:table-column table:style-name="表72.B"/>
        <table:table-row>
          <table:table-cell office:value-type="string">
            <text:p text:style-name="P62">説明</text:p>
          </table:table-cell>
          <table:table-cell office:value-type="string">
            <text:p text:style-name="P56"/>
            <text:p text:style-name="P56">シグナルの処理方法を定義します。</text:p>
          </table:table-cell>
        </table:table-row>
        <table:table-row>
          <table:table-cell office:value-type="string">
            <text:p text:style-name="P62">書式</text:p>
          </table:table-cell>
          <table:table-cell office:value-type="string">
            <text:p text:style-name="P56"/>
            <text:p text:style-name="P56">trap <text:span text:style-name="T13">signal</text:span> <text:s/>[ { <text:span text:style-name="T13">block</text:span> <text:s/>} ]</text:p>
          </table:table-cell>
        </table:table-row>
        <table:table-row>
          <table:table-cell office:value-type="string">
            <text:p text:style-name="P62">詳細</text:p>
          </table:table-cell>
          <table:table-cell office:value-type="string">
            <text:p text:style-name="P56"/>
            <text:p text:style-name="P56">プロセスが<text:span text:style-name="T13">signal</text:span>を受信した際の動作を<text:span text:style-name="T13">block</text:span>として定義します。<text:span text:style-name="T13">block</text:span>が省略された場合は、現在の<text:span text:style-name="T13">block</text:span>を返します。未定義の場合はnilを返します。</text:p>
            <text:p text:style-name="P56"><text:span text:style-name="T13">signal</text:span>としては、以下を指定可能です:</text:p>
            <text:p text:style-name="P56">SIGHUP / SIGINT / SIGQUIT / SIGPIPE / SIGALRM / SIGTERM / SIGURG / SIGCHLD / SIGUSR1 / SIGUSR2</text:p>
            <text:p text:style-name="P56">スクリプト実行中にシグナルを受信した際は、現在実行中のスクリプトの実行が中断され、<text:span text:style-name="T13">block</text:span>が実行されます。その後、<text:span text:style-name="T13">block</text:span>の実行結果がそれまで実行していたスクリプトの実行結果となります。</text:p>
          </table:table-cell>
        </table:table-row>
        <table:table-row>
          <table:table-cell office:value-type="string">
            <text:p text:style-name="P62">戻り値</text:p>
          </table:table-cell>
          <table:table-cell office:value-type="string">
            <text:p text:style-name="P56"/>
            <text:p text:style-name="P56"><text:span text:style-name="T13">signal </text:span><text:span text:style-name="T17">に設定された</text:span><text:span text:style-name="T13">block</text:span>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C を押された際に ReceiveSignal 例外を throw する</text:p>
            <text:p text:style-name="P57">trap SIGINT {throw ReceiveSignal "Recieve SIGINT"};</text:p>
          </table:table-cell>
        </table:table-row>
      </table:table>
      <text:h text:style-name="Heading_20_3" text:outline-level="3"/>
      <text:h text:style-name="P18" text:outline-level="3">true<text:span text:style-name="T1">　</text:span></text:h>
      <table:table table:name="表73" table:style-name="表73">
        <table:table-column table:style-name="表73.A"/>
        <table:table-column table:style-name="表73.B"/>
        <table:table-row>
          <table:table-cell office:value-type="string">
            <text:p text:style-name="P62">説明</text:p>
          </table:table-cell>
          <table:table-cell office:value-type="string">
            <text:p text:style-name="P56"/>
            <text:p text:style-name="P56">tを返します。</text:p>
          </table:table-cell>
        </table:table-row>
        <table:table-row>
          <table:table-cell office:value-type="string">
            <text:p text:style-name="P62">書式</text:p>
          </table:table-cell>
          <table:table-cell office:value-type="string">
            <text:p text:style-name="P56"/>
            <text:p text:style-name="P56">true</text:p>
          </table:table-cell>
        </table:table-row>
        <table:table-row>
          <table:table-cell office:value-type="string">
            <text:p text:style-name="P62">詳細</text:p>
          </table:table-cell>
          <table:table-cell office:value-type="string">
            <text:p text:style-name="P56"/>
            <text:p text:style-name="P56">tを返します。</text:p>
          </table:table-cell>
        </table:table-row>
        <table:table-row>
          <table:table-cell office:value-type="string">
            <text:p text:style-name="P62">戻り値</text:p>
          </table:table-cell>
          <table:table-cell office:value-type="string">
            <text:p text:style-name="P56"/>
            <text:p text:style-name="P56">常にtを返します。</text:p>
          </table:table-cell>
        </table:table-row>
        <table:table-row>
          <table:table-cell office:value-type="string">
            <text:p text:style-name="P62">例外</text:p>
          </table:table-cell>
          <table:table-cell office:value-type="string">
            <text:p text:style-name="P56"/>
            <text:p text:style-name="P56">ありません。</text:p>
          </table:table-cell>
        </table:table-row>
        <table:table-row>
          <table:table-cell office:value-type="string">
            <text:p text:style-name="P62">使用例</text:p>
          </table:table-cell>
          <table:table-cell office:value-type="string">
            <text:p text:style-name="P57"/>
            <text:p text:style-name="P57">true;</text:p>
          </table:table-cell>
        </table:table-row>
      </table:table>
      <text:h text:style-name="Heading_20_3" text:outline-level="3"/>
      <text:h text:style-name="P18" text:outline-level="3">try<text:span text:style-name="T1">　</text:span></text:h>
      <table:table table:name="表74" table:style-name="表74">
        <table:table-column table:style-name="表74.A"/>
        <table:table-column table:style-name="表74.B"/>
        <table:table-row>
          <table:table-cell office:value-type="string">
            <text:p text:style-name="P62">説明</text:p>
          </table:table-cell>
          <table:table-cell office:value-type="string">
            <text:p text:style-name="P56"/>
            <text:p text:style-name="P56">例外を補足します。</text:p>
          </table:table-cell>
        </table:table-row>
        <table:table-row>
          <table:table-cell office:value-type="string">
            <text:p text:style-name="P62">書式</text:p>
          </table:table-cell>
          <table:table-cell office:value-type="string">
            <text:p text:style-name="P56"/>
            <text:p text:style-name="P56">try { <text:span text:style-name="T13">body</text:span> <text:s/>} [ catch: { | <text:span text:style-name="T13">exp</text:span> | <text:span text:style-name="T13">catch-body</text:span> } ] [ fin: { f<text:span text:style-name="T13">in-body</text:span> } ]</text:p>
          </table:table-cell>
        </table:table-row>
        <table:table-row>
          <table:table-cell office:value-type="string">
            <text:p text:style-name="P62">詳細</text:p>
          </table:table-cell>
          <table:table-cell office:value-type="string">
            <text:p text:style-name="P56"/>
            <text:p text:style-name="P56"><text:span text:style-name="T13">body</text:span>を実行し、例外が補足された場合、<text:span text:style-name="T13">catch-body</text:span>を実行します。<text:span text:style-name="T13">fin-body</text:span>は、定義されている場合には、tryコマンドの終了時の最後に必ず実行されます。</text:p>
            <text:p text:style-name="P56">catch: ブロックに<text:span text:style-name="T13">exp</text:span>を定義した場合は、<text:span text:style-name="T13">catch-body</text:span>内にて発生した例外を参照できます。</text:p>
            <text:p text:style-name="P56"><text:span text:style-name="T13">body</text:span>および<text:span text:style-name="T13">catch-body</text:span>内では、制御コマンドとしてretryが使用可能で、retryコマンドが実行された場合には<text:span text:style-name="T13">body</text:span>を再実行します。</text:p>
            <text:p text:style-name="P56"><text:span text:style-name="T13">catch-body</text:span>内でさらに例外が発生した場合は、その例外が呼び出し元に伝播します。</text:p>
            <text:p text:style-name="P56">catch: ブロックが定義されていない場合は、<text:span text:style-name="T13">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62">戻り値</text:p>
          </table:table-cell>
          <table:table-cell office:value-type="string">
            <text:p text:style-name="P56"/>
            <text:p text:style-name="P56"><text:span text:style-name="T13">body</text:span>もしくは<text:span text:style-name="T13">catch-body</text:span>の結果のうち、最後に実行された値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f [new File];</text:p>
            <text:p text:style-name="P57">try {</text:p>
            <text:p text:style-name="P57"><text:s text:c="2"/>$f open "foo.txt";</text:p>
            <text:p text:style-name="P57">}</text:p>
            <text:p text:style-name="P57">catch: {| e | </text:p>
            <text:p text:style-name="P57"><text:s text:c="2"/>throw $e;</text:p>
            <text:p text:style-name="P57">}</text:p>
            <text:p text:style-name="P57">fin: {</text:p>
            <text:p text:style-name="P57"><text:s text:c="2"/>$f close;</text:p>
            <text:p text:style-name="P57">};</text:p>
          </table:table-cell>
        </table:table-row>
      </table:table>
      <text:h text:style-name="Heading_20_3" text:outline-level="3"/>
      <text:h text:style-name="P18" text:outline-level="3">type?<text:span text:style-name="T1">　</text:span></text:h>
      <table:table table:name="表75" table:style-name="表75">
        <table:table-column table:style-name="表75.A"/>
        <table:table-column table:style-name="表75.B"/>
        <table:table-row>
          <table:table-cell office:value-type="string">
            <text:p text:style-name="P62">説明</text:p>
          </table:table-cell>
          <table:table-cell office:value-type="string">
            <text:p text:style-name="P56"/>
            <text:p text:style-name="P56">オブジェクトの型名シンボルを返します。</text:p>
          </table:table-cell>
        </table:table-row>
        <table:table-row>
          <table:table-cell office:value-type="string">
            <text:p text:style-name="P62">書式</text:p>
          </table:table-cell>
          <table:table-cell office:value-type="string">
            <text:p text:style-name="P56"/>
            <text:p text:style-name="P56">type? <text:span text:style-name="T13">val</text:span></text:p>
          </table:table-cell>
        </table:table-row>
        <table:table-row>
          <table:table-cell office:value-type="string">
            <text:p text:style-name="P62">詳細</text:p>
          </table:table-cell>
          <table:table-cell office:value-type="string">
            <text:p text:style-name="P56"/>
            <text:p text:style-name="P56"><text:span text:style-name="T13">val</text:span>の型名シンボルを返します。</text:p>
            <text:p text:style-name="P56">型名シンボルには次のものがあります:</text:p>
            <text:p text:style-name="P56">NIL / SYMBOL / LIST / INTEGER / REAL / STRING / NATIVE / OBJECT / CLOSURE / FUNC / RQUOTE / BIND</text:p>
          </table:table-cell>
        </table:table-row>
        <table:table-row>
          <table:table-cell office:value-type="string">
            <text:p text:style-name="P62">戻り値</text:p>
          </table:table-cell>
          <table:table-cell office:value-type="string">
            <text:p text:style-name="P56"/>
            <text:p text:style-name="P56">型名シンボル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case [type? $o]</text:p>
            <text:p text:style-name="P57">INTEGER {# do-something }</text:p>
            <text:p text:style-name="P57">REAL <text:s text:c="3"/>{# do-something }</text:p>
            <text:p text:style-name="P57">OBJECT <text:s/>{# do-something }</text:p>
            <text:p text:style-name="P57">* <text:s text:c="6"/>{# do-otherwise };</text:p>
          </table:table-cell>
        </table:table-row>
      </table:table>
      <text:h text:style-name="Heading_20_3" text:outline-level="3"/>
      <text:h text:style-name="P18" text:outline-level="3">unknown<text:span text:style-name="T1">　</text:span></text:h>
      <table:table table:name="表76" table:style-name="表76">
        <table:table-column table:style-name="表76.A"/>
        <table:table-column table:style-name="表76.B"/>
        <table:table-row>
          <table:table-cell office:value-type="string">
            <text:p text:style-name="P62">説明</text:p>
          </table:table-cell>
          <table:table-cell office:value-type="string">
            <text:p text:style-name="P56"/>
            <text:p text:style-name="P56">コマンド未定義時のオートロードドライバです。</text:p>
          </table:table-cell>
        </table:table-row>
        <table:table-row>
          <table:table-cell office:value-type="string">
            <text:p text:style-name="P62">書式</text:p>
          </table:table-cell>
          <table:table-cell office:value-type="string">
            <text:p text:style-name="P56"/>
            <text:p text:style-name="P56">unknown <text:span text:style-name="T13">func</text:span> [ <text:span text:style-name="T13">args</text:span> ... ]</text:p>
          </table:table-cell>
        </table:table-row>
        <table:table-row>
          <table:table-cell office:value-type="string">
            <text:p text:style-name="P62">詳細</text:p>
          </table:table-cell>
          <table:table-cell office:value-type="string">
            <text:p text:style-name="P56"/>
            <text:p text:style-name="P56">コマンド呼び出しにおいて、<text:span text:style-name="T13">func</text:span>が未定義の際に上記の書式によりunknownが呼び出されます。</text:p>
            <text:p text:style-name="P56">unknownが呼び出された際には、グローバル変数LIB_PATHのパス順に<text:span text:style-name="T13">func</text:span>が定義されているファイルを順次ロードし、<text:span text:style-name="T13">func</text:span>を実行します。</text:p>
          </table:table-cell>
        </table:table-row>
        <table:table-row>
          <table:table-cell office:value-type="string">
            <text:p text:style-name="P62">戻り値</text:p>
          </table:table-cell>
          <table:table-cell office:value-type="string">
            <text:p text:style-name="P56"/>
            <text:p text:style-name="P56"><text:span text:style-name="T13">func</text:span>の戻り値になります。</text:p>
          </table:table-cell>
        </table:table-row>
        <table:table-row>
          <table:table-cell office:value-type="string">
            <text:p text:style-name="P62">例外</text:p>
          </table:table-cell>
          <table:table-cell office:value-type="string">
            <text:p text:style-name="P56"/>
            <text:p text:style-name="P56"><text:span text:style-name="T13">func</text:span>の戻り値になります。</text:p>
          </table:table-cell>
        </table:table-row>
        <table:table-row>
          <table:table-cell office:value-type="string">
            <text:p text:style-name="P62">使用例</text:p>
          </table:table-cell>
          <table:table-cell office:value-type="string">
            <text:p text:style-name="P57"/>
            <text:p text:style-name="P57">ユーザスクリプトより呼び出すことはありません。</text:p>
          </table:table-cell>
        </table:table-row>
      </table:table>
      <text:h text:style-name="Heading_20_3" text:outline-level="3"/>
      <text:h text:style-name="P18" text:outline-level="3">unset<text:span text:style-name="T1">　</text:span></text:h>
      <table:table table:name="表77" table:style-name="表77">
        <table:table-column table:style-name="表77.A"/>
        <table:table-column table:style-name="表77.B"/>
        <table:table-row>
          <table:table-cell office:value-type="string">
            <text:p text:style-name="P62">説明</text:p>
          </table:table-cell>
          <table:table-cell office:value-type="string">
            <text:p text:style-name="P56"/>
            <text:p text:style-name="P56">ローカル変数を未定義とします。</text:p>
          </table:table-cell>
        </table:table-row>
        <table:table-row>
          <table:table-cell office:value-type="string">
            <text:p text:style-name="P62">書式</text:p>
          </table:table-cell>
          <table:table-cell office:value-type="string">
            <text:p text:style-name="P56"/>
            <text:p text:style-name="P56">unset <text:span text:style-name="T13">var</text:span></text:p>
          </table:table-cell>
        </table:table-row>
        <table:table-row>
          <table:table-cell office:value-type="string">
            <text:p text:style-name="P62">詳細</text:p>
          </table:table-cell>
          <table:table-cell office:value-type="string">
            <text:p text:style-name="P56"/>
            <text:p text:style-name="P56">ローカル変数<text:span text:style-name="T13">var</text:span>を未定義とします。</text:p>
          </table:table-cell>
        </table:table-row>
        <table:table-row>
          <table:table-cell office:value-type="string">
            <text:p text:style-name="P62">戻り値</text:p>
          </table:table-cell>
          <table:table-cell office:value-type="string">
            <text:p text:style-name="P56"/>
            <text:p text:style-name="P56"><text:span text:style-name="T13">var</text:span>が存在する場合、<text:span text:style-name="T13">var</text:span>の値を返します。<text:span text:style-name="T13">var</text:span>が存在しな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unset foo;</text:p>
          </table:table-cell>
        </table:table-row>
      </table:table>
      <text:h text:style-name="Heading_20_3" text:outline-level="3"/>
      <text:h text:style-name="P18" text:outline-level="3">unsets<text:span text:style-name="T1">　</text:span></text:h>
      <table:table table:name="表78" table:style-name="表78">
        <table:table-column table:style-name="表78.A"/>
        <table:table-column table:style-name="表78.B"/>
        <table:table-row>
          <table:table-cell office:value-type="string">
            <text:p text:style-name="P62">説明</text:p>
          </table:table-cell>
          <table:table-cell office:value-type="string">
            <text:p text:style-name="P56"/>
            <text:p text:style-name="P56">インスタンス変数を未定義とします。</text:p>
          </table:table-cell>
        </table:table-row>
        <table:table-row>
          <table:table-cell office:value-type="string">
            <text:p text:style-name="P62">書式</text:p>
          </table:table-cell>
          <table:table-cell office:value-type="string">
            <text:p text:style-name="P56"/>
            <text:p text:style-name="P56">unsets <text:span text:style-name="T13">var</text:span></text:p>
          </table:table-cell>
        </table:table-row>
        <table:table-row>
          <table:table-cell office:value-type="string">
            <text:p text:style-name="P62">詳細</text:p>
          </table:table-cell>
          <table:table-cell office:value-type="string">
            <text:p text:style-name="P56"/>
            <text:p text:style-name="P56">インスタンス変数<text:span text:style-name="T13">var</text:span>を未定義とします。</text:p>
          </table:table-cell>
        </table:table-row>
        <table:table-row>
          <table:table-cell office:value-type="string">
            <text:p text:style-name="P62">戻り値</text:p>
          </table:table-cell>
          <table:table-cell office:value-type="string">
            <text:p text:style-name="P56"/>
            <text:p text:style-name="P56"><text:span text:style-name="T13">var</text:span>が存在する場合、<text:span text:style-name="T13">var</text:span>の値を返します。<text:span text:style-name="T13">var</text:span>が存在しな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unsets foo;</text:p>
          </table:table-cell>
        </table:table-row>
      </table:table>
      <text:h text:style-name="Heading_20_3" text:outline-level="3"/>
      <text:h text:style-name="P18" text:outline-level="3">while<text:span text:style-name="T1">　</text:span></text:h>
      <table:table table:name="表79" table:style-name="表79">
        <table:table-column table:style-name="表79.A"/>
        <table:table-column table:style-name="表79.B"/>
        <table:table-row>
          <table:table-cell office:value-type="string">
            <text:p text:style-name="P62">説明</text:p>
          </table:table-cell>
          <table:table-cell office:value-type="string">
            <text:p text:style-name="P56"/>
            <text:p text:style-name="P56">繰り返し処理を行います。</text:p>
          </table:table-cell>
        </table:table-row>
        <table:table-row>
          <table:table-cell office:value-type="string">
            <text:p text:style-name="P62">書式</text:p>
          </table:table-cell>
          <table:table-cell office:value-type="string">
            <text:p text:style-name="P56"/>
            <text:p text:style-name="P56">while { <text:span text:style-name="T13">cond-block</text:span> } do: { <text:span text:style-name="T13">block</text:span> }</text:p>
          </table:table-cell>
        </table:table-row>
        <table:table-row>
          <table:table-cell office:value-type="string">
            <text:p text:style-name="P62">詳細</text:p>
          </table:table-cell>
          <table:table-cell office:value-type="string">
            <text:p text:style-name="P56"/>
            <text:p text:style-name="P56"><text:span text:style-name="T13">cond-block</text:span>の評価結果が非nilの間、<text:span text:style-name="T13">block</text:span>を繰り返し実行します。</text:p>
            <text:p text:style-name="P56"><text:span text:style-name="T13">block</text:span>の中では、以下の制御コマンドが使用できます:</text:p>
            <text:p text:style-name="P56">break / continue / redo / retry</text:p>
          </table:table-cell>
        </table:table-row>
        <table:table-row>
          <table:table-cell office:value-type="string">
            <text:p text:style-name="P62">戻り値</text:p>
          </table:table-cell>
          <table:table-cell office:value-type="string">
            <text:p text:style-name="P56"/>
            <text:p text:style-name="P56"><text:span text:style-name="T13">block</text:span>の最後の実行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i 0;</text:p>
            <text:p text:style-name="P57">while {$i &lt; 10} do: {</text:p>
            <text:p text:style-name="P57"><text:s text:c="2"/># do-something</text:p>
            <text:p text:style-name="P57"><text:s text:c="2"/>$i ++;</text:p>
            <text:p text:style-name="P57">};</text:p>
          </table:table-cell>
        </table:table-row>
      </table:table>
      <text:h text:style-name="Heading_20_3" text:outline-level="3"/>
      <text:h text:style-name="P18" text:outline-level="3">yield<text:span text:style-name="T1">　</text:span></text:h>
      <table:table table:name="表80" table:style-name="表80">
        <table:table-column table:style-name="表80.A"/>
        <table:table-column table:style-name="表80.B"/>
        <table:table-row>
          <table:table-cell office:value-type="string">
            <text:p text:style-name="P62">説明</text:p>
          </table:table-cell>
          <table:table-cell office:value-type="string">
            <text:p text:style-name="P56"/>
            <text:p text:style-name="P56">イテレータブロックを実行します。</text:p>
          </table:table-cell>
        </table:table-row>
        <table:table-row>
          <table:table-cell office:value-type="string">
            <text:p text:style-name="P62">書式</text:p>
          </table:table-cell>
          <table:table-cell office:value-type="string">
            <text:p text:style-name="P56"/>
            <text:p text:style-name="P56">yield { | <text:span text:style-name="T13">var</text:span> | <text:span text:style-name="T13">block</text:span> <text:s/>} [ <text:span text:style-name="T13">arg</text:span> ... ]</text:p>
          </table:table-cell>
        </table:table-row>
        <table:table-row>
          <table:table-cell office:value-type="string">
            <text:p text:style-name="P62">詳細</text:p>
          </table:table-cell>
          <table:table-cell office:value-type="string">
            <text:p text:style-name="P56"/>
            <text:p text:style-name="P56"><text:span text:style-name="T13">block</text:span>をイテレータブロックとして実行します。その際<text:span text:style-name="T13">arg</text:span>をバインドリストとして渡します。</text:p>
          </table:table-cell>
        </table:table-row>
        <table:table-row>
          <table:table-cell office:value-type="string">
            <text:p text:style-name="P62">戻り値</text:p>
          </table:table-cell>
          <table:table-cell office:value-type="string">
            <text:p text:style-name="P56"/>
            <text:p text:style-name="P56"><text:span text:style-name="T13">block</text:span>の実行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defun foo-loop (body times) {</text:p>
            <text:p text:style-name="P57"><text:s text:c="2"/>set i 0;</text:p>
            <text:p text:style-name="P57"><text:s text:c="2"/>while {$i &lt; $times} do: {</text:p>
            <text:p text:style-name="P57"><text:s text:c="4"/>yield $body $i;</text:p>
            <text:p text:style-name="P57"><text:s text:c="4"/>$i ++;</text:p>
            <text:p text:style-name="P57"><text:s text:c="2"/>};</text:p>
            <text:p text:style-name="P57">};</text:p>
            <text:p text:style-name="P57">foo-loop {| i | println $i} 10;</text:p>
          </table:table-cell>
        </table:table-row>
      </table:table>
      <text:h text:style-name="Heading_20_3" text:outline-level="3"/>
      <text:p text:style-name="P5"/>
      <text:p text:style-name="P5"/>
      <text:p text:style-name="P5"/>
      <text:p text:style-name="P16"/>
      <text:h text:style-name="P37" text:outline-level="2" text:is-list-header="true">5.2 クラスリファレンス</text:h>
      <text:p text:style-name="P5"/>
      <text:h text:style-name="Heading_20_3" text:outline-level="3">Array::+<text:span text:style-name="T1"> / Array::append　</text:span></text:h>
      <table:table table:name="表82" table:style-name="表82">
        <table:table-column table:style-name="表82.A"/>
        <table:table-column table:style-name="表82.B"/>
        <table:table-row>
          <table:table-cell office:value-type="string">
            <text:p text:style-name="P62">説明</text:p>
          </table:table-cell>
          <table:table-cell office:value-type="string">
            <text:p text:style-name="P56"/>
            <text:p text:style-name="P56">配列の最後に要素を追加します。</text:p>
          </table:table-cell>
        </table:table-row>
        <table:table-row>
          <table:table-cell office:value-type="string">
            <text:p text:style-name="P62">書式</text:p>
          </table:table-cell>
          <table:table-cell office:value-type="string">
            <text:p text:style-name="P56"/>
            <text:p text:style-name="P56">Array + <text:span text:style-name="T13">val</text:span></text:p>
            <text:p text:style-name="P61">Array append <text:span text:style-name="T13">val</text:span></text:p>
            <text:p text:style-name="P61">※appendは + のシノニムです。</text:p>
          </table:table-cell>
        </table:table-row>
        <table:table-row>
          <table:table-cell office:value-type="string">
            <text:p text:style-name="P62">詳細</text:p>
          </table:table-cell>
          <table:table-cell office:value-type="string">
            <text:p text:style-name="P56"/>
            <text:p text:style-name="Table_20_Contents"><text:span text:style-name="T1">Arrayオブジェクトの最後の要素として</text:span><text:span text:style-name="T15">val</text:span><text:span text:style-name="T1">を追加します。</text:span></text:p>
          </table:table-cell>
        </table:table-row>
        <table:table-row>
          <table:table-cell office:value-type="string">
            <text:p text:style-name="P62">戻り値</text:p>
          </table:table-cell>
          <table:table-cell office:value-type="string">
            <text:p text:style-name="P56"/>
            <text:p text:style-name="P56"><text:span text:style-name="T13">val</text:span>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P39" text:outline-level="3"/>
      <text:h text:style-name="P18" text:outline-level="3">Array::each<text:span text:style-name="T1">　</text:span></text:h>
      <table:table table:name="表84" table:style-name="表84">
        <table:table-column table:style-name="表84.A"/>
        <table:table-column table:style-name="表84.B"/>
        <table:table-row>
          <table:table-cell office:value-type="string">
            <text:p text:style-name="P62">説明</text:p>
          </table:table-cell>
          <table:table-cell office:value-type="string">
            <text:p text:style-name="P56"/>
            <text:p text:style-name="P56">Arrayオブジェクトを繰り返します。</text:p>
          </table:table-cell>
        </table:table-row>
        <table:table-row>
          <table:table-cell office:value-type="string">
            <text:p text:style-name="P62">書式</text:p>
          </table:table-cell>
          <table:table-cell office:value-type="string">
            <text:p text:style-name="P56"/>
            <text:p text:style-name="P56"><text:span text:style-name="T20">Array</text:span> each do: { | <text:span text:style-name="T13">val</text:span> | <text:s/><text:span text:style-name="T13">block</text:span> }</text:p>
          </table:table-cell>
        </table:table-row>
        <table:table-row>
          <table:table-cell office:value-type="string">
            <text:p text:style-name="P62">詳細</text:p>
          </table:table-cell>
          <table:table-cell office:value-type="string">
            <text:p text:style-name="P56"/>
            <text:p text:style-name="P56">Arrayオブジェクトの全要素について<text:span text:style-name="T13">block</text:span>を実行します。現在の要素は<text:span text:style-name="T13">val</text:span>に設定されます。</text:p>
          </table:table-cell>
        </table:table-row>
        <table:table-row>
          <table:table-cell office:value-type="string">
            <text:p text:style-name="P62">戻り値</text:p>
          </table:table-cell>
          <table:table-cell office:value-type="string">
            <text:p text:style-name="P56"/>
            <text:p text:style-name="P56">最後の要素について実行された<text:span text:style-name="T13">block</text:span>の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get<text:span text:style-name="T1">　</text:span></text:h>
      <table:table table:name="表85" table:style-name="表85">
        <table:table-column table:style-name="表85.A"/>
        <table:table-column table:style-name="表85.B"/>
        <table:table-row>
          <table:table-cell office:value-type="string">
            <text:p text:style-name="P62">説明</text:p>
          </table:table-cell>
          <table:table-cell office:value-type="string">
            <text:p text:style-name="P56"/>
            <text:p text:style-name="P56">Arrayオブジェクトから要素を取り出します。</text:p>
          </table:table-cell>
        </table:table-row>
        <table:table-row>
          <table:table-cell office:value-type="string">
            <text:p text:style-name="P62">書式</text:p>
          </table:table-cell>
          <table:table-cell office:value-type="string">
            <text:p text:style-name="P56"/>
            <text:p text:style-name="P56">Array get <text:span text:style-name="T13">index</text:span></text:p>
          </table:table-cell>
        </table:table-row>
        <table:table-row>
          <table:table-cell office:value-type="string">
            <text:p text:style-name="P62">詳細</text:p>
          </table:table-cell>
          <table:table-cell office:value-type="string">
            <text:p text:style-name="P56"/>
            <text:p text:style-name="P56">Arrayオブジェクトの<text:span text:style-name="T13">index</text:span>番目の要素を返します。<text:span text:style-name="T13">index</text:span>は0からはじまります。従って最後の要素は、[Array len] -1 となります。</text:p>
          </table:table-cell>
        </table:table-row>
        <table:table-row>
          <table:table-cell office:value-type="string">
            <text:p text:style-name="P62">戻り値</text:p>
          </table:table-cell>
          <table:table-cell office:value-type="string">
            <text:p text:style-name="P56"/>
            <text:p text:style-name="P56">Index番目の要素が返ります。</text:p>
            <text:p text:style-name="P56">ErrArrayBoundary: <text:span text:style-name="T13">index</text:span>の値に誤りがあ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init<text:span text:style-name="T1">　</text:span></text:h>
      <table:table table:name="表86" table:style-name="表86">
        <table:table-column table:style-name="表86.A"/>
        <table:table-column table:style-name="表86.B"/>
        <table:table-row>
          <table:table-cell office:value-type="string">
            <text:p text:style-name="P62">説明</text:p>
          </table:table-cell>
          <table:table-cell office:value-type="string">
            <text:p text:style-name="P56"/>
            <text:p text:style-name="P56">Arrayオブジェクトを初期化します。</text:p>
          </table:table-cell>
        </table:table-row>
        <table:table-row>
          <table:table-cell office:value-type="string">
            <text:p text:style-name="P62">書式</text:p>
          </table:table-cell>
          <table:table-cell office:value-type="string">
            <text:p text:style-name="P56"/>
            <text:p text:style-name="P56">new Array init: ( <text:span text:style-name="T13">val</text:span> ... )</text:p>
          </table:table-cell>
        </table:table-row>
        <table:table-row>
          <table:table-cell office:value-type="string">
            <text:p text:style-name="P62">詳細</text:p>
          </table:table-cell>
          <table:table-cell office:value-type="string">
            <text:p text:style-name="P56"/>
            <text:p text:style-name="P56">Arrayオブジェクトを生成し、init: パラメータのリスト要素で初期化します。</text:p>
          </table:table-cell>
        </table:table-row>
        <table:table-row>
          <table:table-cell office:value-type="string">
            <text:p text:style-name="P62">戻り値</text:p>
          </table:table-cell>
          <table:table-cell office:value-type="string">
            <text:p text:style-name="P56"/>
            <text:p text:style-name="P56">生成されたArrayオブジェクトが返ります。</text:p>
          </table:table-cell>
        </table:table-row>
        <table:table-row>
          <table:table-cell office:value-type="string">
            <text:p text:style-name="P62">例外</text:p>
          </table:table-cell>
          <table:table-cell office:value-type="string">
            <text:p text:style-name="P56"/>
            <text:p text:style-name="P56">ありません。</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last<text:span text:style-name="T1">　</text:span></text:h>
      <table:table table:name="表87" table:style-name="表87">
        <table:table-column table:style-name="表87.A"/>
        <table:table-column table:style-name="表87.B"/>
        <table:table-row>
          <table:table-cell office:value-type="string">
            <text:p text:style-name="P62">説明</text:p>
          </table:table-cell>
          <table:table-cell office:value-type="string">
            <text:p text:style-name="P56"/>
            <text:p text:style-name="P56">Arrayオブジェクトの最後の要素を返します。</text:p>
          </table:table-cell>
        </table:table-row>
        <table:table-row>
          <table:table-cell office:value-type="string">
            <text:p text:style-name="P62">書式</text:p>
          </table:table-cell>
          <table:table-cell office:value-type="string">
            <text:p text:style-name="P56"/>
            <text:p text:style-name="P56">Array last</text:p>
          </table:table-cell>
        </table:table-row>
        <table:table-row>
          <table:table-cell office:value-type="string">
            <text:p text:style-name="P62">詳細</text:p>
          </table:table-cell>
          <table:table-cell office:value-type="string">
            <text:p text:style-name="P56"/>
            <text:p text:style-name="P56">Arrayオブジェクトの最後の要素を返します。Arrayに要素が設定されていない場合はnilを返します。</text:p>
          </table:table-cell>
        </table:table-row>
        <table:table-row>
          <table:table-cell office:value-type="string">
            <text:p text:style-name="P62">戻り値</text:p>
          </table:table-cell>
          <table:table-cell office:value-type="string">
            <text:p text:style-name="P56"/>
            <text:p text:style-name="P56">最後の要素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len<text:span text:style-name="T1">　</text:span></text:h>
      <table:table table:name="表88" table:style-name="表88">
        <table:table-column table:style-name="表88.A"/>
        <table:table-column table:style-name="表88.B"/>
        <table:table-row>
          <table:table-cell office:value-type="string">
            <text:p text:style-name="P62">説明</text:p>
          </table:table-cell>
          <table:table-cell office:value-type="string">
            <text:p text:style-name="P56"/>
            <text:p text:style-name="P56">Arrayオブジェクトの要素数を返します。</text:p>
          </table:table-cell>
        </table:table-row>
        <table:table-row>
          <table:table-cell office:value-type="string">
            <text:p text:style-name="P62">書式</text:p>
          </table:table-cell>
          <table:table-cell office:value-type="string">
            <text:p text:style-name="P56"/>
            <text:p text:style-name="P56">Array len</text:p>
          </table:table-cell>
        </table:table-row>
        <table:table-row>
          <table:table-cell office:value-type="string">
            <text:p text:style-name="P62">詳細</text:p>
          </table:table-cell>
          <table:table-cell office:value-type="string">
            <text:p text:style-name="P56"/>
            <text:p text:style-name="P56">Arrayオブジェクトの要素数を返します。</text:p>
          </table:table-cell>
        </table:table-row>
        <table:table-row>
          <table:table-cell office:value-type="string">
            <text:p text:style-name="P62">戻り値</text:p>
          </table:table-cell>
          <table:table-cell office:value-type="string">
            <text:p text:style-name="P56"/>
            <text:p text:style-name="P56">Arrayオブジェクトの要素数として0以上の整数値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list<text:span text:style-name="T1">　</text:span></text:h>
      <table:table table:name="表89" table:style-name="表89">
        <table:table-column table:style-name="表89.A"/>
        <table:table-column table:style-name="表89.B"/>
        <table:table-row>
          <table:table-cell office:value-type="string">
            <text:p text:style-name="P62">説明</text:p>
          </table:table-cell>
          <table:table-cell office:value-type="string">
            <text:p text:style-name="P56"/>
            <text:p text:style-name="P56">Arrayオブジェクトをリストへ変換します。</text:p>
          </table:table-cell>
        </table:table-row>
        <table:table-row>
          <table:table-cell office:value-type="string">
            <text:p text:style-name="P62">書式</text:p>
          </table:table-cell>
          <table:table-cell office:value-type="string">
            <text:p text:style-name="P56"/>
            <text:p text:style-name="P56">Array list</text:p>
          </table:table-cell>
        </table:table-row>
        <table:table-row>
          <table:table-cell office:value-type="string">
            <text:p text:style-name="P62">詳細</text:p>
          </table:table-cell>
          <table:table-cell office:value-type="string">
            <text:p text:style-name="P56"/>
            <text:p text:style-name="P56">Arrayオブジェクトの各要素を順番にリストの要素としたリストを返します。</text:p>
          </table:table-cell>
        </table:table-row>
        <table:table-row>
          <table:table-cell office:value-type="string">
            <text:p text:style-name="P62">戻り値</text:p>
          </table:table-cell>
          <table:table-cell office:value-type="string">
            <text:p text:style-name="P56"/>
            <text:p text:style-name="P56">Arrayオブジェクトの要素の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set<text:span text:style-name="T1">　</text:span></text:h>
      <table:table table:name="表90" table:style-name="表90">
        <table:table-column table:style-name="表90.A"/>
        <table:table-column table:style-name="表90.B"/>
        <table:table-row>
          <table:table-cell office:value-type="string">
            <text:p text:style-name="P62">説明</text:p>
          </table:table-cell>
          <table:table-cell office:value-type="string">
            <text:p text:style-name="P56"/>
            <text:p text:style-name="P56">Arrayの要素に値を設定します。</text:p>
          </table:table-cell>
        </table:table-row>
        <table:table-row>
          <table:table-cell office:value-type="string">
            <text:p text:style-name="P62">書式</text:p>
          </table:table-cell>
          <table:table-cell office:value-type="string">
            <text:p text:style-name="P56"/>
            <text:p text:style-name="P56">Array set <text:span text:style-name="T13">index</text:span> <text:span text:style-name="T13">val</text:span></text:p>
          </table:table-cell>
        </table:table-row>
        <table:table-row>
          <table:table-cell office:value-type="string">
            <text:p text:style-name="P62">詳細</text:p>
          </table:table-cell>
          <table:table-cell office:value-type="string">
            <text:p text:style-name="P56"/>
            <text:p text:style-name="P56">Arrayオブジェクトの要素位置<text:span text:style-name="T13">index</text:span>に値<text:span text:style-name="T13">val</text:span>を設定します。<text:span text:style-name="T13">index</text:span>の範囲は、0から[Array len] -1 までとなります。</text:p>
          </table:table-cell>
        </table:table-row>
        <table:table-row>
          <table:table-cell office:value-type="string">
            <text:p text:style-name="P62">戻り値</text:p>
          </table:table-cell>
          <table:table-cell office:value-type="string">
            <text:p text:style-name="P56"/>
            <text:p text:style-name="P56"><text:span text:style-name="T13">val</text:span>を返します。</text:p>
          </table:table-cell>
        </table:table-row>
        <table:table-row>
          <table:table-cell office:value-type="string">
            <text:p text:style-name="P62">例外</text:p>
          </table:table-cell>
          <table:table-cell office:value-type="string">
            <text:p text:style-name="P56"/>
            <text:p text:style-name="P56">ErrSyntax: 書式に誤りがあります。</text:p>
            <text:p text:style-name="P56">ErrArrayBoundary: <text:span text:style-name="T13">index</text:span>の値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Array::string<text:span text:style-name="T1">　</text:span></text:h>
      <table:table table:name="表91" table:style-name="表91">
        <table:table-column table:style-name="表91.A"/>
        <table:table-column table:style-name="表91.B"/>
        <table:table-row>
          <table:table-cell office:value-type="string">
            <text:p text:style-name="P62">説明</text:p>
          </table:table-cell>
          <table:table-cell office:value-type="string">
            <text:p text:style-name="P56"/>
            <text:p text:style-name="P56">Arrayオブジェクトの文字列表現を返します。</text:p>
          </table:table-cell>
        </table:table-row>
        <table:table-row>
          <table:table-cell office:value-type="string">
            <text:p text:style-name="P62">書式</text:p>
          </table:table-cell>
          <table:table-cell office:value-type="string">
            <text:p text:style-name="P56"/>
            <text:p text:style-name="P56">Array string</text:p>
          </table:table-cell>
        </table:table-row>
        <table:table-row>
          <table:table-cell office:value-type="string">
            <text:p text:style-name="P62">詳細</text:p>
          </table:table-cell>
          <table:table-cell office:value-type="string">
            <text:p text:style-name="P56"/>
            <text:p text:style-name="P56">Arrayオブジェクトの文字列表現を返します。</text:p>
          </table:table-cell>
        </table:table-row>
        <table:table-row>
          <table:table-cell office:value-type="string">
            <text:p text:style-name="P62">戻り値</text:p>
          </table:table-cell>
          <table:table-cell office:value-type="string">
            <text:p text:style-name="P56"/>
            <text:p text:style-name="P56">Arrayオブジェクトの文字列表現を返します。デフォルトでは、Arrayオブジェクトのinitマクロ呼び出しと同じ書式の文字列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Block::&gt;&gt;<text:span text:style-name="T1">　</text:span></text:h>
      <table:table table:name="表92" table:style-name="表92">
        <table:table-column table:style-name="表92.A"/>
        <table:table-column table:style-name="表92.B"/>
        <table:table-row>
          <table:table-cell office:value-type="string">
            <text:p text:style-name="P62">説明</text:p>
          </table:table-cell>
          <table:table-cell office:value-type="string">
            <text:p text:style-name="P56"/>
            <text:p text:style-name="P56">Blockを実行し、結果をファイルへ出力します。</text:p>
          </table:table-cell>
        </table:table-row>
        <table:table-row>
          <table:table-cell office:value-type="string">
            <text:p text:style-name="P62">書式</text:p>
          </table:table-cell>
          <table:table-cell office:value-type="string">
            <text:p text:style-name="P56"/>
            <text:p text:style-name="P56">Block &gt;&gt; ”<text:span text:style-name="T13">file-name</text:span>”</text:p>
          </table:table-cell>
        </table:table-row>
        <table:table-row>
          <table:table-cell office:value-type="string">
            <text:p text:style-name="P62">詳細</text:p>
          </table:table-cell>
          <table:table-cell office:value-type="string">
            <text:p text:style-name="P56"/>
            <text:p text:style-name="P56">Blockを評価、実行し、スクリプト中での標準出力を<text:span text:style-name="T13">file-name</text:span>ファイルへ出力します。</text:p>
          </table:table-cell>
        </table:table-row>
        <table:table-row>
          <table:table-cell office:value-type="string">
            <text:p text:style-name="P62">戻り値</text:p>
          </table:table-cell>
          <table:table-cell office:value-type="string">
            <text:p text:style-name="P56"/>
            <text:p text:style-name="P56">スクリプトの実行結果を値として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Block::&lt;&lt;<text:span text:style-name="T1">　</text:span></text:h>
      <table:table table:name="表120" table:style-name="表120">
        <table:table-column table:style-name="表120.A"/>
        <table:table-column table:style-name="表120.B"/>
        <table:table-row>
          <table:table-cell office:value-type="string">
            <text:p text:style-name="P62">説明</text:p>
          </table:table-cell>
          <table:table-cell office:value-type="string">
            <text:p text:style-name="P56"/>
            <text:p text:style-name="P56">ファイルから入力を行いBlockを実行します。</text:p>
          </table:table-cell>
        </table:table-row>
        <table:table-row>
          <table:table-cell office:value-type="string">
            <text:p text:style-name="P62">書式</text:p>
          </table:table-cell>
          <table:table-cell office:value-type="string">
            <text:p text:style-name="P56"/>
            <text:p text:style-name="P56">Block &lt;&lt; ”<text:span text:style-name="T13">file-name</text:span>”</text:p>
          </table:table-cell>
        </table:table-row>
        <table:table-row>
          <table:table-cell office:value-type="string">
            <text:p text:style-name="P62">詳細</text:p>
          </table:table-cell>
          <table:table-cell office:value-type="string">
            <text:p text:style-name="P56"/>
            <text:p text:style-name="P56">Blockを評価、実行します。スクリプト中での標準入力は<text:span text:style-name="T13">file-name</text:span>から行います。</text:p>
          </table:table-cell>
        </table:table-row>
        <table:table-row>
          <table:table-cell office:value-type="string">
            <text:p text:style-name="P62">戻り値</text:p>
          </table:table-cell>
          <table:table-cell office:value-type="string">
            <text:p text:style-name="P56"/>
            <text:p text:style-name="P56">スクリプトの実行結果を値として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Block::eval<text:span text:style-name="T1">　</text:span></text:h>
      <table:table table:name="表93" table:style-name="表93">
        <table:table-column table:style-name="表93.A"/>
        <table:table-column table:style-name="表93.B"/>
        <table:table-row>
          <table:table-cell office:value-type="string">
            <text:p text:style-name="P62">説明</text:p>
          </table:table-cell>
          <table:table-cell office:value-type="string">
            <text:p text:style-name="P56"/>
            <text:p text:style-name="P56">ブロックを評価します。</text:p>
          </table:table-cell>
        </table:table-row>
        <table:table-row>
          <table:table-cell office:value-type="string">
            <text:p text:style-name="P62">書式</text:p>
          </table:table-cell>
          <table:table-cell office:value-type="string">
            <text:p text:style-name="P56"/>
            <text:p text:style-name="P56">Block eval</text:p>
          </table:table-cell>
        </table:table-row>
        <table:table-row>
          <table:table-cell office:value-type="string">
            <text:p text:style-name="P62">詳細</text:p>
          </table:table-cell>
          <table:table-cell office:value-type="string">
            <text:p text:style-name="P56"/>
            <text:p text:style-name="P56">Blockを評価します。Blockの評価はBlockが作られた環境で実行されます。すなわち、クロージャとして評価が行われます。</text:p>
          </table:table-cell>
        </table:table-row>
        <table:table-row>
          <table:table-cell office:value-type="string">
            <text:p text:style-name="P62">戻り値</text:p>
          </table:table-cell>
          <table:table-cell office:value-type="string">
            <text:p text:style-name="P56"/>
            <text:p text:style-name="P56">Blockの実行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P39" text:outline-level="3"/>
      <text:h text:style-name="P18" text:outline-level="3">File::each<text:span text:style-name="T1">　</text:span></text:h>
      <table:table table:name="表83" table:style-name="表83">
        <table:table-column table:style-name="表83.A"/>
        <table:table-column table:style-name="表83.B"/>
        <table:table-row>
          <table:table-cell office:value-type="string">
            <text:p text:style-name="P62">説明</text:p>
          </table:table-cell>
          <table:table-cell office:value-type="string">
            <text:p text:style-name="P56"/>
            <text:p text:style-name="P56">ファイルのイテレータです。</text:p>
          </table:table-cell>
        </table:table-row>
        <table:table-row>
          <table:table-cell office:value-type="string">
            <text:p text:style-name="P62">書式</text:p>
          </table:table-cell>
          <table:table-cell office:value-type="string">
            <text:p text:style-name="P56"/>
            <text:p text:style-name="P56">File each do: { | <text:span text:style-name="T13">var</text:span> | <text:span text:style-name="T13">block</text:span> <text:s/>}</text:p>
          </table:table-cell>
        </table:table-row>
        <table:table-row>
          <table:table-cell office:value-type="string">
            <text:p text:style-name="P62">詳細</text:p>
          </table:table-cell>
          <table:table-cell office:value-type="string">
            <text:p text:style-name="P56"/>
            <text:p text:style-name="P56">ファイルの各行を順に読み込み、blockを実行します。ファイルから読み込んだデータは、文字列として<text:span text:style-name="T13">var</text:span>に設定されます。</text:p>
          </table:table-cell>
        </table:table-row>
        <table:table-row>
          <table:table-cell office:value-type="string">
            <text:p text:style-name="P62">戻り値</text:p>
          </table:table-cell>
          <table:table-cell office:value-type="string">
            <text:p text:style-name="P56"/>
            <text:p text:style-name="P56">最後に実行した<text:span text:style-name="T13">block</text:span>の値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P39" text:outline-level="3"/>
      <text:h text:style-name="P18" text:outline-level="3">File::eof?<text:span text:style-name="T1">　</text:span></text:h>
      <table:table table:name="表95" table:style-name="表95">
        <table:table-column table:style-name="表95.A"/>
        <table:table-column table:style-name="表95.B"/>
        <table:table-row>
          <table:table-cell office:value-type="string">
            <text:p text:style-name="P62">説明</text:p>
          </table:table-cell>
          <table:table-cell office:value-type="string">
            <text:p text:style-name="P56"/>
            <text:p text:style-name="P56">ファイルの終了を調べます。</text:p>
          </table:table-cell>
        </table:table-row>
        <table:table-row>
          <table:table-cell office:value-type="string">
            <text:p text:style-name="P62">書式</text:p>
          </table:table-cell>
          <table:table-cell office:value-type="string">
            <text:p text:style-name="P56"/>
            <text:p text:style-name="P56">File eof?</text:p>
          </table:table-cell>
        </table:table-row>
        <table:table-row>
          <table:table-cell office:value-type="string">
            <text:p text:style-name="P62">詳細</text:p>
          </table:table-cell>
          <table:table-cell office:value-type="string">
            <text:p text:style-name="P56"/>
            <text:p text:style-name="P56">オープンされたファイル記述子がeofに到達しているかを調べます。</text:p>
          </table:table-cell>
        </table:table-row>
        <table:table-row>
          <table:table-cell office:value-type="string">
            <text:p text:style-name="P62">戻り値</text:p>
          </table:table-cell>
          <table:table-cell office:value-type="string">
            <text:p text:style-name="P56"/>
            <text:p text:style-name="P56">ファイルがeofに達していな場合はnilを、eofに達している場合はtを返します。</text:p>
          </table:table-cell>
        </table:table-row>
        <table:table-row>
          <table:table-cell office:value-type="string">
            <text:p text:style-name="P62">例外</text:p>
          </table:table-cell>
          <table:table-cell office:value-type="string">
            <text:p text:style-name="P56"/>
            <text:p text:style-name="P56">ErrFileAccess: ファイルがオープンされていません。</text:p>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flush<text:span text:style-name="T1">　</text:span></text:h>
      <table:table table:name="表96" table:style-name="表96">
        <table:table-column table:style-name="表96.A"/>
        <table:table-column table:style-name="表96.B"/>
        <table:table-row>
          <table:table-cell office:value-type="string">
            <text:p text:style-name="P62">説明</text:p>
          </table:table-cell>
          <table:table-cell office:value-type="string">
            <text:p text:style-name="P56"/>
            <text:p text:style-name="P56">ファイルのバッファキャッシュを書き込みます。</text:p>
          </table:table-cell>
        </table:table-row>
        <table:table-row>
          <table:table-cell office:value-type="string">
            <text:p text:style-name="P62">書式</text:p>
          </table:table-cell>
          <table:table-cell office:value-type="string">
            <text:p text:style-name="P56"/>
            <text:p text:style-name="P56">File flush</text:p>
          </table:table-cell>
        </table:table-row>
        <table:table-row>
          <table:table-cell office:value-type="string">
            <text:p text:style-name="P62">詳細</text:p>
          </table:table-cell>
          <table:table-cell office:value-type="string">
            <text:p text:style-name="P56"/>
            <text:p text:style-name="P56">書き込みモードでオープンされているファイルのバッファキャッシュを書き込みます。</text:p>
          </table:table-cell>
        </table:table-row>
        <table:table-row>
          <table:table-cell office:value-type="string">
            <text:p text:style-name="P62">戻り値</text:p>
          </table:table-cell>
          <table:table-cell office:value-type="string">
            <text:p text:style-name="P56"/>
            <text:p text:style-name="P56">tを返します。</text:p>
          </table:table-cell>
        </table:table-row>
        <table:table-row>
          <table:table-cell office:value-type="string">
            <text:p text:style-name="P62">例外</text:p>
          </table:table-cell>
          <table:table-cell office:value-type="string">
            <text:p text:style-name="P56"/>
            <text:p text:style-name="P56">ErrFileAccess: ファイルのオープンモードがoもしくはaではありません。</text:p>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gets<text:span text:style-name="T1">　</text:span></text:h>
      <table:table table:name="表97" table:style-name="表97">
        <table:table-column table:style-name="表97.A"/>
        <table:table-column table:style-name="表97.B"/>
        <table:table-row>
          <table:table-cell office:value-type="string">
            <text:p text:style-name="P62">説明</text:p>
          </table:table-cell>
          <table:table-cell office:value-type="string">
            <text:p text:style-name="P56"/>
            <text:p text:style-name="P56">ファイルから1行読み込みます。</text:p>
          </table:table-cell>
        </table:table-row>
        <table:table-row>
          <table:table-cell office:value-type="string">
            <text:p text:style-name="P62">書式</text:p>
          </table:table-cell>
          <table:table-cell office:value-type="string">
            <text:p text:style-name="P56"/>
            <text:p text:style-name="P56">File gets</text:p>
          </table:table-cell>
        </table:table-row>
        <table:table-row>
          <table:table-cell office:value-type="string">
            <text:p text:style-name="P62">詳細</text:p>
          </table:table-cell>
          <table:table-cell office:value-type="string">
            <text:p text:style-name="P56"/>
            <text:p text:style-name="P56">オープンされているファイルから1行(改行を含んだ改行までの文字列)を読み込み、読み込んだ値を文字列型のデータとして返します。</text:p>
          </table:table-cell>
        </table:table-row>
        <table:table-row>
          <table:table-cell office:value-type="string">
            <text:p text:style-name="P62">戻り値</text:p>
          </table:table-cell>
          <table:table-cell office:value-type="string">
            <text:p text:style-name="P56"/>
            <text:p text:style-name="P56">ファイルから改行まで読み込んで、その内容を文字列型として返します。</text:p>
          </table:table-cell>
        </table:table-row>
        <table:table-row>
          <table:table-cell office:value-type="string">
            <text:p text:style-name="P62">例外</text:p>
          </table:table-cell>
          <table:table-cell office:value-type="string">
            <text:p text:style-name="P56"/>
            <text:p text:style-name="P56">ErrFileAccess: ファイルがオープンされていません。</text:p>
            <text:p text:style-name="P56">ErrFileAccess: ファイルのオープンモードがiではありません。</text:p>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init<text:span text:style-name="T1">　</text:span></text:h>
      <table:table table:name="表98" table:style-name="表98">
        <table:table-column table:style-name="表98.A"/>
        <table:table-column table:style-name="表98.B"/>
        <table:table-row>
          <table:table-cell office:value-type="string">
            <text:p text:style-name="P62">説明</text:p>
          </table:table-cell>
          <table:table-cell office:value-type="string">
            <text:p text:style-name="P56"/>
            <text:p text:style-name="P56">ファイルオブジェクトのコンストラクタ</text:p>
          </table:table-cell>
        </table:table-row>
        <table:table-row>
          <table:table-cell office:value-type="string">
            <text:p text:style-name="P62">書式</text:p>
          </table:table-cell>
          <table:table-cell office:value-type="string">
            <text:p text:style-name="P56"/>
            <text:p text:style-name="P56">new File init: (("<text:span text:style-name="T13">file-name</text:span>" mode: [ i | o | a ] ))</text:p>
          </table:table-cell>
        </table:table-row>
        <table:table-row>
          <table:table-cell office:value-type="string">
            <text:p text:style-name="P62">詳細</text:p>
          </table:table-cell>
          <table:table-cell office:value-type="string">
            <text:p text:style-name="P56"/>
            <text:p text:style-name="P56">ファイルオブジェクトを生成します。パラメータの詳細は File::openを参照願います。</text:p>
          </table:table-cell>
        </table:table-row>
        <table:table-row>
          <table:table-cell office:value-type="string">
            <text:p text:style-name="P62">戻り値</text:p>
          </table:table-cell>
          <table:table-cell office:value-type="string">
            <text:p text:style-name="P56"/>
            <text:p text:style-name="P56">ファイルオブジェク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open<text:span text:style-name="T1">　</text:span></text:h>
      <table:table table:name="表99" table:style-name="表99">
        <table:table-column table:style-name="表99.A"/>
        <table:table-column table:style-name="表99.B"/>
        <table:table-row>
          <table:table-cell office:value-type="string">
            <text:p text:style-name="P62">説明</text:p>
          </table:table-cell>
          <table:table-cell office:value-type="string">
            <text:p text:style-name="P56"/>
            <text:p text:style-name="P56">ファイルをオープンします。</text:p>
          </table:table-cell>
        </table:table-row>
        <table:table-row>
          <table:table-cell office:value-type="string">
            <text:p text:style-name="P62">書式</text:p>
          </table:table-cell>
          <table:table-cell office:value-type="string">
            <text:p text:style-name="P56"/>
            <text:p text:style-name="P56">File open "<text:span text:style-name="T13">file-name</text:span>" [ mode: i | o | a ]</text:p>
          </table:table-cell>
        </table:table-row>
        <table:table-row>
          <table:table-cell office:value-type="string">
            <text:p text:style-name="P62">詳細</text:p>
          </table:table-cell>
          <table:table-cell office:value-type="string">
            <text:p text:style-name="P56"/>
            <text:p text:style-name="P56">ファイル <text:span text:style-name="T13">file-name</text:span> をオープンします。オープンモードを mode: パラメータで指定します。以下の値が指定可能です。</text:p>
            <text:p text:style-name="P56">i : 入力モードでオープンします。</text:p>
            <text:p text:style-name="P56">o : 出力モードでオープンします。</text:p>
            <text:p text:style-name="P56">a : 追加出力モードでオープンします。</text:p>
            <text:p text:style-name="P56">mode: パラメータを省略した場合は、i が指定されたことと同じでになります。</text:p>
          </table:table-cell>
        </table:table-row>
        <table:table-row>
          <table:table-cell office:value-type="string">
            <text:p text:style-name="P62">戻り値</text:p>
          </table:table-cell>
          <table:table-cell office:value-type="string">
            <text:p text:style-name="P56"/>
            <text:p text:style-name="P56">成功した場合tを返します。</text:p>
          </table:table-cell>
        </table:table-row>
        <table:table-row>
          <table:table-cell office:value-type="string">
            <text:p text:style-name="P62">例外</text:p>
          </table:table-cell>
          <table:table-cell office:value-type="string">
            <text:p text:style-name="P56"/>
            <text:p text:style-name="P56">ErrFileNotOpen: ファイルがオープンできませんでした。オープンに失敗した原因はメッセージ文字列で示されます。</text:p>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puts<text:span text:style-name="T1">　</text:span></text:h>
      <table:table table:name="表100" table:style-name="表100">
        <table:table-column table:style-name="表100.A"/>
        <table:table-column table:style-name="表100.B"/>
        <table:table-row>
          <table:table-cell office:value-type="string">
            <text:p text:style-name="P62">説明</text:p>
          </table:table-cell>
          <table:table-cell office:value-type="string">
            <text:p text:style-name="P56"/>
            <text:p text:style-name="P56">ファイルに文字列を出力します。</text:p>
          </table:table-cell>
        </table:table-row>
        <table:table-row>
          <table:table-cell office:value-type="string">
            <text:p text:style-name="P62">書式</text:p>
          </table:table-cell>
          <table:table-cell office:value-type="string">
            <text:p text:style-name="P56"/>
            <text:p text:style-name="P56">File puts <text:span text:style-name="T13">val </text:span><text:s/>[ <text:span text:style-name="T13">val</text:span> ... ]</text:p>
          </table:table-cell>
        </table:table-row>
        <table:table-row>
          <table:table-cell office:value-type="string">
            <text:p text:style-name="P62">詳細</text:p>
          </table:table-cell>
          <table:table-cell office:value-type="string">
            <text:p text:style-name="P56"/>
            <text:p text:style-name="P56">ファイルに<text:span text:style-name="T13">val</text:span>を出力します。<text:span text:style-name="T13">val</text:span>は、文字列型に変換されて出力されます。</text:p>
          </table:table-cell>
        </table:table-row>
        <table:table-row>
          <table:table-cell office:value-type="string">
            <text:p text:style-name="P62">戻り値</text:p>
          </table:table-cell>
          <table:table-cell office:value-type="string">
            <text:p text:style-name="P56"/>
            <text:p text:style-name="P56">成功した場合tを返します。</text:p>
          </table:table-cell>
        </table:table-row>
        <table:table-row>
          <table:table-cell office:value-type="string">
            <text:p text:style-name="P62">例外</text:p>
          </table:table-cell>
          <table:table-cell office:value-type="string">
            <text:p text:style-name="P56"/>
            <text:p text:style-name="P56">ErrFileNotOpen: ファイルがオープンされていません。もしくはファイルのオープンモードがoもしくはaではありません。</text:p>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ready?<text:span text:style-name="T1">　</text:span></text:h>
      <table:table table:name="表101" table:style-name="表101">
        <table:table-column table:style-name="表101.A"/>
        <table:table-column table:style-name="表101.B"/>
        <table:table-row>
          <table:table-cell office:value-type="string">
            <text:p text:style-name="P62">説明</text:p>
          </table:table-cell>
          <table:table-cell office:value-type="string">
            <text:p text:style-name="P56"/>
            <text:p text:style-name="P56">ファイルが入出力可能か調べます。</text:p>
          </table:table-cell>
        </table:table-row>
        <table:table-row>
          <table:table-cell office:value-type="string">
            <text:p text:style-name="P62">書式</text:p>
          </table:table-cell>
          <table:table-cell office:value-type="string">
            <text:p text:style-name="P56"/>
            <text:p text:style-name="P56">File ready?</text:p>
          </table:table-cell>
        </table:table-row>
        <table:table-row>
          <table:table-cell office:value-type="string">
            <text:p text:style-name="P62">詳細</text:p>
          </table:table-cell>
          <table:table-cell office:value-type="string">
            <text:p text:style-name="P56"/>
            <text:p text:style-name="P56">ファイルが入出力可能か調べます。このメソッドは、ファイル記述子に対してselect(2)システムコールを使用しています。</text:p>
          </table:table-cell>
        </table:table-row>
        <table:table-row>
          <table:table-cell office:value-type="string">
            <text:p text:style-name="P62">戻り値</text:p>
          </table:table-cell>
          <table:table-cell office:value-type="string">
            <text:p text:style-name="P56"/>
            <text:p text:style-name="P56">現在のファイルが入出力可能であればtを、入出力ができなければ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set!<text:span text:style-name="T1">　</text:span></text:h>
      <table:table table:name="表102" table:style-name="表102">
        <table:table-column table:style-name="表102.A"/>
        <table:table-column table:style-name="表102.B"/>
        <table:table-row>
          <table:table-cell office:value-type="string">
            <text:p text:style-name="P62">説明</text:p>
          </table:table-cell>
          <table:table-cell office:value-type="string">
            <text:p text:style-name="P56"/>
            <text:p text:style-name="P56">ファイルオブジェクトにファイル記述子を設定します。</text:p>
          </table:table-cell>
        </table:table-row>
        <table:table-row>
          <table:table-cell office:value-type="string">
            <text:p text:style-name="P62">書式</text:p>
          </table:table-cell>
          <table:table-cell office:value-type="string">
            <text:p text:style-name="P56"/>
            <text:p text:style-name="P56">File set! <text:span text:style-name="T13">desc</text:span> mode: [ i | o | a ]</text:p>
          </table:table-cell>
        </table:table-row>
        <table:table-row>
          <table:table-cell office:value-type="string">
            <text:p text:style-name="P62">詳細</text:p>
          </table:table-cell>
          <table:table-cell office:value-type="string">
            <text:p text:style-name="P56"/>
            <text:p text:style-name="P56">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62">戻り値</text:p>
          </table:table-cell>
          <table:table-cell office:value-type="string">
            <text:p text:style-name="P56"/>
            <text:p text:style-name="P56">成功した場合t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File::stat<text:span text:style-name="T1">　</text:span></text:h>
      <table:table table:name="表103" table:style-name="表103">
        <table:table-column table:style-name="表103.A"/>
        <table:table-column table:style-name="表103.B"/>
        <table:table-row>
          <table:table-cell office:value-type="string">
            <text:p text:style-name="P62">説明</text:p>
          </table:table-cell>
          <table:table-cell office:value-type="string">
            <text:p text:style-name="P56"/>
            <text:p text:style-name="P56">ファイルの状態を返します。</text:p>
          </table:table-cell>
        </table:table-row>
        <table:table-row>
          <table:table-cell office:value-type="string">
            <text:p text:style-name="P62">書式</text:p>
          </table:table-cell>
          <table:table-cell office:value-type="string">
            <text:p text:style-name="P56"/>
            <text:p text:style-name="P56">File stat</text:p>
          </table:table-cell>
        </table:table-row>
        <table:table-row>
          <table:table-cell office:value-type="string">
            <text:p text:style-name="P62">詳細</text:p>
          </table:table-cell>
          <table:table-cell office:value-type="string">
            <text:p text:style-name="P56"/>
            <text:p text:style-name="P56">ファイルの詳細をリストで返します。リストの詳細は以下のとおりです。</text:p>
            <text:p text:style-name="P56">((fd . FD) (mode . MODE) (path . PATH) (eof . EOF))</text:p>
            <text:p text:style-name="P56">FD ... ファイルディスクリプタの値</text:p>
            <text:p text:style-name="P56">MODE ... ファイルのオープンモード</text:p>
            <text:p text:style-name="P56">PATH ... ファイルパス</text:p>
            <text:p text:style-name="P56">EOF ... EOF の場合にt</text:p>
          </table:table-cell>
        </table:table-row>
        <table:table-row>
          <table:table-cell office:value-type="string">
            <text:p text:style-name="P62">戻り値</text:p>
          </table:table-cell>
          <table:table-cell office:value-type="string">
            <text:p text:style-name="P56"/>
            <text:p text:style-name="P56">ファイルの状態リストを返します。詳細を参照ください。</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each<text:span text:style-name="T1">　</text:span></text:h>
      <table:table table:name="表104" table:style-name="表104">
        <table:table-column table:style-name="表104.A"/>
        <table:table-column table:style-name="表104.B"/>
        <table:table-row>
          <table:table-cell office:value-type="string">
            <text:p text:style-name="P62">説明</text:p>
          </table:table-cell>
          <table:table-cell office:value-type="string">
            <text:p text:style-name="P56"/>
            <text:p text:style-name="P56">Hashオブジェクトのイテレータです。</text:p>
          </table:table-cell>
        </table:table-row>
        <table:table-row>
          <table:table-cell office:value-type="string">
            <text:p text:style-name="P62">書式</text:p>
          </table:table-cell>
          <table:table-cell office:value-type="string">
            <text:p text:style-name="P56"/>
            <text:p text:style-name="P56">Hash each do: { | <text:span text:style-name="T13">key</text:span> <text:span text:style-name="T13">value</text:span> | <text:span text:style-name="T13">block</text:span> }</text:p>
          </table:table-cell>
        </table:table-row>
        <table:table-row>
          <table:table-cell office:value-type="string">
            <text:p text:style-name="P62">詳細</text:p>
          </table:table-cell>
          <table:table-cell office:value-type="string">
            <text:p text:style-name="P56"/>
            <text:p text:style-name="P56">Hashオブジェクトのイテレータです。Hashに保存されているデータに対してdo: ブロックが実行されます。<text:span text:style-name="T13">block</text:span>が実行される際、ハッシュのキー値として<text:span text:style-name="T13">key</text:span>が、値として<text:span text:style-name="T13">value</text:span>が渡されます。</text:p>
          </table:table-cell>
        </table:table-row>
        <table:table-row>
          <table:table-cell office:value-type="string">
            <text:p text:style-name="P62">戻り値</text:p>
          </table:table-cell>
          <table:table-cell office:value-type="string">
            <text:p text:style-name="P56"/>
            <text:p text:style-name="P56">最後に実行されたblockの戻り値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get<text:span text:style-name="T1">　</text:span></text:h>
      <table:table table:name="表105" table:style-name="表105">
        <table:table-column table:style-name="表105.A"/>
        <table:table-column table:style-name="表105.B"/>
        <table:table-row>
          <table:table-cell office:value-type="string">
            <text:p text:style-name="P62">説明</text:p>
          </table:table-cell>
          <table:table-cell office:value-type="string">
            <text:p text:style-name="P56"/>
            <text:p text:style-name="P56">Hashオブジェクトから、キーを指定して値を取得します。</text:p>
          </table:table-cell>
        </table:table-row>
        <table:table-row>
          <table:table-cell office:value-type="string">
            <text:p text:style-name="P62">書式</text:p>
          </table:table-cell>
          <table:table-cell office:value-type="string">
            <text:p text:style-name="P56"/>
            <text:p text:style-name="P56">Hash get <text:span text:style-name="T13">key</text:span></text:p>
          </table:table-cell>
        </table:table-row>
        <table:table-row>
          <table:table-cell office:value-type="string">
            <text:p text:style-name="P62">詳細</text:p>
          </table:table-cell>
          <table:table-cell office:value-type="string">
            <text:p text:style-name="P56"/>
            <text:p text:style-name="P56">Hashオブジェクトから、<text:span text:style-name="T13">key</text:span>を指定して値を取得します。<text:span text:style-name="T13">key</text:span>が設定されていない場合はnilを返します。<text:span text:style-name="T13">key</text:span>は常に文字列に変換されます。</text:p>
          </table:table-cell>
        </table:table-row>
        <table:table-row>
          <table:table-cell office:value-type="string">
            <text:p text:style-name="P62">戻り値</text:p>
          </table:table-cell>
          <table:table-cell office:value-type="string">
            <text:p text:style-name="P56"/>
            <text:p text:style-name="P56">keyに対応する値を返します。対応する値が設定されていな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init<text:span text:style-name="T1">　</text:span></text:h>
      <table:table table:name="表106" table:style-name="表106">
        <table:table-column table:style-name="表106.A"/>
        <table:table-column table:style-name="表106.B"/>
        <table:table-row>
          <table:table-cell office:value-type="string">
            <text:p text:style-name="P62">説明</text:p>
          </table:table-cell>
          <table:table-cell office:value-type="string">
            <text:p text:style-name="P56"/>
            <text:p text:style-name="P56">Hashオブジェクトを初期化します。</text:p>
          </table:table-cell>
        </table:table-row>
        <table:table-row>
          <table:table-cell office:value-type="string">
            <text:p text:style-name="P62">書式</text:p>
          </table:table-cell>
          <table:table-cell office:value-type="string">
            <text:p text:style-name="P56"/>
            <text:p text:style-name="P56">new Hash init: (((<text:span text:style-name="T13">key</text:span> . <text:span text:style-name="T13">value</text:span>) ... ))</text:p>
          </table:table-cell>
        </table:table-row>
        <table:table-row>
          <table:table-cell office:value-type="string">
            <text:p text:style-name="P62">詳細</text:p>
          </table:table-cell>
          <table:table-cell office:value-type="string">
            <text:p text:style-name="P56"/>
            <text:p text:style-name="P56">Hashオブジェクトを初期化します。init: パラメータを指定した場合は、初期値として<text:span text:style-name="T13">key</text:span>と<text:span text:style-name="T13">value</text:span>の各組み合わせでキー、値がそれぞれ設定されます。</text:p>
          </table:table-cell>
        </table:table-row>
        <table:table-row>
          <table:table-cell office:value-type="string">
            <text:p text:style-name="P62">戻り値</text:p>
          </table:table-cell>
          <table:table-cell office:value-type="string">
            <text:p text:style-name="P56"/>
            <text:p text:style-name="P56">生成されたHashオブジェクトが返ります。</text:p>
          </table:table-cell>
        </table:table-row>
        <table:table-row>
          <table:table-cell office:value-type="string">
            <text:p text:style-name="P62">例外</text:p>
          </table:table-cell>
          <table:table-cell office:value-type="string">
            <text:p text:style-name="P56"/>
            <text:p text:style-name="P56">ありません。</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keys<text:span text:style-name="T1">　</text:span></text:h>
      <table:table table:name="表107" table:style-name="表107">
        <table:table-column table:style-name="表107.A"/>
        <table:table-column table:style-name="表107.B"/>
        <table:table-row>
          <table:table-cell office:value-type="string">
            <text:p text:style-name="P62">説明</text:p>
          </table:table-cell>
          <table:table-cell office:value-type="string">
            <text:p text:style-name="P56"/>
            <text:p text:style-name="P56">Hashオブジェクトのキー値のリストを返します。</text:p>
          </table:table-cell>
        </table:table-row>
        <table:table-row>
          <table:table-cell office:value-type="string">
            <text:p text:style-name="P62">書式</text:p>
          </table:table-cell>
          <table:table-cell office:value-type="string">
            <text:p text:style-name="P56"/>
            <text:p text:style-name="P56">Hash keys</text:p>
          </table:table-cell>
        </table:table-row>
        <table:table-row>
          <table:table-cell office:value-type="string">
            <text:p text:style-name="P62">詳細</text:p>
          </table:table-cell>
          <table:table-cell office:value-type="string">
            <text:p text:style-name="P56"/>
            <text:p text:style-name="P56">Hashオブジェクトの全てのキー値をリストとして返します。</text:p>
          </table:table-cell>
        </table:table-row>
        <table:table-row>
          <table:table-cell office:value-type="string">
            <text:p text:style-name="P62">戻り値</text:p>
          </table:table-cell>
          <table:table-cell office:value-type="string">
            <text:p text:style-name="P56"/>
            <text:p text:style-name="P56">Hashオブジェクトのキー値の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len<text:span text:style-name="T1">　</text:span></text:h>
      <table:table table:name="表108" table:style-name="表108">
        <table:table-column table:style-name="表108.A"/>
        <table:table-column table:style-name="表108.B"/>
        <table:table-row>
          <table:table-cell office:value-type="string">
            <text:p text:style-name="P62">説明</text:p>
          </table:table-cell>
          <table:table-cell office:value-type="string">
            <text:p text:style-name="P56"/>
            <text:p text:style-name="P56">Hashオブジェクトの要素数を返します。</text:p>
          </table:table-cell>
        </table:table-row>
        <table:table-row>
          <table:table-cell office:value-type="string">
            <text:p text:style-name="P62">書式</text:p>
          </table:table-cell>
          <table:table-cell office:value-type="string">
            <text:p text:style-name="P56"/>
            <text:p text:style-name="P56">Hash len</text:p>
          </table:table-cell>
        </table:table-row>
        <table:table-row>
          <table:table-cell office:value-type="string">
            <text:p text:style-name="P62">詳細</text:p>
          </table:table-cell>
          <table:table-cell office:value-type="string">
            <text:p text:style-name="P56"/>
            <text:p text:style-name="P56">Hashオブジェクトに格納されている要素の数を返します。</text:p>
          </table:table-cell>
        </table:table-row>
        <table:table-row>
          <table:table-cell office:value-type="string">
            <text:p text:style-name="P62">戻り値</text:p>
          </table:table-cell>
          <table:table-cell office:value-type="string">
            <text:p text:style-name="P56"/>
            <text:p text:style-name="P56">Hashオブジェクトに格納されている要素の数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pairs<text:span text:style-name="T1">　</text:span></text:h>
      <table:table table:name="表109" table:style-name="表109">
        <table:table-column table:style-name="表109.A"/>
        <table:table-column table:style-name="表109.B"/>
        <table:table-row>
          <table:table-cell office:value-type="string">
            <text:p text:style-name="P62">説明</text:p>
          </table:table-cell>
          <table:table-cell office:value-type="string">
            <text:p text:style-name="P56"/>
            <text:p text:style-name="P56">Hashオブジェクトに格納されたキー値、値のドット対をリストで返します。</text:p>
          </table:table-cell>
        </table:table-row>
        <table:table-row>
          <table:table-cell office:value-type="string">
            <text:p text:style-name="P62">書式</text:p>
          </table:table-cell>
          <table:table-cell office:value-type="string">
            <text:p text:style-name="P56"/>
            <text:p text:style-name="P56">Hash pairs</text:p>
          </table:table-cell>
        </table:table-row>
        <table:table-row>
          <table:table-cell office:value-type="string">
            <text:p text:style-name="P62">詳細</text:p>
          </table:table-cell>
          <table:table-cell office:value-type="string">
            <text:p text:style-name="P56"/>
            <text:p text:style-name="P56">Hashオブジェクトに格納されたキー値、値のドット対を作成し、その全要素をリストとして返します。</text:p>
          </table:table-cell>
        </table:table-row>
        <table:table-row>
          <table:table-cell office:value-type="string">
            <text:p text:style-name="P62">戻り値</text:p>
          </table:table-cell>
          <table:table-cell office:value-type="string">
            <text:p text:style-name="P56"/>
            <text:p text:style-name="P56">Hashオブジェクトの全要素のキー値、値のドット対がリストで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set<text:span text:style-name="T1">　</text:span></text:h>
      <table:table table:name="表110" table:style-name="表110">
        <table:table-column table:style-name="表110.A"/>
        <table:table-column table:style-name="表110.B"/>
        <table:table-row>
          <table:table-cell office:value-type="string">
            <text:p text:style-name="P62">説明</text:p>
          </table:table-cell>
          <table:table-cell office:value-type="string">
            <text:p text:style-name="P56"/>
            <text:p text:style-name="P56">Hashオブジェクトに、キーを指定して値を設定します。</text:p>
          </table:table-cell>
        </table:table-row>
        <table:table-row>
          <table:table-cell office:value-type="string">
            <text:p text:style-name="P62">書式</text:p>
          </table:table-cell>
          <table:table-cell office:value-type="string">
            <text:p text:style-name="P56"/>
            <text:p text:style-name="P56">Hash set <text:span text:style-name="T13">key value</text:span></text:p>
          </table:table-cell>
        </table:table-row>
        <table:table-row>
          <table:table-cell office:value-type="string">
            <text:p text:style-name="P62">詳細</text:p>
          </table:table-cell>
          <table:table-cell office:value-type="string">
            <text:p text:style-name="P56"/>
            <text:p text:style-name="P56">Hashオブジェクトに、<text:span text:style-name="T13">key</text:span>を指定して値<text:span text:style-name="T13">value</text:span>を設定します。すでに<text:span text:style-name="T13">key</text:span>が存在する場合は<text:span text:style-name="T13">value</text:span>で上書きされます。<text:span text:style-name="T13">key</text:span>値は常に文字列に変換されます。</text:p>
          </table:table-cell>
        </table:table-row>
        <table:table-row>
          <table:table-cell office:value-type="string">
            <text:p text:style-name="P62">戻り値</text:p>
          </table:table-cell>
          <table:table-cell office:value-type="string">
            <text:p text:style-name="P56"/>
            <text:p text:style-name="P56"><text:span text:style-name="T17">常に</text:span><text:span text:style-name="T13">value</text:span>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set?<text:span text:style-name="T1">　</text:span></text:h>
      <table:table table:name="表111" table:style-name="表111">
        <table:table-column table:style-name="表111.A"/>
        <table:table-column table:style-name="表111.B"/>
        <table:table-row>
          <table:table-cell office:value-type="string">
            <text:p text:style-name="P62">説明</text:p>
          </table:table-cell>
          <table:table-cell office:value-type="string">
            <text:p text:style-name="P56"/>
            <text:p text:style-name="P56">Hashオブジェクトにキー値が設定されているか調べます。</text:p>
          </table:table-cell>
        </table:table-row>
        <table:table-row>
          <table:table-cell office:value-type="string">
            <text:p text:style-name="P62">書式</text:p>
          </table:table-cell>
          <table:table-cell office:value-type="string">
            <text:p text:style-name="P56"/>
            <text:p text:style-name="P56">Hash set? <text:span text:style-name="T13">key</text:span></text:p>
          </table:table-cell>
        </table:table-row>
        <table:table-row>
          <table:table-cell office:value-type="string">
            <text:p text:style-name="P62">詳細</text:p>
          </table:table-cell>
          <table:table-cell office:value-type="string">
            <text:p text:style-name="P56"/>
            <text:p text:style-name="P56">Hashオブジェクトにキー値として<text:span text:style-name="T13">key</text:span>が設定されているかを調べます。</text:p>
          </table:table-cell>
        </table:table-row>
        <table:table-row>
          <table:table-cell office:value-type="string">
            <text:p text:style-name="P62">戻り値</text:p>
          </table:table-cell>
          <table:table-cell office:value-type="string">
            <text:p text:style-name="P56"/>
            <text:p text:style-name="P56">キー値として<text:span text:style-name="T13">key</text:span>が設定されている場合はtを返します。設定されていな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Hash::string<text:span text:style-name="T1">　</text:span></text:h>
      <table:table table:name="表112" table:style-name="表112">
        <table:table-column table:style-name="表112.A"/>
        <table:table-column table:style-name="表112.B"/>
        <table:table-row>
          <table:table-cell office:value-type="string">
            <text:p text:style-name="P62">説明</text:p>
          </table:table-cell>
          <table:table-cell office:value-type="string">
            <text:p text:style-name="P56"/>
            <text:p text:style-name="P56">Hashオブジェクトの文字列表現を返します。</text:p>
          </table:table-cell>
        </table:table-row>
        <table:table-row>
          <table:table-cell office:value-type="string">
            <text:p text:style-name="P62">書式</text:p>
          </table:table-cell>
          <table:table-cell office:value-type="string">
            <text:p text:style-name="P56"/>
            <text:p text:style-name="P56">Hash string</text:p>
          </table:table-cell>
        </table:table-row>
        <table:table-row>
          <table:table-cell office:value-type="string">
            <text:p text:style-name="P62">詳細</text:p>
          </table:table-cell>
          <table:table-cell office:value-type="string">
            <text:p text:style-name="P56"/>
            <text:p text:style-name="P56">Hashオブジェクトの文字列表現を返します。</text:p>
          </table:table-cell>
        </table:table-row>
        <table:table-row>
          <table:table-cell office:value-type="string">
            <text:p text:style-name="P62">戻り値</text:p>
          </table:table-cell>
          <table:table-cell office:value-type="string">
            <text:p text:style-name="P56"/>
            <text:p text:style-name="P56">Hashオブジェクトの文字列表現を返します。デフォルトでは、Hashオブジェクトのinitマクロ呼び出しと同じ書式の文字列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6"/>
            <text:p text:style-name="P56"/>
          </table:table-cell>
        </table:table-row>
      </table:table>
      <text:h text:style-name="Heading_20_3" text:outline-level="3"/>
      <text:h text:style-name="P18" text:outline-level="3">Hash::unset<text:span text:style-name="T1">　</text:span></text:h>
      <table:table table:name="表113" table:style-name="表113">
        <table:table-column table:style-name="表113.A"/>
        <table:table-column table:style-name="表113.B"/>
        <table:table-row>
          <table:table-cell office:value-type="string">
            <text:p text:style-name="P62">説明</text:p>
          </table:table-cell>
          <table:table-cell office:value-type="string">
            <text:p text:style-name="P56"/>
            <text:p text:style-name="P56">Hashオブジェクトに設定されたキー値を削除します。</text:p>
          </table:table-cell>
        </table:table-row>
        <table:table-row>
          <table:table-cell office:value-type="string">
            <text:p text:style-name="P62">書式</text:p>
          </table:table-cell>
          <table:table-cell office:value-type="string">
            <text:p text:style-name="P56"/>
            <text:p text:style-name="P56">Hash unset <text:span text:style-name="T13">key</text:span></text:p>
          </table:table-cell>
        </table:table-row>
        <table:table-row>
          <table:table-cell office:value-type="string">
            <text:p text:style-name="P62">詳細</text:p>
          </table:table-cell>
          <table:table-cell office:value-type="string">
            <text:p text:style-name="P56"/>
            <text:p text:style-name="P56">Hashオブジェクトに設定された値をキー値<text:span text:style-name="T13">key</text:span>を指定して削除します。</text:p>
          </table:table-cell>
        </table:table-row>
        <table:table-row>
          <table:table-cell office:value-type="string">
            <text:p text:style-name="P62">戻り値</text:p>
          </table:table-cell>
          <table:table-cell office:value-type="string">
            <text:p text:style-name="P56"/>
            <text:p text:style-name="P56"><text:span text:style-name="T13">key</text:span>に設定されていた値を返します。<text:span text:style-name="T13">key</text:span>が存在しない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Integer::=<text:span text:style-name="T1">　</text:span></text:h>
      <text:h text:style-name="Heading_20_3" text:outline-level="3">Integer::!=<text:span text:style-name="T1">　</text:span></text:h>
      <text:h text:style-name="Heading_20_3" text:outline-level="3">Integer::&gt;<text:span text:style-name="T1">　</text:span></text:h>
      <text:h text:style-name="Heading_20_3" text:outline-level="3">Integer::&gt;=<text:span text:style-name="T1">　</text:span></text:h>
      <text:h text:style-name="Heading_20_3" text:outline-level="3">Integer::&lt;<text:span text:style-name="T1">　</text:span></text:h>
      <text:h text:style-name="Heading_20_3" text:outline-level="3">Integer::&lt;=<text:span text:style-name="T1">　</text:span></text:h>
      <table:table table:name="表114" table:style-name="表114">
        <table:table-column table:style-name="表114.A"/>
        <table:table-column table:style-name="表114.B"/>
        <table:table-row>
          <table:table-cell office:value-type="string">
            <text:p text:style-name="P62">説明</text:p>
          </table:table-cell>
          <table:table-cell office:value-type="string">
            <text:p text:style-name="P56"/>
            <text:p text:style-name="P56">整数の比較を行います。</text:p>
          </table:table-cell>
        </table:table-row>
        <table:table-row>
          <table:table-cell office:value-type="string">
            <text:p text:style-name="P62">書式</text:p>
          </table:table-cell>
          <table:table-cell office:value-type="string">
            <text:p text:style-name="P56"/>
            <text:p text:style-name="P56">Integer = <text:span text:style-name="T13">val</text:span></text:p>
            <text:p text:style-name="P56">Integer != <text:span text:style-name="T13">val</text:span></text:p>
            <text:p text:style-name="P56">Integer &gt; <text:span text:style-name="T13">val</text:span></text:p>
            <text:p text:style-name="P56">Integer &gt;= <text:span text:style-name="T13">val</text:span></text:p>
            <text:p text:style-name="P56">Integer &lt; <text:span text:style-name="T13">val</text:span></text:p>
            <text:p text:style-name="P56">Integer &lt;= <text:span text:style-name="T13">val</text:span></text:p>
          </table:table-cell>
        </table:table-row>
        <table:table-row>
          <table:table-cell office:value-type="string">
            <text:p text:style-name="P62">詳細</text:p>
          </table:table-cell>
          <table:table-cell office:value-type="string">
            <text:p text:style-name="P56"/>
            <text:p text:style-name="P56">Integerと<text:span text:style-name="T13">val</text:span>の比較を行います。</text:p>
            <text:p text:style-name="P56">= 等しい場合真</text:p>
            <text:p text:style-name="P56">!= 等しくない場合真</text:p>
            <text:p text:style-name="P56">&gt; より大きい場合真</text:p>
            <text:p text:style-name="P56">&gt;= より大きいか等しい場合真</text:p>
            <text:p text:style-name="P56">&lt; より小さい場合真</text:p>
            <text:p text:style-name="P56">&lt;= より小さいか等しい場合真</text:p>
          </table:table-cell>
        </table:table-row>
        <table:table-row>
          <table:table-cell office:value-type="string">
            <text:p text:style-name="P62">戻り値</text:p>
          </table:table-cell>
          <table:table-cell office:value-type="string">
            <text:p text:style-name="P56"/>
            <text:p text:style-name="P56">比較の結果、真の場合はtを返します。偽の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Integer::<text:span text:style-name="T1">+　</text:span></text:h>
      <text:h text:style-name="P39" text:outline-level="3">Integer::-　</text:h>
      <text:h text:style-name="P39" text:outline-level="3">Integer::*　</text:h>
      <text:h text:style-name="P39" text:outline-level="3">Ingteger::/　</text:h>
      <text:h text:style-name="Heading_20_3" text:outline-level="3"><text:span text:style-name="T1">Integer::</text:span>%<text:span text:style-name="T1">　</text:span></text:h>
      <table:table table:name="表115" table:style-name="表115">
        <table:table-column table:style-name="表115.A"/>
        <table:table-column table:style-name="表115.B"/>
        <table:table-row>
          <table:table-cell office:value-type="string">
            <text:p text:style-name="P62">説明</text:p>
          </table:table-cell>
          <table:table-cell office:value-type="string">
            <text:p text:style-name="P56"/>
            <text:p text:style-name="P56">整数演算を行います。</text:p>
          </table:table-cell>
        </table:table-row>
        <table:table-row>
          <table:table-cell office:value-type="string">
            <text:p text:style-name="P62">書式</text:p>
          </table:table-cell>
          <table:table-cell office:value-type="string">
            <text:p text:style-name="P56"/>
            <text:p text:style-name="P56">Integer + <text:span text:style-name="T13">val</text:span></text:p>
            <text:p text:style-name="P56">Integer – <text:span text:style-name="T13">val</text:span></text:p>
            <text:p text:style-name="P56">Integer * <text:span text:style-name="T13">val</text:span></text:p>
            <text:p text:style-name="P56">Integer / <text:span text:style-name="T13">val</text:span></text:p>
            <text:p text:style-name="P56">Integer % <text:span text:style-name="T13">val</text:span></text:p>
          </table:table-cell>
        </table:table-row>
        <table:table-row>
          <table:table-cell office:value-type="string">
            <text:p text:style-name="P62">詳細</text:p>
          </table:table-cell>
          <table:table-cell office:value-type="string">
            <text:p text:style-name="P56"/>
            <text:p text:style-name="P56">Integerと<text:span text:style-name="T13">val</text:span>の演算を行います。</text:p>
            <text:p text:style-name="P56">+ 加算</text:p>
            <text:p text:style-name="P56">- 減算</text:p>
            <text:p text:style-name="P56">* 乗算</text:p>
            <text:p text:style-name="P56">/ 除算</text:p>
            <text:p text:style-name="P56">% 剰余</text:p>
          </table:table-cell>
        </table:table-row>
        <table:table-row>
          <table:table-cell office:value-type="string">
            <text:p text:style-name="P62">戻り値</text:p>
          </table:table-cell>
          <table:table-cell office:value-type="string">
            <text:p text:style-name="P56"/>
            <text:p text:style-name="P56">Integerと<text:span text:style-name="T13">val</text:span>の演算結果を返します。<text:span text:style-name="T13">val</text:span>は整数値もしくは、剰余以外については浮動小数点を指定可能です。</text:p>
            <text:p text:style-name="P56"><text:span text:style-name="T13">val</text:span>に整数を指定した場合は返される型は整数型となります。浮動小数点を指定した場合は浮動小数点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Integer::++<text:span text:style-name="T1">　</text:span></text:h>
      <text:h text:style-name="P39" text:outline-level="3">Integer::--　</text:h>
      <table:table table:name="表118" table:style-name="表118">
        <table:table-column table:style-name="表118.A"/>
        <table:table-column table:style-name="表118.B"/>
        <table:table-row>
          <table:table-cell office:value-type="string">
            <text:p text:style-name="P62">説明</text:p>
          </table:table-cell>
          <table:table-cell office:value-type="string">
            <text:p text:style-name="P56"/>
            <text:p text:style-name="P56">Integerデータをインクリメント/デクリメントします。</text:p>
          </table:table-cell>
        </table:table-row>
        <table:table-row>
          <table:table-cell office:value-type="string">
            <text:p text:style-name="P62">書式</text:p>
          </table:table-cell>
          <table:table-cell office:value-type="string">
            <text:p text:style-name="P56"/>
            <text:p text:style-name="P56">Integer ++ [ <text:span text:style-name="T13">val</text:span> <text:s/>]</text:p>
            <text:p text:style-name="P56">Integer -- [ <text:span text:style-name="T13">val</text:span> <text:s/>]</text:p>
          </table:table-cell>
        </table:table-row>
        <table:table-row>
          <table:table-cell office:value-type="string">
            <text:p text:style-name="P62">詳細</text:p>
          </table:table-cell>
          <table:table-cell office:value-type="string">
            <text:p text:style-name="P56"/>
            <text:p text:style-name="P56">Integerデータをインクリメント/デクリメントします。<text:span text:style-name="T13">val</text:span>を指定すると<text:span text:style-name="T13">val</text:span>の値だけインクリメント/デクリメントされます。省略した場合は1となります。</text:p>
            <text:p text:style-name="P56">このメソッドは、変数に保持された値が直接変更されます。</text:p>
          </table:table-cell>
        </table:table-row>
        <table:table-row>
          <table:table-cell office:value-type="string">
            <text:p text:style-name="P62">戻り値</text:p>
          </table:table-cell>
          <table:table-cell office:value-type="string">
            <text:p text:style-name="P56"/>
            <text:p text:style-name="P56">インクリメント/デクリメントされた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incriment valiable</text:p>
            <text:p text:style-name="P57">set i 0;</text:p>
            <text:p text:style-name="P57">$i ++;</text:p>
            <text:p text:style-name="P57"># same as</text:p>
            <text:p text:style-name="P57">set i 0;</text:p>
            <text:p text:style-name="P57">set i [$i + 1];</text:p>
          </table:table-cell>
        </table:table-row>
      </table:table>
      <text:h text:style-name="Heading_20_3" text:outline-level="3"/>
      <text:h text:style-name="P18" text:outline-level="3">Integer::..<text:span text:style-name="T1">　</text:span></text:h>
      <table:table table:name="表121" table:style-name="表121">
        <table:table-column table:style-name="表121.A"/>
        <table:table-column table:style-name="表121.B"/>
        <table:table-row>
          <table:table-cell office:value-type="string">
            <text:p text:style-name="P62">説明</text:p>
          </table:table-cell>
          <table:table-cell office:value-type="string">
            <text:p text:style-name="P56"/>
            <text:p text:style-name="P56">Integerのリストを返します。</text:p>
          </table:table-cell>
        </table:table-row>
        <table:table-row>
          <table:table-cell office:value-type="string">
            <text:p text:style-name="P62">書式</text:p>
          </table:table-cell>
          <table:table-cell office:value-type="string">
            <text:p text:style-name="P56"/>
            <text:p text:style-name="P56">Integer .. <text:span text:style-name="T13">to-val</text:span><text:span text:style-name="T17"> <text:s/>[ do: { | </text:span><text:span text:style-name="T13">var</text:span><text:span text:style-name="T17"> | <text:s/></text:span><text:span text:style-name="T13">block</text:span><text:span text:style-name="T17"> } ]</text:span></text:p>
          </table:table-cell>
        </table:table-row>
        <table:table-row>
          <table:table-cell office:value-type="string">
            <text:p text:style-name="P62">詳細</text:p>
          </table:table-cell>
          <table:table-cell office:value-type="string">
            <text:p text:style-name="P56"/>
            <text:p text:style-name="P56">Integerから<text:span text:style-name="T13">to-val</text:span>までの値をリストで返します。do: ブロックを指定した場合、整数の各値が<text:span text:style-name="T13">block</text:span>書かれた処理を経てリストとなります。ブロックには、各整数の要素が<text:span text:style-name="T13">var</text:span>で渡されます。</text:p>
          </table:table-cell>
        </table:table-row>
        <table:table-row>
          <table:table-cell office:value-type="string">
            <text:p text:style-name="P62">戻り値</text:p>
          </table:table-cell>
          <table:table-cell office:value-type="string">
            <text:p text:style-name="P56"/>
            <text:p text:style-name="P5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0から20までの偶数のリストを返します。</text:p>
            <text:p text:style-name="P57">0 .. 10 do: {| i | $i * 2};</text:p>
          </table:table-cell>
        </table:table-row>
      </table:table>
      <text:h text:style-name="Heading_20_3" text:outline-level="3"/>
      <text:h text:style-name="P18" text:outline-level="3">Integer::each<text:span text:style-name="T1">　</text:span></text:h>
      <table:table table:name="表128" table:style-name="表128">
        <table:table-column table:style-name="表128.A"/>
        <table:table-column table:style-name="表128.B"/>
        <table:table-row>
          <table:table-cell office:value-type="string">
            <text:p text:style-name="P62">説明</text:p>
          </table:table-cell>
          <table:table-cell office:value-type="string">
            <text:p text:style-name="P56"/>
            <text:p text:style-name="P56">Integerのイテレータです。</text:p>
          </table:table-cell>
        </table:table-row>
        <table:table-row>
          <table:table-cell office:value-type="string">
            <text:p text:style-name="P62">書式</text:p>
          </table:table-cell>
          <table:table-cell office:value-type="string">
            <text:p text:style-name="P56"/>
            <text:p text:style-name="P56">Integer each to: <text:span text:style-name="T13">to-val</text:span> <text:s/>do: { | <text:span text:style-name="T13">var</text:span> | <text:span text:style-name="T13">block</text:span> }</text:p>
          </table:table-cell>
        </table:table-row>
        <table:table-row>
          <table:table-cell office:value-type="string">
            <text:p text:style-name="P62">詳細</text:p>
          </table:table-cell>
          <table:table-cell office:value-type="string">
            <text:p text:style-name="P56"/>
            <text:p text:style-name="P56">Integerの値から<text:span text:style-name="T13">to-val</text:span>までの整数値のイテレータです。各整数値ごとに <text:span text:style-name="T13">block</text:span> ブロックが呼び出されます。ブロックの呼び出しに際してバインド変数<text:span text:style-name="T13">var</text:span>が渡されます。</text:p>
          </table:table-cell>
        </table:table-row>
        <table:table-row>
          <table:table-cell office:value-type="string">
            <text:p text:style-name="P62">戻り値</text:p>
          </table:table-cell>
          <table:table-cell office:value-type="string">
            <text:p text:style-name="P56"/>
            <text:p text:style-name="P56">最後に実行された<text:span text:style-name="T13">block</text:span>の値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1から10までを表示する</text:p>
            <text:p text:style-name="P57">1 each to: 10 do: {| i | println $i};</text:p>
          </table:table-cell>
        </table:table-row>
      </table:table>
      <text:h text:style-name="Heading_20_3" text:outline-level="3"/>
      <text:h text:style-name="P18" text:outline-level="3">List::+ / List::append!<text:span text:style-name="T1">　</text:span></text:h>
      <table:table table:name="表129" table:style-name="表129">
        <table:table-column table:style-name="表129.A"/>
        <table:table-column table:style-name="表129.B"/>
        <table:table-row>
          <table:table-cell office:value-type="string">
            <text:p text:style-name="P62">説明</text:p>
          </table:table-cell>
          <table:table-cell office:value-type="string">
            <text:p text:style-name="P56"/>
            <text:p text:style-name="P56">リストに要素を追加します。</text:p>
          </table:table-cell>
        </table:table-row>
        <table:table-row>
          <table:table-cell office:value-type="string">
            <text:p text:style-name="P62">書式</text:p>
          </table:table-cell>
          <table:table-cell office:value-type="string">
            <text:p text:style-name="P56"/>
            <text:p text:style-name="P56">List + <text:span text:style-name="T13">val</text:span><text:span text:style-name="T17"> <text:s/>[ </text:span><text:span text:style-name="T13">val</text:span><text:span text:style-name="T17"> ... ]</text:span></text:p>
            <text:p text:style-name="P56">List append! <text:span text:style-name="T13">val</text:span><text:span text:style-name="T17"> <text:s/>[ </text:span><text:span text:style-name="T13">val</text:span><text:span text:style-name="T17"> ... ]</text:span></text:p>
            <text:p text:style-name="P61">※append! は + のシノニムです。</text:p>
          </table:table-cell>
        </table:table-row>
        <table:table-row>
          <table:table-cell office:value-type="string">
            <text:p text:style-name="P62">詳細</text:p>
          </table:table-cell>
          <table:table-cell office:value-type="string">
            <text:p text:style-name="P56"/>
            <text:p text:style-name="P56">Listの最後に<text:span text:style-name="T13">val</text:span>を追加します。Listが変数の場合、変数自体が変更されます。</text:p>
          </table:table-cell>
        </table:table-row>
        <table:table-row>
          <table:table-cell office:value-type="string">
            <text:p text:style-name="P62">戻り値</text:p>
          </table:table-cell>
          <table:table-cell office:value-type="string">
            <text:p text:style-name="P56"/>
            <text:p text:style-name="P56">追加された最後の要素がリストで返ります。この性質により、連続してリストを追加する際の処理時間を節約することができ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l ();</text:p>
            <text:p text:style-name="P57">$l + a;<text:tab/># <text:span text:style-name="T18">→</text:span> (a)</text:p>
            <text:p text:style-name="P57">$l + b;<text:tab/># <text:span text:style-name="T18">→</text:span> (b)</text:p>
            <text:p text:style-name="P57">println $l;<text:tab/># <text:span text:style-name="T18">→</text:span> (a b)</text:p>
            <text:p text:style-name="P57"/>
            <text:p text:style-name="P57"># 戻り値を利用した例</text:p>
            <text:p text:style-name="P57">set orig ();</text:p>
            <text:p text:style-name="P57">set dest $orig;</text:p>
            <text:p text:style-name="P57">1 each to: 10 do: {| i |</text:p>
            <text:p text:style-name="P57"><text:s text:c="2"/>set dest [$dest + $i];</text:p>
            <text:p text:style-name="P57">};</text:p>
            <text:p text:style-name="P57">println $orig;<text:tab/># <text:span text:style-name="T18">→</text:span> (1 2 3 4 5 6 7 8 9 10)</text:p>
          </table:table-cell>
        </table:table-row>
      </table:table>
      <text:h text:style-name="Heading_20_3" text:outline-level="3"/>
      <text:h text:style-name="P18" text:outline-level="3">List::-&gt;&gt;<text:span text:style-name="T1">　</text:span></text:h>
      <table:table table:name="表130" table:style-name="表130">
        <table:table-column table:style-name="表130.A"/>
        <table:table-column table:style-name="表130.B"/>
        <table:table-row>
          <table:table-cell office:value-type="string">
            <text:p text:style-name="P62">説明</text:p>
          </table:table-cell>
          <table:table-cell office:value-type="string">
            <text:p text:style-name="P56"/>
            <text:p text:style-name="P56">リストから要素をpopします。</text:p>
          </table:table-cell>
        </table:table-row>
        <table:table-row>
          <table:table-cell office:value-type="string">
            <text:p text:style-name="P62">書式</text:p>
          </table:table-cell>
          <table:table-cell office:value-type="string">
            <text:p text:style-name="P56"/>
            <text:p text:style-name="P56">List -&gt;&gt;</text:p>
          </table:table-cell>
        </table:table-row>
        <table:table-row>
          <table:table-cell office:value-type="string">
            <text:p text:style-name="P62">詳細</text:p>
          </table:table-cell>
          <table:table-cell office:value-type="string">
            <text:p text:style-name="P56"/>
            <text:p text:style-name="P56">Listから要素をpopし、その値を返します。変数の場合は、変数のリストの最後の要素が削除されます。</text:p>
          </table:table-cell>
        </table:table-row>
        <table:table-row>
          <table:table-cell office:value-type="string">
            <text:p text:style-name="P62">戻り値</text:p>
          </table:table-cell>
          <table:table-cell office:value-type="string">
            <text:p text:style-name="P56"/>
            <text:p text:style-name="P56">Listの最後の値を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set l (1 2 3);</text:p>
            <text:p text:style-name="P57">$l -&gt;&gt;;<text:tab/><text:tab/># <text:span text:style-name="T18">→</text:span> 3</text:p>
            <text:p text:style-name="P57">println $l;<text:tab/><text:tab/># <text:span text:style-name="T18">→</text:span> (1 2)</text:p>
          </table:table-cell>
        </table:table-row>
      </table:table>
      <text:h text:style-name="Heading_20_3" text:outline-level="3"/>
      <text:h text:style-name="P18" text:outline-level="3">List::.<text:span text:style-name="T1">　</text:span></text:h>
      <table:table table:name="表131" table:style-name="表131">
        <table:table-column table:style-name="表131.A"/>
        <table:table-column table:style-name="表131.B"/>
        <table:table-row>
          <table:table-cell office:value-type="string">
            <text:p text:style-name="P62">説明</text:p>
          </table:table-cell>
          <table:table-cell office:value-type="string">
            <text:p text:style-name="P56"/>
            <text:p text:style-name="P56">リストに新たな要素を追加し、新しいリストを返します。</text:p>
          </table:table-cell>
        </table:table-row>
        <table:table-row>
          <table:table-cell office:value-type="string">
            <text:p text:style-name="P62">書式</text:p>
          </table:table-cell>
          <table:table-cell office:value-type="string">
            <text:p text:style-name="P56"/>
            <text:p text:style-name="P56">List . <text:span text:style-name="T13">val</text:span> <text:s/>[ <text:span text:style-name="T13">val</text:span> ... ]</text:p>
          </table:table-cell>
        </table:table-row>
        <table:table-row>
          <table:table-cell office:value-type="string">
            <text:p text:style-name="P62">詳細</text:p>
          </table:table-cell>
          <table:table-cell office:value-type="string">
            <text:p text:style-name="P56"/>
            <text:p text:style-name="P56">新たなリストを作成し、リストの要素に<text:span text:style-name="T13">val</text:span>を追加し返します。</text:p>
          </table:table-cell>
        </table:table-row>
        <table:table-row>
          <table:table-cell office:value-type="string">
            <text:p text:style-name="P62">戻り値</text:p>
          </table:table-cell>
          <table:table-cell office:value-type="string">
            <text:p text:style-name="P56"/>
            <text:p text:style-name="P56">Listに<text:span text:style-name="T13">val</text:span>が追加された新しい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l (1 2 3);</text:p>
            <text:p text:style-name="P57">$l . 4;<text:tab/># <text:span text:style-name="T18">→</text:span> (1 2 3 4)</text:p>
            <text:p text:style-name="P57">$l . (1 2)<text:tab/># <text:span text:style-name="T18">→</text:span> (1 2 3 (1 2))</text:p>
            <text:p text:style-name="P57">println $l<text:tab/># <text:span text:style-name="T18">→</text:span> (1 2 3)</text:p>
          </table:table-cell>
        </table:table-row>
      </table:table>
      <text:h text:style-name="Heading_20_3" text:outline-level="3"/>
      <text:h text:style-name="P18" text:outline-level="3">List::&lt;&lt;<text:span text:style-name="T1">　</text:span></text:h>
      <table:table table:name="表132" table:style-name="表132">
        <table:table-column table:style-name="表132.A"/>
        <table:table-column table:style-name="表132.B"/>
        <table:table-row>
          <table:table-cell office:value-type="string">
            <text:p text:style-name="P62">説明</text:p>
          </table:table-cell>
          <table:table-cell office:value-type="string">
            <text:p text:style-name="P56"/>
            <text:p text:style-name="P56">リストに値をunshiftします。</text:p>
          </table:table-cell>
        </table:table-row>
        <table:table-row>
          <table:table-cell office:value-type="string">
            <text:p text:style-name="P62">書式</text:p>
          </table:table-cell>
          <table:table-cell office:value-type="string">
            <text:p text:style-name="P56"/>
            <text:p text:style-name="P56">List &lt;&lt; <text:span text:style-name="T13">val</text:span></text:p>
          </table:table-cell>
        </table:table-row>
        <table:table-row>
          <table:table-cell office:value-type="string">
            <text:p text:style-name="P62">詳細</text:p>
          </table:table-cell>
          <table:table-cell office:value-type="string">
            <text:p text:style-name="P56"/>
            <text:p text:style-name="P56">Listに<text:span text:style-name="T13">val</text:span>をunshiftします。<text:span text:style-name="T13">val</text:span>はListの先頭に追加されます。変数の場合は、変数のリストの最初に要素が追加されます。</text:p>
          </table:table-cell>
        </table:table-row>
        <table:table-row>
          <table:table-cell office:value-type="string">
            <text:p text:style-name="P62">戻り値</text:p>
          </table:table-cell>
          <table:table-cell office:value-type="string">
            <text:p text:style-name="P56"/>
            <text:p text:style-name="P56"><text:span text:style-name="T13">val</text:span>がリストに追加された後のリスト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set l (1 2 3);</text:p>
            <text:p text:style-name="P57">$l &lt;&lt; 100;<text:tab/><text:tab/># <text:span text:style-name="T18">→</text:span> (100 1 2 3)</text:p>
            <text:p text:style-name="P57">println $l;<text:tab/><text:tab/># <text:span text:style-name="T18">→</text:span> (100 1 2 3)</text:p>
          </table:table-cell>
        </table:table-row>
      </table:table>
      <text:h text:style-name="Heading_20_3" text:outline-level="3"/>
      <text:h text:style-name="P18" text:outline-level="3">List::&lt;&lt;-<text:span text:style-name="T1">　</text:span></text:h>
      <table:table table:name="表133" table:style-name="表133">
        <table:table-column table:style-name="表133.A"/>
        <table:table-column table:style-name="表133.B"/>
        <table:table-row>
          <table:table-cell office:value-type="string">
            <text:p text:style-name="P62">説明</text:p>
          </table:table-cell>
          <table:table-cell office:value-type="string">
            <text:p text:style-name="P56"/>
            <text:p text:style-name="P56">リストへ要素をpushします。</text:p>
          </table:table-cell>
        </table:table-row>
        <table:table-row>
          <table:table-cell office:value-type="string">
            <text:p text:style-name="P62">書式</text:p>
          </table:table-cell>
          <table:table-cell office:value-type="string">
            <text:p text:style-name="P56"/>
            <text:p text:style-name="P56">List &lt;&lt;-</text:p>
          </table:table-cell>
        </table:table-row>
        <table:table-row>
          <table:table-cell office:value-type="string">
            <text:p text:style-name="P62">詳細</text:p>
          </table:table-cell>
          <table:table-cell office:value-type="string">
            <text:p text:style-name="P56"/>
            <text:p text:style-name="P56">Listへ<text:span text:style-name="T13">val</text:span>をpushします。<text:span text:style-name="T13">val</text:span>はListの最後に追加されます。変数の場合は、変数のリストの最後に要素が追加されます。</text:p>
          </table:table-cell>
        </table:table-row>
        <table:table-row>
          <table:table-cell office:value-type="string">
            <text:p text:style-name="P62">戻り値</text:p>
          </table:table-cell>
          <table:table-cell office:value-type="string">
            <text:p text:style-name="P56"/>
            <text:p text:style-name="P56"><text:span text:style-name="T13">val</text:span>がリストに追加された後のリスト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set l (1 2 3);</text:p>
            <text:p text:style-name="P57">$l &lt;&lt;- 100;<text:tab/><text:tab/># <text:span text:style-name="T18">→</text:span> (1 2 3 100)</text:p>
            <text:p text:style-name="P57">println $l;<text:tab/><text:tab/># <text:span text:style-name="T18">→</text:span> (1 2 3 100)</text:p>
          </table:table-cell>
        </table:table-row>
      </table:table>
      <text:h text:style-name="Heading_20_3" text:outline-level="3"/>
      <text:h text:style-name="P18" text:outline-level="3">List::&gt;&gt;<text:span text:style-name="T1">　</text:span></text:h>
      <table:table table:name="表134" table:style-name="表134">
        <table:table-column table:style-name="表134.A"/>
        <table:table-column table:style-name="表134.B"/>
        <table:table-row>
          <table:table-cell office:value-type="string">
            <text:p text:style-name="P62">説明</text:p>
          </table:table-cell>
          <table:table-cell office:value-type="string">
            <text:p text:style-name="P56"/>
            <text:p text:style-name="P56">リストから要素をshiftします。</text:p>
          </table:table-cell>
        </table:table-row>
        <table:table-row>
          <table:table-cell office:value-type="string">
            <text:p text:style-name="P62">書式</text:p>
          </table:table-cell>
          <table:table-cell office:value-type="string">
            <text:p text:style-name="P56"/>
            <text:p text:style-name="P56">List &gt;&gt;</text:p>
          </table:table-cell>
        </table:table-row>
        <table:table-row>
          <table:table-cell office:value-type="string">
            <text:p text:style-name="P62">詳細</text:p>
          </table:table-cell>
          <table:table-cell office:value-type="string">
            <text:p text:style-name="P56"/>
            <text:p text:style-name="P56">Listから要素をshiftし、その値を返します。変数の場合は、変数のリストの最初の要素が削除されます。</text:p>
          </table:table-cell>
        </table:table-row>
        <table:table-row>
          <table:table-cell office:value-type="string">
            <text:p text:style-name="P62">戻り値</text:p>
          </table:table-cell>
          <table:table-cell office:value-type="string">
            <text:p text:style-name="P56"/>
            <text:p text:style-name="P56">Listの最初の値を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set l (1 2 3);</text:p>
            <text:p text:style-name="P57">$l &gt;&gt;;<text:tab/><text:tab/><text:tab/># <text:span text:style-name="T18">→</text:span> 1</text:p>
            <text:p text:style-name="P57">println $l;<text:tab/><text:tab/># <text:span text:style-name="T18">→</text:span> (2 3)</text:p>
          </table:table-cell>
        </table:table-row>
      </table:table>
      <text:h text:style-name="Heading_20_3" text:outline-level="3"/>
      <text:h text:style-name="P18" text:outline-level="3">List::add<text:span text:style-name="T1">　</text:span></text:h>
      <table:table table:name="表135" table:style-name="表135">
        <table:table-column table:style-name="表135.A"/>
        <table:table-column table:style-name="表135.B"/>
        <table:table-row>
          <table:table-cell office:value-type="string">
            <text:p text:style-name="P62">説明</text:p>
          </table:table-cell>
          <table:table-cell office:value-type="string">
            <text:p text:style-name="P56"/>
            <text:p text:style-name="P56">リストに要素を追加します。</text:p>
          </table:table-cell>
        </table:table-row>
        <table:table-row>
          <table:table-cell office:value-type="string">
            <text:p text:style-name="P62">書式</text:p>
          </table:table-cell>
          <table:table-cell office:value-type="string">
            <text:p text:style-name="P56"/>
            <text:p text:style-name="P56">List add <text:span text:style-name="T13">val</text:span><text:span text:style-name="T17"> <text:s/>[ </text:span><text:span text:style-name="T13">val</text:span><text:span text:style-name="T17"> ... ]</text:span></text:p>
          </table:table-cell>
        </table:table-row>
        <table:table-row>
          <table:table-cell office:value-type="string">
            <text:p text:style-name="P62">詳細</text:p>
          </table:table-cell>
          <table:table-cell office:value-type="string">
            <text:p text:style-name="P56"/>
            <text:p text:style-name="P56">Listの最後に<text:span text:style-name="T13">val</text:span>を追加します。Listが変数の場合、変数自体が変更されます。</text:p>
          </table:table-cell>
        </table:table-row>
        <table:table-row>
          <table:table-cell office:value-type="string">
            <text:p text:style-name="P62">戻り値</text:p>
          </table:table-cell>
          <table:table-cell office:value-type="string">
            <text:p text:style-name="P56"/>
            <text:p text:style-name="P56"><text:span text:style-name="T13">val</text:span>追加された後のリスト全体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l ();</text:p>
            <text:p text:style-name="P57">$l + a;<text:tab/># <text:span text:style-name="T18">→</text:span> (a)</text:p>
            <text:p text:style-name="P57">$l + b;<text:tab/># <text:span text:style-name="T18">→</text:span> (a b)</text:p>
            <text:p text:style-name="P57">println $l;<text:tab/># <text:span text:style-name="T18">→</text:span> (a b)</text:p>
          </table:table-cell>
        </table:table-row>
      </table:table>
      <text:h text:style-name="Heading_20_3" text:outline-level="3"/>
      <text:h text:style-name="P18" text:outline-level="3">List::car / List::item<text:span text:style-name="T1">　</text:span></text:h>
      <table:table table:name="表137" table:style-name="表137">
        <table:table-column table:style-name="表137.A"/>
        <table:table-column table:style-name="表137.B"/>
        <table:table-row>
          <table:table-cell office:value-type="string">
            <text:p text:style-name="P62">説明</text:p>
          </table:table-cell>
          <table:table-cell office:value-type="string">
            <text:p text:style-name="P56"/>
            <text:p text:style-name="P56">リストの最初の要素を返します。</text:p>
          </table:table-cell>
        </table:table-row>
        <table:table-row>
          <table:table-cell office:value-type="string">
            <text:p text:style-name="P62">書式</text:p>
          </table:table-cell>
          <table:table-cell office:value-type="string">
            <text:p text:style-name="P56"/>
            <text:p text:style-name="P56">List car</text:p>
            <text:p text:style-name="P56">List item</text:p>
            <text:p text:style-name="P56">※itemはcarのシノニムです。</text:p>
          </table:table-cell>
        </table:table-row>
        <table:table-row>
          <table:table-cell office:value-type="string">
            <text:p text:style-name="P62">詳細</text:p>
          </table:table-cell>
          <table:table-cell office:value-type="string">
            <text:p text:style-name="P56"/>
            <text:p text:style-name="P56">Listの最初の要素を返します。元の変数は変更されません。</text:p>
          </table:table-cell>
        </table:table-row>
        <table:table-row>
          <table:table-cell office:value-type="string">
            <text:p text:style-name="P62">戻り値</text:p>
          </table:table-cell>
          <table:table-cell office:value-type="string">
            <text:p text:style-name="P56"/>
            <text:p text:style-name="P56">リストの最初の要素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cdr / List::next<text:span text:style-name="T1">　</text:span></text:h>
      <table:table table:name="表138" table:style-name="表138">
        <table:table-column table:style-name="表138.A"/>
        <table:table-column table:style-name="表138.B"/>
        <table:table-row>
          <table:table-cell office:value-type="string">
            <text:p text:style-name="P62">説明</text:p>
          </table:table-cell>
          <table:table-cell office:value-type="string">
            <text:p text:style-name="P56"/>
            <text:p text:style-name="P56">リストの最初の要素を除いたリストを返します。</text:p>
          </table:table-cell>
        </table:table-row>
        <table:table-row>
          <table:table-cell office:value-type="string">
            <text:p text:style-name="P62">書式</text:p>
          </table:table-cell>
          <table:table-cell office:value-type="string">
            <text:p text:style-name="P56"/>
            <text:p text:style-name="P56">List cdr</text:p>
            <text:p text:style-name="P56">List next</text:p>
            <text:p text:style-name="P56">※nextはcdrのシノニムです。</text:p>
          </table:table-cell>
        </table:table-row>
        <table:table-row>
          <table:table-cell office:value-type="string">
            <text:p text:style-name="P62">詳細</text:p>
          </table:table-cell>
          <table:table-cell office:value-type="string">
            <text:p text:style-name="P56"/>
            <text:p text:style-name="P56">Listの最初の要素を除いたリストを返します。</text:p>
          </table:table-cell>
        </table:table-row>
        <table:table-row>
          <table:table-cell office:value-type="string">
            <text:p text:style-name="P62">戻り値</text:p>
          </table:table-cell>
          <table:table-cell office:value-type="string">
            <text:p text:style-name="P56"/>
            <text:p text:style-name="P56">Listの最初の要素を除いた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concat<text:span text:style-name="T1">　</text:span></text:h>
      <table:table table:name="表139" table:style-name="表139">
        <table:table-column table:style-name="表139.A"/>
        <table:table-column table:style-name="表139.B"/>
        <table:table-row>
          <table:table-cell office:value-type="string">
            <text:p text:style-name="P62">説明</text:p>
          </table:table-cell>
          <table:table-cell office:value-type="string">
            <text:p text:style-name="P56"/>
            <text:p text:style-name="P56">リストに要素を追加します。</text:p>
          </table:table-cell>
        </table:table-row>
        <table:table-row>
          <table:table-cell office:value-type="string">
            <text:p text:style-name="P62">書式</text:p>
          </table:table-cell>
          <table:table-cell office:value-type="string">
            <text:p text:style-name="P56"/>
            <text:p text:style-name="P56">List concat <text:span text:style-name="T13">val</text:span> <text:s/>[ <text:span text:style-name="T13">val</text:span> ... ]</text:p>
          </table:table-cell>
        </table:table-row>
        <table:table-row>
          <table:table-cell office:value-type="string">
            <text:p text:style-name="P62">詳細</text:p>
          </table:table-cell>
          <table:table-cell office:value-type="string">
            <text:p text:style-name="P56"/>
            <text:p text:style-name="P56">Listに<text:span text:style-name="T13">val</text:span>を追加します。<text:span text:style-name="T13">val</text:span>がリストの場合、<text:span text:style-name="T13">val</text:span>の各要素が追加されます。</text:p>
          </table:table-cell>
        </table:table-row>
        <table:table-row>
          <table:table-cell office:value-type="string">
            <text:p text:style-name="P62">戻り値</text:p>
          </table:table-cell>
          <table:table-cell office:value-type="string">
            <text:p text:style-name="P56"/>
            <text:p text:style-name="P56"><text:span text:style-name="T13">val</text:span>が追加された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l (1);</text:p>
            <text:p text:style-name="P57">$l concat 2;<text:tab/><text:tab/># <text:span text:style-name="T18">→</text:span> (1 2)</text:p>
            <text:p text:style-name="P57">println $l;<text:tab/><text:tab/># <text:span text:style-name="T18">→</text:span> (1)</text:p>
            <text:p text:style-name="P57">$l concat (a b);<text:tab/># <text:span text:style-name="T18">→</text:span> (1 a b)</text:p>
            <text:p text:style-name="P57">$l concat 1 (a b) ((c));</text:p>
            <text:p text:style-name="P57"><text:tab/><text:tab/><text:tab/># <text:span text:style-name="T18">→</text:span> (1 a b (c)) </text:p>
          </table:table-cell>
        </table:table-row>
      </table:table>
      <text:h text:style-name="Heading_20_3" text:outline-level="3"/>
      <text:h text:style-name="P18" text:outline-level="3">List::delete<text:span text:style-name="T1">　</text:span></text:h>
      <table:table table:name="表140" table:style-name="表140">
        <table:table-column table:style-name="表140.A"/>
        <table:table-column table:style-name="表140.B"/>
        <table:table-row>
          <table:table-cell office:value-type="string">
            <text:p text:style-name="P62">説明</text:p>
          </table:table-cell>
          <table:table-cell office:value-type="string">
            <text:p text:style-name="P56"/>
            <text:p text:style-name="P56">リストから要素を削除します。</text:p>
          </table:table-cell>
        </table:table-row>
        <table:table-row>
          <table:table-cell office:value-type="string">
            <text:p text:style-name="P62">書式</text:p>
          </table:table-cell>
          <table:table-cell office:value-type="string">
            <text:p text:style-name="P56"/>
            <text:p text:style-name="P56">List delete <text:span text:style-name="T13">index</text:span></text:p>
          </table:table-cell>
        </table:table-row>
        <table:table-row>
          <table:table-cell office:value-type="string">
            <text:p text:style-name="P62">詳細</text:p>
          </table:table-cell>
          <table:table-cell office:value-type="string">
            <text:p text:style-name="P56"/>
            <text:p text:style-name="P56">Listの<text:span text:style-name="T13">index</text:span>番目の要素を削除し、削除後のリストを返します。<text:span text:style-name="T13">index</text:span>は0から始まります。Listが変数の場合は、変数が直接変更されます。</text:p>
            <text:p text:style-name="P56"><text:span text:style-name="T13">index</text:span>がListの要素数より大きい場合は、Listの最後の要素が削除されます。</text:p>
          </table:table-cell>
        </table:table-row>
        <table:table-row>
          <table:table-cell office:value-type="string">
            <text:p text:style-name="P62">戻り値</text:p>
          </table:table-cell>
          <table:table-cell office:value-type="string">
            <text:p text:style-name="P56"/>
            <text:p text:style-name="P56"><text:span text:style-name="T16">index</text:span>番目の要素が削除された後のリスト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each<text:span text:style-name="T1">　</text:span></text:h>
      <table:table table:name="表141" table:style-name="表141">
        <table:table-column table:style-name="表141.A"/>
        <table:table-column table:style-name="表141.B"/>
        <table:table-row>
          <table:table-cell office:value-type="string">
            <text:p text:style-name="P62">説明</text:p>
          </table:table-cell>
          <table:table-cell office:value-type="string">
            <text:p text:style-name="P56"/>
            <text:p text:style-name="P56">リストのコンストラクタです。</text:p>
          </table:table-cell>
        </table:table-row>
        <table:table-row>
          <table:table-cell office:value-type="string">
            <text:p text:style-name="P62">書式</text:p>
          </table:table-cell>
          <table:table-cell office:value-type="string">
            <text:p text:style-name="P56"/>
            <text:p text:style-name="P56">List each do: { | <text:span text:style-name="T13">var</text:span> | <text:span text:style-name="T13">block</text:span> <text:s/>}</text:p>
          </table:table-cell>
        </table:table-row>
        <table:table-row>
          <table:table-cell office:value-type="string">
            <text:p text:style-name="P62">詳細</text:p>
          </table:table-cell>
          <table:table-cell office:value-type="string">
            <text:p text:style-name="P56"/>
            <text:p text:style-name="P56">リストの各要素に対して<text:span text:style-name="T13">block</text:span>を実行します。<text:span text:style-name="T13">block</text:span>を実行する際、リストの要素が<text:span text:style-name="T13">var</text:span>に渡されます。</text:p>
          </table:table-cell>
        </table:table-row>
        <table:table-row>
          <table:table-cell office:value-type="string">
            <text:p text:style-name="P62">戻り値</text:p>
          </table:table-cell>
          <table:table-cell office:value-type="string">
            <text:p text:style-name="P56"/>
            <text:p text:style-name="P56">最後に実行された<text:span text:style-name="T13">block</text:span>の値が返され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eval<text:span text:style-name="T1">　</text:span></text:h>
      <table:table table:name="表142" table:style-name="表142">
        <table:table-column table:style-name="表142.A"/>
        <table:table-column table:style-name="表142.B"/>
        <table:table-row>
          <table:table-cell office:value-type="string">
            <text:p text:style-name="P62">説明</text:p>
          </table:table-cell>
          <table:table-cell office:value-type="string">
            <text:p text:style-name="P56"/>
            <text:p text:style-name="P56">リストを文として評価します。</text:p>
          </table:table-cell>
        </table:table-row>
        <table:table-row>
          <table:table-cell office:value-type="string">
            <text:p text:style-name="P62">書式</text:p>
          </table:table-cell>
          <table:table-cell office:value-type="string">
            <text:p text:style-name="P56"/>
            <text:p text:style-name="P56">List eval</text:p>
          </table:table-cell>
        </table:table-row>
        <table:table-row>
          <table:table-cell office:value-type="string">
            <text:p text:style-name="P62">詳細</text:p>
          </table:table-cell>
          <table:table-cell office:value-type="string">
            <text:p text:style-name="P56"/>
            <text:p text:style-name="P56">リスト中の要素をtoy-langの文として評価します。</text:p>
          </table:table-cell>
        </table:table-row>
        <table:table-row>
          <table:table-cell office:value-type="string">
            <text:p text:style-name="P62">戻り値</text:p>
          </table:table-cell>
          <table:table-cell office:value-type="string">
            <text:p text:style-name="P56"/>
            <text:p text:style-name="P56">文が評価された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filter<text:span text:style-name="T1">　</text:span></text:h>
      <table:table table:name="表143" table:style-name="表143">
        <table:table-column table:style-name="表143.A"/>
        <table:table-column table:style-name="表143.B"/>
        <table:table-row>
          <table:table-cell office:value-type="string">
            <text:p text:style-name="P62">説明</text:p>
          </table:table-cell>
          <table:table-cell office:value-type="string">
            <text:p text:style-name="P56"/>
            <text:p text:style-name="P56">リストの要素を選択します。</text:p>
          </table:table-cell>
        </table:table-row>
        <table:table-row>
          <table:table-cell office:value-type="string">
            <text:p text:style-name="P62">書式</text:p>
          </table:table-cell>
          <table:table-cell office:value-type="string">
            <text:p text:style-name="P56"/>
            <text:p text:style-name="P56">List filter { | <text:span text:style-name="T13">var</text:span> | <text:span text:style-name="T13">block</text:span> <text:s/>}</text:p>
          </table:table-cell>
        </table:table-row>
        <table:table-row>
          <table:table-cell office:value-type="string">
            <text:p text:style-name="P62">詳細</text:p>
          </table:table-cell>
          <table:table-cell office:value-type="string">
            <text:p text:style-name="P56"/>
            <text:p text:style-name="P56">リストの各要素について<text:span text:style-name="T13">block</text:span>を実行し、<text:span text:style-name="T13">block</text:span>が真となる要素で新たなリストを作成し返します。<text:span text:style-name="T13">block</text:span>には、リストの要素が<text:span text:style-name="T13">var</text:span>として渡されます。</text:p>
          </table:table-cell>
        </table:table-row>
        <table:table-row>
          <table:table-cell office:value-type="string">
            <text:p text:style-name="P62">戻り値</text:p>
          </table:table-cell>
          <table:table-cell office:value-type="string">
            <text:p text:style-name="P56"/>
            <text:p text:style-name="P56">Listの部分集合である新たな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set l (1 2 3 4 5);</text:p>
            <text:p text:style-name="P57"># 要素が偶数のみのリストを作成する</text:p>
            <text:p text:style-name="P57">$l filter {| i | [$i % 2] = 0};<text:tab/># <text:span text:style-name="T18">→</text:span> (2 4)</text:p>
          </table:table-cell>
        </table:table-row>
      </table:table>
      <text:h text:style-name="Heading_20_3" text:outline-level="3"/>
      <text:h text:style-name="P18" text:outline-level="3">List::get<text:span text:style-name="T1">　</text:span></text:h>
      <table:table table:name="表144" table:style-name="表144">
        <table:table-column table:style-name="表144.A"/>
        <table:table-column table:style-name="表144.B"/>
        <table:table-row>
          <table:table-cell office:value-type="string">
            <text:p text:style-name="P62">説明</text:p>
          </table:table-cell>
          <table:table-cell office:value-type="string">
            <text:p text:style-name="P56"/>
            <text:p text:style-name="P56">リストのn番目の要素を取り出します。</text:p>
          </table:table-cell>
        </table:table-row>
        <table:table-row>
          <table:table-cell office:value-type="string">
            <text:p text:style-name="P62">書式</text:p>
          </table:table-cell>
          <table:table-cell office:value-type="string">
            <text:p text:style-name="P56"/>
            <text:p text:style-name="P56">List get <text:span text:style-name="T13">index</text:span></text:p>
          </table:table-cell>
        </table:table-row>
        <table:table-row>
          <table:table-cell office:value-type="string">
            <text:p text:style-name="P62">詳細</text:p>
          </table:table-cell>
          <table:table-cell office:value-type="string">
            <text:p text:style-name="P56"/>
            <text:p text:style-name="P56">リストから<text:span text:style-name="T13">index</text:span>番目の要素を取り出し返します。<text:span text:style-name="T13">index</text:span>は0から始まります。</text:p>
          </table:table-cell>
        </table:table-row>
        <table:table-row>
          <table:table-cell office:value-type="string">
            <text:p text:style-name="P62">戻り値</text:p>
          </table:table-cell>
          <table:table-cell office:value-type="string">
            <text:p text:style-name="P56"/>
            <text:p text:style-name="P56"><text:span text:style-name="T17">リストの</text:span><text:span text:style-name="T13">index</text:span><text:span text:style-name="T17">番目の要素が返ります。</text:span><text:span text:style-name="T13">index</text:span>が範囲外の時にはnilを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insert<text:span text:style-name="T1">　</text:span></text:h>
      <table:table table:name="表145" table:style-name="表145">
        <table:table-column table:style-name="表145.A"/>
        <table:table-column table:style-name="表145.B"/>
        <table:table-row>
          <table:table-cell office:value-type="string">
            <text:p text:style-name="P62">説明</text:p>
          </table:table-cell>
          <table:table-cell office:value-type="string">
            <text:p text:style-name="P56"/>
            <text:p text:style-name="P56">リストに要素を追加します。</text:p>
          </table:table-cell>
        </table:table-row>
        <table:table-row>
          <table:table-cell office:value-type="string">
            <text:p text:style-name="P62">書式</text:p>
          </table:table-cell>
          <table:table-cell office:value-type="string">
            <text:p text:style-name="P56"/>
            <text:p text:style-name="P56">List insert <text:span text:style-name="T13">index val</text:span></text:p>
          </table:table-cell>
        </table:table-row>
        <table:table-row>
          <table:table-cell office:value-type="string">
            <text:p text:style-name="P62">詳細</text:p>
          </table:table-cell>
          <table:table-cell office:value-type="string">
            <text:p text:style-name="P56"/>
            <text:p text:style-name="P56">Listの<text:span text:style-name="T13">index</text:span>番目の要素の前に<text:span text:style-name="T13">val</text:span>を追加し、追加後のリストを返します。<text:span text:style-name="T13">index</text:span>は0から始まります。Listが変数の場合は、変数が直接変更されます。</text:p>
            <text:p text:style-name="P56"><text:span text:style-name="T13">index</text:span>がListの要素数より大きい場合は、追加されません。</text:p>
          </table:table-cell>
        </table:table-row>
        <table:table-row>
          <table:table-cell office:value-type="string">
            <text:p text:style-name="P62">戻り値</text:p>
          </table:table-cell>
          <table:table-cell office:value-type="string">
            <text:p text:style-name="P56"/>
            <text:p text:style-name="P56">要素が追加された後のリスト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join<text:span text:style-name="T1">　</text:span></text:h>
      <table:table table:name="表147" table:style-name="表147">
        <table:table-column table:style-name="表147.A"/>
        <table:table-column table:style-name="表147.B"/>
        <table:table-row>
          <table:table-cell office:value-type="string">
            <text:p text:style-name="P62">説明</text:p>
          </table:table-cell>
          <table:table-cell office:value-type="string">
            <text:p text:style-name="P56"/>
            <text:p text:style-name="P56">リストの要素を文字列として結合します。</text:p>
          </table:table-cell>
        </table:table-row>
        <table:table-row>
          <table:table-cell office:value-type="string">
            <text:p text:style-name="P62">書式</text:p>
          </table:table-cell>
          <table:table-cell office:value-type="string">
            <text:p text:style-name="P56"/>
            <text:p text:style-name="P56">List join [ sep: <text:span text:style-name="T13">separator</text:span> <text:s/>]</text:p>
          </table:table-cell>
        </table:table-row>
        <table:table-row>
          <table:table-cell office:value-type="string">
            <text:p text:style-name="P62">詳細</text:p>
          </table:table-cell>
          <table:table-cell office:value-type="string">
            <text:p text:style-name="P56"/>
            <text:p text:style-name="P56">リストの各要素を文字列に変換し、結合した値を返します。<text:span text:style-name="T13">separator</text:span>を指定した場合は、<text:span text:style-name="T13">separator</text:span>の文字列表現が各要素間に挿入されます。</text:p>
          </table:table-cell>
        </table:table-row>
        <table:table-row>
          <table:table-cell office:value-type="string">
            <text:p text:style-name="P62">戻り値</text:p>
          </table:table-cell>
          <table:table-cell office:value-type="string">
            <text:p text:style-name="P56"/>
            <text:p text:style-name="P56">文字列を返し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last<text:span text:style-name="T1">　</text:span></text:h>
      <table:table table:name="表148" table:style-name="表148">
        <table:table-column table:style-name="表148.A"/>
        <table:table-column table:style-name="表148.B"/>
        <table:table-row>
          <table:table-cell office:value-type="string">
            <text:p text:style-name="P62">説明</text:p>
          </table:table-cell>
          <table:table-cell office:value-type="string">
            <text:p text:style-name="P56"/>
            <text:p text:style-name="P56">リストの最後の要素を返します。</text:p>
          </table:table-cell>
        </table:table-row>
        <table:table-row>
          <table:table-cell office:value-type="string">
            <text:p text:style-name="P62">書式</text:p>
          </table:table-cell>
          <table:table-cell office:value-type="string">
            <text:p text:style-name="P56"/>
            <text:p text:style-name="P56">List last</text:p>
          </table:table-cell>
        </table:table-row>
        <table:table-row>
          <table:table-cell office:value-type="string">
            <text:p text:style-name="P62">詳細</text:p>
          </table:table-cell>
          <table:table-cell office:value-type="string">
            <text:p text:style-name="P56"/>
            <text:p text:style-name="P56">リストの最後の要素をリストで返します。</text:p>
          </table:table-cell>
        </table:table-row>
        <table:table-row>
          <table:table-cell office:value-type="string">
            <text:p text:style-name="P62">戻り値</text:p>
          </table:table-cell>
          <table:table-cell office:value-type="string">
            <text:p text:style-name="P56"/>
            <text:p text:style-name="P56">リストの最後の要素のリスト。</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1 2 3) last;<text:tab/><text:tab/># <text:span text:style-name="T18">→</text:span> (3)</text:p>
          </table:table-cell>
        </table:table-row>
      </table:table>
      <text:h text:style-name="Heading_20_3" text:outline-level="3"/>
      <text:h text:style-name="P18" text:outline-level="3">List::len<text:span text:style-name="T1">　</text:span></text:h>
      <table:table table:name="表149" table:style-name="表149">
        <table:table-column table:style-name="表149.A"/>
        <table:table-column table:style-name="表149.B"/>
        <table:table-row>
          <table:table-cell office:value-type="string">
            <text:p text:style-name="P62">説明</text:p>
          </table:table-cell>
          <table:table-cell office:value-type="string">
            <text:p text:style-name="P56"/>
            <text:p text:style-name="P56">リストの要素数を返します。</text:p>
          </table:table-cell>
        </table:table-row>
        <table:table-row>
          <table:table-cell office:value-type="string">
            <text:p text:style-name="P62">書式</text:p>
          </table:table-cell>
          <table:table-cell office:value-type="string">
            <text:p text:style-name="P56"/>
            <text:p text:style-name="P56">List len</text:p>
          </table:table-cell>
        </table:table-row>
        <table:table-row>
          <table:table-cell office:value-type="string">
            <text:p text:style-name="P62">詳細</text:p>
          </table:table-cell>
          <table:table-cell office:value-type="string">
            <text:p text:style-name="P56"/>
            <text:p text:style-name="P56">リストの要素数を返します。</text:p>
          </table:table-cell>
        </table:table-row>
        <table:table-row>
          <table:table-cell office:value-type="string">
            <text:p text:style-name="P62">戻り値</text:p>
          </table:table-cell>
          <table:table-cell office:value-type="string">
            <text:p text:style-name="P56"/>
            <text:p text:style-name="P56">リストの要素数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map<text:span text:style-name="T1">　</text:span></text:h>
      <table:table table:name="表150" table:style-name="表150">
        <table:table-column table:style-name="表150.A"/>
        <table:table-column table:style-name="表150.B"/>
        <table:table-row>
          <table:table-cell office:value-type="string">
            <text:p text:style-name="P62">説明</text:p>
          </table:table-cell>
          <table:table-cell office:value-type="string">
            <text:p text:style-name="P56"/>
            <text:p text:style-name="P56">リストの各要素に処理を加えて新しいリストをつくります。</text:p>
          </table:table-cell>
        </table:table-row>
        <table:table-row>
          <table:table-cell office:value-type="string">
            <text:p text:style-name="P62">書式</text:p>
          </table:table-cell>
          <table:table-cell office:value-type="string">
            <text:p text:style-name="P56"/>
            <text:p text:style-name="P56">List map { | <text:span text:style-name="T13">var</text:span> | <text:s/><text:span text:style-name="T13">block</text:span> <text:s/>}</text:p>
          </table:table-cell>
        </table:table-row>
        <table:table-row>
          <table:table-cell office:value-type="string">
            <text:p text:style-name="P62">詳細</text:p>
          </table:table-cell>
          <table:table-cell office:value-type="string">
            <text:p text:style-name="P56"/>
            <text:p text:style-name="P56">Listの各要素に対してblockを適用し、blockの戻り値により新しいリストを作成し、返します。blockには、リストの要素としてvarが渡ります。</text:p>
          </table:table-cell>
        </table:table-row>
        <table:table-row>
          <table:table-cell office:value-type="string">
            <text:p text:style-name="P62">戻り値</text:p>
          </table:table-cell>
          <table:table-cell office:value-type="string">
            <text:p text:style-name="P56"/>
            <text:p text:style-name="P56">新しい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リストの各要素を文字列に変換する。</text:p>
            <text:p text:style-name="P57">(1 2 3) map {| i | "" . $i};<text:tab/># <text:span text:style-name="T18">→</text:span> ("1" "2" "3")</text:p>
          </table:table-cell>
        </table:table-row>
      </table:table>
      <text:h text:style-name="Heading_20_3" text:outline-level="3"/>
      <text:h text:style-name="P18" text:outline-level="3">List::null?<text:span text:style-name="T1">　</text:span></text:h>
      <table:table table:name="表152" table:style-name="表152">
        <table:table-column table:style-name="表152.A"/>
        <table:table-column table:style-name="表152.B"/>
        <table:table-row>
          <table:table-cell office:value-type="string">
            <text:p text:style-name="P62">説明</text:p>
          </table:table-cell>
          <table:table-cell office:value-type="string">
            <text:p text:style-name="P56"/>
            <text:p text:style-name="P56">リストの要素が空であるかを調べます。</text:p>
          </table:table-cell>
        </table:table-row>
        <table:table-row>
          <table:table-cell office:value-type="string">
            <text:p text:style-name="P62">書式</text:p>
          </table:table-cell>
          <table:table-cell office:value-type="string">
            <text:p text:style-name="P56"/>
            <text:p text:style-name="P56">List null?</text:p>
          </table:table-cell>
        </table:table-row>
        <table:table-row>
          <table:table-cell office:value-type="string">
            <text:p text:style-name="P62">詳細</text:p>
          </table:table-cell>
          <table:table-cell office:value-type="string">
            <text:p text:style-name="P56"/>
            <text:p text:style-name="P56">リストの要素が空である場合tを返します。</text:p>
          </table:table-cell>
        </table:table-row>
        <table:table-row>
          <table:table-cell office:value-type="string">
            <text:p text:style-name="P62">戻り値</text:p>
          </table:table-cell>
          <table:table-cell office:value-type="string">
            <text:p text:style-name="P56"/>
            <text:p text:style-name="P56">リストの要素が空であるばあtを返し、それ以外の場合はnilを返します。</text:p>
          </table:table-cell>
        </table:table-row>
        <table:table-row>
          <table:table-cell office:value-type="string">
            <text:p text:style-name="P62">例外</text:p>
          </table:table-cell>
          <table:table-cell office:value-type="string">
            <text:p text:style-name="P57"/>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List::seek<text:span text:style-name="T1">　</text:span></text:h>
      <table:table table:name="表153" table:style-name="表153">
        <table:table-column table:style-name="表153.A"/>
        <table:table-column table:style-name="表153.B"/>
        <table:table-row>
          <table:table-cell office:value-type="string">
            <text:p text:style-name="P62">説明</text:p>
          </table:table-cell>
          <table:table-cell office:value-type="string">
            <text:p text:style-name="P56"/>
            <text:p text:style-name="P56">リストのn番目の要素からのリストを返します。</text:p>
          </table:table-cell>
        </table:table-row>
        <table:table-row>
          <table:table-cell office:value-type="string">
            <text:p text:style-name="P62">書式</text:p>
          </table:table-cell>
          <table:table-cell office:value-type="string">
            <text:p text:style-name="P56"/>
            <text:p text:style-name="P56">List seek <text:span text:style-name="T13">index</text:span></text:p>
          </table:table-cell>
        </table:table-row>
        <table:table-row>
          <table:table-cell office:value-type="string">
            <text:p text:style-name="P62">詳細</text:p>
          </table:table-cell>
          <table:table-cell office:value-type="string">
            <text:p text:style-name="P56"/>
            <text:p text:style-name="P56">Listの<text:span text:style-name="T13">index</text:span>版目以降のリストの部分集合を返します。<text:span text:style-name="T13">index</text:span>は0から始まります。indexがListの要素数より大きい場合は空のリストが返ります。</text:p>
          </table:table-cell>
        </table:table-row>
        <table:table-row>
          <table:table-cell office:value-type="string">
            <text:p text:style-name="P62">戻り値</text:p>
          </table:table-cell>
          <table:table-cell office:value-type="string">
            <text:p text:style-name="P56"/>
            <text:p text:style-name="P56">Listの<text:span text:style-name="T13">index</text:span>番目以降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1 2 3) seek 0;<text:tab/># <text:span text:style-name="T18">→</text:span> (1 2 3)</text:p>
            <text:p text:style-name="P57">(1 2 3) seek 1;<text:tab/># <text:span text:style-name="T18">→</text:span> (2 3)</text:p>
            <text:p text:style-name="P57">(1 2 3) seek 3;<text:tab/># <text:span text:style-name="T18">→</text:span> ()</text:p>
          </table:table-cell>
        </table:table-row>
      </table:table>
      <text:h text:style-name="Heading_20_3" text:outline-level="3"/>
      <text:h text:style-name="P18" text:outline-level="3">List::split<text:span text:style-name="T1">　</text:span></text:h>
      <table:table table:name="表154" table:style-name="表154">
        <table:table-column table:style-name="表154.A"/>
        <table:table-column table:style-name="表154.B"/>
        <table:table-row>
          <table:table-cell office:value-type="string">
            <text:p text:style-name="P62">説明</text:p>
          </table:table-cell>
          <table:table-cell office:value-type="string">
            <text:p text:style-name="P56"/>
            <text:p text:style-name="P56">リストをn番目の位置で分割します。</text:p>
          </table:table-cell>
        </table:table-row>
        <table:table-row>
          <table:table-cell office:value-type="string">
            <text:p text:style-name="P62">書式</text:p>
          </table:table-cell>
          <table:table-cell office:value-type="string">
            <text:p text:style-name="P56"/>
            <text:p text:style-name="P56">List split <text:span text:style-name="T13">index</text:span></text:p>
          </table:table-cell>
        </table:table-row>
        <table:table-row>
          <table:table-cell office:value-type="string">
            <text:p text:style-name="P62">詳細</text:p>
          </table:table-cell>
          <table:table-cell office:value-type="string">
            <text:p text:style-name="P56"/>
            <text:p text:style-name="P56">Listを<text:span text:style-name="T13">index</text:span>番目の位置で分割し、先頭の要素および最後の要素のそれぞれのリストをリストで返します。<text:span text:style-name="T13">index</text:span>は0から始まります。</text:p>
          </table:table-cell>
        </table:table-row>
        <table:table-row>
          <table:table-cell office:value-type="string">
            <text:p text:style-name="P62">戻り値</text:p>
          </table:table-cell>
          <table:table-cell office:value-type="string">
            <text:p text:style-name="P56"/>
            <text:p text:style-name="P56">リストを分割した後のリスト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1 2 3) split 0;<text:tab/># <text:span text:style-name="T18">→</text:span> (() (1 2 3))</text:p>
            <text:p text:style-name="P57">(1 2 3) split 1;<text:tab/># <text:span text:style-name="T18">→</text:span> ((1) (2 3))</text:p>
            <text:p text:style-name="P57">(1 2 3) split 4;<text:tab/># <text:span text:style-name="T18">→</text:span> ((1 2 3) ())</text:p>
          </table:table-cell>
        </table:table-row>
      </table:table>
      <text:h text:style-name="Heading_20_3" text:outline-level="3"/>
      <text:h text:style-name="P18" text:outline-level="3">Object::_<text:span text:style-name="T1">　</text:span></text:h>
      <table:table table:name="表94" table:style-name="表94">
        <table:table-column table:style-name="表94.A"/>
        <table:table-column table:style-name="表94.B"/>
        <table:table-row>
          <table:table-cell office:value-type="string">
            <text:p text:style-name="P62">説明</text:p>
          </table:table-cell>
          <table:table-cell office:value-type="string">
            <text:p text:style-name="P56"/>
            <text:p text:style-name="P56">メソッドを連続して実行します。</text:p>
          </table:table-cell>
        </table:table-row>
        <table:table-row>
          <table:table-cell office:value-type="string">
            <text:p text:style-name="P62">書式</text:p>
          </table:table-cell>
          <table:table-cell office:value-type="string">
            <text:p text:style-name="P56"/>
            <text:p text:style-name="P56">Object _ <text:span text:style-name="T13">method</text:span> <text:span text:style-name="T13">val</text:span> ... [ _ <text:span text:style-name="T13">method</text:span> <text:span text:style-name="T13">val</text:span> ... ] ...</text:p>
          </table:table-cell>
        </table:table-row>
        <table:table-row>
          <table:table-cell office:value-type="string">
            <text:p text:style-name="P62">詳細</text:p>
          </table:table-cell>
          <table:table-cell office:value-type="string">
            <text:p text:style-name="P56"/>
            <text:p text:style-name="P56">Objectを基点として、複数の<text:span text:style-name="T13">method</text:span>を連続して実行します。</text:p>
          </table:table-cell>
        </table:table-row>
        <table:table-row>
          <table:table-cell office:value-type="string">
            <text:p text:style-name="P62">戻り値</text:p>
          </table:table-cell>
          <table:table-cell office:value-type="string">
            <text:p text:style-name="P56"/>
            <text:p text:style-name="P56">最後に実行されたメソッドの値が返ります。</text:p>
          </table:table-cell>
        </table:table-row>
        <table:table-row>
          <table:table-cell office:value-type="string">
            <text:p text:style-name="P62">例外</text:p>
          </table:table-cell>
          <table:table-cell office:value-type="string">
            <text:p text:style-name="P56"/>
            <text:p text:style-name="P56"/>
          </table:table-cell>
        </table:table-row>
        <table:table-row>
          <table:table-cell office:value-type="string">
            <text:p text:style-name="P62">使用例</text:p>
          </table:table-cell>
          <table:table-cell office:value-type="string">
            <text:p text:style-name="P57"/>
            <text:p text:style-name="P57">1 _ + 2 _ * 3;<text:tab/># <text:span text:style-name="T18">→</text:span> 9</text:p>
            <text:p text:style-name="P57">1 _ + 2.0 _ * 3; <text:tab/># <text:span text:style-name="T18">→</text:span> 9.0</text:p>
          </table:table-cell>
        </table:table-row>
      </table:table>
      <text:h text:style-name="Heading_20_3" text:outline-level="3"/>
      <text:h text:style-name="P18" text:outline-level="3">Object::delegate?<text:span text:style-name="T1">　</text:span></text:h>
      <table:table table:name="表155" table:style-name="表155">
        <table:table-column table:style-name="表155.A"/>
        <table:table-column table:style-name="表155.B"/>
        <table:table-row>
          <table:table-cell office:value-type="string">
            <text:p text:style-name="P62">説明</text:p>
          </table:table-cell>
          <table:table-cell office:value-type="string">
            <text:p text:style-name="P56"/>
            <text:p text:style-name="P56">オブジェクトの親クラスのリストを返します。</text:p>
          </table:table-cell>
        </table:table-row>
        <table:table-row>
          <table:table-cell office:value-type="string">
            <text:p text:style-name="P62">書式</text:p>
          </table:table-cell>
          <table:table-cell office:value-type="string">
            <text:p text:style-name="P56"/>
            <text:p text:style-name="P56">Object delegate?</text:p>
          </table:table-cell>
        </table:table-row>
        <table:table-row>
          <table:table-cell office:value-type="string">
            <text:p text:style-name="P62">詳細</text:p>
          </table:table-cell>
          <table:table-cell office:value-type="string">
            <text:p text:style-name="P56"/>
            <text:p text:style-name="P56">Objectの親クラスをリストで返します。</text:p>
          </table:table-cell>
        </table:table-row>
        <table:table-row>
          <table:table-cell office:value-type="string">
            <text:p text:style-name="P62">戻り値</text:p>
          </table:table-cell>
          <table:table-cell office:value-type="string">
            <text:p text:style-name="P56"/>
            <text:p text:style-name="P56">クラスのリスト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eq<text:span text:style-name="T1">　</text:span></text:h>
      <table:table table:name="表156" table:style-name="表156">
        <table:table-column table:style-name="表156.A"/>
        <table:table-column table:style-name="表156.B"/>
        <table:table-row>
          <table:table-cell office:value-type="string">
            <text:p text:style-name="P62">説明</text:p>
          </table:table-cell>
          <table:table-cell office:value-type="string">
            <text:p text:style-name="P56"/>
            <text:p text:style-name="P56">オブジェクトが等しいか調べます。</text:p>
          </table:table-cell>
        </table:table-row>
        <table:table-row>
          <table:table-cell office:value-type="string">
            <text:p text:style-name="P62">書式</text:p>
          </table:table-cell>
          <table:table-cell office:value-type="string">
            <text:p text:style-name="P56"/>
            <text:p text:style-name="P56">Object eq <text:span text:style-name="T13">val</text:span></text:p>
          </table:table-cell>
        </table:table-row>
        <table:table-row>
          <table:table-cell office:value-type="string">
            <text:p text:style-name="P62">詳細</text:p>
          </table:table-cell>
          <table:table-cell office:value-type="string">
            <text:p text:style-name="P56"/>
            <text:p text:style-name="P56">Objectと<text:span text:style-name="T13">val</text:span>が等しいか調べます。</text:p>
          </table:table-cell>
        </table:table-row>
        <table:table-row>
          <table:table-cell office:value-type="string">
            <text:p text:style-name="P62">戻り値</text:p>
          </table:table-cell>
          <table:table-cell office:value-type="string">
            <text:p text:style-name="P56"/>
            <text:p text:style-name="P56">Objectと<text:span text:style-name="T13">val</text:span>が等しい場合は、<text:span text:style-name="T13">val</text:span>を返します。異なるオブジェクトの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get / Object::var?<text:span text:style-name="T1">　</text:span></text:h>
      <table:table table:name="表157" table:style-name="表157">
        <table:table-column table:style-name="表157.A"/>
        <table:table-column table:style-name="表157.B"/>
        <table:table-row>
          <table:table-cell office:value-type="string">
            <text:p text:style-name="P62">説明</text:p>
          </table:table-cell>
          <table:table-cell office:value-type="string">
            <text:p text:style-name="P56"/>
            <text:p text:style-name="P56">オブジェクトのインスタンス変数およびメソッドを返します。</text:p>
          </table:table-cell>
        </table:table-row>
        <table:table-row>
          <table:table-cell office:value-type="string">
            <text:p text:style-name="P62">書式</text:p>
          </table:table-cell>
          <table:table-cell office:value-type="string">
            <text:p text:style-name="P56"/>
            <text:p text:style-name="P56">Object get <text:span text:style-name="T13">var</text:span></text:p>
            <text:p text:style-name="P56"><text:span text:style-name="T17">Object var? </text:span><text:span text:style-name="T13">var</text:span></text:p>
            <text:p text:style-name="P61">※var? は get のシノニムです。</text:p>
          </table:table-cell>
        </table:table-row>
        <table:table-row>
          <table:table-cell office:value-type="string">
            <text:p text:style-name="P62">詳細</text:p>
          </table:table-cell>
          <table:table-cell office:value-type="string">
            <text:p text:style-name="P56"/>
            <text:p text:style-name="P56">Objectに設定されたインスタンス変数名<text:span text:style-name="T13">var</text:span>の値(インスタンス変数およびメソッド)を返します。</text:p>
          </table:table-cell>
        </table:table-row>
        <table:table-row>
          <table:table-cell office:value-type="string">
            <text:p text:style-name="P62">戻り値</text:p>
          </table:table-cell>
          <table:table-cell office:value-type="string">
            <text:p text:style-name="P56"/>
            <text:p text:style-name="P56"><text:span text:style-name="T16">var</text:span>に設定された値が返ります。<text:span text:style-name="T13">var</text:span>がObjectのスロットに存在しない場合はnil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method<text:span text:style-name="T1">　</text:span></text:h>
      <table:table table:name="表158" table:style-name="表158">
        <table:table-column table:style-name="表158.A"/>
        <table:table-column table:style-name="表158.B"/>
        <table:table-row>
          <table:table-cell office:value-type="string">
            <text:p text:style-name="P62">説明</text:p>
          </table:table-cell>
          <table:table-cell office:value-type="string">
            <text:p text:style-name="P56"/>
            <text:p text:style-name="P56">クラスまたはオブジェクトにメソッドを定義します。</text:p>
          </table:table-cell>
        </table:table-row>
        <table:table-row>
          <table:table-cell office:value-type="string">
            <text:p text:style-name="P62">書式</text:p>
          </table:table-cell>
          <table:table-cell office:value-type="string">
            <text:p text:style-name="P56"/>
            <text:p text:style-name="P56">Object method <text:span text:style-name="T13">name</text:span> ( <text:span text:style-name="T13">argspec</text:span> ) { <text:span text:style-name="T13">body</text:span> }</text:p>
            <text:p text:style-name="P56"><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6"><text:tab/><text:span text:style-name="T13">posargs</text:span> : <text:span text:style-name="T13">symbol</text:span> | &amp;<text:span text:style-name="T13">symbol</text:span></text:p>
            <text:p text:style-name="P56"><text:tab/><text:span text:style-name="T13">keyargs</text:span> : <text:span text:style-name="T13">symbol</text:span> | &amp;<text:span text:style-name="T13">symbol</text:span></text:p>
            <text:p text:style-name="P56"><text:span text:style-name="T13"><text:tab/>restarg </text:span><text:span text:style-name="T17">:</text:span><text:span text:style-name="T13"> symbol</text:span></text:p>
          </table:table-cell>
        </table:table-row>
        <table:table-row>
          <table:table-cell office:value-type="string">
            <text:p text:style-name="P62">詳細</text:p>
          </table:table-cell>
          <table:table-cell office:value-type="string">
            <text:p text:style-name="P56"/>
            <text:p text:style-name="P56">クラスまたはオブジェクトにメソッド<text:span text:style-name="T13">name</text:span>を定義します。詳細は、コマンドリファレンスのdefunを参照願います。</text:p>
          </table:table-cell>
        </table:table-row>
        <table:table-row>
          <table:table-cell office:value-type="string">
            <text:p text:style-name="P62">戻り値</text:p>
          </table:table-cell>
          <table:table-cell office:value-type="string">
            <text:p text:style-name="P56"/>
            <text:p text:style-name="P56">定義された関数を返し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method?<text:span text:style-name="T1">　</text:span></text:h>
      <table:table table:name="表159" table:style-name="表159">
        <table:table-column table:style-name="表159.A"/>
        <table:table-column table:style-name="表159.B"/>
        <table:table-row>
          <table:table-cell office:value-type="string">
            <text:p text:style-name="P62">説明</text:p>
          </table:table-cell>
          <table:table-cell office:value-type="string">
            <text:p text:style-name="P56"/>
            <text:p text:style-name="P56">オブジェクトに適用可能なメソッドがあるかを調べます。</text:p>
          </table:table-cell>
        </table:table-row>
        <table:table-row>
          <table:table-cell office:value-type="string">
            <text:p text:style-name="P62">書式</text:p>
          </table:table-cell>
          <table:table-cell office:value-type="string">
            <text:p text:style-name="P56"/>
            <text:p text:style-name="P56">Object method? <text:span text:style-name="T13">var</text:span></text:p>
          </table:table-cell>
        </table:table-row>
        <table:table-row>
          <table:table-cell office:value-type="string">
            <text:p text:style-name="P62">詳細</text:p>
          </table:table-cell>
          <table:table-cell office:value-type="string">
            <text:p text:style-name="P56"/>
            <text:p text:style-name="P56">Objectに対して<text:span text:style-name="T1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62">戻り値</text:p>
          </table:table-cell>
          <table:table-cell office:value-type="string">
            <text:p text:style-name="P56"/>
            <text:p text:style-name="P56">適用可能なメソッドが存在する場合は関数を返します。存在しない場合はnilを返し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set!<text:span text:style-name="T1">　</text:span></text:h>
      <table:table table:name="表160" table:style-name="表160">
        <table:table-column table:style-name="表160.A"/>
        <table:table-column table:style-name="表160.B"/>
        <table:table-row>
          <table:table-cell office:value-type="string">
            <text:p text:style-name="P62">説明</text:p>
          </table:table-cell>
          <table:table-cell office:value-type="string">
            <text:p text:style-name="P56"/>
            <text:p text:style-name="P56">インスタンス変数に値を設定します。</text:p>
          </table:table-cell>
        </table:table-row>
        <table:table-row>
          <table:table-cell office:value-type="string">
            <text:p text:style-name="P62">書式</text:p>
          </table:table-cell>
          <table:table-cell office:value-type="string">
            <text:p text:style-name="P56"/>
            <text:p text:style-name="P56">Object set! <text:span text:style-name="T13">var</text:span> <text:span text:style-name="T13">val</text:span> </text:p>
          </table:table-cell>
        </table:table-row>
        <table:table-row>
          <table:table-cell office:value-type="string">
            <text:p text:style-name="P62">詳細</text:p>
          </table:table-cell>
          <table:table-cell office:value-type="string">
            <text:p text:style-name="P56"/>
            <text:p text:style-name="P56">オブジェクトのインスタンス変数<text:span text:style-name="T13">var</text:span>に対して値<text:span text:style-name="T13">val</text:span>を設定します。</text:p>
          </table:table-cell>
        </table:table-row>
        <table:table-row>
          <table:table-cell office:value-type="string">
            <text:p text:style-name="P62">戻り値</text:p>
          </table:table-cell>
          <table:table-cell office:value-type="string">
            <text:p text:style-name="P56"/>
            <text:p text:style-name="P56"><text:span text:style-name="T13">val</text:span>を返し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string<text:span text:style-name="T1">　</text:span></text:h>
      <table:table table:name="表161" table:style-name="表161">
        <table:table-column table:style-name="表161.A"/>
        <table:table-column table:style-name="表161.B"/>
        <table:table-row>
          <table:table-cell office:value-type="string">
            <text:p text:style-name="P62">説明</text:p>
          </table:table-cell>
          <table:table-cell office:value-type="string">
            <text:p text:style-name="P56"/>
            <text:p text:style-name="P56">オブジェクトの文字列表現を返します。</text:p>
          </table:table-cell>
        </table:table-row>
        <table:table-row>
          <table:table-cell office:value-type="string">
            <text:p text:style-name="P62">書式</text:p>
          </table:table-cell>
          <table:table-cell office:value-type="string">
            <text:p text:style-name="P56"/>
            <text:p text:style-name="P56">Object string</text:p>
          </table:table-cell>
        </table:table-row>
        <table:table-row>
          <table:table-cell office:value-type="string">
            <text:p text:style-name="P62">詳細</text:p>
          </table:table-cell>
          <table:table-cell office:value-type="string">
            <text:p text:style-name="P56"/>
            <text:p text:style-name="P5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62">戻り値</text:p>
          </table:table-cell>
          <table:table-cell office:value-type="string">
            <text:p text:style-name="P56"/>
            <text:p text:style-name="P56">オブジェクトを表す文字列が返り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type?<text:span text:style-name="T1">　</text:span></text:h>
      <table:table table:name="表162" table:style-name="表162">
        <table:table-column table:style-name="表162.A"/>
        <table:table-column table:style-name="表162.B"/>
        <table:table-row>
          <table:table-cell office:value-type="string">
            <text:p text:style-name="P62">説明</text:p>
          </table:table-cell>
          <table:table-cell office:value-type="string">
            <text:p text:style-name="P56"/>
            <text:p text:style-name="P56">オブジェクトのタイプを返します。</text:p>
          </table:table-cell>
        </table:table-row>
        <table:table-row>
          <table:table-cell office:value-type="string">
            <text:p text:style-name="P62">書式</text:p>
          </table:table-cell>
          <table:table-cell office:value-type="string">
            <text:p text:style-name="P56"/>
            <text:p text:style-name="P56">Object type?</text:p>
          </table:table-cell>
        </table:table-row>
        <table:table-row>
          <table:table-cell office:value-type="string">
            <text:p text:style-name="P62">詳細</text:p>
          </table:table-cell>
          <table:table-cell office:value-type="string">
            <text:p text:style-name="P56"/>
            <text:p text:style-name="P56">オブジェクトのタイプを返します。以下のシンボル型の値が返ります。</text:p>
            <text:list text:style-name="L8">
              <text:list-item>
                <text:p text:style-name="P101">整数: INTEGER</text:p>
              </text:list-item>
              <text:list-item>
                <text:p text:style-name="P101">浮動小数点: REAL</text:p>
              </text:list-item>
              <text:list-item>
                <text:p text:style-name="P101">文字列: STRING</text:p>
              </text:list-item>
              <text:list-item>
                <text:p text:style-name="P101">正規表現: RQUOTE</text:p>
              </text:list-item>
              <text:list-item>
                <text:p text:style-name="P101">リスト: LIST</text:p>
              </text:list-item>
              <text:list-item>
                <text:p text:style-name="P101">ブロック: CLOSURE</text:p>
              </text:list-item>
              <text:list-item>
                <text:p text:style-name="P101">オブジェクト: OBJECT</text:p>
              </text:list-item>
            </text:list>
          </table:table-cell>
        </table:table-row>
        <table:table-row>
          <table:table-cell office:value-type="string">
            <text:p text:style-name="P62">戻り値</text:p>
          </table:table-cell>
          <table:table-cell office:value-type="string">
            <text:p text:style-name="P56"/>
            <text:p text:style-name="P56">シンボル値によるデータ型名が返り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Object::vars<text:span text:style-name="T1">　</text:span></text:h>
      <table:table table:name="表164" table:style-name="表164">
        <table:table-column table:style-name="表164.A"/>
        <table:table-column table:style-name="表164.B"/>
        <table:table-row>
          <table:table-cell office:value-type="string">
            <text:p text:style-name="P62">説明</text:p>
          </table:table-cell>
          <table:table-cell office:value-type="string">
            <text:p text:style-name="P56"/>
            <text:p text:style-name="P56">オブジェクトのインスタンス変数一覧を返します。</text:p>
          </table:table-cell>
        </table:table-row>
        <table:table-row>
          <table:table-cell office:value-type="string">
            <text:p text:style-name="P62">書式</text:p>
          </table:table-cell>
          <table:table-cell office:value-type="string">
            <text:p text:style-name="P56"/>
            <text:p text:style-name="P56">Object vars</text:p>
          </table:table-cell>
        </table:table-row>
        <table:table-row>
          <table:table-cell office:value-type="string">
            <text:p text:style-name="P62">詳細</text:p>
          </table:table-cell>
          <table:table-cell office:value-type="string">
            <text:p text:style-name="P56"/>
            <text:p text:style-name="P56">オブジェクトが持つインスタンス変数のシンボル名をリストで返します。</text:p>
          </table:table-cell>
        </table:table-row>
        <table:table-row>
          <table:table-cell office:value-type="string">
            <text:p text:style-name="P62">戻り値</text:p>
          </table:table-cell>
          <table:table-cell office:value-type="string">
            <text:p text:style-name="P56"/>
            <text:p text:style-name="P56">オブジェクトのインスタンス変数の一覧がリストで返ります。</text:p>
          </table:table-cell>
        </table:table-row>
        <table:table-row>
          <table:table-cell office:value-type="string">
            <text:p text:style-name="P62">例外</text:p>
          </table:table-cell>
          <table:table-cell office:value-type="string">
            <text:p text:style-name="P56"/>
            <text:p text:style-name="P61">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Real::!=<text:span text:style-name="T1">　</text:span></text:h>
      <text:h text:style-name="P39" text:outline-level="3">Real::&lt;　</text:h>
      <text:h text:style-name="P39" text:outline-level="3">Real::&lt;=　</text:h>
      <text:h text:style-name="P39" text:outline-level="3">Real::=　</text:h>
      <text:h text:style-name="P39" text:outline-level="3">Real::&gt;　</text:h>
      <text:h text:style-name="P39" text:outline-level="3">Real::&gt;=　</text:h>
      <table:table table:name="表165" table:style-name="表165">
        <table:table-column table:style-name="表165.A"/>
        <table:table-column table:style-name="表165.B"/>
        <table:table-row>
          <table:table-cell office:value-type="string">
            <text:p text:style-name="P62">説明</text:p>
          </table:table-cell>
          <table:table-cell office:value-type="string">
            <text:p text:style-name="P56"/>
            <text:p text:style-name="P56">浮動小数点の比較を行います。</text:p>
          </table:table-cell>
        </table:table-row>
        <table:table-row>
          <table:table-cell office:value-type="string">
            <text:p text:style-name="P62">書式</text:p>
          </table:table-cell>
          <table:table-cell office:value-type="string">
            <text:p text:style-name="P56"/>
            <text:p text:style-name="P56">Real = <text:span text:style-name="T13">val</text:span></text:p>
            <text:p text:style-name="P56">Real != <text:span text:style-name="T13">val</text:span></text:p>
            <text:p text:style-name="P56">Real &gt; <text:span text:style-name="T13">val</text:span></text:p>
            <text:p text:style-name="P56">Real &gt;= <text:span text:style-name="T13">val</text:span></text:p>
            <text:p text:style-name="P56">Real &lt; <text:span text:style-name="T13">val</text:span></text:p>
            <text:p text:style-name="P56">Real &lt;= <text:span text:style-name="T13">val</text:span></text:p>
          </table:table-cell>
        </table:table-row>
        <table:table-row>
          <table:table-cell office:value-type="string">
            <text:p text:style-name="P62">詳細</text:p>
          </table:table-cell>
          <table:table-cell office:value-type="string">
            <text:p text:style-name="P56"/>
            <text:p text:style-name="P56">Realと<text:span text:style-name="T13">val</text:span>の比較を行います。</text:p>
            <text:p text:style-name="P56">= 等しい場合真</text:p>
            <text:p text:style-name="P56">!= 等しくない場合真</text:p>
            <text:p text:style-name="P56">&gt; より大きい場合真</text:p>
            <text:p text:style-name="P56">&gt;= より大きいか等しい場合真</text:p>
            <text:p text:style-name="P56">&lt; より小さい場合真</text:p>
            <text:p text:style-name="P56">&lt;= より小さいか等しい場合真</text:p>
          </table:table-cell>
        </table:table-row>
        <table:table-row>
          <table:table-cell office:value-type="string">
            <text:p text:style-name="P62">戻り値</text:p>
          </table:table-cell>
          <table:table-cell office:value-type="string">
            <text:p text:style-name="P56"/>
            <text:p text:style-name="P56">比較の結果、真の場合はtを返します。偽の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Real::*<text:span text:style-name="T1">　</text:span></text:h>
      <text:h text:style-name="P39" text:outline-level="3">Real::+　</text:h>
      <text:h text:style-name="P39" text:outline-level="3">Real::-　</text:h>
      <text:h text:style-name="P39" text:outline-level="3">Real::/　</text:h>
      <table:table table:name="表166" table:style-name="表166">
        <table:table-column table:style-name="表166.A"/>
        <table:table-column table:style-name="表166.B"/>
        <table:table-row>
          <table:table-cell office:value-type="string">
            <text:p text:style-name="P62">説明</text:p>
          </table:table-cell>
          <table:table-cell office:value-type="string">
            <text:p text:style-name="P56"/>
            <text:p text:style-name="P56">浮動小数点演算を行います。</text:p>
          </table:table-cell>
        </table:table-row>
        <table:table-row>
          <table:table-cell office:value-type="string">
            <text:p text:style-name="P62">書式</text:p>
          </table:table-cell>
          <table:table-cell office:value-type="string">
            <text:p text:style-name="P56"/>
            <text:p text:style-name="P56">Real + <text:span text:style-name="T13">val</text:span></text:p>
            <text:p text:style-name="P56">Real – <text:span text:style-name="T13">val</text:span></text:p>
            <text:p text:style-name="P56">Real * <text:span text:style-name="T13">val</text:span></text:p>
            <text:p text:style-name="P56">Real / <text:span text:style-name="T13">val</text:span></text:p>
          </table:table-cell>
        </table:table-row>
        <table:table-row>
          <table:table-cell office:value-type="string">
            <text:p text:style-name="P62">詳細</text:p>
          </table:table-cell>
          <table:table-cell office:value-type="string">
            <text:p text:style-name="P56"/>
            <text:p text:style-name="P56">Realと<text:span text:style-name="T13">val</text:span>の演算を行います。</text:p>
            <text:p text:style-name="P56">+ 加算</text:p>
            <text:p text:style-name="P56">- 減算</text:p>
            <text:p text:style-name="P56">* 乗算</text:p>
            <text:p text:style-name="P56">/ 除算</text:p>
          </table:table-cell>
        </table:table-row>
        <table:table-row>
          <table:table-cell office:value-type="string">
            <text:p text:style-name="P62">戻り値</text:p>
          </table:table-cell>
          <table:table-cell office:value-type="string">
            <text:p text:style-name="P56"/>
            <text:p text:style-name="P56">Realと<text:span text:style-name="T13">val</text:span>の演算結果を返します。<text:span text:style-name="T13">val</text:span>は浮動小数点もしくは整数を指定可能です。</text:p>
            <text:p text:style-name="P56"><text:span text:style-name="T13">val</text:span>に整数を指定した場合も返される型は浮動小数点型とな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text:span text:style-name="T1">　</text:span></text:h>
      <text:h text:style-name="P39" text:outline-level="3">String::&lt;　</text:h>
      <text:h text:style-name="P39" text:outline-level="3">String::&lt;=　</text:h>
      <text:h text:style-name="P39" text:outline-level="3">String::=　</text:h>
      <text:h text:style-name="P39" text:outline-level="3">String::&gt;　</text:h>
      <text:h text:style-name="P39" text:outline-level="3">String::&gt;=　</text:h>
      <table:table table:name="表175" table:style-name="表175">
        <table:table-column table:style-name="表175.A"/>
        <table:table-column table:style-name="表175.B"/>
        <table:table-row>
          <table:table-cell office:value-type="string">
            <text:p text:style-name="P62">説明</text:p>
          </table:table-cell>
          <table:table-cell office:value-type="string">
            <text:p text:style-name="P56"/>
            <text:p text:style-name="P56">文字列の比較を行います。</text:p>
          </table:table-cell>
        </table:table-row>
        <table:table-row>
          <table:table-cell office:value-type="string">
            <text:p text:style-name="P62">書式</text:p>
          </table:table-cell>
          <table:table-cell office:value-type="string">
            <text:p text:style-name="P56"/>
            <text:p text:style-name="P56">String = <text:span text:style-name="T13">val</text:span></text:p>
            <text:p text:style-name="P56">String != <text:span text:style-name="T13">val</text:span></text:p>
            <text:p text:style-name="P56">String &gt; <text:span text:style-name="T13">val</text:span></text:p>
            <text:p text:style-name="P56">String &gt;= <text:span text:style-name="T13">val</text:span></text:p>
            <text:p text:style-name="P56">String &lt; <text:span text:style-name="T13">val</text:span></text:p>
            <text:p text:style-name="P56">String &lt;= <text:span text:style-name="T13">val</text:span></text:p>
          </table:table-cell>
        </table:table-row>
        <table:table-row>
          <table:table-cell office:value-type="string">
            <text:p text:style-name="P62">詳細</text:p>
          </table:table-cell>
          <table:table-cell office:value-type="string">
            <text:p text:style-name="P56"/>
            <text:p text:style-name="P56">Stringと<text:span text:style-name="T13">val</text:span>の比較を行います。比較は文字コードの順により行います。</text:p>
            <text:p text:style-name="P56">= 等しい場合真</text:p>
            <text:p text:style-name="P56">!= 等しくない場合真</text:p>
            <text:p text:style-name="P56">&gt; より大きい場合真</text:p>
            <text:p text:style-name="P56">&gt;= より大きいか等しい場合真</text:p>
            <text:p text:style-name="P56">&lt; より小さい場合真</text:p>
            <text:p text:style-name="P56">&lt;= より小さいか等しい場合真</text:p>
          </table:table-cell>
        </table:table-row>
        <table:table-row>
          <table:table-cell office:value-type="string">
            <text:p text:style-name="P62">戻り値</text:p>
          </table:table-cell>
          <table:table-cell office:value-type="string">
            <text:p text:style-name="P56"/>
            <text:p text:style-name="P56">比較の結果、真の場合はtを返します。偽の場合はnil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text:span text:style-name="T1">　</text:span></text:h>
      <table:table table:name="表176" table:style-name="表176">
        <table:table-column table:style-name="表176.A"/>
        <table:table-column table:style-name="表176.B"/>
        <table:table-row>
          <table:table-cell office:value-type="string">
            <text:p text:style-name="P62">説明</text:p>
          </table:table-cell>
          <table:table-cell office:value-type="string">
            <text:p text:style-name="P56"/>
            <text:p text:style-name="P56">文字列を追加結合します。</text:p>
          </table:table-cell>
        </table:table-row>
        <table:table-row>
          <table:table-cell office:value-type="string">
            <text:p text:style-name="P62">書式</text:p>
          </table:table-cell>
          <table:table-cell office:value-type="string">
            <text:p text:style-name="P56"/>
            <text:p text:style-name="P56">String + <text:span text:style-name="T13">val</text:span> <text:s/>[ <text:span text:style-name="T13">val</text:span> <text:s/>... ]</text:p>
          </table:table-cell>
        </table:table-row>
        <table:table-row>
          <table:table-cell office:value-type="string">
            <text:p text:style-name="P62">詳細</text:p>
          </table:table-cell>
          <table:table-cell office:value-type="string">
            <text:p text:style-name="P56"/>
            <text:p text:style-name="P56">文字列に<text:span text:style-name="T13">val</text:span>を追加します。元の変数は、追加された状態に変更されます。v<text:span text:style-name="T13">al</text:span><text:span text:style-name="T17">は、</text:span>任意の型のデータが指定可能で、文字列型に変換され追加されます。</text:p>
          </table:table-cell>
        </table:table-row>
        <table:table-row>
          <table:table-cell office:value-type="string">
            <text:p text:style-name="P62">戻り値</text:p>
          </table:table-cell>
          <table:table-cell office:value-type="string">
            <text:p text:style-name="P56"/>
            <text:p text:style-name="P56">文字列が結合された結果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text:span text:style-name="T1">　</text:span></text:h>
      <table:table table:name="表177" table:style-name="表177">
        <table:table-column table:style-name="表177.A"/>
        <table:table-column table:style-name="表177.B"/>
        <table:table-row>
          <table:table-cell office:value-type="string">
            <text:p text:style-name="P62">説明</text:p>
          </table:table-cell>
          <table:table-cell office:value-type="string">
            <text:p text:style-name="P56"/>
            <text:p text:style-name="P56">文字列を結合します。</text:p>
          </table:table-cell>
        </table:table-row>
        <table:table-row>
          <table:table-cell office:value-type="string">
            <text:p text:style-name="P62">書式</text:p>
          </table:table-cell>
          <table:table-cell office:value-type="string">
            <text:p text:style-name="P56"/>
            <text:p text:style-name="P56">String . <text:span text:style-name="T13">val</text:span> <text:s/>[ <text:span text:style-name="T13">val</text:span> <text:s/>... ]</text:p>
          </table:table-cell>
        </table:table-row>
        <table:table-row>
          <table:table-cell office:value-type="string">
            <text:p text:style-name="P62">詳細</text:p>
          </table:table-cell>
          <table:table-cell office:value-type="string">
            <text:p text:style-name="P56"/>
            <text:p text:style-name="P56">文字列に<text:span text:style-name="T13">val</text:span>を追加します。元の変数は変更されません。v<text:span text:style-name="T13">al</text:span><text:span text:style-name="T17">は、</text:span>任意の型のデータが指定可能で、文字列型に変換され追加されます。</text:p>
          </table:table-cell>
        </table:table-row>
        <table:table-row>
          <table:table-cell office:value-type="string">
            <text:p text:style-name="P62">戻り値</text:p>
          </table:table-cell>
          <table:table-cell office:value-type="string">
            <text:p text:style-name="P56"/>
            <text:p text:style-name="P56">文字列が結合された結果を返し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text:span text:style-name="T1">　</text:span></text:h>
      <table:table table:name="表181" table:style-name="表181">
        <table:table-column table:style-name="表181.A"/>
        <table:table-column table:style-name="表181.B"/>
        <table:table-row>
          <table:table-cell office:value-type="string">
            <text:p text:style-name="P62">説明</text:p>
          </table:table-cell>
          <table:table-cell office:value-type="string">
            <text:p text:style-name="P56"/>
            <text:p text:style-name="P56">正規表現パターンマッチを行います。</text:p>
          </table:table-cell>
        </table:table-row>
        <table:table-row>
          <table:table-cell office:value-type="string">
            <text:p text:style-name="P62">書式</text:p>
          </table:table-cell>
          <table:table-cell office:value-type="string">
            <text:p text:style-name="P56"/>
            <text:p text:style-name="P56">String =~ '<text:span text:style-name="T13">regex</text:span>' [ :all ] [ :nocase ]</text:p>
          </table:table-cell>
        </table:table-row>
        <table:table-row>
          <table:table-cell office:value-type="string">
            <text:p text:style-name="P62">詳細</text:p>
          </table:table-cell>
          <table:table-cell office:value-type="string">
            <text:p text:style-name="P56"/>
            <text:p text:style-name="P56">正規表現<text:span text:style-name="T13">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56">パターンにマッチした場合、以下の形式にて情報を返します。</text:p>
            <text:p text:style-name="P56">((START END STRING) ...)</text:p>
            <text:p text:style-name="P56">START: 文字列がマッチした最初の文字の位置を示します。</text:p>
            <text:p text:style-name="P56">END: 文字列がマッチした最後の文字の次の文字を示します。</text:p>
            <text:p text:style-name="P56">STRING: マッチした文字列を示します。</text:p>
            <text:p text:style-name="P56">オプション :all を指定することにより、(START END STRING) の組が複数返る場合があります。</text:p>
          </table:table-cell>
        </table:table-row>
        <table:table-row>
          <table:table-cell office:value-type="string">
            <text:p text:style-name="P62">戻り値</text:p>
          </table:table-cell>
          <table:table-cell office:value-type="string">
            <text:p text:style-name="P56"/>
            <text:p text:style-name="P56">パターンマッチの情報がリストで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eval<text:span text:style-name="T1">　</text:span></text:h>
      <table:table table:name="表184" table:style-name="表184">
        <table:table-column table:style-name="表184.A"/>
        <table:table-column table:style-name="表184.B"/>
        <table:table-row>
          <table:table-cell office:value-type="string">
            <text:p text:style-name="P62">説明</text:p>
          </table:table-cell>
          <table:table-cell office:value-type="string">
            <text:p text:style-name="P56"/>
            <text:p text:style-name="P56">文字列をtoy-langのスクリプトとして評価します。</text:p>
          </table:table-cell>
        </table:table-row>
        <table:table-row>
          <table:table-cell office:value-type="string">
            <text:p text:style-name="P62">書式</text:p>
          </table:table-cell>
          <table:table-cell office:value-type="string">
            <text:p text:style-name="P56"/>
            <text:p text:style-name="P56">String eval</text:p>
          </table:table-cell>
        </table:table-row>
        <table:table-row>
          <table:table-cell office:value-type="string">
            <text:p text:style-name="P62">詳細</text:p>
          </table:table-cell>
          <table:table-cell office:value-type="string">
            <text:p text:style-name="P56"/>
            <text:p text:style-name="P56">文字列を、toy-langのスクリプトとしてパースし、現在の環境で評価します。</text:p>
          </table:table-cell>
        </table:table-row>
        <table:table-row>
          <table:table-cell office:value-type="string">
            <text:p text:style-name="P62">戻り値</text:p>
          </table:table-cell>
          <table:table-cell office:value-type="string">
            <text:p text:style-name="P56"/>
            <text:p text:style-name="P56">スクリプトを実行した結果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len<text:span text:style-name="T1">　</text:span></text:h>
      <table:table table:name="表185" table:style-name="表185">
        <table:table-column table:style-name="表185.A"/>
        <table:table-column table:style-name="表185.B"/>
        <table:table-row>
          <table:table-cell office:value-type="string">
            <text:p text:style-name="P62">説明</text:p>
          </table:table-cell>
          <table:table-cell office:value-type="string">
            <text:p text:style-name="P56"/>
            <text:p text:style-name="P56">文字列の長さを返します。</text:p>
          </table:table-cell>
        </table:table-row>
        <table:table-row>
          <table:table-cell office:value-type="string">
            <text:p text:style-name="P62">書式</text:p>
          </table:table-cell>
          <table:table-cell office:value-type="string">
            <text:p text:style-name="P56"/>
            <text:p text:style-name="P56">String len</text:p>
          </table:table-cell>
        </table:table-row>
        <table:table-row>
          <table:table-cell office:value-type="string">
            <text:p text:style-name="P62">詳細</text:p>
          </table:table-cell>
          <table:table-cell office:value-type="string">
            <text:p text:style-name="P56"/>
            <text:p text:style-name="P56">文字列の長さを返します。</text:p>
          </table:table-cell>
        </table:table-row>
        <table:table-row>
          <table:table-cell office:value-type="string">
            <text:p text:style-name="P62">戻り値</text:p>
          </table:table-cell>
          <table:table-cell office:value-type="string">
            <text:p text:style-name="P56"/>
            <text:p text:style-name="P56">文字列の長さ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h text:style-name="Heading_20_3" text:outline-level="3"/>
      <text:h text:style-name="P18" text:outline-level="3">String::sub<text:span text:style-name="T1">　</text:span></text:h>
      <table:table table:name="表186" table:style-name="表186">
        <table:table-column table:style-name="表186.A"/>
        <table:table-column table:style-name="表186.B"/>
        <table:table-row>
          <table:table-cell office:value-type="string">
            <text:p text:style-name="P62">説明</text:p>
          </table:table-cell>
          <table:table-cell office:value-type="string">
            <text:p text:style-name="P56"/>
            <text:p text:style-name="P56">部分文字列を生成します。</text:p>
          </table:table-cell>
        </table:table-row>
        <table:table-row>
          <table:table-cell office:value-type="string">
            <text:p text:style-name="P62">書式</text:p>
          </table:table-cell>
          <table:table-cell office:value-type="string">
            <text:p text:style-name="P56"/>
            <text:p text:style-name="P56">String sub <text:span text:style-name="T13">start</text:span> [ <text:span text:style-name="T13">end </text:span><text:span text:style-name="T17"><text:s/>]</text:span></text:p>
          </table:table-cell>
        </table:table-row>
        <table:table-row>
          <table:table-cell office:value-type="string">
            <text:p text:style-name="P62">詳細</text:p>
          </table:table-cell>
          <table:table-cell office:value-type="string">
            <text:p text:style-name="P56"/>
            <text:p text:style-name="P56">文字列から部分文字列を生成します。文字列の<text:span text:style-name="T13">start</text:span>から<text:span text:style-name="T13">end</text:span>を部分文字列として切り出します。<text:span text:style-name="T13">end</text:span>を省略した場合は、<text:span text:style-name="T13">start</text:span>から残り全ての文字列を返します。</text:p>
          </table:table-cell>
        </table:table-row>
        <table:table-row>
          <table:table-cell office:value-type="string">
            <text:p text:style-name="P62">戻り値</text:p>
          </table:table-cell>
          <table:table-cell office:value-type="string">
            <text:p text:style-name="P56"/>
            <text:p text:style-name="P56">切り出された部分文字列が返ります。</text:p>
          </table:table-cell>
        </table:table-row>
        <table:table-row>
          <table:table-cell office:value-type="string">
            <text:p text:style-name="P62">例外</text:p>
          </table:table-cell>
          <table:table-cell office:value-type="string">
            <text:p text:style-name="P56"/>
            <text:p text:style-name="P56">ErrSyntax: 書式に誤りがあります。</text:p>
          </table:table-cell>
        </table:table-row>
        <table:table-row>
          <table:table-cell office:value-type="string">
            <text:p text:style-name="P62">使用例</text:p>
          </table:table-cell>
          <table:table-cell office:value-type="string">
            <text:p text:style-name="P57"/>
            <text:p text:style-name="P5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IPA Pゴシック" svg:font-family="'IPA Pゴシック', 'Times New Roma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writing-mode="lr-tb"/>
      <style:text-properties fo:font-size="24pt"/>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Header">Toy-lang Language Manual<draw:line text:anchor-type="char" draw:z-index="7" draw:style-name="gr1" draw:text-style-name="P1" svg:x1="-0.318cm" svg:y1="1.561cm" svg:x2="15.24cm" svg:y2="1.561cm"><text:p/></draw:line></text:p>
      </style:header>
      <style:footer>
        <text:p text:style-name="P2"><draw:frame draw:style-name="fr1" draw:name="枠1" text:anchor-type="paragraph" svg:y="0.002cm" fo:min-width="0.041cm" draw:z-index="0"><draw:text-box fo:min-height="0.37cm"><text:p text:style-name="Footer"><text:span text:style-name="Page_20_Number"><text:page-number text:select-page="current">27</text:page-number></text:span></text:p></draw:text-box></draw:frame><draw:line text:anchor-type="char" draw:z-index="8" draw:style-name="gr1" draw:text-style-name="P1" svg:x1="-0.318cm" svg:y1="-0.827cm" svg:x2="15.24cm" svg:y2="-0.827cm"><text:p/></draw:line></text:p>
      </style:footer>
    </style:master-page>
    <style:master-page style:name="_31__20_を変換" style:display-name="1 を変換" style:page-layout-name="pm1">
      <style:header>
        <text:p text:style-name="Header">Toy-lang Language Manual<draw:line text:anchor-type="char" draw:z-index="372" draw:style-name="gr1" draw:text-style-name="P1" svg:x1="-0.318cm" svg:y1="1.561cm" svg:x2="15.24cm" svg:y2="1.561cm"><text:p/></draw:line></text:p>
      </style:header>
      <style:footer>
        <text:p text:style-name="P3"><draw:frame draw:style-name="fr1" draw:name="枠2" text:anchor-type="paragraph" svg:y="0.002cm" fo:min-width="0.041cm" draw:z-index="6"><draw:text-box fo:min-height="0.37cm"><text:p text:style-name="Footer"><text:span text:style-name="Page_20_Number"><text:page-number text:select-page="current">27</text:page-number></text:span></text:p></draw:text-box></draw:frame><draw:line text:anchor-type="char" draw:z-index="378" draw:style-name="gr1" draw:text-style-name="P1" svg:x1="-0.318cm" svg:y1="-0.792cm" svg:x2="15.24cm" svg:y2="-0.792cm"><text:p/></draw:line></text:p>
      </style:footer>
    </style:master-page>
    <style:master-page style:name="_32__20_を変換" style:display-name="2 を変換" style:page-layout-name="pm1">
      <style:header>
        <text:p text:style-name="Header">Toy-lang Language Manual<draw:line text:anchor-type="char" draw:z-index="188" draw:style-name="gr1" draw:text-style-name="P1" svg:x1="-0.318cm" svg:y1="1.561cm" svg:x2="15.24cm" svg:y2="1.561cm"><text:p/></draw:line></text:p>
      </style:header>
      <style:footer>
        <text:p text:style-name="P2"><draw:frame draw:style-name="fr1" draw:name="枠3" text:anchor-type="paragraph" svg:y="0.002cm" fo:min-width="0.041cm" draw:z-index="379"><draw:text-box fo:min-height="0.37cm"><text:p text:style-name="Footer"><text:span text:style-name="Page_20_Number"><text:page-number text:select-page="current">27</text:page-number></text:span></text:p></draw:text-box></draw:frame><text:bookmark-ref text:reference-format="text" text:ref-name="_Ref230590922">1. はじめに</text:bookmark-ref><draw:line text:anchor-type="char" draw:z-index="9" draw:style-name="gr1" draw:text-style-name="P1" svg:x1="-0.318cm" svg:y1="-0.792cm" svg:x2="15.24cm" svg:y2="-0.792cm"><text:p/></draw:line></text:p>
      </style:footer>
    </style:master-page>
    <style:master-page style:name="_33__20_を変換" style:display-name="3 を変換" style:page-layout-name="pm1">
      <style:header>
        <text:p text:style-name="Header">Toy-lang Language Manual<draw:line text:anchor-type="char" draw:z-index="193" draw:style-name="gr1" draw:text-style-name="P1" svg:x1="-0.318cm" svg:y1="1.561cm" svg:x2="15.24cm" svg:y2="1.561cm"><text:p/></draw:line></text:p>
      </style:header>
      <style:footer>
        <text:p text:style-name="P2"><draw:frame draw:style-name="fr1" draw:name="枠4" text:anchor-type="paragraph" svg:y="0.002cm" fo:min-width="0.041cm" draw:z-index="384"><draw:text-box fo:min-height="0.37cm"><text:p text:style-name="Footer"><text:span text:style-name="Page_20_Number"><text:page-number text:select-page="current">27</text:page-number></text:span></text:p></draw:text-box></draw:frame><text:chapter text:display="number-and-name" text:outline-level="1">2. 概要</text:chapter><draw:line text:anchor-type="char" draw:z-index="14" draw:style-name="gr1" draw:text-style-name="P1" svg:x1="-0.318cm" svg:y1="-0.792cm" svg:x2="15.24cm" svg:y2="-0.792cm"><text:p/></draw:line></text:p>
      </style:footer>
    </style:master-page>
    <style:master-page style:name="_34__20_を変換" style:display-name="4 を変換" style:page-layout-name="pm1">
      <style:header>
        <text:p text:style-name="Header">Toy-lang Language Manual<draw:line text:anchor-type="char" draw:z-index="194" draw:style-name="gr1" draw:text-style-name="P1" svg:x1="-149130.807cm" svg:y1="-149130.807cm" svg:x2="-149115.249cm" svg:y2="-149130.807cm"><text:p/></draw:line></text:p>
      </style:header>
      <style:footer>
        <text:p text:style-name="P2"><draw:frame draw:style-name="fr1" draw:name="枠5" text:anchor-type="paragraph" svg:y="0.002cm" fo:min-width="0.041cm" draw:z-index="0"><draw:text-box fo:min-height="0.37cm"><text:p text:style-name="Footer"><text:span text:style-name="Page_20_Number"><text:page-number text:select-page="current">27</text:page-number></text:span></text:p></draw:text-box></draw:frame><text:bookmark-ref text:reference-format="text" text:ref-name="_Ref230609028">.1 プラットフォーム</text:bookmark-ref><draw:line text:anchor-type="char" draw:z-index="15" draw:style-name="gr1" draw:text-style-name="P1" svg:x1="-149130.807cm" svg:y1="-149130.807cm" svg:x2="-149115.249cm" svg:y2="-149130.807cm"><text:p/></draw:line></text:p>
      </style:footer>
    </style:master-page>
    <style:master-page style:name="_35__20_を変換" style:display-name="5 を変換" style:page-layout-name="pm1">
      <style:header>
        <text:p text:style-name="Header">Toy-lang Language Manual<draw:line text:anchor-type="char" draw:z-index="195" draw:style-name="gr1" draw:text-style-name="P1" svg:x1="-149130.807cm" svg:y1="-149130.807cm" svg:x2="-149115.249cm" svg:y2="-149130.807cm"><text:p/></draw:line></text:p>
      </style:header>
      <style:footer>
        <text:p text:style-name="P2"><draw:frame draw:style-name="fr1" draw:name="枠6" text:anchor-type="paragraph" svg:y="0.002cm" fo:min-width="0.041cm" draw:z-index="0"><draw:text-box fo:min-height="0.37cm"><text:p text:style-name="Footer"><text:span text:style-name="Page_20_Number"><text:page-number text:select-page="current">27</text:page-number></text:span></text:p></draw:text-box></draw:frame><text:bookmark-ref text:reference-format="text" text:ref-name="_Ref230609136">.1 データ型</text:bookmark-ref><draw:line text:anchor-type="char" draw:z-index="16" draw:style-name="gr1" draw:text-style-name="P1" svg:x1="-149130.807cm" svg:y1="-149130.807cm" svg:x2="-149115.249cm" svg:y2="-149130.807cm"><text:p/></draw:line></text:p>
      </style:footer>
    </style:master-page>
    <style:master-page style:name="_36__20_を変換" style:display-name="6 を変換" style:page-layout-name="pm1">
      <style:header>
        <text:p text:style-name="Header">Toy-lang Language Manual<draw:line text:anchor-type="char" draw:z-index="196" draw:style-name="gr1" draw:text-style-name="P1" svg:x1="-149130.807cm" svg:y1="-149130.807cm" svg:x2="-149115.249cm" svg:y2="-149130.807cm"><text:p/></draw:line></text:p>
      </style:header>
      <style:footer>
        <text:p text:style-name="P2"><draw:frame draw:style-name="fr1" draw:name="枠7" text:anchor-type="paragraph" svg:y="0.002cm" fo:min-width="0.041cm" draw:z-index="0"><draw:text-box fo:min-height="0.37cm"><text:p text:style-name="Footer"><text:span text:style-name="Page_20_Number"><text:page-number text:select-page="current">27</text:page-number></text:span></text:p></draw:text-box></draw:frame><text:bookmark-ref text:reference-format="text" text:ref-name="_Ref230609166"> クラス</text:bookmark-ref><draw:line text:anchor-type="char" draw:z-index="17" draw:style-name="gr1" draw:text-style-name="P1" svg:x1="-149130.807cm" svg:y1="-149130.807cm" svg:x2="-149115.249cm" svg:y2="-149130.807cm"><text:p/></draw:line></text:p>
      </style:footer>
    </style:master-page>
    <style:master-page style:name="_37__20_を変換" style:display-name="7 を変換" style:page-layout-name="pm1">
      <style:header>
        <text:p text:style-name="Header">Toy-lang Language Manual<draw:line text:anchor-type="char" draw:z-index="199" draw:style-name="gr1" draw:text-style-name="P1" svg:x1="-0.318cm" svg:y1="1.561cm" svg:x2="15.24cm" svg:y2="1.561cm"><text:p/></draw:line></text:p>
      </style:header>
      <style:footer>
        <text:p text:style-name="P2"><draw:frame draw:style-name="fr1" draw:name="枠8" text:anchor-type="paragraph" svg:y="0.002cm" fo:min-width="0.041cm" draw:z-index="387"><draw:text-box fo:min-height="0.37cm"><text:p text:style-name="Footer"><text:span text:style-name="Page_20_Number"><text:page-number text:select-page="current">27</text:page-number></text:span></text:p></draw:text-box></draw:frame><text:chapter text:display="number-and-name" text:outline-level="1">3. 準備</text:chapter><draw:line text:anchor-type="char" draw:z-index="20" draw:style-name="gr1" draw:text-style-name="P1" svg:x1="-0.318cm" svg:y1="-0.792cm" svg:x2="15.24cm" svg:y2="-0.792cm"><text:p/></draw:line></text:p>
      </style:footer>
    </style:master-page>
    <style:master-page style:name="_38__20_を変換" style:display-name="8 を変換" style:page-layout-name="pm1">
      <style:header>
        <text:p text:style-name="Header">Toy-lang Language Manual<draw:line text:anchor-type="char" draw:z-index="201" draw:style-name="gr1" draw:text-style-name="P1" svg:x1="-0.318cm" svg:y1="1.561cm" svg:x2="15.24cm" svg:y2="1.561cm"><text:p/></draw:line></text:p>
      </style:header>
      <style:footer>
        <text:p text:style-name="P2"><draw:frame draw:style-name="fr1" draw:name="枠9" text:anchor-type="paragraph" svg:y="0.002cm" fo:min-width="0.041cm" draw:z-index="389"><draw:text-box fo:min-height="0.37cm"><text:p text:style-name="Footer"><text:span text:style-name="Page_20_Number"><text:page-number text:select-page="current">27</text:page-number></text:span></text:p></draw:text-box></draw:frame><text:chapter text:display="number-and-name" text:outline-level="1">3. 準備</text:chapter><draw:line text:anchor-type="char" draw:z-index="22" draw:style-name="gr1" draw:text-style-name="P1" svg:x1="-0.318cm" svg:y1="-0.792cm" svg:x2="15.24cm" svg:y2="-0.792cm"><text:p/></draw:line></text:p>
      </style:footer>
    </style:master-page>
    <style:master-page style:name="_39__20_を変換" style:display-name="9 を変換" style:page-layout-name="pm1">
      <style:header>
        <text:p text:style-name="Header">Toy-lang Language Manual<draw:line text:anchor-type="char" draw:z-index="227" draw:style-name="gr1" draw:text-style-name="P1" svg:x1="-0.318cm" svg:y1="1.561cm" svg:x2="15.24cm" svg:y2="1.561cm"><text:p/></draw:line></text:p>
      </style:header>
      <style:footer>
        <text:p text:style-name="P2"><draw:frame draw:style-name="fr1" draw:name="枠10" text:anchor-type="paragraph" svg:y="0.002cm" fo:min-width="0.041cm" draw:z-index="415"><draw:text-box fo:min-height="0.37cm"><text:p text:style-name="Footer"><text:span text:style-name="Page_20_Number"><text:page-number text:select-page="current">27</text:page-number></text:span></text:p></draw:text-box></draw:frame><text:bookmark-ref text:reference-format="text" text:ref-name="_Ref230609227">4. 言語仕様</text:bookmark-ref><draw:line text:anchor-type="char" draw:z-index="48" draw:style-name="gr1" draw:text-style-name="P1" svg:x1="-0.318cm" svg:y1="-0.792cm" svg:x2="15.24cm" svg:y2="-0.792cm"><text:p/></draw:line></text:p>
      </style:footer>
    </style:master-page>
    <style:master-page style:name="_31_0_20_を変換" style:display-name="10 を変換" style:page-layout-name="pm1">
      <style:header>
        <text:p text:style-name="Header">Toy-lang Language Manual<draw:line text:anchor-type="char" draw:z-index="366" draw:style-name="gr1" draw:text-style-name="P1" svg:x1="-0.318cm" svg:y1="1.561cm" svg:x2="15.24cm" svg:y2="1.561cm"><text:p/></draw:line></text:p>
      </style:header>
      <style:footer>
        <text:p text:style-name="P2"><draw:frame draw:style-name="fr1" draw:name="枠11" text:anchor-type="paragraph" svg:y="0.002cm" fo:min-width="0.041cm" draw:z-index="556"><draw:text-box fo:min-height="0.37cm"><text:p text:style-name="Footer"><text:span text:style-name="Page_20_Number"><text:page-number text:select-page="current">27</text:page-number></text:span></text:p></draw:text-box></draw:frame><text:bookmark-ref text:reference-format="text" text:ref-name="_Ref230609241">5. リファレンス</text:bookmark-ref><draw:line text:anchor-type="char" draw:z-index="187" draw:style-name="gr1" draw:text-style-name="P1"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1h4570</meta:initial-creator>
    <meta:creation-date>2009-05-20T10:52:00</meta:creation-date>
    <dc:creator>SATO Mitsuhide</dc:creator>
    <dc:date>2010-02-01T10:48:17</dc:date>
    <meta:print-date>2009-07-05T22:42:58</meta:print-date>
    <meta:editing-cycles>91</meta:editing-cycles>
    <meta:editing-duration>P7DT0H4M28S</meta:editing-duration>
    <meta:user-defined meta:name="情報 1"/>
    <meta:user-defined meta:name="情報 2"/>
    <meta:user-defined meta:name="情報 3"/>
    <meta:user-defined meta:name="情報 4"/>
    <meta:document-statistic meta:table-count="167" meta:image-count="0" meta:object-count="0" meta:page-count="183" meta:paragraph-count="2976" meta:word-count="20076" meta:character-count="57034"/>
  </office:meta>
</office:document-meta>
</file>